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2.3080000000000003in"/>
    </style:style>
    <style:style style:name="ta1co2" style:family="table-column">
      <style:table-column-properties fo:break-before="auto" style:column-width="1.8940000000000001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2.2390000000000003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2.51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1.8940000000000001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1.8940000000000001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1.8250000000000002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1.8250000000000002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0000000000001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2.2390000000000003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2.51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1.8940000000000001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1.8940000000000001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1.8250000000000002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1.8250000000000002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1/setting-h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odeCo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Stand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maze/maze_s10_a10_h43.lp</text:p>
          </table:table-cell>
          <table:table-cell office:value-type="float" office:value="1.55"/>
          <table:table-cell table:style-name="cellWorst" office:value-type="float" office:value="25718.0"/>
          <table:table-cell table:style-name="cellWorst" office:value-type="float" office:value="735.0"/>
          <table:table-cell office:value-type="float" office:value="0.18"/>
          <table:table-cell office:value-type="float" office:value="1079.0"/>
          <table:table-cell office:value-type="float" office:value="119.0"/>
          <table:table-cell office:value-type="float" office:value="0.98"/>
          <table:table-cell office:value-type="float" office:value="20690.0"/>
          <table:table-cell office:value-type="float" office:value="170.0"/>
          <table:table-cell office:value-type="float" office:value="0.08"/>
          <table:table-cell table:style-name="cellBest" office:value-type="float" office:value="689.0"/>
          <table:table-cell table:style-name="cellBest" office:value-type="float" office:value="79.0"/>
          <table:table-cell office:value-type="float" office:value="0.34"/>
          <table:table-cell office:value-type="float" office:value="3804.0"/>
          <table:table-cell office:value-type="float" office:value="366.0"/>
          <table:table-cell office:value-type="float" office:value="0.17"/>
          <table:table-cell office:value-type="float" office:value="1079.0"/>
          <table:table-cell office:value-type="float" office:value="119.0"/>
          <table:table-cell office:value-type="float" office:value="0.12"/>
          <table:table-cell office:value-type="float" office:value="801.0"/>
          <table:table-cell office:value-type="float" office:value="150.0"/>
          <table:table-cell table:formula="of:=MIN([.$B3];[.$E3];[.$H3];[.$K3];[.$N3];[.$Q3];[.$T3])" office:value-type="float"/>
          <table:table-cell table:formula="of:=MIN([.$C3];[.$F3];[.$I3];[.$L3];[.$O3];[.$R3];[.$U3])" office:value-type="float"/>
          <table:table-cell table:formula="of:=MIN([.$D3];[.$G3];[.$J3];[.$M3];[.$P3];[.$S3];[.$V3])" office:value-type="float"/>
          <table:table-cell table:formula="of:=MEDIAN([.$B3];[.$E3];[.$H3];[.$K3];[.$N3];[.$Q3];[.$T3])" office:value-type="float"/>
          <table:table-cell table:formula="of:=MEDIAN([.$C3];[.$F3];[.$I3];[.$L3];[.$O3];[.$R3];[.$U3])" office:value-type="float"/>
          <table:table-cell table:formula="of:=MEDIAN([.$D3];[.$G3];[.$J3];[.$M3];[.$P3];[.$S3];[.$V3])" office:value-type="float"/>
          <table:table-cell table:formula="of:=MAX([.$B3];[.$E3];[.$H3];[.$K3];[.$N3];[.$Q3];[.$T3])" office:value-type="float"/>
          <table:table-cell table:formula="of:=MAX([.$C3];[.$F3];[.$I3];[.$L3];[.$O3];[.$R3];[.$U3])" office:value-type="float"/>
          <table:table-cell table:formula="of:=MAX([.$D3];[.$G3];[.$J3];[.$M3];[.$P3];[.$S3];[.$V3])" office:value-type="float"/>
        </table:table-row>
        <table:table-row table:style-name="ro1">
          <table:table-cell office:value-type="string">
            <text:p>maze/maze_s10_a1_h1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E4];[.$H4];[.$K4];[.$N4];[.$Q4];[.$T4])" office:value-type="float"/>
          <table:table-cell table:formula="of:=MIN([.$C4];[.$F4];[.$I4];[.$L4];[.$O4];[.$R4];[.$U4])" office:value-type="float"/>
          <table:table-cell table:formula="of:=MIN([.$D4];[.$G4];[.$J4];[.$M4];[.$P4];[.$S4];[.$V4])" office:value-type="float"/>
          <table:table-cell table:formula="of:=MEDIAN([.$B4];[.$E4];[.$H4];[.$K4];[.$N4];[.$Q4];[.$T4])" office:value-type="float"/>
          <table:table-cell table:formula="of:=MEDIAN([.$C4];[.$F4];[.$I4];[.$L4];[.$O4];[.$R4];[.$U4])" office:value-type="float"/>
          <table:table-cell table:formula="of:=MEDIAN([.$D4];[.$G4];[.$J4];[.$M4];[.$P4];[.$S4];[.$V4])" office:value-type="float"/>
          <table:table-cell table:formula="of:=MAX([.$B4];[.$E4];[.$H4];[.$K4];[.$N4];[.$Q4];[.$T4])" office:value-type="float"/>
          <table:table-cell table:formula="of:=MAX([.$C4];[.$F4];[.$I4];[.$L4];[.$O4];[.$R4];[.$U4])" office:value-type="float"/>
          <table:table-cell table:formula="of:=MAX([.$D4];[.$G4];[.$J4];[.$M4];[.$P4];[.$S4];[.$V4])" office:value-type="float"/>
        </table:table-row>
        <table:table-row table:style-name="ro1">
          <table:table-cell office:value-type="string">
            <text:p>maze/maze_s10_a2_h15.lp</text:p>
          </table:table-cell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.0"/>
          <table:table-cell office:value-type="float" office:value="0.04"/>
          <table:table-cell table:style-name="cellWorst" office:value-type="float" office:value="767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formula="of:=MIN([.$B5];[.$E5];[.$H5];[.$K5];[.$N5];[.$Q5];[.$T5])" office:value-type="float"/>
          <table:table-cell table:formula="of:=MIN([.$C5];[.$F5];[.$I5];[.$L5];[.$O5];[.$R5];[.$U5])" office:value-type="float"/>
          <table:table-cell table:formula="of:=MIN([.$D5];[.$G5];[.$J5];[.$M5];[.$P5];[.$S5];[.$V5])" office:value-type="float"/>
          <table:table-cell table:formula="of:=MEDIAN([.$B5];[.$E5];[.$H5];[.$K5];[.$N5];[.$Q5];[.$T5])" office:value-type="float"/>
          <table:table-cell table:formula="of:=MEDIAN([.$C5];[.$F5];[.$I5];[.$L5];[.$O5];[.$R5];[.$U5])" office:value-type="float"/>
          <table:table-cell table:formula="of:=MEDIAN([.$D5];[.$G5];[.$J5];[.$M5];[.$P5];[.$S5];[.$V5])" office:value-type="float"/>
          <table:table-cell table:formula="of:=MAX([.$B5];[.$E5];[.$H5];[.$K5];[.$N5];[.$Q5];[.$T5])" office:value-type="float"/>
          <table:table-cell table:formula="of:=MAX([.$C5];[.$F5];[.$I5];[.$L5];[.$O5];[.$R5];[.$U5])" office:value-type="float"/>
          <table:table-cell table:formula="of:=MAX([.$D5];[.$G5];[.$J5];[.$M5];[.$P5];[.$S5];[.$V5])" office:value-type="float"/>
        </table:table-row>
        <table:table-row table:style-name="ro1">
          <table:table-cell office:value-type="string">
            <text:p>maze/maze_s10_a3_h14.lp</text:p>
          </table:table-cell>
          <table:table-cell office:value-type="float" office:value="0.0"/>
          <table:table-cell table:style-name="cellBest" office:value-type="float" office:value="24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.0"/>
          <table:table-cell office:value-type="float" office:value="0.02"/>
          <table:table-cell table:style-name="cellWorst" office:value-type="float" office:value="869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.0"/>
          <table:table-cell office:value-type="float" office:value="0.0"/>
          <table:table-cell table:style-name="cellBest" office:value-type="float" office:value="24.0"/>
          <table:table-cell office:value-type="float" office:value="0.0"/>
          <table:table-cell table:formula="of:=MIN([.$B6];[.$E6];[.$H6];[.$K6];[.$N6];[.$Q6];[.$T6])" office:value-type="float"/>
          <table:table-cell table:formula="of:=MIN([.$C6];[.$F6];[.$I6];[.$L6];[.$O6];[.$R6];[.$U6])" office:value-type="float"/>
          <table:table-cell table:formula="of:=MIN([.$D6];[.$G6];[.$J6];[.$M6];[.$P6];[.$S6];[.$V6])" office:value-type="float"/>
          <table:table-cell table:formula="of:=MEDIAN([.$B6];[.$E6];[.$H6];[.$K6];[.$N6];[.$Q6];[.$T6])" office:value-type="float"/>
          <table:table-cell table:formula="of:=MEDIAN([.$C6];[.$F6];[.$I6];[.$L6];[.$O6];[.$R6];[.$U6])" office:value-type="float"/>
          <table:table-cell table:formula="of:=MEDIAN([.$D6];[.$G6];[.$J6];[.$M6];[.$P6];[.$S6];[.$V6])" office:value-type="float"/>
          <table:table-cell table:formula="of:=MAX([.$B6];[.$E6];[.$H6];[.$K6];[.$N6];[.$Q6];[.$T6])" office:value-type="float"/>
          <table:table-cell table:formula="of:=MAX([.$C6];[.$F6];[.$I6];[.$L6];[.$O6];[.$R6];[.$U6])" office:value-type="float"/>
          <table:table-cell table:formula="of:=MAX([.$D6];[.$G6];[.$J6];[.$M6];[.$P6];[.$S6];[.$V6])" office:value-type="float"/>
        </table:table-row>
        <table:table-row table:style-name="ro1">
          <table:table-cell office:value-type="string">
            <text:p>maze/maze_s10_a4_h43.lp</text:p>
          </table:table-cell>
          <table:table-cell office:value-type="float" office:value="0.03"/>
          <table:table-cell office:value-type="float" office:value="163.0"/>
          <table:table-cell office:value-type="float" office:value="12.0"/>
          <table:table-cell office:value-type="float" office:value="0.05"/>
          <table:table-cell office:value-type="float" office:value="297.0"/>
          <table:table-cell office:value-type="float" office:value="64.0"/>
          <table:table-cell office:value-type="float" office:value="0.35"/>
          <table:table-cell table:style-name="cellWorst" office:value-type="float" office:value="3412.0"/>
          <table:table-cell office:value-type="float" office:value="14.0"/>
          <table:table-cell office:value-type="float" office:value="0.02"/>
          <table:table-cell office:value-type="float" office:value="88.0"/>
          <table:table-cell table:style-name="cellBest" office:value-type="float" office:value="11.0"/>
          <table:table-cell office:value-type="float" office:value="0.07"/>
          <table:table-cell office:value-type="float" office:value="519.0"/>
          <table:table-cell table:style-name="cellWorst" office:value-type="float" office:value="90.0"/>
          <table:table-cell office:value-type="float" office:value="0.06"/>
          <table:table-cell office:value-type="float" office:value="297.0"/>
          <table:table-cell office:value-type="float" office:value="64.0"/>
          <table:table-cell office:value-type="float" office:value="0.02"/>
          <table:table-cell table:style-name="cellBest" office:value-type="float" office:value="85.0"/>
          <table:table-cell table:style-name="cellBest" office:value-type="float" office:value="11.0"/>
          <table:table-cell table:formula="of:=MIN([.$B7];[.$E7];[.$H7];[.$K7];[.$N7];[.$Q7];[.$T7])" office:value-type="float"/>
          <table:table-cell table:formula="of:=MIN([.$C7];[.$F7];[.$I7];[.$L7];[.$O7];[.$R7];[.$U7])" office:value-type="float"/>
          <table:table-cell table:formula="of:=MIN([.$D7];[.$G7];[.$J7];[.$M7];[.$P7];[.$S7];[.$V7])" office:value-type="float"/>
          <table:table-cell table:formula="of:=MEDIAN([.$B7];[.$E7];[.$H7];[.$K7];[.$N7];[.$Q7];[.$T7])" office:value-type="float"/>
          <table:table-cell table:formula="of:=MEDIAN([.$C7];[.$F7];[.$I7];[.$L7];[.$O7];[.$R7];[.$U7])" office:value-type="float"/>
          <table:table-cell table:formula="of:=MEDIAN([.$D7];[.$G7];[.$J7];[.$M7];[.$P7];[.$S7];[.$V7])" office:value-type="float"/>
          <table:table-cell table:formula="of:=MAX([.$B7];[.$E7];[.$H7];[.$K7];[.$N7];[.$Q7];[.$T7])" office:value-type="float"/>
          <table:table-cell table:formula="of:=MAX([.$C7];[.$F7];[.$I7];[.$L7];[.$O7];[.$R7];[.$U7])" office:value-type="float"/>
          <table:table-cell table:formula="of:=MAX([.$D7];[.$G7];[.$J7];[.$M7];[.$P7];[.$S7];[.$V7])" office:value-type="float"/>
        </table:table-row>
        <table:table-row table:style-name="ro1">
          <table:table-cell office:value-type="string">
            <text:p>maze/maze_s10_a5_h39.lp</text:p>
          </table:table-cell>
          <table:table-cell office:value-type="float" office:value="0.03"/>
          <table:table-cell office:value-type="float" office:value="147.0"/>
          <table:table-cell table:style-name="cellBest" office:value-type="float" office:value="8.0"/>
          <table:table-cell office:value-type="float" office:value="0.06"/>
          <table:table-cell office:value-type="float" office:value="367.0"/>
          <table:table-cell office:value-type="float" office:value="36.0"/>
          <table:table-cell office:value-type="float" office:value="0.28"/>
          <table:table-cell table:style-name="cellWorst" office:value-type="float" office:value="4150.0"/>
          <table:table-cell table:style-name="cellWorst" office:value-type="float" office:value="40.0"/>
          <table:table-cell office:value-type="float" office:value="0.05"/>
          <table:table-cell office:value-type="float" office:value="190.0"/>
          <table:table-cell office:value-type="float" office:value="34.0"/>
          <table:table-cell office:value-type="float" office:value="0.03"/>
          <table:table-cell table:style-name="cellBest" office:value-type="float" office:value="133.0"/>
          <table:table-cell table:style-name="cellBest" office:value-type="float" office:value="8.0"/>
          <table:table-cell office:value-type="float" office:value="0.06"/>
          <table:table-cell office:value-type="float" office:value="367.0"/>
          <table:table-cell office:value-type="float" office:value="36.0"/>
          <table:table-cell office:value-type="float" office:value="0.05"/>
          <table:table-cell office:value-type="float" office:value="200.0"/>
          <table:table-cell table:style-name="cellWorst" office:value-type="float" office:value="40.0"/>
          <table:table-cell table:formula="of:=MIN([.$B8];[.$E8];[.$H8];[.$K8];[.$N8];[.$Q8];[.$T8])" office:value-type="float"/>
          <table:table-cell table:formula="of:=MIN([.$C8];[.$F8];[.$I8];[.$L8];[.$O8];[.$R8];[.$U8])" office:value-type="float"/>
          <table:table-cell table:formula="of:=MIN([.$D8];[.$G8];[.$J8];[.$M8];[.$P8];[.$S8];[.$V8])" office:value-type="float"/>
          <table:table-cell table:formula="of:=MEDIAN([.$B8];[.$E8];[.$H8];[.$K8];[.$N8];[.$Q8];[.$T8])" office:value-type="float"/>
          <table:table-cell table:formula="of:=MEDIAN([.$C8];[.$F8];[.$I8];[.$L8];[.$O8];[.$R8];[.$U8])" office:value-type="float"/>
          <table:table-cell table:formula="of:=MEDIAN([.$D8];[.$G8];[.$J8];[.$M8];[.$P8];[.$S8];[.$V8])" office:value-type="float"/>
          <table:table-cell table:formula="of:=MAX([.$B8];[.$E8];[.$H8];[.$K8];[.$N8];[.$Q8];[.$T8])" office:value-type="float"/>
          <table:table-cell table:formula="of:=MAX([.$C8];[.$F8];[.$I8];[.$L8];[.$O8];[.$R8];[.$U8])" office:value-type="float"/>
          <table:table-cell table:formula="of:=MAX([.$D8];[.$G8];[.$J8];[.$M8];[.$P8];[.$S8];[.$V8])" office:value-type="float"/>
        </table:table-row>
        <table:table-row table:style-name="ro1">
          <table:table-cell office:value-type="string">
            <text:p>maze/maze_s10_a6_h54.lp</text:p>
          </table:table-cell>
          <table:table-cell office:value-type="float" office:value="0.03"/>
          <table:table-cell office:value-type="float" office:value="324.0"/>
          <table:table-cell table:style-name="cellBest" office:value-type="float" office:value="2.0"/>
          <table:table-cell office:value-type="float" office:value="0.12"/>
          <table:table-cell office:value-type="float" office:value="726.0"/>
          <table:table-cell office:value-type="float" office:value="50.0"/>
          <table:table-cell office:value-type="float" office:value="0.67"/>
          <table:table-cell table:style-name="cellWorst" office:value-type="float" office:value="7217.0"/>
          <table:table-cell office:value-type="float" office:value="19.0"/>
          <table:table-cell office:value-type="float" office:value="0.03"/>
          <table:table-cell office:value-type="float" office:value="294.0"/>
          <table:table-cell office:value-type="float" office:value="3.0"/>
          <table:table-cell office:value-type="float" office:value="0.06"/>
          <table:table-cell office:value-type="float" office:value="847.0"/>
          <table:table-cell table:style-name="cellWorst" office:value-type="float" office:value="73.0"/>
          <table:table-cell office:value-type="float" office:value="0.12"/>
          <table:table-cell office:value-type="float" office:value="726.0"/>
          <table:table-cell office:value-type="float" office:value="50.0"/>
          <table:table-cell office:value-type="float" office:value="0.02"/>
          <table:table-cell table:style-name="cellBest" office:value-type="float" office:value="287.0"/>
          <table:table-cell office:value-type="float" office:value="3.0"/>
          <table:table-cell table:formula="of:=MIN([.$B9];[.$E9];[.$H9];[.$K9];[.$N9];[.$Q9];[.$T9])" office:value-type="float"/>
          <table:table-cell table:formula="of:=MIN([.$C9];[.$F9];[.$I9];[.$L9];[.$O9];[.$R9];[.$U9])" office:value-type="float"/>
          <table:table-cell table:formula="of:=MIN([.$D9];[.$G9];[.$J9];[.$M9];[.$P9];[.$S9];[.$V9])" office:value-type="float"/>
          <table:table-cell table:formula="of:=MEDIAN([.$B9];[.$E9];[.$H9];[.$K9];[.$N9];[.$Q9];[.$T9])" office:value-type="float"/>
          <table:table-cell table:formula="of:=MEDIAN([.$C9];[.$F9];[.$I9];[.$L9];[.$O9];[.$R9];[.$U9])" office:value-type="float"/>
          <table:table-cell table:formula="of:=MEDIAN([.$D9];[.$G9];[.$J9];[.$M9];[.$P9];[.$S9];[.$V9])" office:value-type="float"/>
          <table:table-cell table:formula="of:=MAX([.$B9];[.$E9];[.$H9];[.$K9];[.$N9];[.$Q9];[.$T9])" office:value-type="float"/>
          <table:table-cell table:formula="of:=MAX([.$C9];[.$F9];[.$I9];[.$L9];[.$O9];[.$R9];[.$U9])" office:value-type="float"/>
          <table:table-cell table:formula="of:=MAX([.$D9];[.$G9];[.$J9];[.$M9];[.$P9];[.$S9];[.$V9])" office:value-type="float"/>
        </table:table-row>
        <table:table-row table:style-name="ro1">
          <table:table-cell office:value-type="string">
            <text:p>maze/maze_s10_a7_h41.lp</text:p>
          </table:table-cell>
          <table:table-cell office:value-type="float" office:value="0.24"/>
          <table:table-cell office:value-type="float" office:value="3636.0"/>
          <table:table-cell office:value-type="float" office:value="40.0"/>
          <table:table-cell office:value-type="float" office:value="0.1"/>
          <table:table-cell office:value-type="float" office:value="1135.0"/>
          <table:table-cell office:value-type="float" office:value="58.0"/>
          <table:table-cell table:style-name="cellWorst" office:value-type="float" office:value="3.26"/>
          <table:table-cell table:style-name="cellWorst" office:value-type="float" office:value="112437.0"/>
          <table:table-cell table:style-name="cellWorst" office:value-type="float" office:value="341.0"/>
          <table:table-cell table:style-name="cellBest" office:value-type="float" office:value="0.04"/>
          <table:table-cell office:value-type="float" office:value="483.0"/>
          <table:table-cell table:style-name="cellBest" office:value-type="float" office:value="11.0"/>
          <table:table-cell table:style-name="cellBest" office:value-type="float" office:value="0.04"/>
          <table:table-cell table:style-name="cellBest" office:value-type="float" office:value="252.0"/>
          <table:table-cell office:value-type="float" office:value="22.0"/>
          <table:table-cell office:value-type="float" office:value="0.1"/>
          <table:table-cell office:value-type="float" office:value="1135.0"/>
          <table:table-cell office:value-type="float" office:value="58.0"/>
          <table:table-cell table:style-name="cellBest" office:value-type="float" office:value="0.04"/>
          <table:table-cell office:value-type="float" office:value="478.0"/>
          <table:table-cell table:style-name="cellBest" office:value-type="float" office:value="11.0"/>
          <table:table-cell table:formula="of:=MIN([.$B10];[.$E10];[.$H10];[.$K10];[.$N10];[.$Q10];[.$T10])" office:value-type="float"/>
          <table:table-cell table:formula="of:=MIN([.$C10];[.$F10];[.$I10];[.$L10];[.$O10];[.$R10];[.$U10])" office:value-type="float"/>
          <table:table-cell table:formula="of:=MIN([.$D10];[.$G10];[.$J10];[.$M10];[.$P10];[.$S10];[.$V10])" office:value-type="float"/>
          <table:table-cell table:formula="of:=MEDIAN([.$B10];[.$E10];[.$H10];[.$K10];[.$N10];[.$Q10];[.$T10])" office:value-type="float"/>
          <table:table-cell table:formula="of:=MEDIAN([.$C10];[.$F10];[.$I10];[.$L10];[.$O10];[.$R10];[.$U10])" office:value-type="float"/>
          <table:table-cell table:formula="of:=MEDIAN([.$D10];[.$G10];[.$J10];[.$M10];[.$P10];[.$S10];[.$V10])" office:value-type="float"/>
          <table:table-cell table:formula="of:=MAX([.$B10];[.$E10];[.$H10];[.$K10];[.$N10];[.$Q10];[.$T10])" office:value-type="float"/>
          <table:table-cell table:formula="of:=MAX([.$C10];[.$F10];[.$I10];[.$L10];[.$O10];[.$R10];[.$U10])" office:value-type="float"/>
          <table:table-cell table:formula="of:=MAX([.$D10];[.$G10];[.$J10];[.$M10];[.$P10];[.$S10];[.$V10])" office:value-type="float"/>
        </table:table-row>
        <table:table-row table:style-name="ro1">
          <table:table-cell office:value-type="string">
            <text:p>maze/maze_s10_a8_h45.lp</text:p>
          </table:table-cell>
          <table:table-cell office:value-type="float" office:value="0.57"/>
          <table:table-cell table:style-name="cellWorst" office:value-type="float" office:value="9884.0"/>
          <table:table-cell office:value-type="float" office:value="156.0"/>
          <table:table-cell office:value-type="float" office:value="0.13"/>
          <table:table-cell office:value-type="float" office:value="938.0"/>
          <table:table-cell office:value-type="float" office:value="89.0"/>
          <table:table-cell office:value-type="float" office:value="0.72"/>
          <table:table-cell office:value-type="float" office:value="8042.0"/>
          <table:table-cell office:value-type="float" office:value="82.0"/>
          <table:table-cell office:value-type="float" office:value="0.07"/>
          <table:table-cell office:value-type="float" office:value="490.0"/>
          <table:table-cell office:value-type="float" office:value="90.0"/>
          <table:table-cell office:value-type="float" office:value="0.51"/>
          <table:table-cell office:value-type="float" office:value="6610.0"/>
          <table:table-cell table:style-name="cellWorst" office:value-type="float" office:value="524.0"/>
          <table:table-cell office:value-type="float" office:value="0.15"/>
          <table:table-cell office:value-type="float" office:value="938.0"/>
          <table:table-cell office:value-type="float" office:value="89.0"/>
          <table:table-cell office:value-type="float" office:value="0.06"/>
          <table:table-cell table:style-name="cellBest" office:value-type="float" office:value="452.0"/>
          <table:table-cell table:style-name="cellBest" office:value-type="float" office:value="69.0"/>
          <table:table-cell table:formula="of:=MIN([.$B11];[.$E11];[.$H11];[.$K11];[.$N11];[.$Q11];[.$T11])" office:value-type="float"/>
          <table:table-cell table:formula="of:=MIN([.$C11];[.$F11];[.$I11];[.$L11];[.$O11];[.$R11];[.$U11])" office:value-type="float"/>
          <table:table-cell table:formula="of:=MIN([.$D11];[.$G11];[.$J11];[.$M11];[.$P11];[.$S11];[.$V11])" office:value-type="float"/>
          <table:table-cell table:formula="of:=MEDIAN([.$B11];[.$E11];[.$H11];[.$K11];[.$N11];[.$Q11];[.$T11])" office:value-type="float"/>
          <table:table-cell table:formula="of:=MEDIAN([.$C11];[.$F11];[.$I11];[.$L11];[.$O11];[.$R11];[.$U11])" office:value-type="float"/>
          <table:table-cell table:formula="of:=MEDIAN([.$D11];[.$G11];[.$J11];[.$M11];[.$P11];[.$S11];[.$V11])" office:value-type="float"/>
          <table:table-cell table:formula="of:=MAX([.$B11];[.$E11];[.$H11];[.$K11];[.$N11];[.$Q11];[.$T11])" office:value-type="float"/>
          <table:table-cell table:formula="of:=MAX([.$C11];[.$F11];[.$I11];[.$L11];[.$O11];[.$R11];[.$U11])" office:value-type="float"/>
          <table:table-cell table:formula="of:=MAX([.$D11];[.$G11];[.$J11];[.$M11];[.$P11];[.$S11];[.$V11])" office:value-type="float"/>
        </table:table-row>
        <table:table-row table:style-name="ro1">
          <table:table-cell office:value-type="string">
            <text:p>maze/maze_s10_a9_h39.lp</text:p>
          </table:table-cell>
          <table:table-cell office:value-type="float" office:value="0.04"/>
          <table:table-cell office:value-type="float" office:value="297.0"/>
          <table:table-cell office:value-type="float" office:value="7.0"/>
          <table:table-cell office:value-type="float" office:value="0.1"/>
          <table:table-cell office:value-type="float" office:value="1095.0"/>
          <table:table-cell office:value-type="float" office:value="103.0"/>
          <table:table-cell office:value-type="float" office:value="1.99"/>
          <table:table-cell table:style-name="cellWorst" office:value-type="float" office:value="52327.0"/>
          <table:table-cell table:style-name="cellWorst" office:value-type="float" office:value="559.0"/>
          <table:table-cell office:value-type="float" office:value="0.03"/>
          <table:table-cell office:value-type="float" office:value="273.0"/>
          <table:table-cell table:style-name="cellBest" office:value-type="float" office:value="4.0"/>
          <table:table-cell office:value-type="float" office:value="0.04"/>
          <table:table-cell office:value-type="float" office:value="386.0"/>
          <table:table-cell office:value-type="float" office:value="76.0"/>
          <table:table-cell office:value-type="float" office:value="0.11"/>
          <table:table-cell office:value-type="float" office:value="1095.0"/>
          <table:table-cell office:value-type="float" office:value="103.0"/>
          <table:table-cell office:value-type="float" office:value="0.03"/>
          <table:table-cell table:style-name="cellBest" office:value-type="float" office:value="268.0"/>
          <table:table-cell office:value-type="float" office:value="6.0"/>
          <table:table-cell table:formula="of:=MIN([.$B12];[.$E12];[.$H12];[.$K12];[.$N12];[.$Q12];[.$T12])" office:value-type="float"/>
          <table:table-cell table:formula="of:=MIN([.$C12];[.$F12];[.$I12];[.$L12];[.$O12];[.$R12];[.$U12])" office:value-type="float"/>
          <table:table-cell table:formula="of:=MIN([.$D12];[.$G12];[.$J12];[.$M12];[.$P12];[.$S12];[.$V12])" office:value-type="float"/>
          <table:table-cell table:formula="of:=MEDIAN([.$B12];[.$E12];[.$H12];[.$K12];[.$N12];[.$Q12];[.$T12])" office:value-type="float"/>
          <table:table-cell table:formula="of:=MEDIAN([.$C12];[.$F12];[.$I12];[.$L12];[.$O12];[.$R12];[.$U12])" office:value-type="float"/>
          <table:table-cell table:formula="of:=MEDIAN([.$D12];[.$G12];[.$J12];[.$M12];[.$P12];[.$S12];[.$V12])" office:value-type="float"/>
          <table:table-cell table:formula="of:=MAX([.$B12];[.$E12];[.$H12];[.$K12];[.$N12];[.$Q12];[.$T12])" office:value-type="float"/>
          <table:table-cell table:formula="of:=MAX([.$C12];[.$F12];[.$I12];[.$L12];[.$O12];[.$R12];[.$U12])" office:value-type="float"/>
          <table:table-cell table:formula="of:=MAX([.$D12];[.$G12];[.$J12];[.$M12];[.$P12];[.$S12];[.$V12])" office:value-type="float"/>
        </table:table-row>
        <table:table-row table:style-name="ro1">
          <table:table-cell office:value-type="string">
            <text:p>maze/maze_s11_a12_h87.lp</text:p>
          </table:table-cell>
          <table:table-cell office:value-type="float" office:value="4.02"/>
          <table:table-cell office:value-type="float" office:value="55176.0"/>
          <table:table-cell office:value-type="float" office:value="711.0"/>
          <table:table-cell office:value-type="float" office:value="1.75"/>
          <table:table-cell office:value-type="float" office:value="7341.0"/>
          <table:table-cell office:value-type="float" office:value="704.0"/>
          <table:table-cell office:value-type="float" office:value="4.21"/>
          <table:table-cell office:value-type="float" office:value="26704.0"/>
          <table:table-cell office:value-type="float" office:value="300.0"/>
          <table:table-cell table:style-name="cellBest" office:value-type="float" office:value="0.35"/>
          <table:table-cell table:style-name="cellBest" office:value-type="float" office:value="1692.0"/>
          <table:table-cell office:value-type="float" office:value="106.0"/>
          <table:table-cell table:style-name="cellWorst" office:value-type="float" office:value="22.12"/>
          <table:table-cell table:style-name="cellWorst" office:value-type="float" office:value="216401.0"/>
          <table:table-cell table:style-name="cellWorst" office:value-type="float" office:value="4945.0"/>
          <table:table-cell office:value-type="float" office:value="1.76"/>
          <table:table-cell office:value-type="float" office:value="7341.0"/>
          <table:table-cell office:value-type="float" office:value="704.0"/>
          <table:table-cell office:value-type="float" office:value="0.36"/>
          <table:table-cell office:value-type="float" office:value="1818.0"/>
          <table:table-cell table:style-name="cellBest" office:value-type="float" office:value="104.0"/>
          <table:table-cell table:formula="of:=MIN([.$B13];[.$E13];[.$H13];[.$K13];[.$N13];[.$Q13];[.$T13])" office:value-type="float"/>
          <table:table-cell table:formula="of:=MIN([.$C13];[.$F13];[.$I13];[.$L13];[.$O13];[.$R13];[.$U13])" office:value-type="float"/>
          <table:table-cell table:formula="of:=MIN([.$D13];[.$G13];[.$J13];[.$M13];[.$P13];[.$S13];[.$V13])" office:value-type="float"/>
          <table:table-cell table:formula="of:=MEDIAN([.$B13];[.$E13];[.$H13];[.$K13];[.$N13];[.$Q13];[.$T13])" office:value-type="float"/>
          <table:table-cell table:formula="of:=MEDIAN([.$C13];[.$F13];[.$I13];[.$L13];[.$O13];[.$R13];[.$U13])" office:value-type="float"/>
          <table:table-cell table:formula="of:=MEDIAN([.$D13];[.$G13];[.$J13];[.$M13];[.$P13];[.$S13];[.$V13])" office:value-type="float"/>
          <table:table-cell table:formula="of:=MAX([.$B13];[.$E13];[.$H13];[.$K13];[.$N13];[.$Q13];[.$T13])" office:value-type="float"/>
          <table:table-cell table:formula="of:=MAX([.$C13];[.$F13];[.$I13];[.$L13];[.$O13];[.$R13];[.$U13])" office:value-type="float"/>
          <table:table-cell table:formula="of:=MAX([.$D13];[.$G13];[.$J13];[.$M13];[.$P13];[.$S13];[.$V13])" office:value-type="float"/>
        </table:table-row>
        <table:table-row table:style-name="ro1">
          <table:table-cell office:value-type="string">
            <text:p>maze/maze_s12_a14_h72.lp</text:p>
          </table:table-cell>
          <table:table-cell office:value-type="float" office:value="9.34"/>
          <table:table-cell office:value-type="float" office:value="130190.0"/>
          <table:table-cell office:value-type="float" office:value="1915.0"/>
          <table:table-cell office:value-type="float" office:value="1.34"/>
          <table:table-cell office:value-type="float" office:value="11134.0"/>
          <table:table-cell office:value-type="float" office:value="672.0"/>
          <table:table-cell office:value-type="float" office:value="5.19"/>
          <table:table-cell office:value-type="float" office:value="53925.0"/>
          <table:table-cell office:value-type="float" office:value="184.0"/>
          <table:table-cell table:style-name="cellBest" office:value-type="float" office:value="0.11"/>
          <table:table-cell office:value-type="float" office:value="1116.0"/>
          <table:table-cell table:style-name="cellBest" office:value-type="float" office:value="37.0"/>
          <table:table-cell table:style-name="cellWorst" office:value-type="float" office:value="22.56"/>
          <table:table-cell table:style-name="cellWorst" office:value-type="float" office:value="283209.0"/>
          <table:table-cell table:style-name="cellWorst" office:value-type="float" office:value="19678.0"/>
          <table:table-cell office:value-type="float" office:value="1.5"/>
          <table:table-cell office:value-type="float" office:value="11134.0"/>
          <table:table-cell office:value-type="float" office:value="672.0"/>
          <table:table-cell table:style-name="cellBest" office:value-type="float" office:value="0.11"/>
          <table:table-cell table:style-name="cellBest" office:value-type="float" office:value="1090.0"/>
          <table:table-cell table:style-name="cellBest" office:value-type="float" office:value="37.0"/>
          <table:table-cell table:formula="of:=MIN([.$B14];[.$E14];[.$H14];[.$K14];[.$N14];[.$Q14];[.$T14])" office:value-type="float"/>
          <table:table-cell table:formula="of:=MIN([.$C14];[.$F14];[.$I14];[.$L14];[.$O14];[.$R14];[.$U14])" office:value-type="float"/>
          <table:table-cell table:formula="of:=MIN([.$D14];[.$G14];[.$J14];[.$M14];[.$P14];[.$S14];[.$V14])" office:value-type="float"/>
          <table:table-cell table:formula="of:=MEDIAN([.$B14];[.$E14];[.$H14];[.$K14];[.$N14];[.$Q14];[.$T14])" office:value-type="float"/>
          <table:table-cell table:formula="of:=MEDIAN([.$C14];[.$F14];[.$I14];[.$L14];[.$O14];[.$R14];[.$U14])" office:value-type="float"/>
          <table:table-cell table:formula="of:=MEDIAN([.$D14];[.$G14];[.$J14];[.$M14];[.$P14];[.$S14];[.$V14])" office:value-type="float"/>
          <table:table-cell table:formula="of:=MAX([.$B14];[.$E14];[.$H14];[.$K14];[.$N14];[.$Q14];[.$T14])" office:value-type="float"/>
          <table:table-cell table:formula="of:=MAX([.$C14];[.$F14];[.$I14];[.$L14];[.$O14];[.$R14];[.$U14])" office:value-type="float"/>
          <table:table-cell table:formula="of:=MAX([.$D14];[.$G14];[.$J14];[.$M14];[.$P14];[.$S14];[.$V14])" office:value-type="float"/>
        </table:table-row>
        <table:table-row table:style-name="ro1">
          <table:table-cell office:value-type="string">
            <text:p>maze/maze_s13_a16_h97.lp</text:p>
          </table:table-cell>
          <table:table-cell office:value-type="float" office:value="371.4"/>
          <table:table-cell office:value-type="float" office:value="4078397.0"/>
          <table:table-cell office:value-type="float" office:value="37804.0"/>
          <table:table-cell office:value-type="float" office:value="6.12"/>
          <table:table-cell office:value-type="float" office:value="35412.0"/>
          <table:table-cell office:value-type="float" office:value="1082.0"/>
          <table:table-cell table:style-name="cellWorst" office:value-type="float" office:value="13932.82"/>
          <table:table-cell table:style-name="cellWorst" office:value-type="float" office:value="437011134.0"/>
          <table:table-cell table:style-name="cellWorst" office:value-type="float" office:value="1432612.0"/>
          <table:table-cell office:value-type="float" office:value="0.27"/>
          <table:table-cell office:value-type="float" office:value="1667.0"/>
          <table:table-cell table:style-name="cellBest" office:value-type="float" office:value="32.0"/>
          <table:table-cell office:value-type="float" office:value="33.14"/>
          <table:table-cell office:value-type="float" office:value="221943.0"/>
          <table:table-cell office:value-type="float" office:value="24282.0"/>
          <table:table-cell office:value-type="float" office:value="6.19"/>
          <table:table-cell office:value-type="float" office:value="35412.0"/>
          <table:table-cell office:value-type="float" office:value="1082.0"/>
          <table:table-cell table:style-name="cellBest" office:value-type="float" office:value="0.25"/>
          <table:table-cell table:style-name="cellBest" office:value-type="float" office:value="1660.0"/>
          <table:table-cell table:style-name="cellBest" office:value-type="float" office:value="32.0"/>
          <table:table-cell table:formula="of:=MIN([.$B15];[.$E15];[.$H15];[.$K15];[.$N15];[.$Q15];[.$T15])" office:value-type="float"/>
          <table:table-cell table:formula="of:=MIN([.$C15];[.$F15];[.$I15];[.$L15];[.$O15];[.$R15];[.$U15])" office:value-type="float"/>
          <table:table-cell table:formula="of:=MIN([.$D15];[.$G15];[.$J15];[.$M15];[.$P15];[.$S15];[.$V15])" office:value-type="float"/>
          <table:table-cell table:formula="of:=MEDIAN([.$B15];[.$E15];[.$H15];[.$K15];[.$N15];[.$Q15];[.$T15])" office:value-type="float"/>
          <table:table-cell table:formula="of:=MEDIAN([.$C15];[.$F15];[.$I15];[.$L15];[.$O15];[.$R15];[.$U15])" office:value-type="float"/>
          <table:table-cell table:formula="of:=MEDIAN([.$D15];[.$G15];[.$J15];[.$M15];[.$P15];[.$S15];[.$V15])" office:value-type="float"/>
          <table:table-cell table:formula="of:=MAX([.$B15];[.$E15];[.$H15];[.$K15];[.$N15];[.$Q15];[.$T15])" office:value-type="float"/>
          <table:table-cell table:formula="of:=MAX([.$C15];[.$F15];[.$I15];[.$L15];[.$O15];[.$R15];[.$U15])" office:value-type="float"/>
          <table:table-cell table:formula="of:=MAX([.$D15];[.$G15];[.$J15];[.$M15];[.$P15];[.$S15];[.$V15])" office:value-type="float"/>
        </table:table-row>
        <table:table-row table:style-name="ro1">
          <table:table-cell office:value-type="string">
            <text:p>maze/maze_s14_a18_h80.lp</text:p>
          </table:table-cell>
          <table:table-cell office:value-type="float" office:value="42.49"/>
          <table:table-cell office:value-type="float" office:value="509947.0"/>
          <table:table-cell office:value-type="float" office:value="1654.0"/>
          <table:table-cell office:value-type="float" office:value="10.68"/>
          <table:table-cell office:value-type="float" office:value="53645.0"/>
          <table:table-cell office:value-type="float" office:value="2418.0"/>
          <table:table-cell office:value-type="float" office:value="53.04"/>
          <table:table-cell office:value-type="float" office:value="507717.0"/>
          <table:table-cell office:value-type="float" office:value="1776.0"/>
          <table:table-cell office:value-type="float" office:value="0.46"/>
          <table:table-cell office:value-type="float" office:value="3325.0"/>
          <table:table-cell table:style-name="cellBest" office:value-type="float" office:value="36.0"/>
          <table:table-cell table:style-name="cellWorst" office:value-type="float" office:value="7263.16"/>
          <table:table-cell table:style-name="cellWorst" office:value-type="float" office:value="52793427.0"/>
          <table:table-cell table:style-name="cellWorst" office:value-type="float" office:value="3395757.0"/>
          <table:table-cell office:value-type="float" office:value="11.72"/>
          <table:table-cell office:value-type="float" office:value="53645.0"/>
          <table:table-cell office:value-type="float" office:value="2418.0"/>
          <table:table-cell table:style-name="cellBest" office:value-type="float" office:value="0.45"/>
          <table:table-cell table:style-name="cellBest" office:value-type="float" office:value="3314.0"/>
          <table:table-cell table:style-name="cellBest" office:value-type="float" office:value="36.0"/>
          <table:table-cell table:formula="of:=MIN([.$B16];[.$E16];[.$H16];[.$K16];[.$N16];[.$Q16];[.$T16])" office:value-type="float"/>
          <table:table-cell table:formula="of:=MIN([.$C16];[.$F16];[.$I16];[.$L16];[.$O16];[.$R16];[.$U16])" office:value-type="float"/>
          <table:table-cell table:formula="of:=MIN([.$D16];[.$G16];[.$J16];[.$M16];[.$P16];[.$S16];[.$V16])" office:value-type="float"/>
          <table:table-cell table:formula="of:=MEDIAN([.$B16];[.$E16];[.$H16];[.$K16];[.$N16];[.$Q16];[.$T16])" office:value-type="float"/>
          <table:table-cell table:formula="of:=MEDIAN([.$C16];[.$F16];[.$I16];[.$L16];[.$O16];[.$R16];[.$U16])" office:value-type="float"/>
          <table:table-cell table:formula="of:=MEDIAN([.$D16];[.$G16];[.$J16];[.$M16];[.$P16];[.$S16];[.$V16])" office:value-type="float"/>
          <table:table-cell table:formula="of:=MAX([.$B16];[.$E16];[.$H16];[.$K16];[.$N16];[.$Q16];[.$T16])" office:value-type="float"/>
          <table:table-cell table:formula="of:=MAX([.$C16];[.$F16];[.$I16];[.$L16];[.$O16];[.$R16];[.$U16])" office:value-type="float"/>
          <table:table-cell table:formula="of:=MAX([.$D16];[.$G16];[.$J16];[.$M16];[.$P16];[.$S16];[.$V16])" office:value-type="float"/>
        </table:table-row>
        <table:table-row table:style-name="ro1">
          <table:table-cell office:value-type="string">
            <text:p>maze/maze_s15_a20_h98.lp</text:p>
          </table:table-cell>
          <table:table-cell office:value-type="float" office:value="851.8"/>
          <table:table-cell office:value-type="float" office:value="7615726.0"/>
          <table:table-cell office:value-type="float" office:value="27401.0"/>
          <table:table-cell office:value-type="float" office:value="18.44"/>
          <table:table-cell office:value-type="float" office:value="74922.0"/>
          <table:table-cell office:value-type="float" office:value="3455.0"/>
          <table:table-cell table:style-name="cellWorst" office:value-type="float" office:value="21600.0"/>
          <table:table-cell table:style-name="cellWorst" office:value-type="float" office:value="734223842.0"/>
          <table:table-cell table:style-name="cellWorst" office:value-type="float" office:value="3481563.0"/>
          <table:table-cell table:style-name="cellBest" office:value-type="float" office:value="0.5"/>
          <table:table-cell table:style-name="cellBest" office:value-type="float" office:value="2785.0"/>
          <table:table-cell table:style-name="cellBest" office:value-type="float" office:value="168.0"/>
          <table:table-cell office:value-type="float" office:value="1002.57"/>
          <table:table-cell office:value-type="float" office:value="4800212.0"/>
          <table:table-cell office:value-type="float" office:value="454675.0"/>
          <table:table-cell office:value-type="float" office:value="18.17"/>
          <table:table-cell office:value-type="float" office:value="74922.0"/>
          <table:table-cell office:value-type="float" office:value="3455.0"/>
          <table:table-cell office:value-type="float" office:value="10.74"/>
          <table:table-cell office:value-type="float" office:value="163218.0"/>
          <table:table-cell office:value-type="float" office:value="641.0"/>
          <table:table-cell table:formula="of:=MIN([.$B17];[.$E17];[.$H17];[.$K17];[.$N17];[.$Q17];[.$T17])" office:value-type="float"/>
          <table:table-cell table:formula="of:=MIN([.$C17];[.$F17];[.$I17];[.$L17];[.$O17];[.$R17];[.$U17])" office:value-type="float"/>
          <table:table-cell table:formula="of:=MIN([.$D17];[.$G17];[.$J17];[.$M17];[.$P17];[.$S17];[.$V17])" office:value-type="float"/>
          <table:table-cell table:formula="of:=MEDIAN([.$B17];[.$E17];[.$H17];[.$K17];[.$N17];[.$Q17];[.$T17])" office:value-type="float"/>
          <table:table-cell table:formula="of:=MEDIAN([.$C17];[.$F17];[.$I17];[.$L17];[.$O17];[.$R17];[.$U17])" office:value-type="float"/>
          <table:table-cell table:formula="of:=MEDIAN([.$D17];[.$G17];[.$J17];[.$M17];[.$P17];[.$S17];[.$V17])" office:value-type="float"/>
          <table:table-cell table:formula="of:=MAX([.$B17];[.$E17];[.$H17];[.$K17];[.$N17];[.$Q17];[.$T17])" office:value-type="float"/>
          <table:table-cell table:formula="of:=MAX([.$C17];[.$F17];[.$I17];[.$L17];[.$O17];[.$R17];[.$U17])" office:value-type="float"/>
          <table:table-cell table:formula="of:=MAX([.$D17];[.$G17];[.$J17];[.$M17];[.$P17];[.$S17];[.$V17])" office:value-type="float"/>
        </table:table-row>
        <table:table-row table:style-name="ro1">
          <table:table-cell office:value-type="string">
            <text:p>maze/maze_s21_a12_h157.lp</text:p>
          </table:table-cell>
          <table:table-cell office:value-type="float" office:value="13.97"/>
          <table:table-cell office:value-type="float" office:value="62077.0"/>
          <table:table-cell office:value-type="float" office:value="242.0"/>
          <table:table-cell office:value-type="float" office:value="7.75"/>
          <table:table-cell office:value-type="float" office:value="15719.0"/>
          <table:table-cell office:value-type="float" office:value="510.0"/>
          <table:table-cell table:style-name="cellWorst" office:value-type="float" office:value="575.86"/>
          <table:table-cell table:style-name="cellWorst" office:value-type="float" office:value="1880867.0"/>
          <table:table-cell office:value-type="float" office:value="2468.0"/>
          <table:table-cell table:style-name="cellBest" office:value-type="float" office:value="0.89"/>
          <table:table-cell table:style-name="cellBest" office:value-type="float" office:value="2932.0"/>
          <table:table-cell office:value-type="float" office:value="87.0"/>
          <table:table-cell office:value-type="float" office:value="83.5"/>
          <table:table-cell office:value-type="float" office:value="238659.0"/>
          <table:table-cell table:style-name="cellWorst" office:value-type="float" office:value="9439.0"/>
          <table:table-cell office:value-type="float" office:value="7.16"/>
          <table:table-cell office:value-type="float" office:value="15719.0"/>
          <table:table-cell office:value-type="float" office:value="510.0"/>
          <table:table-cell office:value-type="float" office:value="0.96"/>
          <table:table-cell office:value-type="float" office:value="3112.0"/>
          <table:table-cell table:style-name="cellBest" office:value-type="float" office:value="69.0"/>
          <table:table-cell table:formula="of:=MIN([.$B18];[.$E18];[.$H18];[.$K18];[.$N18];[.$Q18];[.$T18])" office:value-type="float"/>
          <table:table-cell table:formula="of:=MIN([.$C18];[.$F18];[.$I18];[.$L18];[.$O18];[.$R18];[.$U18])" office:value-type="float"/>
          <table:table-cell table:formula="of:=MIN([.$D18];[.$G18];[.$J18];[.$M18];[.$P18];[.$S18];[.$V18])" office:value-type="float"/>
          <table:table-cell table:formula="of:=MEDIAN([.$B18];[.$E18];[.$H18];[.$K18];[.$N18];[.$Q18];[.$T18])" office:value-type="float"/>
          <table:table-cell table:formula="of:=MEDIAN([.$C18];[.$F18];[.$I18];[.$L18];[.$O18];[.$R18];[.$U18])" office:value-type="float"/>
          <table:table-cell table:formula="of:=MEDIAN([.$D18];[.$G18];[.$J18];[.$M18];[.$P18];[.$S18];[.$V18])" office:value-type="float"/>
          <table:table-cell table:formula="of:=MAX([.$B18];[.$E18];[.$H18];[.$K18];[.$N18];[.$Q18];[.$T18])" office:value-type="float"/>
          <table:table-cell table:formula="of:=MAX([.$C18];[.$F18];[.$I18];[.$L18];[.$O18];[.$R18];[.$U18])" office:value-type="float"/>
          <table:table-cell table:formula="of:=MAX([.$D18];[.$G18];[.$J18];[.$M18];[.$P18];[.$S18];[.$V18])" office:value-type="float"/>
        </table:table-row>
        <table:table-row table:style-name="ro1">
          <table:table-cell office:value-type="string">
            <text:p>maze/maze_s22_a14_h72.lp</text:p>
          </table:table-cell>
          <table:table-cell office:value-type="float" office:value="39.51"/>
          <table:table-cell office:value-type="float" office:value="255541.0"/>
          <table:table-cell office:value-type="float" office:value="1299.0"/>
          <table:table-cell office:value-type="float" office:value="2.04"/>
          <table:table-cell office:value-type="float" office:value="4214.0"/>
          <table:table-cell office:value-type="float" office:value="254.0"/>
          <table:table-cell table:style-name="cellWorst" office:value-type="float" office:value="383.38"/>
          <table:table-cell table:style-name="cellWorst" office:value-type="float" office:value="1882358.0"/>
          <table:table-cell table:style-name="cellWorst" office:value-type="float" office:value="3437.0"/>
          <table:table-cell table:style-name="cellBest" office:value-type="float" office:value="0.26"/>
          <table:table-cell office:value-type="float" office:value="899.0"/>
          <table:table-cell table:style-name="cellBest" office:value-type="float" office:value="45.0"/>
          <table:table-cell office:value-type="float" office:value="4.91"/>
          <table:table-cell office:value-type="float" office:value="25949.0"/>
          <table:table-cell office:value-type="float" office:value="1141.0"/>
          <table:table-cell office:value-type="float" office:value="1.99"/>
          <table:table-cell office:value-type="float" office:value="4214.0"/>
          <table:table-cell office:value-type="float" office:value="254.0"/>
          <table:table-cell table:style-name="cellBest" office:value-type="float" office:value="0.26"/>
          <table:table-cell table:style-name="cellBest" office:value-type="float" office:value="845.0"/>
          <table:table-cell office:value-type="float" office:value="53.0"/>
          <table:table-cell table:formula="of:=MIN([.$B19];[.$E19];[.$H19];[.$K19];[.$N19];[.$Q19];[.$T19])" office:value-type="float"/>
          <table:table-cell table:formula="of:=MIN([.$C19];[.$F19];[.$I19];[.$L19];[.$O19];[.$R19];[.$U19])" office:value-type="float"/>
          <table:table-cell table:formula="of:=MIN([.$D19];[.$G19];[.$J19];[.$M19];[.$P19];[.$S19];[.$V19])" office:value-type="float"/>
          <table:table-cell table:formula="of:=MEDIAN([.$B19];[.$E19];[.$H19];[.$K19];[.$N19];[.$Q19];[.$T19])" office:value-type="float"/>
          <table:table-cell table:formula="of:=MEDIAN([.$C19];[.$F19];[.$I19];[.$L19];[.$O19];[.$R19];[.$U19])" office:value-type="float"/>
          <table:table-cell table:formula="of:=MEDIAN([.$D19];[.$G19];[.$J19];[.$M19];[.$P19];[.$S19];[.$V19])" office:value-type="float"/>
          <table:table-cell table:formula="of:=MAX([.$B19];[.$E19];[.$H19];[.$K19];[.$N19];[.$Q19];[.$T19])" office:value-type="float"/>
          <table:table-cell table:formula="of:=MAX([.$C19];[.$F19];[.$I19];[.$L19];[.$O19];[.$R19];[.$U19])" office:value-type="float"/>
          <table:table-cell table:formula="of:=MAX([.$D19];[.$G19];[.$J19];[.$M19];[.$P19];[.$S19];[.$V19])" office:value-type="float"/>
        </table:table-row>
        <table:table-row table:style-name="ro1">
          <table:table-cell office:value-type="string">
            <text:p>maze/maze_s2_a14_h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E20];[.$H20];[.$K20];[.$N20];[.$Q20];[.$T20])" office:value-type="float"/>
          <table:table-cell table:formula="of:=MIN([.$C20];[.$F20];[.$I20];[.$L20];[.$O20];[.$R20];[.$U20])" office:value-type="float"/>
          <table:table-cell table:formula="of:=MIN([.$D20];[.$G20];[.$J20];[.$M20];[.$P20];[.$S20];[.$V20])" office:value-type="float"/>
          <table:table-cell table:formula="of:=MEDIAN([.$B20];[.$E20];[.$H20];[.$K20];[.$N20];[.$Q20];[.$T20])" office:value-type="float"/>
          <table:table-cell table:formula="of:=MEDIAN([.$C20];[.$F20];[.$I20];[.$L20];[.$O20];[.$R20];[.$U20])" office:value-type="float"/>
          <table:table-cell table:formula="of:=MEDIAN([.$D20];[.$G20];[.$J20];[.$M20];[.$P20];[.$S20];[.$V20])" office:value-type="float"/>
          <table:table-cell table:formula="of:=MAX([.$B20];[.$E20];[.$H20];[.$K20];[.$N20];[.$Q20];[.$T20])" office:value-type="float"/>
          <table:table-cell table:formula="of:=MAX([.$C20];[.$F20];[.$I20];[.$L20];[.$O20];[.$R20];[.$U20])" office:value-type="float"/>
          <table:table-cell table:formula="of:=MAX([.$D20];[.$G20];[.$J20];[.$M20];[.$P20];[.$S20];[.$V20])" office:value-type="float"/>
        </table:table-row>
        <table:table-row table:style-name="ro1">
          <table:table-cell office:value-type="string">
            <text:p>maze/maze_s2_a1_h3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E21];[.$H21];[.$K21];[.$N21];[.$Q21];[.$T21])" office:value-type="float"/>
          <table:table-cell table:formula="of:=MIN([.$C21];[.$F21];[.$I21];[.$L21];[.$O21];[.$R21];[.$U21])" office:value-type="float"/>
          <table:table-cell table:formula="of:=MIN([.$D21];[.$G21];[.$J21];[.$M21];[.$P21];[.$S21];[.$V21])" office:value-type="float"/>
          <table:table-cell table:formula="of:=MEDIAN([.$B21];[.$E21];[.$H21];[.$K21];[.$N21];[.$Q21];[.$T21])" office:value-type="float"/>
          <table:table-cell table:formula="of:=MEDIAN([.$C21];[.$F21];[.$I21];[.$L21];[.$O21];[.$R21];[.$U21])" office:value-type="float"/>
          <table:table-cell table:formula="of:=MEDIAN([.$D21];[.$G21];[.$J21];[.$M21];[.$P21];[.$S21];[.$V21])" office:value-type="float"/>
          <table:table-cell table:formula="of:=MAX([.$B21];[.$E21];[.$H21];[.$K21];[.$N21];[.$Q21];[.$T21])" office:value-type="float"/>
          <table:table-cell table:formula="of:=MAX([.$C21];[.$F21];[.$I21];[.$L21];[.$O21];[.$R21];[.$U21])" office:value-type="float"/>
          <table:table-cell table:formula="of:=MAX([.$D21];[.$G21];[.$J21];[.$M21];[.$P21];[.$S21];[.$V21])" office:value-type="float"/>
        </table:table-row>
        <table:table-row table:style-name="ro1">
          <table:table-cell office:value-type="string">
            <text:p>maze/maze_s3_a10_h16.lp</text:p>
          </table:table-cell>
          <table:table-cell office:value-type="float" office:value="67.37"/>
          <table:table-cell office:value-type="float" office:value="1121912.0"/>
          <table:table-cell office:value-type="float" office:value="762380.0"/>
          <table:table-cell table:style-name="cellBest" office:value-type="float" office:value="0.74"/>
          <table:table-cell table:style-name="cellBest" office:value-type="float" office:value="22309.0"/>
          <table:table-cell table:style-name="cellBest" office:value-type="float" office:value="14662.0"/>
          <table:table-cell office:value-type="float" office:value="55.35"/>
          <table:table-cell office:value-type="float" office:value="701746.0"/>
          <table:table-cell office:value-type="float" office:value="520969.0"/>
          <table:table-cell office:value-type="float" office:value="8.47"/>
          <table:table-cell office:value-type="float" office:value="162806.0"/>
          <table:table-cell office:value-type="float" office:value="119438.0"/>
          <table:table-cell table:style-name="cellWorst" office:value-type="float" office:value="239.05"/>
          <table:table-cell table:style-name="cellWorst" office:value-type="float" office:value="2748708.0"/>
          <table:table-cell table:style-name="cellWorst" office:value-type="float" office:value="2170754.0"/>
          <table:table-cell table:style-name="cellBest" office:value-type="float" office:value="0.74"/>
          <table:table-cell table:style-name="cellBest" office:value-type="float" office:value="22309.0"/>
          <table:table-cell table:style-name="cellBest" office:value-type="float" office:value="14662.0"/>
          <table:table-cell office:value-type="float" office:value="2.78"/>
          <table:table-cell office:value-type="float" office:value="71314.0"/>
          <table:table-cell office:value-type="float" office:value="47614.0"/>
          <table:table-cell table:formula="of:=MIN([.$B22];[.$E22];[.$H22];[.$K22];[.$N22];[.$Q22];[.$T22])" office:value-type="float"/>
          <table:table-cell table:formula="of:=MIN([.$C22];[.$F22];[.$I22];[.$L22];[.$O22];[.$R22];[.$U22])" office:value-type="float"/>
          <table:table-cell table:formula="of:=MIN([.$D22];[.$G22];[.$J22];[.$M22];[.$P22];[.$S22];[.$V22])" office:value-type="float"/>
          <table:table-cell table:formula="of:=MEDIAN([.$B22];[.$E22];[.$H22];[.$K22];[.$N22];[.$Q22];[.$T22])" office:value-type="float"/>
          <table:table-cell table:formula="of:=MEDIAN([.$C22];[.$F22];[.$I22];[.$L22];[.$O22];[.$R22];[.$U22])" office:value-type="float"/>
          <table:table-cell table:formula="of:=MEDIAN([.$D22];[.$G22];[.$J22];[.$M22];[.$P22];[.$S22];[.$V22])" office:value-type="float"/>
          <table:table-cell table:formula="of:=MAX([.$B22];[.$E22];[.$H22];[.$K22];[.$N22];[.$Q22];[.$T22])" office:value-type="float"/>
          <table:table-cell table:formula="of:=MAX([.$C22];[.$F22];[.$I22];[.$L22];[.$O22];[.$R22];[.$U22])" office:value-type="float"/>
          <table:table-cell table:formula="of:=MAX([.$D22];[.$G22];[.$J22];[.$M22];[.$P22];[.$S22];[.$V22])" office:value-type="float"/>
        </table:table-row>
        <table:table-row table:style-name="ro1">
          <table:table-cell office:value-type="string">
            <text:p>maze/maze_s3_a1_h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1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E23];[.$H23];[.$K23];[.$N23];[.$Q23];[.$T23])" office:value-type="float"/>
          <table:table-cell table:formula="of:=MIN([.$C23];[.$F23];[.$I23];[.$L23];[.$O23];[.$R23];[.$U23])" office:value-type="float"/>
          <table:table-cell table:formula="of:=MIN([.$D23];[.$G23];[.$J23];[.$M23];[.$P23];[.$S23];[.$V23])" office:value-type="float"/>
          <table:table-cell table:formula="of:=MEDIAN([.$B23];[.$E23];[.$H23];[.$K23];[.$N23];[.$Q23];[.$T23])" office:value-type="float"/>
          <table:table-cell table:formula="of:=MEDIAN([.$C23];[.$F23];[.$I23];[.$L23];[.$O23];[.$R23];[.$U23])" office:value-type="float"/>
          <table:table-cell table:formula="of:=MEDIAN([.$D23];[.$G23];[.$J23];[.$M23];[.$P23];[.$S23];[.$V23])" office:value-type="float"/>
          <table:table-cell table:formula="of:=MAX([.$B23];[.$E23];[.$H23];[.$K23];[.$N23];[.$Q23];[.$T23])" office:value-type="float"/>
          <table:table-cell table:formula="of:=MAX([.$C23];[.$F23];[.$I23];[.$L23];[.$O23];[.$R23];[.$U23])" office:value-type="float"/>
          <table:table-cell table:formula="of:=MAX([.$D23];[.$G23];[.$J23];[.$M23];[.$P23];[.$S23];[.$V23])" office:value-type="float"/>
        </table:table-row>
        <table:table-row table:style-name="ro1">
          <table:table-cell office:value-type="string">
            <text:p>maze/maze_s3_a2_h6.lp</text:p>
          </table:table-cell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table:style-name="cellWorst" office:value-type="float" office:value="4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table:formula="of:=MIN([.$B24];[.$E24];[.$H24];[.$K24];[.$N24];[.$Q24];[.$T24])" office:value-type="float"/>
          <table:table-cell table:formula="of:=MIN([.$C24];[.$F24];[.$I24];[.$L24];[.$O24];[.$R24];[.$U24])" office:value-type="float"/>
          <table:table-cell table:formula="of:=MIN([.$D24];[.$G24];[.$J24];[.$M24];[.$P24];[.$S24];[.$V24])" office:value-type="float"/>
          <table:table-cell table:formula="of:=MEDIAN([.$B24];[.$E24];[.$H24];[.$K24];[.$N24];[.$Q24];[.$T24])" office:value-type="float"/>
          <table:table-cell table:formula="of:=MEDIAN([.$C24];[.$F24];[.$I24];[.$L24];[.$O24];[.$R24];[.$U24])" office:value-type="float"/>
          <table:table-cell table:formula="of:=MEDIAN([.$D24];[.$G24];[.$J24];[.$M24];[.$P24];[.$S24];[.$V24])" office:value-type="float"/>
          <table:table-cell table:formula="of:=MAX([.$B24];[.$E24];[.$H24];[.$K24];[.$N24];[.$Q24];[.$T24])" office:value-type="float"/>
          <table:table-cell table:formula="of:=MAX([.$C24];[.$F24];[.$I24];[.$L24];[.$O24];[.$R24];[.$U24])" office:value-type="float"/>
          <table:table-cell table:formula="of:=MAX([.$D24];[.$G24];[.$J24];[.$M24];[.$P24];[.$S24];[.$V24])" office:value-type="float"/>
        </table:table-row>
        <table:table-row table:style-name="ro1">
          <table:table-cell office:value-type="string">
            <text:p>maze/maze_s3_a3_h9.lp</text:p>
          </table:table-cell>
          <table:table-cell office:value-type="float" office:value="0.0"/>
          <table:table-cell table:style-name="cellBest" office:value-type="float" office:value="13.0"/>
          <table:table-cell table:style-name="cellBest" office:value-type="float" office:value="3.0"/>
          <table:table-cell office:value-type="float" office:value="0.0"/>
          <table:table-cell office:value-type="float" office:value="32.0"/>
          <table:table-cell table:style-name="cellWorst" office:value-type="float" office:value="18.0"/>
          <table:table-cell office:value-type="float" office:value="0.0"/>
          <table:table-cell table:style-name="cellWorst" office:value-type="float" office:value="131.0"/>
          <table:table-cell office:value-type="float" office:value="4.0"/>
          <table:table-cell office:value-type="float" office:value="0.0"/>
          <table:table-cell office:value-type="float" office:value="35.0"/>
          <table:table-cell office:value-type="float" office:value="4.0"/>
          <table:table-cell office:value-type="float" office:value="0.0"/>
          <table:table-cell office:value-type="float" office:value="14.0"/>
          <table:table-cell table:style-name="cellBest" office:value-type="float" office:value="3.0"/>
          <table:table-cell office:value-type="float" office:value="0.0"/>
          <table:table-cell office:value-type="float" office:value="32.0"/>
          <table:table-cell table:style-name="cellWorst" office:value-type="float" office:value="18.0"/>
          <table:table-cell office:value-type="float" office:value="0.0"/>
          <table:table-cell office:value-type="float" office:value="33.0"/>
          <table:table-cell office:value-type="float" office:value="4.0"/>
          <table:table-cell table:formula="of:=MIN([.$B25];[.$E25];[.$H25];[.$K25];[.$N25];[.$Q25];[.$T25])" office:value-type="float"/>
          <table:table-cell table:formula="of:=MIN([.$C25];[.$F25];[.$I25];[.$L25];[.$O25];[.$R25];[.$U25])" office:value-type="float"/>
          <table:table-cell table:formula="of:=MIN([.$D25];[.$G25];[.$J25];[.$M25];[.$P25];[.$S25];[.$V25])" office:value-type="float"/>
          <table:table-cell table:formula="of:=MEDIAN([.$B25];[.$E25];[.$H25];[.$K25];[.$N25];[.$Q25];[.$T25])" office:value-type="float"/>
          <table:table-cell table:formula="of:=MEDIAN([.$C25];[.$F25];[.$I25];[.$L25];[.$O25];[.$R25];[.$U25])" office:value-type="float"/>
          <table:table-cell table:formula="of:=MEDIAN([.$D25];[.$G25];[.$J25];[.$M25];[.$P25];[.$S25];[.$V25])" office:value-type="float"/>
          <table:table-cell table:formula="of:=MAX([.$B25];[.$E25];[.$H25];[.$K25];[.$N25];[.$Q25];[.$T25])" office:value-type="float"/>
          <table:table-cell table:formula="of:=MAX([.$C25];[.$F25];[.$I25];[.$L25];[.$O25];[.$R25];[.$U25])" office:value-type="float"/>
          <table:table-cell table:formula="of:=MAX([.$D25];[.$G25];[.$J25];[.$M25];[.$P25];[.$S25];[.$V25])" office:value-type="float"/>
        </table:table-row>
        <table:table-row table:style-name="ro1">
          <table:table-cell office:value-type="string">
            <text:p>maze/maze_s3_a4_h4.lp</text:p>
          </table:table-cell>
          <table:table-cell office:value-type="float" office:value="0.0"/>
          <table:table-cell table:style-name="cellBest" office:value-type="float" office:value="6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.0"/>
          <table:table-cell office:value-type="float" office:value="0.0"/>
          <table:table-cell table:style-name="cellWorst" office:value-type="float" office:value="47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.0"/>
          <table:table-cell office:value-type="float" office:value="0.0"/>
          <table:table-cell table:style-name="cellBest" office:value-type="float" office:value="6.0"/>
          <table:table-cell office:value-type="float" office:value="0.0"/>
          <table:table-cell table:formula="of:=MIN([.$B26];[.$E26];[.$H26];[.$K26];[.$N26];[.$Q26];[.$T26])" office:value-type="float"/>
          <table:table-cell table:formula="of:=MIN([.$C26];[.$F26];[.$I26];[.$L26];[.$O26];[.$R26];[.$U26])" office:value-type="float"/>
          <table:table-cell table:formula="of:=MIN([.$D26];[.$G26];[.$J26];[.$M26];[.$P26];[.$S26];[.$V26])" office:value-type="float"/>
          <table:table-cell table:formula="of:=MEDIAN([.$B26];[.$E26];[.$H26];[.$K26];[.$N26];[.$Q26];[.$T26])" office:value-type="float"/>
          <table:table-cell table:formula="of:=MEDIAN([.$C26];[.$F26];[.$I26];[.$L26];[.$O26];[.$R26];[.$U26])" office:value-type="float"/>
          <table:table-cell table:formula="of:=MEDIAN([.$D26];[.$G26];[.$J26];[.$M26];[.$P26];[.$S26];[.$V26])" office:value-type="float"/>
          <table:table-cell table:formula="of:=MAX([.$B26];[.$E26];[.$H26];[.$K26];[.$N26];[.$Q26];[.$T26])" office:value-type="float"/>
          <table:table-cell table:formula="of:=MAX([.$C26];[.$F26];[.$I26];[.$L26];[.$O26];[.$R26];[.$U26])" office:value-type="float"/>
          <table:table-cell table:formula="of:=MAX([.$D26];[.$G26];[.$J26];[.$M26];[.$P26];[.$S26];[.$V26])" office:value-type="float"/>
        </table:table-row>
        <table:table-row table:style-name="ro1">
          <table:table-cell office:value-type="string">
            <text:p>maze/maze_s3_a5_h6.lp</text:p>
          </table:table-cell>
          <table:table-cell office:value-type="float" office:value="0.0"/>
          <table:table-cell table:style-name="cellBest" office:value-type="float" office:value="10.0"/>
          <table:table-cell table:style-name="cellBest" office:value-type="float" office:value="6.0"/>
          <table:table-cell office:value-type="float" office:value="0.0"/>
          <table:table-cell office:value-type="float" office:value="28.0"/>
          <table:table-cell table:style-name="cellWorst" office:value-type="float" office:value="19.0"/>
          <table:table-cell office:value-type="float" office:value="0.0"/>
          <table:table-cell table:style-name="cellWorst" office:value-type="float" office:value="77.0"/>
          <table:table-cell office:value-type="float" office:value="12.0"/>
          <table:table-cell office:value-type="float" office:value="0.0"/>
          <table:table-cell office:value-type="float" office:value="43.0"/>
          <table:table-cell office:value-type="float" office:value="8.0"/>
          <table:table-cell office:value-type="float" office:value="0.0"/>
          <table:table-cell office:value-type="float" office:value="28.0"/>
          <table:table-cell table:style-name="cellWorst" office:value-type="float" office:value="19.0"/>
          <table:table-cell office:value-type="float" office:value="0.0"/>
          <table:table-cell office:value-type="float" office:value="28.0"/>
          <table:table-cell table:style-name="cellWorst" office:value-type="float" office:value="19.0"/>
          <table:table-cell office:value-type="float" office:value="0.0"/>
          <table:table-cell office:value-type="float" office:value="39.0"/>
          <table:table-cell office:value-type="float" office:value="8.0"/>
          <table:table-cell table:formula="of:=MIN([.$B27];[.$E27];[.$H27];[.$K27];[.$N27];[.$Q27];[.$T27])" office:value-type="float"/>
          <table:table-cell table:formula="of:=MIN([.$C27];[.$F27];[.$I27];[.$L27];[.$O27];[.$R27];[.$U27])" office:value-type="float"/>
          <table:table-cell table:formula="of:=MIN([.$D27];[.$G27];[.$J27];[.$M27];[.$P27];[.$S27];[.$V27])" office:value-type="float"/>
          <table:table-cell table:formula="of:=MEDIAN([.$B27];[.$E27];[.$H27];[.$K27];[.$N27];[.$Q27];[.$T27])" office:value-type="float"/>
          <table:table-cell table:formula="of:=MEDIAN([.$C27];[.$F27];[.$I27];[.$L27];[.$O27];[.$R27];[.$U27])" office:value-type="float"/>
          <table:table-cell table:formula="of:=MEDIAN([.$D27];[.$G27];[.$J27];[.$M27];[.$P27];[.$S27];[.$V27])" office:value-type="float"/>
          <table:table-cell table:formula="of:=MAX([.$B27];[.$E27];[.$H27];[.$K27];[.$N27];[.$Q27];[.$T27])" office:value-type="float"/>
          <table:table-cell table:formula="of:=MAX([.$C27];[.$F27];[.$I27];[.$L27];[.$O27];[.$R27];[.$U27])" office:value-type="float"/>
          <table:table-cell table:formula="of:=MAX([.$D27];[.$G27];[.$J27];[.$M27];[.$P27];[.$S27];[.$V27])" office:value-type="float"/>
        </table:table-row>
        <table:table-row table:style-name="ro1">
          <table:table-cell office:value-type="string">
            <text:p>maze/maze_s3_a6_h11.lp</text:p>
          </table:table-cell>
          <table:table-cell office:value-type="float" office:value="0.17"/>
          <table:table-cell table:style-name="cellWorst" office:value-type="float" office:value="9387.0"/>
          <table:table-cell table:style-name="cellWorst" office:value-type="float" office:value="4162.0"/>
          <table:table-cell office:value-type="float" office:value="0.06"/>
          <table:table-cell office:value-type="float" office:value="2064.0"/>
          <table:table-cell office:value-type="float" office:value="1525.0"/>
          <table:table-cell office:value-type="float" office:value="0.06"/>
          <table:table-cell office:value-type="float" office:value="2543.0"/>
          <table:table-cell office:value-type="float" office:value="1492.0"/>
          <table:table-cell office:value-type="float" office:value="0.04"/>
          <table:table-cell office:value-type="float" office:value="1977.0"/>
          <table:table-cell office:value-type="float" office:value="1066.0"/>
          <table:table-cell office:value-type="float" office:value="0.15"/>
          <table:table-cell office:value-type="float" office:value="7317.0"/>
          <table:table-cell office:value-type="float" office:value="3589.0"/>
          <table:table-cell office:value-type="float" office:value="0.05"/>
          <table:table-cell office:value-type="float" office:value="2064.0"/>
          <table:table-cell office:value-type="float" office:value="1525.0"/>
          <table:table-cell office:value-type="float" office:value="0.03"/>
          <table:table-cell table:style-name="cellBest" office:value-type="float" office:value="1371.0"/>
          <table:table-cell table:style-name="cellBest" office:value-type="float" office:value="797.0"/>
          <table:table-cell table:formula="of:=MIN([.$B28];[.$E28];[.$H28];[.$K28];[.$N28];[.$Q28];[.$T28])" office:value-type="float"/>
          <table:table-cell table:formula="of:=MIN([.$C28];[.$F28];[.$I28];[.$L28];[.$O28];[.$R28];[.$U28])" office:value-type="float"/>
          <table:table-cell table:formula="of:=MIN([.$D28];[.$G28];[.$J28];[.$M28];[.$P28];[.$S28];[.$V28])" office:value-type="float"/>
          <table:table-cell table:formula="of:=MEDIAN([.$B28];[.$E28];[.$H28];[.$K28];[.$N28];[.$Q28];[.$T28])" office:value-type="float"/>
          <table:table-cell table:formula="of:=MEDIAN([.$C28];[.$F28];[.$I28];[.$L28];[.$O28];[.$R28];[.$U28])" office:value-type="float"/>
          <table:table-cell table:formula="of:=MEDIAN([.$D28];[.$G28];[.$J28];[.$M28];[.$P28];[.$S28];[.$V28])" office:value-type="float"/>
          <table:table-cell table:formula="of:=MAX([.$B28];[.$E28];[.$H28];[.$K28];[.$N28];[.$Q28];[.$T28])" office:value-type="float"/>
          <table:table-cell table:formula="of:=MAX([.$C28];[.$F28];[.$I28];[.$L28];[.$O28];[.$R28];[.$U28])" office:value-type="float"/>
          <table:table-cell table:formula="of:=MAX([.$D28];[.$G28];[.$J28];[.$M28];[.$P28];[.$S28];[.$V28])" office:value-type="float"/>
        </table:table-row>
        <table:table-row table:style-name="ro1">
          <table:table-cell office:value-type="string">
            <text:p>maze/maze_s3_a7_h12.lp</text:p>
          </table:table-cell>
          <table:table-cell office:value-type="float" office:value="0.15"/>
          <table:table-cell table:style-name="cellWorst" office:value-type="float" office:value="12925.0"/>
          <table:table-cell table:style-name="cellWorst" office:value-type="float" office:value="2962.0"/>
          <table:table-cell office:value-type="float" office:value="0.02"/>
          <table:table-cell table:style-name="cellBest" office:value-type="float" office:value="809.0"/>
          <table:table-cell office:value-type="float" office:value="532.0"/>
          <table:table-cell office:value-type="float" office:value="0.02"/>
          <table:table-cell office:value-type="float" office:value="1717.0"/>
          <table:table-cell office:value-type="float" office:value="729.0"/>
          <table:table-cell office:value-type="float" office:value="0.01"/>
          <table:table-cell office:value-type="float" office:value="1000.0"/>
          <table:table-cell table:style-name="cellBest" office:value-type="float" office:value="449.0"/>
          <table:table-cell office:value-type="float" office:value="0.05"/>
          <table:table-cell office:value-type="float" office:value="3565.0"/>
          <table:table-cell office:value-type="float" office:value="1662.0"/>
          <table:table-cell office:value-type="float" office:value="0.01"/>
          <table:table-cell table:style-name="cellBest" office:value-type="float" office:value="809.0"/>
          <table:table-cell office:value-type="float" office:value="532.0"/>
          <table:table-cell office:value-type="float" office:value="0.02"/>
          <table:table-cell office:value-type="float" office:value="1448.0"/>
          <table:table-cell office:value-type="float" office:value="753.0"/>
          <table:table-cell table:formula="of:=MIN([.$B29];[.$E29];[.$H29];[.$K29];[.$N29];[.$Q29];[.$T29])" office:value-type="float"/>
          <table:table-cell table:formula="of:=MIN([.$C29];[.$F29];[.$I29];[.$L29];[.$O29];[.$R29];[.$U29])" office:value-type="float"/>
          <table:table-cell table:formula="of:=MIN([.$D29];[.$G29];[.$J29];[.$M29];[.$P29];[.$S29];[.$V29])" office:value-type="float"/>
          <table:table-cell table:formula="of:=MEDIAN([.$B29];[.$E29];[.$H29];[.$K29];[.$N29];[.$Q29];[.$T29])" office:value-type="float"/>
          <table:table-cell table:formula="of:=MEDIAN([.$C29];[.$F29];[.$I29];[.$L29];[.$O29];[.$R29];[.$U29])" office:value-type="float"/>
          <table:table-cell table:formula="of:=MEDIAN([.$D29];[.$G29];[.$J29];[.$M29];[.$P29];[.$S29];[.$V29])" office:value-type="float"/>
          <table:table-cell table:formula="of:=MAX([.$B29];[.$E29];[.$H29];[.$K29];[.$N29];[.$Q29];[.$T29])" office:value-type="float"/>
          <table:table-cell table:formula="of:=MAX([.$C29];[.$F29];[.$I29];[.$L29];[.$O29];[.$R29];[.$U29])" office:value-type="float"/>
          <table:table-cell table:formula="of:=MAX([.$D29];[.$G29];[.$J29];[.$M29];[.$P29];[.$S29];[.$V29])" office:value-type="float"/>
        </table:table-row>
        <table:table-row table:style-name="ro1">
          <table:table-cell office:value-type="string">
            <text:p>maze/maze_s3_a8_h15.lp</text:p>
          </table:table-cell>
          <table:table-cell office:value-type="float" office:value="54.63"/>
          <table:table-cell office:value-type="float" office:value="1553771.0"/>
          <table:table-cell office:value-type="float" office:value="611388.0"/>
          <table:table-cell office:value-type="float" office:value="2.07"/>
          <table:table-cell office:value-type="float" office:value="51956.0"/>
          <table:table-cell office:value-type="float" office:value="38869.0"/>
          <table:table-cell table:style-name="cellWorst" office:value-type="float" office:value="235.43"/>
          <table:table-cell table:style-name="cellWorst" office:value-type="float" office:value="7228658.0"/>
          <table:table-cell table:style-name="cellWorst" office:value-type="float" office:value="4350073.0"/>
          <table:table-cell office:value-type="float" office:value="2.32"/>
          <table:table-cell office:value-type="float" office:value="59737.0"/>
          <table:table-cell office:value-type="float" office:value="42098.0"/>
          <table:table-cell office:value-type="float" office:value="2.05"/>
          <table:table-cell office:value-type="float" office:value="55786.0"/>
          <table:table-cell office:value-type="float" office:value="36906.0"/>
          <table:table-cell office:value-type="float" office:value="2.13"/>
          <table:table-cell office:value-type="float" office:value="51956.0"/>
          <table:table-cell office:value-type="float" office:value="38869.0"/>
          <table:table-cell table:style-name="cellBest" office:value-type="float" office:value="0.96"/>
          <table:table-cell table:style-name="cellBest" office:value-type="float" office:value="33250.0"/>
          <table:table-cell table:style-name="cellBest" office:value-type="float" office:value="21746.0"/>
          <table:table-cell table:formula="of:=MIN([.$B30];[.$E30];[.$H30];[.$K30];[.$N30];[.$Q30];[.$T30])" office:value-type="float"/>
          <table:table-cell table:formula="of:=MIN([.$C30];[.$F30];[.$I30];[.$L30];[.$O30];[.$R30];[.$U30])" office:value-type="float"/>
          <table:table-cell table:formula="of:=MIN([.$D30];[.$G30];[.$J30];[.$M30];[.$P30];[.$S30];[.$V30])" office:value-type="float"/>
          <table:table-cell table:formula="of:=MEDIAN([.$B30];[.$E30];[.$H30];[.$K30];[.$N30];[.$Q30];[.$T30])" office:value-type="float"/>
          <table:table-cell table:formula="of:=MEDIAN([.$C30];[.$F30];[.$I30];[.$L30];[.$O30];[.$R30];[.$U30])" office:value-type="float"/>
          <table:table-cell table:formula="of:=MEDIAN([.$D30];[.$G30];[.$J30];[.$M30];[.$P30];[.$S30];[.$V30])" office:value-type="float"/>
          <table:table-cell table:formula="of:=MAX([.$B30];[.$E30];[.$H30];[.$K30];[.$N30];[.$Q30];[.$T30])" office:value-type="float"/>
          <table:table-cell table:formula="of:=MAX([.$C30];[.$F30];[.$I30];[.$L30];[.$O30];[.$R30];[.$U30])" office:value-type="float"/>
          <table:table-cell table:formula="of:=MAX([.$D30];[.$G30];[.$J30];[.$M30];[.$P30];[.$S30];[.$V30])" office:value-type="float"/>
        </table:table-row>
        <table:table-row table:style-name="ro1">
          <table:table-cell office:value-type="string">
            <text:p>maze/maze_s3_a9_h20.lp</text:p>
          </table:table-cell>
          <table:table-cell table:style-name="cellWorst" office:value-type="float" office:value="21600.0"/>
          <table:table-cell office:value-type="float" office:value="97545763.0"/>
          <table:table-cell office:value-type="float" office:value="67368754.0"/>
          <table:table-cell office:value-type="float" office:value="287.63"/>
          <table:table-cell office:value-type="float" office:value="2022021.0"/>
          <table:table-cell office:value-type="float" office:value="1684932.0"/>
          <table:table-cell office:value-type="float" office:value="711.56"/>
          <table:table-cell office:value-type="float" office:value="4927251.0"/>
          <table:table-cell office:value-type="float" office:value="4067690.0"/>
          <table:table-cell office:value-type="float" office:value="76.83"/>
          <table:table-cell table:style-name="cellBest" office:value-type="float" office:value="732303.0"/>
          <table:table-cell table:style-name="cellBest" office:value-type="float" office:value="565731.0"/>
          <table:table-cell table:style-name="cellWorst" office:value-type="float" office:value="21600.0"/>
          <table:table-cell table:style-name="cellWorst" office:value-type="float" office:value="110987164.0"/>
          <table:table-cell table:style-name="cellWorst" office:value-type="float" office:value="90669488.0"/>
          <table:table-cell office:value-type="float" office:value="265.78"/>
          <table:table-cell office:value-type="float" office:value="2022021.0"/>
          <table:table-cell office:value-type="float" office:value="1684932.0"/>
          <table:table-cell table:style-name="cellBest" office:value-type="float" office:value="63.94"/>
          <table:table-cell office:value-type="float" office:value="798948.0"/>
          <table:table-cell office:value-type="float" office:value="630024.0"/>
          <table:table-cell table:formula="of:=MIN([.$B31];[.$E31];[.$H31];[.$K31];[.$N31];[.$Q31];[.$T31])" office:value-type="float"/>
          <table:table-cell table:formula="of:=MIN([.$C31];[.$F31];[.$I31];[.$L31];[.$O31];[.$R31];[.$U31])" office:value-type="float"/>
          <table:table-cell table:formula="of:=MIN([.$D31];[.$G31];[.$J31];[.$M31];[.$P31];[.$S31];[.$V31])" office:value-type="float"/>
          <table:table-cell table:formula="of:=MEDIAN([.$B31];[.$E31];[.$H31];[.$K31];[.$N31];[.$Q31];[.$T31])" office:value-type="float"/>
          <table:table-cell table:formula="of:=MEDIAN([.$C31];[.$F31];[.$I31];[.$L31];[.$O31];[.$R31];[.$U31])" office:value-type="float"/>
          <table:table-cell table:formula="of:=MEDIAN([.$D31];[.$G31];[.$J31];[.$M31];[.$P31];[.$S31];[.$V31])" office:value-type="float"/>
          <table:table-cell table:formula="of:=MAX([.$B31];[.$E31];[.$H31];[.$K31];[.$N31];[.$Q31];[.$T31])" office:value-type="float"/>
          <table:table-cell table:formula="of:=MAX([.$C31];[.$F31];[.$I31];[.$L31];[.$O31];[.$R31];[.$U31])" office:value-type="float"/>
          <table:table-cell table:formula="of:=MAX([.$D31];[.$G31];[.$J31];[.$M31];[.$P31];[.$S31];[.$V31])" office:value-type="float"/>
        </table:table-row>
        <table:table-row table:style-name="ro1">
          <table:table-cell office:value-type="string">
            <text:p>maze/maze_s4_a10_h32.lp</text:p>
          </table:table-cell>
          <table:table-cell office:value-type="float" office:value="1666.97"/>
          <table:table-cell office:value-type="float" office:value="74181104.0"/>
          <table:table-cell office:value-type="float" office:value="4574171.0"/>
          <table:table-cell office:value-type="float" office:value="0.47"/>
          <table:table-cell office:value-type="float" office:value="8428.0"/>
          <table:table-cell office:value-type="float" office:value="5598.0"/>
          <table:table-cell office:value-type="float" office:value="1.69"/>
          <table:table-cell office:value-type="float" office:value="60323.0"/>
          <table:table-cell office:value-type="float" office:value="12908.0"/>
          <table:table-cell office:value-type="float" office:value="0.64"/>
          <table:table-cell office:value-type="float" office:value="24132.0"/>
          <table:table-cell office:value-type="float" office:value="5017.0"/>
          <table:table-cell table:style-name="cellWorst" office:value-type="float" office:value="21600.0"/>
          <table:table-cell table:style-name="cellWorst" office:value-type="float" office:value="331498746.0"/>
          <table:table-cell table:style-name="cellWorst" office:value-type="float" office:value="60989786.0"/>
          <table:table-cell office:value-type="float" office:value="0.4"/>
          <table:table-cell office:value-type="float" office:value="8428.0"/>
          <table:table-cell office:value-type="float" office:value="5598.0"/>
          <table:table-cell table:style-name="cellBest" office:value-type="float" office:value="0.16"/>
          <table:table-cell table:style-name="cellBest" office:value-type="float" office:value="7563.0"/>
          <table:table-cell table:style-name="cellBest" office:value-type="float" office:value="1932.0"/>
          <table:table-cell table:formula="of:=MIN([.$B32];[.$E32];[.$H32];[.$K32];[.$N32];[.$Q32];[.$T32])" office:value-type="float"/>
          <table:table-cell table:formula="of:=MIN([.$C32];[.$F32];[.$I32];[.$L32];[.$O32];[.$R32];[.$U32])" office:value-type="float"/>
          <table:table-cell table:formula="of:=MIN([.$D32];[.$G32];[.$J32];[.$M32];[.$P32];[.$S32];[.$V32])" office:value-type="float"/>
          <table:table-cell table:formula="of:=MEDIAN([.$B32];[.$E32];[.$H32];[.$K32];[.$N32];[.$Q32];[.$T32])" office:value-type="float"/>
          <table:table-cell table:formula="of:=MEDIAN([.$C32];[.$F32];[.$I32];[.$L32];[.$O32];[.$R32];[.$U32])" office:value-type="float"/>
          <table:table-cell table:formula="of:=MEDIAN([.$D32];[.$G32];[.$J32];[.$M32];[.$P32];[.$S32];[.$V32])" office:value-type="float"/>
          <table:table-cell table:formula="of:=MAX([.$B32];[.$E32];[.$H32];[.$K32];[.$N32];[.$Q32];[.$T32])" office:value-type="float"/>
          <table:table-cell table:formula="of:=MAX([.$C32];[.$F32];[.$I32];[.$L32];[.$O32];[.$R32];[.$U32])" office:value-type="float"/>
          <table:table-cell table:formula="of:=MAX([.$D32];[.$G32];[.$J32];[.$M32];[.$P32];[.$S32];[.$V32])" office:value-type="float"/>
        </table:table-row>
        <table:table-row table:style-name="ro1">
          <table:table-cell office:value-type="string">
            <text:p>maze/maze_s4_a1_h1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3];[.$E33];[.$H33];[.$K33];[.$N33];[.$Q33];[.$T33])" office:value-type="float"/>
          <table:table-cell table:formula="of:=MIN([.$C33];[.$F33];[.$I33];[.$L33];[.$O33];[.$R33];[.$U33])" office:value-type="float"/>
          <table:table-cell table:formula="of:=MIN([.$D33];[.$G33];[.$J33];[.$M33];[.$P33];[.$S33];[.$V33])" office:value-type="float"/>
          <table:table-cell table:formula="of:=MEDIAN([.$B33];[.$E33];[.$H33];[.$K33];[.$N33];[.$Q33];[.$T33])" office:value-type="float"/>
          <table:table-cell table:formula="of:=MEDIAN([.$C33];[.$F33];[.$I33];[.$L33];[.$O33];[.$R33];[.$U33])" office:value-type="float"/>
          <table:table-cell table:formula="of:=MEDIAN([.$D33];[.$G33];[.$J33];[.$M33];[.$P33];[.$S33];[.$V33])" office:value-type="float"/>
          <table:table-cell table:formula="of:=MAX([.$B33];[.$E33];[.$H33];[.$K33];[.$N33];[.$Q33];[.$T33])" office:value-type="float"/>
          <table:table-cell table:formula="of:=MAX([.$C33];[.$F33];[.$I33];[.$L33];[.$O33];[.$R33];[.$U33])" office:value-type="float"/>
          <table:table-cell table:formula="of:=MAX([.$D33];[.$G33];[.$J33];[.$M33];[.$P33];[.$S33];[.$V33])" office:value-type="float"/>
        </table:table-row>
        <table:table-row table:style-name="ro1">
          <table:table-cell office:value-type="string">
            <text:p>maze/maze_s4_a2_h10.lp</text:p>
          </table:table-cell>
          <table:table-cell office:value-type="float" office:value="0.0"/>
          <table:table-cell table:style-name="cellBest" office:value-type="float" office:value="8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table:style-name="cellWorst" office:value-type="float" office:value="116.0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table:style-name="cellBest" office:value-type="float" office:value="8.0"/>
          <table:table-cell office:value-type="float" office:value="0.0"/>
          <table:table-cell table:formula="of:=MIN([.$B34];[.$E34];[.$H34];[.$K34];[.$N34];[.$Q34];[.$T34])" office:value-type="float"/>
          <table:table-cell table:formula="of:=MIN([.$C34];[.$F34];[.$I34];[.$L34];[.$O34];[.$R34];[.$U34])" office:value-type="float"/>
          <table:table-cell table:formula="of:=MIN([.$D34];[.$G34];[.$J34];[.$M34];[.$P34];[.$S34];[.$V34])" office:value-type="float"/>
          <table:table-cell table:formula="of:=MEDIAN([.$B34];[.$E34];[.$H34];[.$K34];[.$N34];[.$Q34];[.$T34])" office:value-type="float"/>
          <table:table-cell table:formula="of:=MEDIAN([.$C34];[.$F34];[.$I34];[.$L34];[.$O34];[.$R34];[.$U34])" office:value-type="float"/>
          <table:table-cell table:formula="of:=MEDIAN([.$D34];[.$G34];[.$J34];[.$M34];[.$P34];[.$S34];[.$V34])" office:value-type="float"/>
          <table:table-cell table:formula="of:=MAX([.$B34];[.$E34];[.$H34];[.$K34];[.$N34];[.$Q34];[.$T34])" office:value-type="float"/>
          <table:table-cell table:formula="of:=MAX([.$C34];[.$F34];[.$I34];[.$L34];[.$O34];[.$R34];[.$U34])" office:value-type="float"/>
          <table:table-cell table:formula="of:=MAX([.$D34];[.$G34];[.$J34];[.$M34];[.$P34];[.$S34];[.$V34])" office:value-type="float"/>
        </table:table-row>
        <table:table-row table:style-name="ro1">
          <table:table-cell office:value-type="string">
            <text:p>maze/maze_s4_a3_h19.lp</text:p>
          </table:table-cell>
          <table:table-cell office:value-type="float" office:value="0.0"/>
          <table:table-cell office:value-type="float" office:value="381.0"/>
          <table:table-cell office:value-type="float" office:value="69.0"/>
          <table:table-cell office:value-type="float" office:value="0.0"/>
          <table:table-cell office:value-type="float" office:value="102.0"/>
          <table:table-cell office:value-type="float" office:value="58.0"/>
          <table:table-cell office:value-type="float" office:value="0.01"/>
          <table:table-cell office:value-type="float" office:value="287.0"/>
          <table:table-cell table:style-name="cellBest" office:value-type="float" office:value="12.0"/>
          <table:table-cell office:value-type="float" office:value="0.0"/>
          <table:table-cell office:value-type="float" office:value="64.0"/>
          <table:table-cell table:style-name="cellBest" office:value-type="float" office:value="12.0"/>
          <table:table-cell office:value-type="float" office:value="0.01"/>
          <table:table-cell table:style-name="cellWorst" office:value-type="float" office:value="568.0"/>
          <table:table-cell table:style-name="cellWorst" office:value-type="float" office:value="170.0"/>
          <table:table-cell office:value-type="float" office:value="0.0"/>
          <table:table-cell office:value-type="float" office:value="102.0"/>
          <table:table-cell office:value-type="float" office:value="58.0"/>
          <table:table-cell office:value-type="float" office:value="0.0"/>
          <table:table-cell table:style-name="cellBest" office:value-type="float" office:value="63.0"/>
          <table:table-cell table:style-name="cellBest" office:value-type="float" office:value="12.0"/>
          <table:table-cell table:formula="of:=MIN([.$B35];[.$E35];[.$H35];[.$K35];[.$N35];[.$Q35];[.$T35])" office:value-type="float"/>
          <table:table-cell table:formula="of:=MIN([.$C35];[.$F35];[.$I35];[.$L35];[.$O35];[.$R35];[.$U35])" office:value-type="float"/>
          <table:table-cell table:formula="of:=MIN([.$D35];[.$G35];[.$J35];[.$M35];[.$P35];[.$S35];[.$V35])" office:value-type="float"/>
          <table:table-cell table:formula="of:=MEDIAN([.$B35];[.$E35];[.$H35];[.$K35];[.$N35];[.$Q35];[.$T35])" office:value-type="float"/>
          <table:table-cell table:formula="of:=MEDIAN([.$C35];[.$F35];[.$I35];[.$L35];[.$O35];[.$R35];[.$U35])" office:value-type="float"/>
          <table:table-cell table:formula="of:=MEDIAN([.$D35];[.$G35];[.$J35];[.$M35];[.$P35];[.$S35];[.$V35])" office:value-type="float"/>
          <table:table-cell table:formula="of:=MAX([.$B35];[.$E35];[.$H35];[.$K35];[.$N35];[.$Q35];[.$T35])" office:value-type="float"/>
          <table:table-cell table:formula="of:=MAX([.$C35];[.$F35];[.$I35];[.$L35];[.$O35];[.$R35];[.$U35])" office:value-type="float"/>
          <table:table-cell table:formula="of:=MAX([.$D35];[.$G35];[.$J35];[.$M35];[.$P35];[.$S35];[.$V35])" office:value-type="float"/>
        </table:table-row>
        <table:table-row table:style-name="ro1">
          <table:table-cell office:value-type="string">
            <text:p>maze/maze_s4_a4_h27.lp</text:p>
          </table:table-cell>
          <table:table-cell office:value-type="float" office:value="0.01"/>
          <table:table-cell office:value-type="float" office:value="354.0"/>
          <table:table-cell office:value-type="float" office:value="84.0"/>
          <table:table-cell office:value-type="float" office:value="0.02"/>
          <table:table-cell office:value-type="float" office:value="710.0"/>
          <table:table-cell office:value-type="float" office:value="469.0"/>
          <table:table-cell office:value-type="float" office:value="0.02"/>
          <table:table-cell office:value-type="float" office:value="592.0"/>
          <table:table-cell table:style-name="cellBest" office:value-type="float" office:value="67.0"/>
          <table:table-cell office:value-type="float" office:value="0.01"/>
          <table:table-cell table:style-name="cellBest" office:value-type="float" office:value="235.0"/>
          <table:table-cell office:value-type="float" office:value="71.0"/>
          <table:table-cell office:value-type="float" office:value="0.06"/>
          <table:table-cell table:style-name="cellWorst" office:value-type="float" office:value="5085.0"/>
          <table:table-cell table:style-name="cellWorst" office:value-type="float" office:value="574.0"/>
          <table:table-cell office:value-type="float" office:value="0.02"/>
          <table:table-cell office:value-type="float" office:value="710.0"/>
          <table:table-cell office:value-type="float" office:value="469.0"/>
          <table:table-cell office:value-type="float" office:value="0.01"/>
          <table:table-cell office:value-type="float" office:value="249.0"/>
          <table:table-cell office:value-type="float" office:value="75.0"/>
          <table:table-cell table:formula="of:=MIN([.$B36];[.$E36];[.$H36];[.$K36];[.$N36];[.$Q36];[.$T36])" office:value-type="float"/>
          <table:table-cell table:formula="of:=MIN([.$C36];[.$F36];[.$I36];[.$L36];[.$O36];[.$R36];[.$U36])" office:value-type="float"/>
          <table:table-cell table:formula="of:=MIN([.$D36];[.$G36];[.$J36];[.$M36];[.$P36];[.$S36];[.$V36])" office:value-type="float"/>
          <table:table-cell table:formula="of:=MEDIAN([.$B36];[.$E36];[.$H36];[.$K36];[.$N36];[.$Q36];[.$T36])" office:value-type="float"/>
          <table:table-cell table:formula="of:=MEDIAN([.$C36];[.$F36];[.$I36];[.$L36];[.$O36];[.$R36];[.$U36])" office:value-type="float"/>
          <table:table-cell table:formula="of:=MEDIAN([.$D36];[.$G36];[.$J36];[.$M36];[.$P36];[.$S36];[.$V36])" office:value-type="float"/>
          <table:table-cell table:formula="of:=MAX([.$B36];[.$E36];[.$H36];[.$K36];[.$N36];[.$Q36];[.$T36])" office:value-type="float"/>
          <table:table-cell table:formula="of:=MAX([.$C36];[.$F36];[.$I36];[.$L36];[.$O36];[.$R36];[.$U36])" office:value-type="float"/>
          <table:table-cell table:formula="of:=MAX([.$D36];[.$G36];[.$J36];[.$M36];[.$P36];[.$S36];[.$V36])" office:value-type="float"/>
        </table:table-row>
        <table:table-row table:style-name="ro1">
          <table:table-cell office:value-type="string">
            <text:p>maze/maze_s4_a5_h30.lp</text:p>
          </table:table-cell>
          <table:table-cell office:value-type="float" office:value="2.46"/>
          <table:table-cell office:value-type="float" office:value="158214.0"/>
          <table:table-cell office:value-type="float" office:value="16529.0"/>
          <table:table-cell office:value-type="float" office:value="0.14"/>
          <table:table-cell office:value-type="float" office:value="3049.0"/>
          <table:table-cell office:value-type="float" office:value="1830.0"/>
          <table:table-cell office:value-type="float" office:value="0.13"/>
          <table:table-cell office:value-type="float" office:value="4041.0"/>
          <table:table-cell office:value-type="float" office:value="1409.0"/>
          <table:table-cell table:style-name="cellBest" office:value-type="float" office:value="0.03"/>
          <table:table-cell table:style-name="cellBest" office:value-type="float" office:value="805.0"/>
          <table:table-cell table:style-name="cellBest" office:value-type="float" office:value="298.0"/>
          <table:table-cell table:style-name="cellWorst" office:value-type="float" office:value="109.02"/>
          <table:table-cell table:style-name="cellWorst" office:value-type="float" office:value="2030327.0"/>
          <table:table-cell table:style-name="cellWorst" office:value-type="float" office:value="451421.0"/>
          <table:table-cell office:value-type="float" office:value="0.13"/>
          <table:table-cell office:value-type="float" office:value="3049.0"/>
          <table:table-cell office:value-type="float" office:value="1830.0"/>
          <table:table-cell office:value-type="float" office:value="0.05"/>
          <table:table-cell office:value-type="float" office:value="1201.0"/>
          <table:table-cell office:value-type="float" office:value="424.0"/>
          <table:table-cell table:formula="of:=MIN([.$B37];[.$E37];[.$H37];[.$K37];[.$N37];[.$Q37];[.$T37])" office:value-type="float"/>
          <table:table-cell table:formula="of:=MIN([.$C37];[.$F37];[.$I37];[.$L37];[.$O37];[.$R37];[.$U37])" office:value-type="float"/>
          <table:table-cell table:formula="of:=MIN([.$D37];[.$G37];[.$J37];[.$M37];[.$P37];[.$S37];[.$V37])" office:value-type="float"/>
          <table:table-cell table:formula="of:=MEDIAN([.$B37];[.$E37];[.$H37];[.$K37];[.$N37];[.$Q37];[.$T37])" office:value-type="float"/>
          <table:table-cell table:formula="of:=MEDIAN([.$C37];[.$F37];[.$I37];[.$L37];[.$O37];[.$R37];[.$U37])" office:value-type="float"/>
          <table:table-cell table:formula="of:=MEDIAN([.$D37];[.$G37];[.$J37];[.$M37];[.$P37];[.$S37];[.$V37])" office:value-type="float"/>
          <table:table-cell table:formula="of:=MAX([.$B37];[.$E37];[.$H37];[.$K37];[.$N37];[.$Q37];[.$T37])" office:value-type="float"/>
          <table:table-cell table:formula="of:=MAX([.$C37];[.$F37];[.$I37];[.$L37];[.$O37];[.$R37];[.$U37])" office:value-type="float"/>
          <table:table-cell table:formula="of:=MAX([.$D37];[.$G37];[.$J37];[.$M37];[.$P37];[.$S37];[.$V37])" office:value-type="float"/>
        </table:table-row>
        <table:table-row table:style-name="ro1">
          <table:table-cell office:value-type="string">
            <text:p>maze/maze_s4_a6_h32.lp</text:p>
          </table:table-cell>
          <table:table-cell table:style-name="cellWorst" office:value-type="float" office:value="58.56"/>
          <table:table-cell table:style-name="cellWorst" office:value-type="float" office:value="3031177.0"/>
          <table:table-cell table:style-name="cellWorst" office:value-type="float" office:value="318601.0"/>
          <table:table-cell office:value-type="float" office:value="0.21"/>
          <table:table-cell office:value-type="float" office:value="4680.0"/>
          <table:table-cell office:value-type="float" office:value="3092.0"/>
          <table:table-cell office:value-type="float" office:value="0.16"/>
          <table:table-cell office:value-type="float" office:value="4562.0"/>
          <table:table-cell office:value-type="float" office:value="1916.0"/>
          <table:table-cell office:value-type="float" office:value="0.14"/>
          <table:table-cell office:value-type="float" office:value="3561.0"/>
          <table:table-cell office:value-type="float" office:value="1638.0"/>
          <table:table-cell table:style-name="cellBest" office:value-type="float" office:value="0.03"/>
          <table:table-cell table:style-name="cellBest" office:value-type="float" office:value="696.0"/>
          <table:table-cell table:style-name="cellBest" office:value-type="float" office:value="271.0"/>
          <table:table-cell office:value-type="float" office:value="0.19"/>
          <table:table-cell office:value-type="float" office:value="4680.0"/>
          <table:table-cell office:value-type="float" office:value="3092.0"/>
          <table:table-cell office:value-type="float" office:value="0.12"/>
          <table:table-cell office:value-type="float" office:value="3763.0"/>
          <table:table-cell office:value-type="float" office:value="2008.0"/>
          <table:table-cell table:formula="of:=MIN([.$B38];[.$E38];[.$H38];[.$K38];[.$N38];[.$Q38];[.$T38])" office:value-type="float"/>
          <table:table-cell table:formula="of:=MIN([.$C38];[.$F38];[.$I38];[.$L38];[.$O38];[.$R38];[.$U38])" office:value-type="float"/>
          <table:table-cell table:formula="of:=MIN([.$D38];[.$G38];[.$J38];[.$M38];[.$P38];[.$S38];[.$V38])" office:value-type="float"/>
          <table:table-cell table:formula="of:=MEDIAN([.$B38];[.$E38];[.$H38];[.$K38];[.$N38];[.$Q38];[.$T38])" office:value-type="float"/>
          <table:table-cell table:formula="of:=MEDIAN([.$C38];[.$F38];[.$I38];[.$L38];[.$O38];[.$R38];[.$U38])" office:value-type="float"/>
          <table:table-cell table:formula="of:=MEDIAN([.$D38];[.$G38];[.$J38];[.$M38];[.$P38];[.$S38];[.$V38])" office:value-type="float"/>
          <table:table-cell table:formula="of:=MAX([.$B38];[.$E38];[.$H38];[.$K38];[.$N38];[.$Q38];[.$T38])" office:value-type="float"/>
          <table:table-cell table:formula="of:=MAX([.$C38];[.$F38];[.$I38];[.$L38];[.$O38];[.$R38];[.$U38])" office:value-type="float"/>
          <table:table-cell table:formula="of:=MAX([.$D38];[.$G38];[.$J38];[.$M38];[.$P38];[.$S38];[.$V38])" office:value-type="float"/>
        </table:table-row>
        <table:table-row table:style-name="ro1">
          <table:table-cell office:value-type="string">
            <text:p>maze/maze_s4_a7_h28.lp</text:p>
          </table:table-cell>
          <table:table-cell office:value-type="float" office:value="0.01"/>
          <table:table-cell table:style-name="cellBest" office:value-type="float" office:value="498.0"/>
          <table:table-cell table:style-name="cellBest" office:value-type="float" office:value="105.0"/>
          <table:table-cell office:value-type="float" office:value="0.14"/>
          <table:table-cell office:value-type="float" office:value="3524.0"/>
          <table:table-cell office:value-type="float" office:value="2372.0"/>
          <table:table-cell office:value-type="float" office:value="0.46"/>
          <table:table-cell table:style-name="cellWorst" office:value-type="float" office:value="13951.0"/>
          <table:table-cell table:style-name="cellWorst" office:value-type="float" office:value="3869.0"/>
          <table:table-cell office:value-type="float" office:value="0.16"/>
          <table:table-cell office:value-type="float" office:value="5414.0"/>
          <table:table-cell office:value-type="float" office:value="2233.0"/>
          <table:table-cell office:value-type="float" office:value="0.14"/>
          <table:table-cell office:value-type="float" office:value="6461.0"/>
          <table:table-cell office:value-type="float" office:value="1412.0"/>
          <table:table-cell office:value-type="float" office:value="0.13"/>
          <table:table-cell office:value-type="float" office:value="3524.0"/>
          <table:table-cell office:value-type="float" office:value="2372.0"/>
          <table:table-cell office:value-type="float" office:value="0.05"/>
          <table:table-cell office:value-type="float" office:value="3104.0"/>
          <table:table-cell office:value-type="float" office:value="825.0"/>
          <table:table-cell table:formula="of:=MIN([.$B39];[.$E39];[.$H39];[.$K39];[.$N39];[.$Q39];[.$T39])" office:value-type="float"/>
          <table:table-cell table:formula="of:=MIN([.$C39];[.$F39];[.$I39];[.$L39];[.$O39];[.$R39];[.$U39])" office:value-type="float"/>
          <table:table-cell table:formula="of:=MIN([.$D39];[.$G39];[.$J39];[.$M39];[.$P39];[.$S39];[.$V39])" office:value-type="float"/>
          <table:table-cell table:formula="of:=MEDIAN([.$B39];[.$E39];[.$H39];[.$K39];[.$N39];[.$Q39];[.$T39])" office:value-type="float"/>
          <table:table-cell table:formula="of:=MEDIAN([.$C39];[.$F39];[.$I39];[.$L39];[.$O39];[.$R39];[.$U39])" office:value-type="float"/>
          <table:table-cell table:formula="of:=MEDIAN([.$D39];[.$G39];[.$J39];[.$M39];[.$P39];[.$S39];[.$V39])" office:value-type="float"/>
          <table:table-cell table:formula="of:=MAX([.$B39];[.$E39];[.$H39];[.$K39];[.$N39];[.$Q39];[.$T39])" office:value-type="float"/>
          <table:table-cell table:formula="of:=MAX([.$C39];[.$F39];[.$I39];[.$L39];[.$O39];[.$R39];[.$U39])" office:value-type="float"/>
          <table:table-cell table:formula="of:=MAX([.$D39];[.$G39];[.$J39];[.$M39];[.$P39];[.$S39];[.$V39])" office:value-type="float"/>
        </table:table-row>
        <table:table-row table:style-name="ro1">
          <table:table-cell office:value-type="string">
            <text:p>maze/maze_s4_a8_h14.lp</text:p>
          </table:table-cell>
          <table:table-cell office:value-type="float" office:value="0.0"/>
          <table:table-cell office:value-type="float" office:value="243.0"/>
          <table:table-cell office:value-type="float" office:value="17.0"/>
          <table:table-cell office:value-type="float" office:value="0.0"/>
          <table:table-cell office:value-type="float" office:value="163.0"/>
          <table:table-cell office:value-type="float" office:value="20.0"/>
          <table:table-cell office:value-type="float" office:value="0.01"/>
          <table:table-cell table:style-name="cellWorst" office:value-type="float" office:value="427.0"/>
          <table:table-cell office:value-type="float" office:value="22.0"/>
          <table:table-cell office:value-type="float" office:value="0.0"/>
          <table:table-cell office:value-type="float" office:value="108.0"/>
          <table:table-cell table:style-name="cellWorst" office:value-type="float" office:value="30.0"/>
          <table:table-cell office:value-type="float" office:value="0.0"/>
          <table:table-cell table:style-name="cellBest" office:value-type="float" office:value="90.0"/>
          <table:table-cell table:style-name="cellBest" office:value-type="float" office:value="7.0"/>
          <table:table-cell office:value-type="float" office:value="0.0"/>
          <table:table-cell office:value-type="float" office:value="163.0"/>
          <table:table-cell office:value-type="float" office:value="20.0"/>
          <table:table-cell office:value-type="float" office:value="0.0"/>
          <table:table-cell office:value-type="float" office:value="100.0"/>
          <table:table-cell office:value-type="float" office:value="25.0"/>
          <table:table-cell table:formula="of:=MIN([.$B40];[.$E40];[.$H40];[.$K40];[.$N40];[.$Q40];[.$T40])" office:value-type="float"/>
          <table:table-cell table:formula="of:=MIN([.$C40];[.$F40];[.$I40];[.$L40];[.$O40];[.$R40];[.$U40])" office:value-type="float"/>
          <table:table-cell table:formula="of:=MIN([.$D40];[.$G40];[.$J40];[.$M40];[.$P40];[.$S40];[.$V40])" office:value-type="float"/>
          <table:table-cell table:formula="of:=MEDIAN([.$B40];[.$E40];[.$H40];[.$K40];[.$N40];[.$Q40];[.$T40])" office:value-type="float"/>
          <table:table-cell table:formula="of:=MEDIAN([.$C40];[.$F40];[.$I40];[.$L40];[.$O40];[.$R40];[.$U40])" office:value-type="float"/>
          <table:table-cell table:formula="of:=MEDIAN([.$D40];[.$G40];[.$J40];[.$M40];[.$P40];[.$S40];[.$V40])" office:value-type="float"/>
          <table:table-cell table:formula="of:=MAX([.$B40];[.$E40];[.$H40];[.$K40];[.$N40];[.$Q40];[.$T40])" office:value-type="float"/>
          <table:table-cell table:formula="of:=MAX([.$C40];[.$F40];[.$I40];[.$L40];[.$O40];[.$R40];[.$U40])" office:value-type="float"/>
          <table:table-cell table:formula="of:=MAX([.$D40];[.$G40];[.$J40];[.$M40];[.$P40];[.$S40];[.$V40])" office:value-type="float"/>
        </table:table-row>
        <table:table-row table:style-name="ro1">
          <table:table-cell office:value-type="string">
            <text:p>maze/maze_s4_a9_h31.lp</text:p>
          </table:table-cell>
          <table:table-cell office:value-type="float" office:value="2.27"/>
          <table:table-cell office:value-type="float" office:value="143646.0"/>
          <table:table-cell office:value-type="float" office:value="21253.0"/>
          <table:table-cell table:style-name="cellBest" office:value-type="float" office:value="0.41"/>
          <table:table-cell table:style-name="cellBest" office:value-type="float" office:value="10718.0"/>
          <table:table-cell table:style-name="cellBest" office:value-type="float" office:value="6385.0"/>
          <table:table-cell office:value-type="float" office:value="1.19"/>
          <table:table-cell office:value-type="float" office:value="54354.0"/>
          <table:table-cell office:value-type="float" office:value="10849.0"/>
          <table:table-cell office:value-type="float" office:value="2.93"/>
          <table:table-cell office:value-type="float" office:value="210430.0"/>
          <table:table-cell office:value-type="float" office:value="41394.0"/>
          <table:table-cell table:style-name="cellWorst" office:value-type="float" office:value="198.68"/>
          <table:table-cell table:style-name="cellWorst" office:value-type="float" office:value="4410909.0"/>
          <table:table-cell table:style-name="cellWorst" office:value-type="float" office:value="1111286.0"/>
          <table:table-cell office:value-type="float" office:value="0.5"/>
          <table:table-cell table:style-name="cellBest" office:value-type="float" office:value="10718.0"/>
          <table:table-cell table:style-name="cellBest" office:value-type="float" office:value="6385.0"/>
          <table:table-cell office:value-type="float" office:value="2.45"/>
          <table:table-cell office:value-type="float" office:value="189676.0"/>
          <table:table-cell office:value-type="float" office:value="32647.0"/>
          <table:table-cell table:formula="of:=MIN([.$B41];[.$E41];[.$H41];[.$K41];[.$N41];[.$Q41];[.$T41])" office:value-type="float"/>
          <table:table-cell table:formula="of:=MIN([.$C41];[.$F41];[.$I41];[.$L41];[.$O41];[.$R41];[.$U41])" office:value-type="float"/>
          <table:table-cell table:formula="of:=MIN([.$D41];[.$G41];[.$J41];[.$M41];[.$P41];[.$S41];[.$V41])" office:value-type="float"/>
          <table:table-cell table:formula="of:=MEDIAN([.$B41];[.$E41];[.$H41];[.$K41];[.$N41];[.$Q41];[.$T41])" office:value-type="float"/>
          <table:table-cell table:formula="of:=MEDIAN([.$C41];[.$F41];[.$I41];[.$L41];[.$O41];[.$R41];[.$U41])" office:value-type="float"/>
          <table:table-cell table:formula="of:=MEDIAN([.$D41];[.$G41];[.$J41];[.$M41];[.$P41];[.$S41];[.$V41])" office:value-type="float"/>
          <table:table-cell table:formula="of:=MAX([.$B41];[.$E41];[.$H41];[.$K41];[.$N41];[.$Q41];[.$T41])" office:value-type="float"/>
          <table:table-cell table:formula="of:=MAX([.$C41];[.$F41];[.$I41];[.$L41];[.$O41];[.$R41];[.$U41])" office:value-type="float"/>
          <table:table-cell table:formula="of:=MAX([.$D41];[.$G41];[.$J41];[.$M41];[.$P41];[.$S41];[.$V41])" office:value-type="float"/>
        </table:table-row>
        <table:table-row table:style-name="ro1">
          <table:table-cell office:value-type="string">
            <text:p>maze/maze_s5_a10_h21.lp</text:p>
          </table:table-cell>
          <table:table-cell table:style-name="cellWorst" office:value-type="float" office:value="23.17"/>
          <table:table-cell table:style-name="cellWorst" office:value-type="float" office:value="1148763.0"/>
          <table:table-cell table:style-name="cellWorst" office:value-type="float" office:value="100630.0"/>
          <table:table-cell office:value-type="float" office:value="0.09"/>
          <table:table-cell office:value-type="float" office:value="1830.0"/>
          <table:table-cell office:value-type="float" office:value="810.0"/>
          <table:table-cell office:value-type="float" office:value="0.29"/>
          <table:table-cell office:value-type="float" office:value="18923.0"/>
          <table:table-cell office:value-type="float" office:value="573.0"/>
          <table:table-cell table:style-name="cellBest" office:value-type="float" office:value="0.03"/>
          <table:table-cell table:style-name="cellBest" office:value-type="float" office:value="726.0"/>
          <table:table-cell table:style-name="cellBest" office:value-type="float" office:value="166.0"/>
          <table:table-cell office:value-type="float" office:value="0.7"/>
          <table:table-cell office:value-type="float" office:value="23004.0"/>
          <table:table-cell office:value-type="float" office:value="5710.0"/>
          <table:table-cell office:value-type="float" office:value="0.1"/>
          <table:table-cell office:value-type="float" office:value="1830.0"/>
          <table:table-cell office:value-type="float" office:value="810.0"/>
          <table:table-cell office:value-type="float" office:value="0.06"/>
          <table:table-cell office:value-type="float" office:value="2541.0"/>
          <table:table-cell office:value-type="float" office:value="421.0"/>
          <table:table-cell table:formula="of:=MIN([.$B42];[.$E42];[.$H42];[.$K42];[.$N42];[.$Q42];[.$T42])" office:value-type="float"/>
          <table:table-cell table:formula="of:=MIN([.$C42];[.$F42];[.$I42];[.$L42];[.$O42];[.$R42];[.$U42])" office:value-type="float"/>
          <table:table-cell table:formula="of:=MIN([.$D42];[.$G42];[.$J42];[.$M42];[.$P42];[.$S42];[.$V42])" office:value-type="float"/>
          <table:table-cell table:formula="of:=MEDIAN([.$B42];[.$E42];[.$H42];[.$K42];[.$N42];[.$Q42];[.$T42])" office:value-type="float"/>
          <table:table-cell table:formula="of:=MEDIAN([.$C42];[.$F42];[.$I42];[.$L42];[.$O42];[.$R42];[.$U42])" office:value-type="float"/>
          <table:table-cell table:formula="of:=MEDIAN([.$D42];[.$G42];[.$J42];[.$M42];[.$P42];[.$S42];[.$V42])" office:value-type="float"/>
          <table:table-cell table:formula="of:=MAX([.$B42];[.$E42];[.$H42];[.$K42];[.$N42];[.$Q42];[.$T42])" office:value-type="float"/>
          <table:table-cell table:formula="of:=MAX([.$C42];[.$F42];[.$I42];[.$L42];[.$O42];[.$R42];[.$U42])" office:value-type="float"/>
          <table:table-cell table:formula="of:=MAX([.$D42];[.$G42];[.$J42];[.$M42];[.$P42];[.$S42];[.$V42])" office:value-type="float"/>
        </table:table-row>
        <table:table-row table:style-name="ro1">
          <table:table-cell office:value-type="string">
            <text:p>maze/maze_s5_a1_h9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4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3];[.$E43];[.$H43];[.$K43];[.$N43];[.$Q43];[.$T43])" office:value-type="float"/>
          <table:table-cell table:formula="of:=MIN([.$C43];[.$F43];[.$I43];[.$L43];[.$O43];[.$R43];[.$U43])" office:value-type="float"/>
          <table:table-cell table:formula="of:=MIN([.$D43];[.$G43];[.$J43];[.$M43];[.$P43];[.$S43];[.$V43])" office:value-type="float"/>
          <table:table-cell table:formula="of:=MEDIAN([.$B43];[.$E43];[.$H43];[.$K43];[.$N43];[.$Q43];[.$T43])" office:value-type="float"/>
          <table:table-cell table:formula="of:=MEDIAN([.$C43];[.$F43];[.$I43];[.$L43];[.$O43];[.$R43];[.$U43])" office:value-type="float"/>
          <table:table-cell table:formula="of:=MEDIAN([.$D43];[.$G43];[.$J43];[.$M43];[.$P43];[.$S43];[.$V43])" office:value-type="float"/>
          <table:table-cell table:formula="of:=MAX([.$B43];[.$E43];[.$H43];[.$K43];[.$N43];[.$Q43];[.$T43])" office:value-type="float"/>
          <table:table-cell table:formula="of:=MAX([.$C43];[.$F43];[.$I43];[.$L43];[.$O43];[.$R43];[.$U43])" office:value-type="float"/>
          <table:table-cell table:formula="of:=MAX([.$D43];[.$G43];[.$J43];[.$M43];[.$P43];[.$S43];[.$V43])" office:value-type="float"/>
        </table:table-row>
        <table:table-row table:style-name="ro1">
          <table:table-cell office:value-type="string">
            <text:p>maze/maze_s5_a2_h2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13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4];[.$E44];[.$H44];[.$K44];[.$N44];[.$Q44];[.$T44])" office:value-type="float"/>
          <table:table-cell table:formula="of:=MIN([.$C44];[.$F44];[.$I44];[.$L44];[.$O44];[.$R44];[.$U44])" office:value-type="float"/>
          <table:table-cell table:formula="of:=MIN([.$D44];[.$G44];[.$J44];[.$M44];[.$P44];[.$S44];[.$V44])" office:value-type="float"/>
          <table:table-cell table:formula="of:=MEDIAN([.$B44];[.$E44];[.$H44];[.$K44];[.$N44];[.$Q44];[.$T44])" office:value-type="float"/>
          <table:table-cell table:formula="of:=MEDIAN([.$C44];[.$F44];[.$I44];[.$L44];[.$O44];[.$R44];[.$U44])" office:value-type="float"/>
          <table:table-cell table:formula="of:=MEDIAN([.$D44];[.$G44];[.$J44];[.$M44];[.$P44];[.$S44];[.$V44])" office:value-type="float"/>
          <table:table-cell table:formula="of:=MAX([.$B44];[.$E44];[.$H44];[.$K44];[.$N44];[.$Q44];[.$T44])" office:value-type="float"/>
          <table:table-cell table:formula="of:=MAX([.$C44];[.$F44];[.$I44];[.$L44];[.$O44];[.$R44];[.$U44])" office:value-type="float"/>
          <table:table-cell table:formula="of:=MAX([.$D44];[.$G44];[.$J44];[.$M44];[.$P44];[.$S44];[.$V44])" office:value-type="float"/>
        </table:table-row>
        <table:table-row table:style-name="ro1">
          <table:table-cell office:value-type="string">
            <text:p>maze/maze_s5_a3_h19.lp</text:p>
          </table:table-cell>
          <table:table-cell office:value-type="float" office:value="0.01"/>
          <table:table-cell office:value-type="float" office:value="241.0"/>
          <table:table-cell office:value-type="float" office:value="84.0"/>
          <table:table-cell office:value-type="float" office:value="0.01"/>
          <table:table-cell table:style-name="cellBest" office:value-type="float" office:value="163.0"/>
          <table:table-cell office:value-type="float" office:value="100.0"/>
          <table:table-cell office:value-type="float" office:value="0.02"/>
          <table:table-cell table:style-name="cellWorst" office:value-type="float" office:value="588.0"/>
          <table:table-cell office:value-type="float" office:value="102.0"/>
          <table:table-cell office:value-type="float" office:value="0.01"/>
          <table:table-cell office:value-type="float" office:value="231.0"/>
          <table:table-cell office:value-type="float" office:value="88.0"/>
          <table:table-cell office:value-type="float" office:value="0.01"/>
          <table:table-cell office:value-type="float" office:value="188.0"/>
          <table:table-cell table:style-name="cellWorst" office:value-type="float" office:value="106.0"/>
          <table:table-cell office:value-type="float" office:value="0.01"/>
          <table:table-cell table:style-name="cellBest" office:value-type="float" office:value="163.0"/>
          <table:table-cell office:value-type="float" office:value="100.0"/>
          <table:table-cell office:value-type="float" office:value="0.01"/>
          <table:table-cell table:style-name="cellBest" office:value-type="float" office:value="163.0"/>
          <table:table-cell table:style-name="cellBest" office:value-type="float" office:value="59.0"/>
          <table:table-cell table:formula="of:=MIN([.$B45];[.$E45];[.$H45];[.$K45];[.$N45];[.$Q45];[.$T45])" office:value-type="float"/>
          <table:table-cell table:formula="of:=MIN([.$C45];[.$F45];[.$I45];[.$L45];[.$O45];[.$R45];[.$U45])" office:value-type="float"/>
          <table:table-cell table:formula="of:=MIN([.$D45];[.$G45];[.$J45];[.$M45];[.$P45];[.$S45];[.$V45])" office:value-type="float"/>
          <table:table-cell table:formula="of:=MEDIAN([.$B45];[.$E45];[.$H45];[.$K45];[.$N45];[.$Q45];[.$T45])" office:value-type="float"/>
          <table:table-cell table:formula="of:=MEDIAN([.$C45];[.$F45];[.$I45];[.$L45];[.$O45];[.$R45];[.$U45])" office:value-type="float"/>
          <table:table-cell table:formula="of:=MEDIAN([.$D45];[.$G45];[.$J45];[.$M45];[.$P45];[.$S45];[.$V45])" office:value-type="float"/>
          <table:table-cell table:formula="of:=MAX([.$B45];[.$E45];[.$H45];[.$K45];[.$N45];[.$Q45];[.$T45])" office:value-type="float"/>
          <table:table-cell table:formula="of:=MAX([.$C45];[.$F45];[.$I45];[.$L45];[.$O45];[.$R45];[.$U45])" office:value-type="float"/>
          <table:table-cell table:formula="of:=MAX([.$D45];[.$G45];[.$J45];[.$M45];[.$P45];[.$S45];[.$V45])" office:value-type="float"/>
        </table:table-row>
        <table:table-row table:style-name="ro1">
          <table:table-cell office:value-type="string">
            <text:p>maze/maze_s5_a4_h16.lp</text:p>
          </table:table-cell>
          <table:table-cell office:value-type="float" office:value="0.0"/>
          <table:table-cell table:style-name="cellBest" office:value-type="float" office:value="25.0"/>
          <table:table-cell office:value-type="float" office:value="0.0"/>
          <table:table-cell office:value-type="float" office:value="0.0"/>
          <table:table-cell office:value-type="float" office:value="47.0"/>
          <table:table-cell table:style-name="cellWorst" office:value-type="float" office:value="7.0"/>
          <table:table-cell office:value-type="float" office:value="0.01"/>
          <table:table-cell table:style-name="cellWorst" office:value-type="float" office:value="265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2.0"/>
          <table:table-cell office:value-type="float" office:value="0.0"/>
          <table:table-cell office:value-type="float" office:value="47.0"/>
          <table:table-cell table:style-name="cellWorst" office:value-type="float" office:value="7.0"/>
          <table:table-cell office:value-type="float" office:value="0.0"/>
          <table:table-cell office:value-type="float" office:value="27.0"/>
          <table:table-cell office:value-type="float" office:value="0.0"/>
          <table:table-cell table:formula="of:=MIN([.$B46];[.$E46];[.$H46];[.$K46];[.$N46];[.$Q46];[.$T46])" office:value-type="float"/>
          <table:table-cell table:formula="of:=MIN([.$C46];[.$F46];[.$I46];[.$L46];[.$O46];[.$R46];[.$U46])" office:value-type="float"/>
          <table:table-cell table:formula="of:=MIN([.$D46];[.$G46];[.$J46];[.$M46];[.$P46];[.$S46];[.$V46])" office:value-type="float"/>
          <table:table-cell table:formula="of:=MEDIAN([.$B46];[.$E46];[.$H46];[.$K46];[.$N46];[.$Q46];[.$T46])" office:value-type="float"/>
          <table:table-cell table:formula="of:=MEDIAN([.$C46];[.$F46];[.$I46];[.$L46];[.$O46];[.$R46];[.$U46])" office:value-type="float"/>
          <table:table-cell table:formula="of:=MEDIAN([.$D46];[.$G46];[.$J46];[.$M46];[.$P46];[.$S46];[.$V46])" office:value-type="float"/>
          <table:table-cell table:formula="of:=MAX([.$B46];[.$E46];[.$H46];[.$K46];[.$N46];[.$Q46];[.$T46])" office:value-type="float"/>
          <table:table-cell table:formula="of:=MAX([.$C46];[.$F46];[.$I46];[.$L46];[.$O46];[.$R46];[.$U46])" office:value-type="float"/>
          <table:table-cell table:formula="of:=MAX([.$D46];[.$G46];[.$J46];[.$M46];[.$P46];[.$S46];[.$V46])" office:value-type="float"/>
        </table:table-row>
        <table:table-row table:style-name="ro1">
          <table:table-cell office:value-type="string">
            <text:p>maze/maze_s5_a5_h15.lp</text:p>
          </table:table-cell>
          <table:table-cell office:value-type="float" office:value="0.0"/>
          <table:table-cell office:value-type="float" office:value="75.0"/>
          <table:table-cell table:style-name="cellBest" office:value-type="float" office:value="5.0"/>
          <table:table-cell office:value-type="float" office:value="0.0"/>
          <table:table-cell office:value-type="float" office:value="114.0"/>
          <table:table-cell office:value-type="float" office:value="18.0"/>
          <table:table-cell office:value-type="float" office:value="0.02"/>
          <table:table-cell table:style-name="cellWorst" office:value-type="float" office:value="501.0"/>
          <table:table-cell office:value-type="float" office:value="20.0"/>
          <table:table-cell office:value-type="float" office:value="0.0"/>
          <table:table-cell office:value-type="float" office:value="66.0"/>
          <table:table-cell office:value-type="float" office:value="8.0"/>
          <table:table-cell office:value-type="float" office:value="0.0"/>
          <table:table-cell office:value-type="float" office:value="113.0"/>
          <table:table-cell table:style-name="cellWorst" office:value-type="float" office:value="42.0"/>
          <table:table-cell office:value-type="float" office:value="0.0"/>
          <table:table-cell office:value-type="float" office:value="114.0"/>
          <table:table-cell office:value-type="float" office:value="18.0"/>
          <table:table-cell office:value-type="float" office:value="0.0"/>
          <table:table-cell table:style-name="cellBest" office:value-type="float" office:value="64.0"/>
          <table:table-cell office:value-type="float" office:value="8.0"/>
          <table:table-cell table:formula="of:=MIN([.$B47];[.$E47];[.$H47];[.$K47];[.$N47];[.$Q47];[.$T47])" office:value-type="float"/>
          <table:table-cell table:formula="of:=MIN([.$C47];[.$F47];[.$I47];[.$L47];[.$O47];[.$R47];[.$U47])" office:value-type="float"/>
          <table:table-cell table:formula="of:=MIN([.$D47];[.$G47];[.$J47];[.$M47];[.$P47];[.$S47];[.$V47])" office:value-type="float"/>
          <table:table-cell table:formula="of:=MEDIAN([.$B47];[.$E47];[.$H47];[.$K47];[.$N47];[.$Q47];[.$T47])" office:value-type="float"/>
          <table:table-cell table:formula="of:=MEDIAN([.$C47];[.$F47];[.$I47];[.$L47];[.$O47];[.$R47];[.$U47])" office:value-type="float"/>
          <table:table-cell table:formula="of:=MEDIAN([.$D47];[.$G47];[.$J47];[.$M47];[.$P47];[.$S47];[.$V47])" office:value-type="float"/>
          <table:table-cell table:formula="of:=MAX([.$B47];[.$E47];[.$H47];[.$K47];[.$N47];[.$Q47];[.$T47])" office:value-type="float"/>
          <table:table-cell table:formula="of:=MAX([.$C47];[.$F47];[.$I47];[.$L47];[.$O47];[.$R47];[.$U47])" office:value-type="float"/>
          <table:table-cell table:formula="of:=MAX([.$D47];[.$G47];[.$J47];[.$M47];[.$P47];[.$S47];[.$V47])" office:value-type="float"/>
        </table:table-row>
        <table:table-row table:style-name="ro1">
          <table:table-cell office:value-type="string">
            <text:p>maze/maze_s5_a6_h16.lp</text:p>
          </table:table-cell>
          <table:table-cell office:value-type="float" office:value="0.0"/>
          <table:table-cell table:style-name="cellBest" office:value-type="float" office:value="79.0"/>
          <table:table-cell office:value-type="float" office:value="1.0"/>
          <table:table-cell office:value-type="float" office:value="0.02"/>
          <table:table-cell office:value-type="float" office:value="347.0"/>
          <table:table-cell table:style-name="cellWorst" office:value-type="float" office:value="158.0"/>
          <table:table-cell office:value-type="float" office:value="0.02"/>
          <table:table-cell table:style-name="cellWorst" office:value-type="float" office:value="576.0"/>
          <table:table-cell office:value-type="float" office:value="1.0"/>
          <table:table-cell office:value-type="float" office:value="0.0"/>
          <table:table-cell office:value-type="float" office:value="88.0"/>
          <table:table-cell office:value-type="float" office:value="1.0"/>
          <table:table-cell office:value-type="float" office:value="0.0"/>
          <table:table-cell office:value-type="float" office:value="135.0"/>
          <table:table-cell office:value-type="float" office:value="22.0"/>
          <table:table-cell office:value-type="float" office:value="0.01"/>
          <table:table-cell office:value-type="float" office:value="347.0"/>
          <table:table-cell table:style-name="cellWorst" office:value-type="float" office:value="158.0"/>
          <table:table-cell office:value-type="float" office:value="0.0"/>
          <table:table-cell office:value-type="float" office:value="87.0"/>
          <table:table-cell office:value-type="float" office:value="1.0"/>
          <table:table-cell table:formula="of:=MIN([.$B48];[.$E48];[.$H48];[.$K48];[.$N48];[.$Q48];[.$T48])" office:value-type="float"/>
          <table:table-cell table:formula="of:=MIN([.$C48];[.$F48];[.$I48];[.$L48];[.$O48];[.$R48];[.$U48])" office:value-type="float"/>
          <table:table-cell table:formula="of:=MIN([.$D48];[.$G48];[.$J48];[.$M48];[.$P48];[.$S48];[.$V48])" office:value-type="float"/>
          <table:table-cell table:formula="of:=MEDIAN([.$B48];[.$E48];[.$H48];[.$K48];[.$N48];[.$Q48];[.$T48])" office:value-type="float"/>
          <table:table-cell table:formula="of:=MEDIAN([.$C48];[.$F48];[.$I48];[.$L48];[.$O48];[.$R48];[.$U48])" office:value-type="float"/>
          <table:table-cell table:formula="of:=MEDIAN([.$D48];[.$G48];[.$J48];[.$M48];[.$P48];[.$S48];[.$V48])" office:value-type="float"/>
          <table:table-cell table:formula="of:=MAX([.$B48];[.$E48];[.$H48];[.$K48];[.$N48];[.$Q48];[.$T48])" office:value-type="float"/>
          <table:table-cell table:formula="of:=MAX([.$C48];[.$F48];[.$I48];[.$L48];[.$O48];[.$R48];[.$U48])" office:value-type="float"/>
          <table:table-cell table:formula="of:=MAX([.$D48];[.$G48];[.$J48];[.$M48];[.$P48];[.$S48];[.$V48])" office:value-type="float"/>
        </table:table-row>
        <table:table-row table:style-name="ro1">
          <table:table-cell office:value-type="string">
            <text:p>maze/maze_s5_a7_h15.lp</text:p>
          </table:table-cell>
          <table:table-cell office:value-type="float" office:value="0.01"/>
          <table:table-cell office:value-type="float" office:value="615.0"/>
          <table:table-cell office:value-type="float" office:value="89.0"/>
          <table:table-cell table:style-name="cellBest" office:value-type="float" office:value="0.0"/>
          <table:table-cell table:style-name="cellBest" office:value-type="float" office:value="97.0"/>
          <table:table-cell table:style-name="cellBest" office:value-type="float" office:value="10.0"/>
          <table:table-cell table:style-name="cellWorst" office:value-type="float" office:value="6.4"/>
          <table:table-cell table:style-name="cellWorst" office:value-type="float" office:value="146759.0"/>
          <table:table-cell table:style-name="cellWorst" office:value-type="float" office:value="77364.0"/>
          <table:table-cell office:value-type="float" office:value="0.01"/>
          <table:table-cell office:value-type="float" office:value="450.0"/>
          <table:table-cell office:value-type="float" office:value="92.0"/>
          <table:table-cell office:value-type="float" office:value="0.01"/>
          <table:table-cell office:value-type="float" office:value="652.0"/>
          <table:table-cell office:value-type="float" office:value="183.0"/>
          <table:table-cell table:style-name="cellBest" office:value-type="float" office:value="0.0"/>
          <table:table-cell table:style-name="cellBest" office:value-type="float" office:value="97.0"/>
          <table:table-cell table:style-name="cellBest" office:value-type="float" office:value="10.0"/>
          <table:table-cell office:value-type="float" office:value="0.01"/>
          <table:table-cell office:value-type="float" office:value="376.0"/>
          <table:table-cell office:value-type="float" office:value="96.0"/>
          <table:table-cell table:formula="of:=MIN([.$B49];[.$E49];[.$H49];[.$K49];[.$N49];[.$Q49];[.$T49])" office:value-type="float"/>
          <table:table-cell table:formula="of:=MIN([.$C49];[.$F49];[.$I49];[.$L49];[.$O49];[.$R49];[.$U49])" office:value-type="float"/>
          <table:table-cell table:formula="of:=MIN([.$D49];[.$G49];[.$J49];[.$M49];[.$P49];[.$S49];[.$V49])" office:value-type="float"/>
          <table:table-cell table:formula="of:=MEDIAN([.$B49];[.$E49];[.$H49];[.$K49];[.$N49];[.$Q49];[.$T49])" office:value-type="float"/>
          <table:table-cell table:formula="of:=MEDIAN([.$C49];[.$F49];[.$I49];[.$L49];[.$O49];[.$R49];[.$U49])" office:value-type="float"/>
          <table:table-cell table:formula="of:=MEDIAN([.$D49];[.$G49];[.$J49];[.$M49];[.$P49];[.$S49];[.$V49])" office:value-type="float"/>
          <table:table-cell table:formula="of:=MAX([.$B49];[.$E49];[.$H49];[.$K49];[.$N49];[.$Q49];[.$T49])" office:value-type="float"/>
          <table:table-cell table:formula="of:=MAX([.$C49];[.$F49];[.$I49];[.$L49];[.$O49];[.$R49];[.$U49])" office:value-type="float"/>
          <table:table-cell table:formula="of:=MAX([.$D49];[.$G49];[.$J49];[.$M49];[.$P49];[.$S49];[.$V49])" office:value-type="float"/>
        </table:table-row>
        <table:table-row table:style-name="ro1">
          <table:table-cell office:value-type="string">
            <text:p>maze/maze_s5_a8_h25.lp</text:p>
          </table:table-cell>
          <table:table-cell office:value-type="float" office:value="0.04"/>
          <table:table-cell office:value-type="float" office:value="1989.0"/>
          <table:table-cell office:value-type="float" office:value="289.0"/>
          <table:table-cell office:value-type="float" office:value="0.02"/>
          <table:table-cell office:value-type="float" office:value="615.0"/>
          <table:table-cell office:value-type="float" office:value="185.0"/>
          <table:table-cell office:value-type="float" office:value="0.05"/>
          <table:table-cell office:value-type="float" office:value="2402.0"/>
          <table:table-cell office:value-type="float" office:value="123.0"/>
          <table:table-cell office:value-type="float" office:value="0.02"/>
          <table:table-cell table:style-name="cellBest" office:value-type="float" office:value="361.0"/>
          <table:table-cell table:style-name="cellBest" office:value-type="float" office:value="78.0"/>
          <table:table-cell office:value-type="float" office:value="0.09"/>
          <table:table-cell table:style-name="cellWorst" office:value-type="float" office:value="3771.0"/>
          <table:table-cell table:style-name="cellWorst" office:value-type="float" office:value="663.0"/>
          <table:table-cell office:value-type="float" office:value="0.02"/>
          <table:table-cell office:value-type="float" office:value="615.0"/>
          <table:table-cell office:value-type="float" office:value="185.0"/>
          <table:table-cell office:value-type="float" office:value="0.03"/>
          <table:table-cell office:value-type="float" office:value="651.0"/>
          <table:table-cell office:value-type="float" office:value="167.0"/>
          <table:table-cell table:formula="of:=MIN([.$B50];[.$E50];[.$H50];[.$K50];[.$N50];[.$Q50];[.$T50])" office:value-type="float"/>
          <table:table-cell table:formula="of:=MIN([.$C50];[.$F50];[.$I50];[.$L50];[.$O50];[.$R50];[.$U50])" office:value-type="float"/>
          <table:table-cell table:formula="of:=MIN([.$D50];[.$G50];[.$J50];[.$M50];[.$P50];[.$S50];[.$V50])" office:value-type="float"/>
          <table:table-cell table:formula="of:=MEDIAN([.$B50];[.$E50];[.$H50];[.$K50];[.$N50];[.$Q50];[.$T50])" office:value-type="float"/>
          <table:table-cell table:formula="of:=MEDIAN([.$C50];[.$F50];[.$I50];[.$L50];[.$O50];[.$R50];[.$U50])" office:value-type="float"/>
          <table:table-cell table:formula="of:=MEDIAN([.$D50];[.$G50];[.$J50];[.$M50];[.$P50];[.$S50];[.$V50])" office:value-type="float"/>
          <table:table-cell table:formula="of:=MAX([.$B50];[.$E50];[.$H50];[.$K50];[.$N50];[.$Q50];[.$T50])" office:value-type="float"/>
          <table:table-cell table:formula="of:=MAX([.$C50];[.$F50];[.$I50];[.$L50];[.$O50];[.$R50];[.$U50])" office:value-type="float"/>
          <table:table-cell table:formula="of:=MAX([.$D50];[.$G50];[.$J50];[.$M50];[.$P50];[.$S50];[.$V50])" office:value-type="float"/>
        </table:table-row>
        <table:table-row table:style-name="ro1">
          <table:table-cell office:value-type="string">
            <text:p>maze/maze_s5_a9_h18.lp</text:p>
          </table:table-cell>
          <table:table-cell office:value-type="float" office:value="0.15"/>
          <table:table-cell table:style-name="cellWorst" office:value-type="float" office:value="8435.0"/>
          <table:table-cell table:style-name="cellWorst" office:value-type="float" office:value="2083.0"/>
          <table:table-cell office:value-type="float" office:value="0.0"/>
          <table:table-cell table:style-name="cellBest" office:value-type="float" office:value="84.0"/>
          <table:table-cell table:style-name="cellBest" office:value-type="float" office:value="15.0"/>
          <table:table-cell office:value-type="float" office:value="0.05"/>
          <table:table-cell office:value-type="float" office:value="2187.0"/>
          <table:table-cell office:value-type="float" office:value="344.0"/>
          <table:table-cell office:value-type="float" office:value="0.02"/>
          <table:table-cell office:value-type="float" office:value="1236.0"/>
          <table:table-cell office:value-type="float" office:value="324.0"/>
          <table:table-cell office:value-type="float" office:value="0.03"/>
          <table:table-cell office:value-type="float" office:value="1361.0"/>
          <table:table-cell office:value-type="float" office:value="574.0"/>
          <table:table-cell office:value-type="float" office:value="0.0"/>
          <table:table-cell table:style-name="cellBest" office:value-type="float" office:value="84.0"/>
          <table:table-cell table:style-name="cellBest" office:value-type="float" office:value="15.0"/>
          <table:table-cell office:value-type="float" office:value="0.01"/>
          <table:table-cell office:value-type="float" office:value="813.0"/>
          <table:table-cell office:value-type="float" office:value="176.0"/>
          <table:table-cell table:formula="of:=MIN([.$B51];[.$E51];[.$H51];[.$K51];[.$N51];[.$Q51];[.$T51])" office:value-type="float"/>
          <table:table-cell table:formula="of:=MIN([.$C51];[.$F51];[.$I51];[.$L51];[.$O51];[.$R51];[.$U51])" office:value-type="float"/>
          <table:table-cell table:formula="of:=MIN([.$D51];[.$G51];[.$J51];[.$M51];[.$P51];[.$S51];[.$V51])" office:value-type="float"/>
          <table:table-cell table:formula="of:=MEDIAN([.$B51];[.$E51];[.$H51];[.$K51];[.$N51];[.$Q51];[.$T51])" office:value-type="float"/>
          <table:table-cell table:formula="of:=MEDIAN([.$C51];[.$F51];[.$I51];[.$L51];[.$O51];[.$R51];[.$U51])" office:value-type="float"/>
          <table:table-cell table:formula="of:=MEDIAN([.$D51];[.$G51];[.$J51];[.$M51];[.$P51];[.$S51];[.$V51])" office:value-type="float"/>
          <table:table-cell table:formula="of:=MAX([.$B51];[.$E51];[.$H51];[.$K51];[.$N51];[.$Q51];[.$T51])" office:value-type="float"/>
          <table:table-cell table:formula="of:=MAX([.$C51];[.$F51];[.$I51];[.$L51];[.$O51];[.$R51];[.$U51])" office:value-type="float"/>
          <table:table-cell table:formula="of:=MAX([.$D51];[.$G51];[.$J51];[.$M51];[.$P51];[.$S51];[.$V51])" office:value-type="float"/>
        </table:table-row>
        <table:table-row table:style-name="ro1">
          <table:table-cell office:value-type="string">
            <text:p>maze/maze_s6_a10_h22.lp</text:p>
          </table:table-cell>
          <table:table-cell office:value-type="float" office:value="0.02"/>
          <table:table-cell office:value-type="float" office:value="515.0"/>
          <table:table-cell table:style-name="cellBest" office:value-type="float" office:value="34.0"/>
          <table:table-cell office:value-type="float" office:value="0.03"/>
          <table:table-cell office:value-type="float" office:value="470.0"/>
          <table:table-cell office:value-type="float" office:value="203.0"/>
          <table:table-cell office:value-type="float" office:value="0.78"/>
          <table:table-cell table:style-name="cellWorst" office:value-type="float" office:value="40292.0"/>
          <table:table-cell table:style-name="cellWorst" office:value-type="float" office:value="695.0"/>
          <table:table-cell office:value-type="float" office:value="0.02"/>
          <table:table-cell office:value-type="float" office:value="767.0"/>
          <table:table-cell office:value-type="float" office:value="123.0"/>
          <table:table-cell office:value-type="float" office:value="0.01"/>
          <table:table-cell table:style-name="cellBest" office:value-type="float" office:value="350.0"/>
          <table:table-cell office:value-type="float" office:value="47.0"/>
          <table:table-cell office:value-type="float" office:value="0.02"/>
          <table:table-cell office:value-type="float" office:value="470.0"/>
          <table:table-cell office:value-type="float" office:value="203.0"/>
          <table:table-cell office:value-type="float" office:value="0.02"/>
          <table:table-cell office:value-type="float" office:value="1071.0"/>
          <table:table-cell office:value-type="float" office:value="258.0"/>
          <table:table-cell table:formula="of:=MIN([.$B52];[.$E52];[.$H52];[.$K52];[.$N52];[.$Q52];[.$T52])" office:value-type="float"/>
          <table:table-cell table:formula="of:=MIN([.$C52];[.$F52];[.$I52];[.$L52];[.$O52];[.$R52];[.$U52])" office:value-type="float"/>
          <table:table-cell table:formula="of:=MIN([.$D52];[.$G52];[.$J52];[.$M52];[.$P52];[.$S52];[.$V52])" office:value-type="float"/>
          <table:table-cell table:formula="of:=MEDIAN([.$B52];[.$E52];[.$H52];[.$K52];[.$N52];[.$Q52];[.$T52])" office:value-type="float"/>
          <table:table-cell table:formula="of:=MEDIAN([.$C52];[.$F52];[.$I52];[.$L52];[.$O52];[.$R52];[.$U52])" office:value-type="float"/>
          <table:table-cell table:formula="of:=MEDIAN([.$D52];[.$G52];[.$J52];[.$M52];[.$P52];[.$S52];[.$V52])" office:value-type="float"/>
          <table:table-cell table:formula="of:=MAX([.$B52];[.$E52];[.$H52];[.$K52];[.$N52];[.$Q52];[.$T52])" office:value-type="float"/>
          <table:table-cell table:formula="of:=MAX([.$C52];[.$F52];[.$I52];[.$L52];[.$O52];[.$R52];[.$U52])" office:value-type="float"/>
          <table:table-cell table:formula="of:=MAX([.$D52];[.$G52];[.$J52];[.$M52];[.$P52];[.$S52];[.$V52])" office:value-type="float"/>
        </table:table-row>
        <table:table-row table:style-name="ro1">
          <table:table-cell office:value-type="string">
            <text:p>maze/maze_s6_a1_h6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4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3];[.$E53];[.$H53];[.$K53];[.$N53];[.$Q53];[.$T53])" office:value-type="float"/>
          <table:table-cell table:formula="of:=MIN([.$C53];[.$F53];[.$I53];[.$L53];[.$O53];[.$R53];[.$U53])" office:value-type="float"/>
          <table:table-cell table:formula="of:=MIN([.$D53];[.$G53];[.$J53];[.$M53];[.$P53];[.$S53];[.$V53])" office:value-type="float"/>
          <table:table-cell table:formula="of:=MEDIAN([.$B53];[.$E53];[.$H53];[.$K53];[.$N53];[.$Q53];[.$T53])" office:value-type="float"/>
          <table:table-cell table:formula="of:=MEDIAN([.$C53];[.$F53];[.$I53];[.$L53];[.$O53];[.$R53];[.$U53])" office:value-type="float"/>
          <table:table-cell table:formula="of:=MEDIAN([.$D53];[.$G53];[.$J53];[.$M53];[.$P53];[.$S53];[.$V53])" office:value-type="float"/>
          <table:table-cell table:formula="of:=MAX([.$B53];[.$E53];[.$H53];[.$K53];[.$N53];[.$Q53];[.$T53])" office:value-type="float"/>
          <table:table-cell table:formula="of:=MAX([.$C53];[.$F53];[.$I53];[.$L53];[.$O53];[.$R53];[.$U53])" office:value-type="float"/>
          <table:table-cell table:formula="of:=MAX([.$D53];[.$G53];[.$J53];[.$M53];[.$P53];[.$S53];[.$V53])" office:value-type="float"/>
        </table:table-row>
        <table:table-row table:style-name="ro1">
          <table:table-cell office:value-type="string">
            <text:p>maze/maze_s6_a2_h8.lp</text:p>
          </table:table-cell>
          <table:table-cell office:value-type="float" office:value="0.0"/>
          <table:table-cell table:style-name="cellBest" office:value-type="float" office:value="6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.0"/>
          <table:table-cell office:value-type="float" office:value="0.0"/>
          <table:table-cell table:style-name="cellWorst" office:value-type="float" office:value="42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.0"/>
          <table:table-cell office:value-type="float" office:value="0.0"/>
          <table:table-cell table:style-name="cellBest" office:value-type="float" office:value="6.0"/>
          <table:table-cell office:value-type="float" office:value="0.0"/>
          <table:table-cell table:formula="of:=MIN([.$B54];[.$E54];[.$H54];[.$K54];[.$N54];[.$Q54];[.$T54])" office:value-type="float"/>
          <table:table-cell table:formula="of:=MIN([.$C54];[.$F54];[.$I54];[.$L54];[.$O54];[.$R54];[.$U54])" office:value-type="float"/>
          <table:table-cell table:formula="of:=MIN([.$D54];[.$G54];[.$J54];[.$M54];[.$P54];[.$S54];[.$V54])" office:value-type="float"/>
          <table:table-cell table:formula="of:=MEDIAN([.$B54];[.$E54];[.$H54];[.$K54];[.$N54];[.$Q54];[.$T54])" office:value-type="float"/>
          <table:table-cell table:formula="of:=MEDIAN([.$C54];[.$F54];[.$I54];[.$L54];[.$O54];[.$R54];[.$U54])" office:value-type="float"/>
          <table:table-cell table:formula="of:=MEDIAN([.$D54];[.$G54];[.$J54];[.$M54];[.$P54];[.$S54];[.$V54])" office:value-type="float"/>
          <table:table-cell table:formula="of:=MAX([.$B54];[.$E54];[.$H54];[.$K54];[.$N54];[.$Q54];[.$T54])" office:value-type="float"/>
          <table:table-cell table:formula="of:=MAX([.$C54];[.$F54];[.$I54];[.$L54];[.$O54];[.$R54];[.$U54])" office:value-type="float"/>
          <table:table-cell table:formula="of:=MAX([.$D54];[.$G54];[.$J54];[.$M54];[.$P54];[.$S54];[.$V54])" office:value-type="float"/>
        </table:table-row>
        <table:table-row table:style-name="ro1">
          <table:table-cell office:value-type="string">
            <text:p>maze/maze_s6_a3_h9.lp</text:p>
          </table:table-cell>
          <table:table-cell office:value-type="float" office:value="0.0"/>
          <table:table-cell office:value-type="float" office:value="9.0"/>
          <table:table-cell office:value-type="float" office:value="2.0"/>
          <table:table-cell office:value-type="float" office:value="0.0"/>
          <table:table-cell office:value-type="float" office:value="9.0"/>
          <table:table-cell office:value-type="float" office:value="1.0"/>
          <table:table-cell office:value-type="float" office:value="0.0"/>
          <table:table-cell table:style-name="cellWorst" office:value-type="float" office:value="189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.0"/>
          <table:table-cell office:value-type="float" office:value="0.0"/>
          <table:table-cell office:value-type="float" office:value="9.0"/>
          <table:table-cell office:value-type="float" office:value="1.0"/>
          <table:table-cell office:value-type="float" office:value="0.0"/>
          <table:table-cell table:style-name="cellBest" office:value-type="float" office:value="6.0"/>
          <table:table-cell office:value-type="float" office:value="0.0"/>
          <table:table-cell table:formula="of:=MIN([.$B55];[.$E55];[.$H55];[.$K55];[.$N55];[.$Q55];[.$T55])" office:value-type="float"/>
          <table:table-cell table:formula="of:=MIN([.$C55];[.$F55];[.$I55];[.$L55];[.$O55];[.$R55];[.$U55])" office:value-type="float"/>
          <table:table-cell table:formula="of:=MIN([.$D55];[.$G55];[.$J55];[.$M55];[.$P55];[.$S55];[.$V55])" office:value-type="float"/>
          <table:table-cell table:formula="of:=MEDIAN([.$B55];[.$E55];[.$H55];[.$K55];[.$N55];[.$Q55];[.$T55])" office:value-type="float"/>
          <table:table-cell table:formula="of:=MEDIAN([.$C55];[.$F55];[.$I55];[.$L55];[.$O55];[.$R55];[.$U55])" office:value-type="float"/>
          <table:table-cell table:formula="of:=MEDIAN([.$D55];[.$G55];[.$J55];[.$M55];[.$P55];[.$S55];[.$V55])" office:value-type="float"/>
          <table:table-cell table:formula="of:=MAX([.$B55];[.$E55];[.$H55];[.$K55];[.$N55];[.$Q55];[.$T55])" office:value-type="float"/>
          <table:table-cell table:formula="of:=MAX([.$C55];[.$F55];[.$I55];[.$L55];[.$O55];[.$R55];[.$U55])" office:value-type="float"/>
          <table:table-cell table:formula="of:=MAX([.$D55];[.$G55];[.$J55];[.$M55];[.$P55];[.$S55];[.$V55])" office:value-type="float"/>
        </table:table-row>
        <table:table-row table:style-name="ro1">
          <table:table-cell office:value-type="string">
            <text:p>maze/maze_s6_a4_h22.lp</text:p>
          </table:table-cell>
          <table:table-cell office:value-type="float" office:value="0.0"/>
          <table:table-cell office:value-type="float" office:value="88.0"/>
          <table:table-cell office:value-type="float" office:value="5.0"/>
          <table:table-cell office:value-type="float" office:value="0.0"/>
          <table:table-cell office:value-type="float" office:value="110.0"/>
          <table:table-cell office:value-type="float" office:value="14.0"/>
          <table:table-cell office:value-type="float" office:value="0.05"/>
          <table:table-cell table:style-name="cellWorst" office:value-type="float" office:value="2553.0"/>
          <table:table-cell table:style-name="cellWorst" office:value-type="float" office:value="64.0"/>
          <table:table-cell office:value-type="float" office:value="0.0"/>
          <table:table-cell office:value-type="float" office:value="51.0"/>
          <table:table-cell table:style-name="cellBest" office:value-type="float" office:value="4.0"/>
          <table:table-cell office:value-type="float" office:value="0.0"/>
          <table:table-cell table:style-name="cellBest" office:value-type="float" office:value="46.0"/>
          <table:table-cell office:value-type="float" office:value="6.0"/>
          <table:table-cell office:value-type="float" office:value="0.01"/>
          <table:table-cell office:value-type="float" office:value="110.0"/>
          <table:table-cell office:value-type="float" office:value="14.0"/>
          <table:table-cell office:value-type="float" office:value="0.0"/>
          <table:table-cell office:value-type="float" office:value="48.0"/>
          <table:table-cell table:style-name="cellBest" office:value-type="float" office:value="4.0"/>
          <table:table-cell table:formula="of:=MIN([.$B56];[.$E56];[.$H56];[.$K56];[.$N56];[.$Q56];[.$T56])" office:value-type="float"/>
          <table:table-cell table:formula="of:=MIN([.$C56];[.$F56];[.$I56];[.$L56];[.$O56];[.$R56];[.$U56])" office:value-type="float"/>
          <table:table-cell table:formula="of:=MIN([.$D56];[.$G56];[.$J56];[.$M56];[.$P56];[.$S56];[.$V56])" office:value-type="float"/>
          <table:table-cell table:formula="of:=MEDIAN([.$B56];[.$E56];[.$H56];[.$K56];[.$N56];[.$Q56];[.$T56])" office:value-type="float"/>
          <table:table-cell table:formula="of:=MEDIAN([.$C56];[.$F56];[.$I56];[.$L56];[.$O56];[.$R56];[.$U56])" office:value-type="float"/>
          <table:table-cell table:formula="of:=MEDIAN([.$D56];[.$G56];[.$J56];[.$M56];[.$P56];[.$S56];[.$V56])" office:value-type="float"/>
          <table:table-cell table:formula="of:=MAX([.$B56];[.$E56];[.$H56];[.$K56];[.$N56];[.$Q56];[.$T56])" office:value-type="float"/>
          <table:table-cell table:formula="of:=MAX([.$C56];[.$F56];[.$I56];[.$L56];[.$O56];[.$R56];[.$U56])" office:value-type="float"/>
          <table:table-cell table:formula="of:=MAX([.$D56];[.$G56];[.$J56];[.$M56];[.$P56];[.$S56];[.$V56])" office:value-type="float"/>
        </table:table-row>
        <table:table-row table:style-name="ro1">
          <table:table-cell office:value-type="string">
            <text:p>maze/maze_s6_a5_h21.lp</text:p>
          </table:table-cell>
          <table:table-cell table:style-name="cellBest" office:value-type="float" office:value="0.0"/>
          <table:table-cell office:value-type="float" office:value="79.0"/>
          <table:table-cell office:value-type="float" office:value="4.0"/>
          <table:table-cell office:value-type="float" office:value="0.01"/>
          <table:table-cell office:value-type="float" office:value="189.0"/>
          <table:table-cell office:value-type="float" office:value="20.0"/>
          <table:table-cell table:style-name="cellWorst" office:value-type="float" office:value="21.94"/>
          <table:table-cell table:style-name="cellWorst" office:value-type="float" office:value="518952.0"/>
          <table:table-cell table:style-name="cellWorst" office:value-type="float" office:value="245131.0"/>
          <table:table-cell table:style-name="cellBest" office:value-type="float" office:value="0.0"/>
          <table:table-cell office:value-type="float" office:value="71.0"/>
          <table:table-cell table:style-name="cellBest" office:value-type="float" office:value="1.0"/>
          <table:table-cell office:value-type="float" office:value="0.01"/>
          <table:table-cell office:value-type="float" office:value="254.0"/>
          <table:table-cell office:value-type="float" office:value="7.0"/>
          <table:table-cell office:value-type="float" office:value="0.01"/>
          <table:table-cell office:value-type="float" office:value="189.0"/>
          <table:table-cell office:value-type="float" office:value="20.0"/>
          <table:table-cell table:style-name="cellBest" office:value-type="float" office:value="0.0"/>
          <table:table-cell table:style-name="cellBest" office:value-type="float" office:value="67.0"/>
          <table:table-cell table:style-name="cellBest" office:value-type="float" office:value="1.0"/>
          <table:table-cell table:formula="of:=MIN([.$B57];[.$E57];[.$H57];[.$K57];[.$N57];[.$Q57];[.$T57])" office:value-type="float"/>
          <table:table-cell table:formula="of:=MIN([.$C57];[.$F57];[.$I57];[.$L57];[.$O57];[.$R57];[.$U57])" office:value-type="float"/>
          <table:table-cell table:formula="of:=MIN([.$D57];[.$G57];[.$J57];[.$M57];[.$P57];[.$S57];[.$V57])" office:value-type="float"/>
          <table:table-cell table:formula="of:=MEDIAN([.$B57];[.$E57];[.$H57];[.$K57];[.$N57];[.$Q57];[.$T57])" office:value-type="float"/>
          <table:table-cell table:formula="of:=MEDIAN([.$C57];[.$F57];[.$I57];[.$L57];[.$O57];[.$R57];[.$U57])" office:value-type="float"/>
          <table:table-cell table:formula="of:=MEDIAN([.$D57];[.$G57];[.$J57];[.$M57];[.$P57];[.$S57];[.$V57])" office:value-type="float"/>
          <table:table-cell table:formula="of:=MAX([.$B57];[.$E57];[.$H57];[.$K57];[.$N57];[.$Q57];[.$T57])" office:value-type="float"/>
          <table:table-cell table:formula="of:=MAX([.$C57];[.$F57];[.$I57];[.$L57];[.$O57];[.$R57];[.$U57])" office:value-type="float"/>
          <table:table-cell table:formula="of:=MAX([.$D57];[.$G57];[.$J57];[.$M57];[.$P57];[.$S57];[.$V57])" office:value-type="float"/>
        </table:table-row>
        <table:table-row table:style-name="ro1">
          <table:table-cell office:value-type="string">
            <text:p>maze/maze_s6_a6_h27.lp</text:p>
          </table:table-cell>
          <table:table-cell office:value-type="float" office:value="0.04"/>
          <table:table-cell office:value-type="float" office:value="934.0"/>
          <table:table-cell table:style-name="cellWorst" office:value-type="float" office:value="79.0"/>
          <table:table-cell office:value-type="float" office:value="0.02"/>
          <table:table-cell office:value-type="float" office:value="330.0"/>
          <table:table-cell office:value-type="float" office:value="35.0"/>
          <table:table-cell office:value-type="float" office:value="0.05"/>
          <table:table-cell table:style-name="cellWorst" office:value-type="float" office:value="1625.0"/>
          <table:table-cell office:value-type="float" office:value="38.0"/>
          <table:table-cell office:value-type="float" office:value="0.01"/>
          <table:table-cell office:value-type="float" office:value="197.0"/>
          <table:table-cell table:style-name="cellBest" office:value-type="float" office:value="22.0"/>
          <table:table-cell office:value-type="float" office:value="0.03"/>
          <table:table-cell office:value-type="float" office:value="1221.0"/>
          <table:table-cell office:value-type="float" office:value="67.0"/>
          <table:table-cell office:value-type="float" office:value="0.02"/>
          <table:table-cell office:value-type="float" office:value="330.0"/>
          <table:table-cell office:value-type="float" office:value="35.0"/>
          <table:table-cell office:value-type="float" office:value="0.01"/>
          <table:table-cell table:style-name="cellBest" office:value-type="float" office:value="189.0"/>
          <table:table-cell table:style-name="cellBest" office:value-type="float" office:value="22.0"/>
          <table:table-cell table:formula="of:=MIN([.$B58];[.$E58];[.$H58];[.$K58];[.$N58];[.$Q58];[.$T58])" office:value-type="float"/>
          <table:table-cell table:formula="of:=MIN([.$C58];[.$F58];[.$I58];[.$L58];[.$O58];[.$R58];[.$U58])" office:value-type="float"/>
          <table:table-cell table:formula="of:=MIN([.$D58];[.$G58];[.$J58];[.$M58];[.$P58];[.$S58];[.$V58])" office:value-type="float"/>
          <table:table-cell table:formula="of:=MEDIAN([.$B58];[.$E58];[.$H58];[.$K58];[.$N58];[.$Q58];[.$T58])" office:value-type="float"/>
          <table:table-cell table:formula="of:=MEDIAN([.$C58];[.$F58];[.$I58];[.$L58];[.$O58];[.$R58];[.$U58])" office:value-type="float"/>
          <table:table-cell table:formula="of:=MEDIAN([.$D58];[.$G58];[.$J58];[.$M58];[.$P58];[.$S58];[.$V58])" office:value-type="float"/>
          <table:table-cell table:formula="of:=MAX([.$B58];[.$E58];[.$H58];[.$K58];[.$N58];[.$Q58];[.$T58])" office:value-type="float"/>
          <table:table-cell table:formula="of:=MAX([.$C58];[.$F58];[.$I58];[.$L58];[.$O58];[.$R58];[.$U58])" office:value-type="float"/>
          <table:table-cell table:formula="of:=MAX([.$D58];[.$G58];[.$J58];[.$M58];[.$P58];[.$S58];[.$V58])" office:value-type="float"/>
        </table:table-row>
        <table:table-row table:style-name="ro1">
          <table:table-cell office:value-type="string">
            <text:p>maze/maze_s6_a7_h22.lp</text:p>
          </table:table-cell>
          <table:table-cell office:value-type="float" office:value="0.0"/>
          <table:table-cell table:style-name="cellBest" office:value-type="float" office:value="58.0"/>
          <table:table-cell table:style-name="cellBest" office:value-type="float" office:value="0.0"/>
          <table:table-cell office:value-type="float" office:value="0.01"/>
          <table:table-cell office:value-type="float" office:value="370.0"/>
          <table:table-cell office:value-type="float" office:value="148.0"/>
          <table:table-cell office:value-type="float" office:value="0.62"/>
          <table:table-cell table:style-name="cellWorst" office:value-type="float" office:value="32397.0"/>
          <table:table-cell table:style-name="cellWorst" office:value-type="float" office:value="1816.0"/>
          <table:table-cell office:value-type="float" office:value="0.01"/>
          <table:table-cell office:value-type="float" office:value="330.0"/>
          <table:table-cell office:value-type="float" office:value="104.0"/>
          <table:table-cell office:value-type="float" office:value="0.02"/>
          <table:table-cell office:value-type="float" office:value="531.0"/>
          <table:table-cell office:value-type="float" office:value="188.0"/>
          <table:table-cell office:value-type="float" office:value="0.01"/>
          <table:table-cell office:value-type="float" office:value="370.0"/>
          <table:table-cell office:value-type="float" office:value="148.0"/>
          <table:table-cell office:value-type="float" office:value="0.02"/>
          <table:table-cell office:value-type="float" office:value="655.0"/>
          <table:table-cell office:value-type="float" office:value="277.0"/>
          <table:table-cell table:formula="of:=MIN([.$B59];[.$E59];[.$H59];[.$K59];[.$N59];[.$Q59];[.$T59])" office:value-type="float"/>
          <table:table-cell table:formula="of:=MIN([.$C59];[.$F59];[.$I59];[.$L59];[.$O59];[.$R59];[.$U59])" office:value-type="float"/>
          <table:table-cell table:formula="of:=MIN([.$D59];[.$G59];[.$J59];[.$M59];[.$P59];[.$S59];[.$V59])" office:value-type="float"/>
          <table:table-cell table:formula="of:=MEDIAN([.$B59];[.$E59];[.$H59];[.$K59];[.$N59];[.$Q59];[.$T59])" office:value-type="float"/>
          <table:table-cell table:formula="of:=MEDIAN([.$C59];[.$F59];[.$I59];[.$L59];[.$O59];[.$R59];[.$U59])" office:value-type="float"/>
          <table:table-cell table:formula="of:=MEDIAN([.$D59];[.$G59];[.$J59];[.$M59];[.$P59];[.$S59];[.$V59])" office:value-type="float"/>
          <table:table-cell table:formula="of:=MAX([.$B59];[.$E59];[.$H59];[.$K59];[.$N59];[.$Q59];[.$T59])" office:value-type="float"/>
          <table:table-cell table:formula="of:=MAX([.$C59];[.$F59];[.$I59];[.$L59];[.$O59];[.$R59];[.$U59])" office:value-type="float"/>
          <table:table-cell table:formula="of:=MAX([.$D59];[.$G59];[.$J59];[.$M59];[.$P59];[.$S59];[.$V59])" office:value-type="float"/>
        </table:table-row>
        <table:table-row table:style-name="ro1">
          <table:table-cell office:value-type="string">
            <text:p>maze/maze_s6_a8_h26.lp</text:p>
          </table:table-cell>
          <table:table-cell office:value-type="float" office:value="0.28"/>
          <table:table-cell office:value-type="float" office:value="10507.0"/>
          <table:table-cell office:value-type="float" office:value="1565.0"/>
          <table:table-cell office:value-type="float" office:value="0.02"/>
          <table:table-cell office:value-type="float" office:value="345.0"/>
          <table:table-cell office:value-type="float" office:value="56.0"/>
          <table:table-cell office:value-type="float" office:value="0.27"/>
          <table:table-cell office:value-type="float" office:value="16793.0"/>
          <table:table-cell office:value-type="float" office:value="271.0"/>
          <table:table-cell office:value-type="float" office:value="0.06"/>
          <table:table-cell office:value-type="float" office:value="1748.0"/>
          <table:table-cell office:value-type="float" office:value="375.0"/>
          <table:table-cell table:style-name="cellWorst" office:value-type="float" office:value="6.27"/>
          <table:table-cell table:style-name="cellWorst" office:value-type="float" office:value="152123.0"/>
          <table:table-cell table:style-name="cellWorst" office:value-type="float" office:value="19009.0"/>
          <table:table-cell office:value-type="float" office:value="0.02"/>
          <table:table-cell office:value-type="float" office:value="345.0"/>
          <table:table-cell office:value-type="float" office:value="56.0"/>
          <table:table-cell table:style-name="cellBest" office:value-type="float" office:value="0.01"/>
          <table:table-cell table:style-name="cellBest" office:value-type="float" office:value="336.0"/>
          <table:table-cell table:style-name="cellBest" office:value-type="float" office:value="48.0"/>
          <table:table-cell table:formula="of:=MIN([.$B60];[.$E60];[.$H60];[.$K60];[.$N60];[.$Q60];[.$T60])" office:value-type="float"/>
          <table:table-cell table:formula="of:=MIN([.$C60];[.$F60];[.$I60];[.$L60];[.$O60];[.$R60];[.$U60])" office:value-type="float"/>
          <table:table-cell table:formula="of:=MIN([.$D60];[.$G60];[.$J60];[.$M60];[.$P60];[.$S60];[.$V60])" office:value-type="float"/>
          <table:table-cell table:formula="of:=MEDIAN([.$B60];[.$E60];[.$H60];[.$K60];[.$N60];[.$Q60];[.$T60])" office:value-type="float"/>
          <table:table-cell table:formula="of:=MEDIAN([.$C60];[.$F60];[.$I60];[.$L60];[.$O60];[.$R60];[.$U60])" office:value-type="float"/>
          <table:table-cell table:formula="of:=MEDIAN([.$D60];[.$G60];[.$J60];[.$M60];[.$P60];[.$S60];[.$V60])" office:value-type="float"/>
          <table:table-cell table:formula="of:=MAX([.$B60];[.$E60];[.$H60];[.$K60];[.$N60];[.$Q60];[.$T60])" office:value-type="float"/>
          <table:table-cell table:formula="of:=MAX([.$C60];[.$F60];[.$I60];[.$L60];[.$O60];[.$R60];[.$U60])" office:value-type="float"/>
          <table:table-cell table:formula="of:=MAX([.$D60];[.$G60];[.$J60];[.$M60];[.$P60];[.$S60];[.$V60])" office:value-type="float"/>
        </table:table-row>
        <table:table-row table:style-name="ro1">
          <table:table-cell office:value-type="string">
            <text:p>maze/maze_s6_a9_h21.lp</text:p>
          </table:table-cell>
          <table:table-cell office:value-type="float" office:value="0.02"/>
          <table:table-cell office:value-type="float" office:value="923.0"/>
          <table:table-cell table:style-name="cellBest" office:value-type="float" office:value="36.0"/>
          <table:table-cell office:value-type="float" office:value="0.02"/>
          <table:table-cell office:value-type="float" office:value="502.0"/>
          <table:table-cell office:value-type="float" office:value="99.0"/>
          <table:table-cell office:value-type="float" office:value="0.06"/>
          <table:table-cell table:style-name="cellWorst" office:value-type="float" office:value="2290.0"/>
          <table:table-cell table:style-name="cellWorst" office:value-type="float" office:value="103.0"/>
          <table:table-cell office:value-type="float" office:value="0.01"/>
          <table:table-cell office:value-type="float" office:value="389.0"/>
          <table:table-cell office:value-type="float" office:value="72.0"/>
          <table:table-cell office:value-type="float" office:value="0.02"/>
          <table:table-cell office:value-type="float" office:value="519.0"/>
          <table:table-cell office:value-type="float" office:value="81.0"/>
          <table:table-cell office:value-type="float" office:value="0.02"/>
          <table:table-cell office:value-type="float" office:value="502.0"/>
          <table:table-cell office:value-type="float" office:value="99.0"/>
          <table:table-cell office:value-type="float" office:value="0.02"/>
          <table:table-cell table:style-name="cellBest" office:value-type="float" office:value="314.0"/>
          <table:table-cell office:value-type="float" office:value="69.0"/>
          <table:table-cell table:formula="of:=MIN([.$B61];[.$E61];[.$H61];[.$K61];[.$N61];[.$Q61];[.$T61])" office:value-type="float"/>
          <table:table-cell table:formula="of:=MIN([.$C61];[.$F61];[.$I61];[.$L61];[.$O61];[.$R61];[.$U61])" office:value-type="float"/>
          <table:table-cell table:formula="of:=MIN([.$D61];[.$G61];[.$J61];[.$M61];[.$P61];[.$S61];[.$V61])" office:value-type="float"/>
          <table:table-cell table:formula="of:=MEDIAN([.$B61];[.$E61];[.$H61];[.$K61];[.$N61];[.$Q61];[.$T61])" office:value-type="float"/>
          <table:table-cell table:formula="of:=MEDIAN([.$C61];[.$F61];[.$I61];[.$L61];[.$O61];[.$R61];[.$U61])" office:value-type="float"/>
          <table:table-cell table:formula="of:=MEDIAN([.$D61];[.$G61];[.$J61];[.$M61];[.$P61];[.$S61];[.$V61])" office:value-type="float"/>
          <table:table-cell table:formula="of:=MAX([.$B61];[.$E61];[.$H61];[.$K61];[.$N61];[.$Q61];[.$T61])" office:value-type="float"/>
          <table:table-cell table:formula="of:=MAX([.$C61];[.$F61];[.$I61];[.$L61];[.$O61];[.$R61];[.$U61])" office:value-type="float"/>
          <table:table-cell table:formula="of:=MAX([.$D61];[.$G61];[.$J61];[.$M61];[.$P61];[.$S61];[.$V61])" office:value-type="float"/>
        </table:table-row>
        <table:table-row table:style-name="ro1">
          <table:table-cell office:value-type="string">
            <text:p>maze/maze_s7_a10_h42.lp</text:p>
          </table:table-cell>
          <table:table-cell office:value-type="float" office:value="0.5"/>
          <table:table-cell table:style-name="cellWorst" office:value-type="float" office:value="12255.0"/>
          <table:table-cell table:style-name="cellWorst" office:value-type="float" office:value="379.0"/>
          <table:table-cell office:value-type="float" office:value="0.06"/>
          <table:table-cell office:value-type="float" office:value="855.0"/>
          <table:table-cell office:value-type="float" office:value="168.0"/>
          <table:table-cell office:value-type="float" office:value="0.37"/>
          <table:table-cell office:value-type="float" office:value="4721.0"/>
          <table:table-cell office:value-type="float" office:value="6.0"/>
          <table:table-cell office:value-type="float" office:value="0.02"/>
          <table:table-cell office:value-type="float" office:value="279.0"/>
          <table:table-cell table:style-name="cellBest" office:value-type="float" office:value="5.0"/>
          <table:table-cell office:value-type="float" office:value="0.05"/>
          <table:table-cell office:value-type="float" office:value="1104.0"/>
          <table:table-cell office:value-type="float" office:value="55.0"/>
          <table:table-cell office:value-type="float" office:value="0.05"/>
          <table:table-cell office:value-type="float" office:value="855.0"/>
          <table:table-cell office:value-type="float" office:value="168.0"/>
          <table:table-cell office:value-type="float" office:value="0.01"/>
          <table:table-cell table:style-name="cellBest" office:value-type="float" office:value="273.0"/>
          <table:table-cell table:style-name="cellBest" office:value-type="float" office:value="5.0"/>
          <table:table-cell table:formula="of:=MIN([.$B62];[.$E62];[.$H62];[.$K62];[.$N62];[.$Q62];[.$T62])" office:value-type="float"/>
          <table:table-cell table:formula="of:=MIN([.$C62];[.$F62];[.$I62];[.$L62];[.$O62];[.$R62];[.$U62])" office:value-type="float"/>
          <table:table-cell table:formula="of:=MIN([.$D62];[.$G62];[.$J62];[.$M62];[.$P62];[.$S62];[.$V62])" office:value-type="float"/>
          <table:table-cell table:formula="of:=MEDIAN([.$B62];[.$E62];[.$H62];[.$K62];[.$N62];[.$Q62];[.$T62])" office:value-type="float"/>
          <table:table-cell table:formula="of:=MEDIAN([.$C62];[.$F62];[.$I62];[.$L62];[.$O62];[.$R62];[.$U62])" office:value-type="float"/>
          <table:table-cell table:formula="of:=MEDIAN([.$D62];[.$G62];[.$J62];[.$M62];[.$P62];[.$S62];[.$V62])" office:value-type="float"/>
          <table:table-cell table:formula="of:=MAX([.$B62];[.$E62];[.$H62];[.$K62];[.$N62];[.$Q62];[.$T62])" office:value-type="float"/>
          <table:table-cell table:formula="of:=MAX([.$C62];[.$F62];[.$I62];[.$L62];[.$O62];[.$R62];[.$U62])" office:value-type="float"/>
          <table:table-cell table:formula="of:=MAX([.$D62];[.$G62];[.$J62];[.$M62];[.$P62];[.$S62];[.$V62])" office:value-type="float"/>
        </table:table-row>
        <table:table-row table:style-name="ro1">
          <table:table-cell office:value-type="string">
            <text:p>maze/maze_s7_a1_h3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2"/>
          <table:table-cell table:style-name="cellWorst" office:value-type="float" office:value="32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3];[.$E63];[.$H63];[.$K63];[.$N63];[.$Q63];[.$T63])" office:value-type="float"/>
          <table:table-cell table:formula="of:=MIN([.$C63];[.$F63];[.$I63];[.$L63];[.$O63];[.$R63];[.$U63])" office:value-type="float"/>
          <table:table-cell table:formula="of:=MIN([.$D63];[.$G63];[.$J63];[.$M63];[.$P63];[.$S63];[.$V63])" office:value-type="float"/>
          <table:table-cell table:formula="of:=MEDIAN([.$B63];[.$E63];[.$H63];[.$K63];[.$N63];[.$Q63];[.$T63])" office:value-type="float"/>
          <table:table-cell table:formula="of:=MEDIAN([.$C63];[.$F63];[.$I63];[.$L63];[.$O63];[.$R63];[.$U63])" office:value-type="float"/>
          <table:table-cell table:formula="of:=MEDIAN([.$D63];[.$G63];[.$J63];[.$M63];[.$P63];[.$S63];[.$V63])" office:value-type="float"/>
          <table:table-cell table:formula="of:=MAX([.$B63];[.$E63];[.$H63];[.$K63];[.$N63];[.$Q63];[.$T63])" office:value-type="float"/>
          <table:table-cell table:formula="of:=MAX([.$C63];[.$F63];[.$I63];[.$L63];[.$O63];[.$R63];[.$U63])" office:value-type="float"/>
          <table:table-cell table:formula="of:=MAX([.$D63];[.$G63];[.$J63];[.$M63];[.$P63];[.$S63];[.$V63])" office:value-type="float"/>
        </table:table-row>
        <table:table-row table:style-name="ro1">
          <table:table-cell office:value-type="string">
            <text:p>maze/maze_s7_a2_h26.lp</text:p>
          </table:table-cell>
          <table:table-cell office:value-type="float" office:value="0.0"/>
          <table:table-cell table:style-name="cellBest" office:value-type="float" office:value="17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0.02"/>
          <table:table-cell table:style-name="cellWorst" office:value-type="float" office:value="610.0"/>
          <table:table-cell office:value-type="float" office:value="2.0"/>
          <table:table-cell office:value-type="float" office:value="0.0"/>
          <table:table-cell office:value-type="float" office:value="25.0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1.0"/>
          <table:table-cell table:formula="of:=MIN([.$B64];[.$E64];[.$H64];[.$K64];[.$N64];[.$Q64];[.$T64])" office:value-type="float"/>
          <table:table-cell table:formula="of:=MIN([.$C64];[.$F64];[.$I64];[.$L64];[.$O64];[.$R64];[.$U64])" office:value-type="float"/>
          <table:table-cell table:formula="of:=MIN([.$D64];[.$G64];[.$J64];[.$M64];[.$P64];[.$S64];[.$V64])" office:value-type="float"/>
          <table:table-cell table:formula="of:=MEDIAN([.$B64];[.$E64];[.$H64];[.$K64];[.$N64];[.$Q64];[.$T64])" office:value-type="float"/>
          <table:table-cell table:formula="of:=MEDIAN([.$C64];[.$F64];[.$I64];[.$L64];[.$O64];[.$R64];[.$U64])" office:value-type="float"/>
          <table:table-cell table:formula="of:=MEDIAN([.$D64];[.$G64];[.$J64];[.$M64];[.$P64];[.$S64];[.$V64])" office:value-type="float"/>
          <table:table-cell table:formula="of:=MAX([.$B64];[.$E64];[.$H64];[.$K64];[.$N64];[.$Q64];[.$T64])" office:value-type="float"/>
          <table:table-cell table:formula="of:=MAX([.$C64];[.$F64];[.$I64];[.$L64];[.$O64];[.$R64];[.$U64])" office:value-type="float"/>
          <table:table-cell table:formula="of:=MAX([.$D64];[.$G64];[.$J64];[.$M64];[.$P64];[.$S64];[.$V64])" office:value-type="float"/>
        </table:table-row>
        <table:table-row table:style-name="ro1">
          <table:table-cell office:value-type="string">
            <text:p>maze/maze_s7_a3_h38.lp</text:p>
          </table:table-cell>
          <table:table-cell office:value-type="float" office:value="0.0"/>
          <table:table-cell table:style-name="cellBest" office:value-type="float" office:value="45.0"/>
          <table:table-cell table:style-name="cellBest" office:value-type="float" office:value="1.0"/>
          <table:table-cell office:value-type="float" office:value="0.0"/>
          <table:table-cell office:value-type="float" office:value="49.0"/>
          <table:table-cell office:value-type="float" office:value="4.0"/>
          <table:table-cell office:value-type="float" office:value="0.44"/>
          <table:table-cell table:style-name="cellWorst" office:value-type="float" office:value="18514.0"/>
          <table:table-cell table:style-name="cellWorst" office:value-type="float" office:value="612.0"/>
          <table:table-cell office:value-type="float" office:value="0.0"/>
          <table:table-cell office:value-type="float" office:value="87.0"/>
          <table:table-cell office:value-type="float" office:value="2.0"/>
          <table:table-cell office:value-type="float" office:value="0.0"/>
          <table:table-cell office:value-type="float" office:value="48.0"/>
          <table:table-cell office:value-type="float" office:value="2.0"/>
          <table:table-cell office:value-type="float" office:value="0.0"/>
          <table:table-cell office:value-type="float" office:value="49.0"/>
          <table:table-cell office:value-type="float" office:value="4.0"/>
          <table:table-cell office:value-type="float" office:value="0.0"/>
          <table:table-cell office:value-type="float" office:value="63.0"/>
          <table:table-cell table:style-name="cellBest" office:value-type="float" office:value="1.0"/>
          <table:table-cell table:formula="of:=MIN([.$B65];[.$E65];[.$H65];[.$K65];[.$N65];[.$Q65];[.$T65])" office:value-type="float"/>
          <table:table-cell table:formula="of:=MIN([.$C65];[.$F65];[.$I65];[.$L65];[.$O65];[.$R65];[.$U65])" office:value-type="float"/>
          <table:table-cell table:formula="of:=MIN([.$D65];[.$G65];[.$J65];[.$M65];[.$P65];[.$S65];[.$V65])" office:value-type="float"/>
          <table:table-cell table:formula="of:=MEDIAN([.$B65];[.$E65];[.$H65];[.$K65];[.$N65];[.$Q65];[.$T65])" office:value-type="float"/>
          <table:table-cell table:formula="of:=MEDIAN([.$C65];[.$F65];[.$I65];[.$L65];[.$O65];[.$R65];[.$U65])" office:value-type="float"/>
          <table:table-cell table:formula="of:=MEDIAN([.$D65];[.$G65];[.$J65];[.$M65];[.$P65];[.$S65];[.$V65])" office:value-type="float"/>
          <table:table-cell table:formula="of:=MAX([.$B65];[.$E65];[.$H65];[.$K65];[.$N65];[.$Q65];[.$T65])" office:value-type="float"/>
          <table:table-cell table:formula="of:=MAX([.$C65];[.$F65];[.$I65];[.$L65];[.$O65];[.$R65];[.$U65])" office:value-type="float"/>
          <table:table-cell table:formula="of:=MAX([.$D65];[.$G65];[.$J65];[.$M65];[.$P65];[.$S65];[.$V65])" office:value-type="float"/>
        </table:table-row>
        <table:table-row table:style-name="ro1">
          <table:table-cell office:value-type="string">
            <text:p>maze/maze_s7_a4_h22.lp</text:p>
          </table:table-cell>
          <table:table-cell office:value-type="float" office:value="0.0"/>
          <table:table-cell table:style-name="cellBest" office:value-type="float" office:value="48.0"/>
          <table:table-cell table:style-name="cellBest" office:value-type="float" office:value="0.0"/>
          <table:table-cell office:value-type="float" office:value="0.01"/>
          <table:table-cell office:value-type="float" office:value="76.0"/>
          <table:table-cell table:style-name="cellWorst" office:value-type="float" office:value="10.0"/>
          <table:table-cell office:value-type="float" office:value="0.07"/>
          <table:table-cell table:style-name="cellWorst" office:value-type="float" office:value="1798.0"/>
          <table:table-cell office:value-type="float" office:value="8.0"/>
          <table:table-cell office:value-type="float" office:value="0.0"/>
          <table:table-cell office:value-type="float" office:value="56.0"/>
          <table:table-cell table:style-name="cellBest" office:value-type="float" office:value="0.0"/>
          <table:table-cell office:value-type="float" office:value="0.0"/>
          <table:table-cell office:value-type="float" office:value="81.0"/>
          <table:table-cell office:value-type="float" office:value="5.0"/>
          <table:table-cell office:value-type="float" office:value="0.01"/>
          <table:table-cell office:value-type="float" office:value="76.0"/>
          <table:table-cell table:style-name="cellWorst" office:value-type="float" office:value="10.0"/>
          <table:table-cell office:value-type="float" office:value="0.0"/>
          <table:table-cell office:value-type="float" office:value="53.0"/>
          <table:table-cell table:style-name="cellBest" office:value-type="float" office:value="0.0"/>
          <table:table-cell table:formula="of:=MIN([.$B66];[.$E66];[.$H66];[.$K66];[.$N66];[.$Q66];[.$T66])" office:value-type="float"/>
          <table:table-cell table:formula="of:=MIN([.$C66];[.$F66];[.$I66];[.$L66];[.$O66];[.$R66];[.$U66])" office:value-type="float"/>
          <table:table-cell table:formula="of:=MIN([.$D66];[.$G66];[.$J66];[.$M66];[.$P66];[.$S66];[.$V66])" office:value-type="float"/>
          <table:table-cell table:formula="of:=MEDIAN([.$B66];[.$E66];[.$H66];[.$K66];[.$N66];[.$Q66];[.$T66])" office:value-type="float"/>
          <table:table-cell table:formula="of:=MEDIAN([.$C66];[.$F66];[.$I66];[.$L66];[.$O66];[.$R66];[.$U66])" office:value-type="float"/>
          <table:table-cell table:formula="of:=MEDIAN([.$D66];[.$G66];[.$J66];[.$M66];[.$P66];[.$S66];[.$V66])" office:value-type="float"/>
          <table:table-cell table:formula="of:=MAX([.$B66];[.$E66];[.$H66];[.$K66];[.$N66];[.$Q66];[.$T66])" office:value-type="float"/>
          <table:table-cell table:formula="of:=MAX([.$C66];[.$F66];[.$I66];[.$L66];[.$O66];[.$R66];[.$U66])" office:value-type="float"/>
          <table:table-cell table:formula="of:=MAX([.$D66];[.$G66];[.$J66];[.$M66];[.$P66];[.$S66];[.$V66])" office:value-type="float"/>
        </table:table-row>
        <table:table-row table:style-name="ro1">
          <table:table-cell office:value-type="string">
            <text:p>maze/maze_s7_a5_h35.lp</text:p>
          </table:table-cell>
          <table:table-cell office:value-type="float" office:value="0.01"/>
          <table:table-cell table:style-name="cellBest" office:value-type="float" office:value="121.0"/>
          <table:table-cell table:style-name="cellBest" office:value-type="float" office:value="0.0"/>
          <table:table-cell office:value-type="float" office:value="0.02"/>
          <table:table-cell office:value-type="float" office:value="358.0"/>
          <table:table-cell table:style-name="cellWorst" office:value-type="float" office:value="28.0"/>
          <table:table-cell office:value-type="float" office:value="0.11"/>
          <table:table-cell table:style-name="cellWorst" office:value-type="float" office:value="1985.0"/>
          <table:table-cell office:value-type="float" office:value="2.0"/>
          <table:table-cell office:value-type="float" office:value="0.01"/>
          <table:table-cell office:value-type="float" office:value="148.0"/>
          <table:table-cell office:value-type="float" office:value="2.0"/>
          <table:table-cell office:value-type="float" office:value="0.01"/>
          <table:table-cell office:value-type="float" office:value="124.0"/>
          <table:table-cell office:value-type="float" office:value="1.0"/>
          <table:table-cell office:value-type="float" office:value="0.02"/>
          <table:table-cell office:value-type="float" office:value="358.0"/>
          <table:table-cell table:style-name="cellWorst" office:value-type="float" office:value="28.0"/>
          <table:table-cell office:value-type="float" office:value="0.01"/>
          <table:table-cell office:value-type="float" office:value="146.0"/>
          <table:table-cell office:value-type="float" office:value="2.0"/>
          <table:table-cell table:formula="of:=MIN([.$B67];[.$E67];[.$H67];[.$K67];[.$N67];[.$Q67];[.$T67])" office:value-type="float"/>
          <table:table-cell table:formula="of:=MIN([.$C67];[.$F67];[.$I67];[.$L67];[.$O67];[.$R67];[.$U67])" office:value-type="float"/>
          <table:table-cell table:formula="of:=MIN([.$D67];[.$G67];[.$J67];[.$M67];[.$P67];[.$S67];[.$V67])" office:value-type="float"/>
          <table:table-cell table:formula="of:=MEDIAN([.$B67];[.$E67];[.$H67];[.$K67];[.$N67];[.$Q67];[.$T67])" office:value-type="float"/>
          <table:table-cell table:formula="of:=MEDIAN([.$C67];[.$F67];[.$I67];[.$L67];[.$O67];[.$R67];[.$U67])" office:value-type="float"/>
          <table:table-cell table:formula="of:=MEDIAN([.$D67];[.$G67];[.$J67];[.$M67];[.$P67];[.$S67];[.$V67])" office:value-type="float"/>
          <table:table-cell table:formula="of:=MAX([.$B67];[.$E67];[.$H67];[.$K67];[.$N67];[.$Q67];[.$T67])" office:value-type="float"/>
          <table:table-cell table:formula="of:=MAX([.$C67];[.$F67];[.$I67];[.$L67];[.$O67];[.$R67];[.$U67])" office:value-type="float"/>
          <table:table-cell table:formula="of:=MAX([.$D67];[.$G67];[.$J67];[.$M67];[.$P67];[.$S67];[.$V67])" office:value-type="float"/>
        </table:table-row>
        <table:table-row table:style-name="ro1">
          <table:table-cell office:value-type="string">
            <text:p>maze/maze_s7_a6_h28.lp</text:p>
          </table:table-cell>
          <table:table-cell office:value-type="float" office:value="0.03"/>
          <table:table-cell office:value-type="float" office:value="632.0"/>
          <table:table-cell table:style-name="cellWorst" office:value-type="float" office:value="38.0"/>
          <table:table-cell office:value-type="float" office:value="0.01"/>
          <table:table-cell office:value-type="float" office:value="296.0"/>
          <table:table-cell office:value-type="float" office:value="27.0"/>
          <table:table-cell office:value-type="float" office:value="0.18"/>
          <table:table-cell table:style-name="cellWorst" office:value-type="float" office:value="3229.0"/>
          <table:table-cell office:value-type="float" office:value="14.0"/>
          <table:table-cell office:value-type="float" office:value="0.01"/>
          <table:table-cell office:value-type="float" office:value="88.0"/>
          <table:table-cell table:style-name="cellBest" office:value-type="float" office:value="3.0"/>
          <table:table-cell office:value-type="float" office:value="0.01"/>
          <table:table-cell office:value-type="float" office:value="334.0"/>
          <table:table-cell office:value-type="float" office:value="30.0"/>
          <table:table-cell office:value-type="float" office:value="0.01"/>
          <table:table-cell office:value-type="float" office:value="296.0"/>
          <table:table-cell office:value-type="float" office:value="27.0"/>
          <table:table-cell office:value-type="float" office:value="0.01"/>
          <table:table-cell table:style-name="cellBest" office:value-type="float" office:value="83.0"/>
          <table:table-cell table:style-name="cellBest" office:value-type="float" office:value="3.0"/>
          <table:table-cell table:formula="of:=MIN([.$B68];[.$E68];[.$H68];[.$K68];[.$N68];[.$Q68];[.$T68])" office:value-type="float"/>
          <table:table-cell table:formula="of:=MIN([.$C68];[.$F68];[.$I68];[.$L68];[.$O68];[.$R68];[.$U68])" office:value-type="float"/>
          <table:table-cell table:formula="of:=MIN([.$D68];[.$G68];[.$J68];[.$M68];[.$P68];[.$S68];[.$V68])" office:value-type="float"/>
          <table:table-cell table:formula="of:=MEDIAN([.$B68];[.$E68];[.$H68];[.$K68];[.$N68];[.$Q68];[.$T68])" office:value-type="float"/>
          <table:table-cell table:formula="of:=MEDIAN([.$C68];[.$F68];[.$I68];[.$L68];[.$O68];[.$R68];[.$U68])" office:value-type="float"/>
          <table:table-cell table:formula="of:=MEDIAN([.$D68];[.$G68];[.$J68];[.$M68];[.$P68];[.$S68];[.$V68])" office:value-type="float"/>
          <table:table-cell table:formula="of:=MAX([.$B68];[.$E68];[.$H68];[.$K68];[.$N68];[.$Q68];[.$T68])" office:value-type="float"/>
          <table:table-cell table:formula="of:=MAX([.$C68];[.$F68];[.$I68];[.$L68];[.$O68];[.$R68];[.$U68])" office:value-type="float"/>
          <table:table-cell table:formula="of:=MAX([.$D68];[.$G68];[.$J68];[.$M68];[.$P68];[.$S68];[.$V68])" office:value-type="float"/>
        </table:table-row>
        <table:table-row table:style-name="ro1">
          <table:table-cell office:value-type="string">
            <text:p>maze/maze_s7_a7_h22.lp</text:p>
          </table:table-cell>
          <table:table-cell office:value-type="float" office:value="0.01"/>
          <table:table-cell office:value-type="float" office:value="80.0"/>
          <table:table-cell office:value-type="float" office:value="9.0"/>
          <table:table-cell office:value-type="float" office:value="0.01"/>
          <table:table-cell office:value-type="float" office:value="276.0"/>
          <table:table-cell office:value-type="float" office:value="25.0"/>
          <table:table-cell office:value-type="float" office:value="0.91"/>
          <table:table-cell table:style-name="cellWorst" office:value-type="float" office:value="26488.0"/>
          <table:table-cell table:style-name="cellWorst" office:value-type="float" office:value="2087.0"/>
          <table:table-cell office:value-type="float" office:value="0.01"/>
          <table:table-cell office:value-type="float" office:value="66.0"/>
          <table:table-cell table:style-name="cellBest" office:value-type="float" office:value="0.0"/>
          <table:table-cell office:value-type="float" office:value="0.01"/>
          <table:table-cell office:value-type="float" office:value="73.0"/>
          <table:table-cell office:value-type="float" office:value="3.0"/>
          <table:table-cell office:value-type="float" office:value="0.01"/>
          <table:table-cell office:value-type="float" office:value="276.0"/>
          <table:table-cell office:value-type="float" office:value="25.0"/>
          <table:table-cell office:value-type="float" office:value="0.01"/>
          <table:table-cell table:style-name="cellBest" office:value-type="float" office:value="60.0"/>
          <table:table-cell table:style-name="cellBest" office:value-type="float" office:value="0.0"/>
          <table:table-cell table:formula="of:=MIN([.$B69];[.$E69];[.$H69];[.$K69];[.$N69];[.$Q69];[.$T69])" office:value-type="float"/>
          <table:table-cell table:formula="of:=MIN([.$C69];[.$F69];[.$I69];[.$L69];[.$O69];[.$R69];[.$U69])" office:value-type="float"/>
          <table:table-cell table:formula="of:=MIN([.$D69];[.$G69];[.$J69];[.$M69];[.$P69];[.$S69];[.$V69])" office:value-type="float"/>
          <table:table-cell table:formula="of:=MEDIAN([.$B69];[.$E69];[.$H69];[.$K69];[.$N69];[.$Q69];[.$T69])" office:value-type="float"/>
          <table:table-cell table:formula="of:=MEDIAN([.$C69];[.$F69];[.$I69];[.$L69];[.$O69];[.$R69];[.$U69])" office:value-type="float"/>
          <table:table-cell table:formula="of:=MEDIAN([.$D69];[.$G69];[.$J69];[.$M69];[.$P69];[.$S69];[.$V69])" office:value-type="float"/>
          <table:table-cell table:formula="of:=MAX([.$B69];[.$E69];[.$H69];[.$K69];[.$N69];[.$Q69];[.$T69])" office:value-type="float"/>
          <table:table-cell table:formula="of:=MAX([.$C69];[.$F69];[.$I69];[.$L69];[.$O69];[.$R69];[.$U69])" office:value-type="float"/>
          <table:table-cell table:formula="of:=MAX([.$D69];[.$G69];[.$J69];[.$M69];[.$P69];[.$S69];[.$V69])" office:value-type="float"/>
        </table:table-row>
        <table:table-row table:style-name="ro1">
          <table:table-cell office:value-type="string">
            <text:p>maze/maze_s7_a8_h24.lp</text:p>
          </table:table-cell>
          <table:table-cell office:value-type="float" office:value="0.02"/>
          <table:table-cell office:value-type="float" office:value="468.0"/>
          <table:table-cell office:value-type="float" office:value="72.0"/>
          <table:table-cell office:value-type="float" office:value="0.02"/>
          <table:table-cell table:style-name="cellBest" office:value-type="float" office:value="435.0"/>
          <table:table-cell table:style-name="cellBest" office:value-type="float" office:value="44.0"/>
          <table:table-cell office:value-type="float" office:value="0.13"/>
          <table:table-cell office:value-type="float" office:value="3386.0"/>
          <table:table-cell office:value-type="float" office:value="397.0"/>
          <table:table-cell office:value-type="float" office:value="0.03"/>
          <table:table-cell office:value-type="float" office:value="825.0"/>
          <table:table-cell office:value-type="float" office:value="208.0"/>
          <table:table-cell office:value-type="float" office:value="0.64"/>
          <table:table-cell table:style-name="cellWorst" office:value-type="float" office:value="28487.0"/>
          <table:table-cell table:style-name="cellWorst" office:value-type="float" office:value="2513.0"/>
          <table:table-cell office:value-type="float" office:value="0.02"/>
          <table:table-cell table:style-name="cellBest" office:value-type="float" office:value="435.0"/>
          <table:table-cell table:style-name="cellBest" office:value-type="float" office:value="44.0"/>
          <table:table-cell office:value-type="float" office:value="0.05"/>
          <table:table-cell office:value-type="float" office:value="4133.0"/>
          <table:table-cell office:value-type="float" office:value="517.0"/>
          <table:table-cell table:formula="of:=MIN([.$B70];[.$E70];[.$H70];[.$K70];[.$N70];[.$Q70];[.$T70])" office:value-type="float"/>
          <table:table-cell table:formula="of:=MIN([.$C70];[.$F70];[.$I70];[.$L70];[.$O70];[.$R70];[.$U70])" office:value-type="float"/>
          <table:table-cell table:formula="of:=MIN([.$D70];[.$G70];[.$J70];[.$M70];[.$P70];[.$S70];[.$V70])" office:value-type="float"/>
          <table:table-cell table:formula="of:=MEDIAN([.$B70];[.$E70];[.$H70];[.$K70];[.$N70];[.$Q70];[.$T70])" office:value-type="float"/>
          <table:table-cell table:formula="of:=MEDIAN([.$C70];[.$F70];[.$I70];[.$L70];[.$O70];[.$R70];[.$U70])" office:value-type="float"/>
          <table:table-cell table:formula="of:=MEDIAN([.$D70];[.$G70];[.$J70];[.$M70];[.$P70];[.$S70];[.$V70])" office:value-type="float"/>
          <table:table-cell table:formula="of:=MAX([.$B70];[.$E70];[.$H70];[.$K70];[.$N70];[.$Q70];[.$T70])" office:value-type="float"/>
          <table:table-cell table:formula="of:=MAX([.$C70];[.$F70];[.$I70];[.$L70];[.$O70];[.$R70];[.$U70])" office:value-type="float"/>
          <table:table-cell table:formula="of:=MAX([.$D70];[.$G70];[.$J70];[.$M70];[.$P70];[.$S70];[.$V70])" office:value-type="float"/>
        </table:table-row>
        <table:table-row table:style-name="ro1">
          <table:table-cell office:value-type="string">
            <text:p>maze/maze_s7_a9_h38.lp</text:p>
          </table:table-cell>
          <table:table-cell office:value-type="float" office:value="13.02"/>
          <table:table-cell office:value-type="float" office:value="417564.0"/>
          <table:table-cell office:value-type="float" office:value="10392.0"/>
          <table:table-cell table:style-name="cellBest" office:value-type="float" office:value="0.2"/>
          <table:table-cell table:style-name="cellBest" office:value-type="float" office:value="2674.0"/>
          <table:table-cell table:style-name="cellBest" office:value-type="float" office:value="1209.0"/>
          <table:table-cell office:value-type="float" office:value="6.5"/>
          <table:table-cell office:value-type="float" office:value="317325.0"/>
          <table:table-cell office:value-type="float" office:value="10471.0"/>
          <table:table-cell office:value-type="float" office:value="0.85"/>
          <table:table-cell office:value-type="float" office:value="59141.0"/>
          <table:table-cell office:value-type="float" office:value="3290.0"/>
          <table:table-cell table:style-name="cellWorst" office:value-type="float" office:value="21.45"/>
          <table:table-cell table:style-name="cellWorst" office:value-type="float" office:value="546445.0"/>
          <table:table-cell table:style-name="cellWorst" office:value-type="float" office:value="82046.0"/>
          <table:table-cell office:value-type="float" office:value="0.25"/>
          <table:table-cell table:style-name="cellBest" office:value-type="float" office:value="2674.0"/>
          <table:table-cell table:style-name="cellBest" office:value-type="float" office:value="1209.0"/>
          <table:table-cell office:value-type="float" office:value="0.84"/>
          <table:table-cell office:value-type="float" office:value="59668.0"/>
          <table:table-cell office:value-type="float" office:value="6332.0"/>
          <table:table-cell table:formula="of:=MIN([.$B71];[.$E71];[.$H71];[.$K71];[.$N71];[.$Q71];[.$T71])" office:value-type="float"/>
          <table:table-cell table:formula="of:=MIN([.$C71];[.$F71];[.$I71];[.$L71];[.$O71];[.$R71];[.$U71])" office:value-type="float"/>
          <table:table-cell table:formula="of:=MIN([.$D71];[.$G71];[.$J71];[.$M71];[.$P71];[.$S71];[.$V71])" office:value-type="float"/>
          <table:table-cell table:formula="of:=MEDIAN([.$B71];[.$E71];[.$H71];[.$K71];[.$N71];[.$Q71];[.$T71])" office:value-type="float"/>
          <table:table-cell table:formula="of:=MEDIAN([.$C71];[.$F71];[.$I71];[.$L71];[.$O71];[.$R71];[.$U71])" office:value-type="float"/>
          <table:table-cell table:formula="of:=MEDIAN([.$D71];[.$G71];[.$J71];[.$M71];[.$P71];[.$S71];[.$V71])" office:value-type="float"/>
          <table:table-cell table:formula="of:=MAX([.$B71];[.$E71];[.$H71];[.$K71];[.$N71];[.$Q71];[.$T71])" office:value-type="float"/>
          <table:table-cell table:formula="of:=MAX([.$C71];[.$F71];[.$I71];[.$L71];[.$O71];[.$R71];[.$U71])" office:value-type="float"/>
          <table:table-cell table:formula="of:=MAX([.$D71];[.$G71];[.$J71];[.$M71];[.$P71];[.$S71];[.$V71])" office:value-type="float"/>
        </table:table-row>
        <table:table-row table:style-name="ro1">
          <table:table-cell office:value-type="string">
            <text:p>maze/maze_s8_a10_h26.lp</text:p>
          </table:table-cell>
          <table:table-cell office:value-type="float" office:value="0.03"/>
          <table:table-cell office:value-type="float" office:value="633.0"/>
          <table:table-cell office:value-type="float" office:value="22.0"/>
          <table:table-cell office:value-type="float" office:value="0.02"/>
          <table:table-cell office:value-type="float" office:value="526.0"/>
          <table:table-cell table:style-name="cellWorst" office:value-type="float" office:value="46.0"/>
          <table:table-cell office:value-type="float" office:value="0.3"/>
          <table:table-cell table:style-name="cellWorst" office:value-type="float" office:value="7026.0"/>
          <table:table-cell office:value-type="float" office:value="22.0"/>
          <table:table-cell office:value-type="float" office:value="0.01"/>
          <table:table-cell office:value-type="float" office:value="212.0"/>
          <table:table-cell table:style-name="cellBest" office:value-type="float" office:value="10.0"/>
          <table:table-cell office:value-type="float" office:value="0.02"/>
          <table:table-cell office:value-type="float" office:value="332.0"/>
          <table:table-cell office:value-type="float" office:value="28.0"/>
          <table:table-cell office:value-type="float" office:value="0.02"/>
          <table:table-cell office:value-type="float" office:value="526.0"/>
          <table:table-cell table:style-name="cellWorst" office:value-type="float" office:value="46.0"/>
          <table:table-cell office:value-type="float" office:value="0.01"/>
          <table:table-cell table:style-name="cellBest" office:value-type="float" office:value="204.0"/>
          <table:table-cell table:style-name="cellBest" office:value-type="float" office:value="10.0"/>
          <table:table-cell table:formula="of:=MIN([.$B72];[.$E72];[.$H72];[.$K72];[.$N72];[.$Q72];[.$T72])" office:value-type="float"/>
          <table:table-cell table:formula="of:=MIN([.$C72];[.$F72];[.$I72];[.$L72];[.$O72];[.$R72];[.$U72])" office:value-type="float"/>
          <table:table-cell table:formula="of:=MIN([.$D72];[.$G72];[.$J72];[.$M72];[.$P72];[.$S72];[.$V72])" office:value-type="float"/>
          <table:table-cell table:formula="of:=MEDIAN([.$B72];[.$E72];[.$H72];[.$K72];[.$N72];[.$Q72];[.$T72])" office:value-type="float"/>
          <table:table-cell table:formula="of:=MEDIAN([.$C72];[.$F72];[.$I72];[.$L72];[.$O72];[.$R72];[.$U72])" office:value-type="float"/>
          <table:table-cell table:formula="of:=MEDIAN([.$D72];[.$G72];[.$J72];[.$M72];[.$P72];[.$S72];[.$V72])" office:value-type="float"/>
          <table:table-cell table:formula="of:=MAX([.$B72];[.$E72];[.$H72];[.$K72];[.$N72];[.$Q72];[.$T72])" office:value-type="float"/>
          <table:table-cell table:formula="of:=MAX([.$C72];[.$F72];[.$I72];[.$L72];[.$O72];[.$R72];[.$U72])" office:value-type="float"/>
          <table:table-cell table:formula="of:=MAX([.$D72];[.$G72];[.$J72];[.$M72];[.$P72];[.$S72];[.$V72])" office:value-type="float"/>
        </table:table-row>
        <table:table-row table:style-name="ro1">
          <table:table-cell office:value-type="string">
            <text:p>maze/maze_s8_a1_h2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1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3];[.$E73];[.$H73];[.$K73];[.$N73];[.$Q73];[.$T73])" office:value-type="float"/>
          <table:table-cell table:formula="of:=MIN([.$C73];[.$F73];[.$I73];[.$L73];[.$O73];[.$R73];[.$U73])" office:value-type="float"/>
          <table:table-cell table:formula="of:=MIN([.$D73];[.$G73];[.$J73];[.$M73];[.$P73];[.$S73];[.$V73])" office:value-type="float"/>
          <table:table-cell table:formula="of:=MEDIAN([.$B73];[.$E73];[.$H73];[.$K73];[.$N73];[.$Q73];[.$T73])" office:value-type="float"/>
          <table:table-cell table:formula="of:=MEDIAN([.$C73];[.$F73];[.$I73];[.$L73];[.$O73];[.$R73];[.$U73])" office:value-type="float"/>
          <table:table-cell table:formula="of:=MEDIAN([.$D73];[.$G73];[.$J73];[.$M73];[.$P73];[.$S73];[.$V73])" office:value-type="float"/>
          <table:table-cell table:formula="of:=MAX([.$B73];[.$E73];[.$H73];[.$K73];[.$N73];[.$Q73];[.$T73])" office:value-type="float"/>
          <table:table-cell table:formula="of:=MAX([.$C73];[.$F73];[.$I73];[.$L73];[.$O73];[.$R73];[.$U73])" office:value-type="float"/>
          <table:table-cell table:formula="of:=MAX([.$D73];[.$G73];[.$J73];[.$M73];[.$P73];[.$S73];[.$V73])" office:value-type="float"/>
        </table:table-row>
        <table:table-row table:style-name="ro1">
          <table:table-cell office:value-type="string">
            <text:p>maze/maze_s8_a2_h24.lp</text:p>
          </table:table-cell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.0"/>
          <table:table-cell office:value-type="float" office:value="0.02"/>
          <table:table-cell table:style-name="cellWorst" office:value-type="float" office:value="504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.0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formula="of:=MIN([.$B74];[.$E74];[.$H74];[.$K74];[.$N74];[.$Q74];[.$T74])" office:value-type="float"/>
          <table:table-cell table:formula="of:=MIN([.$C74];[.$F74];[.$I74];[.$L74];[.$O74];[.$R74];[.$U74])" office:value-type="float"/>
          <table:table-cell table:formula="of:=MIN([.$D74];[.$G74];[.$J74];[.$M74];[.$P74];[.$S74];[.$V74])" office:value-type="float"/>
          <table:table-cell table:formula="of:=MEDIAN([.$B74];[.$E74];[.$H74];[.$K74];[.$N74];[.$Q74];[.$T74])" office:value-type="float"/>
          <table:table-cell table:formula="of:=MEDIAN([.$C74];[.$F74];[.$I74];[.$L74];[.$O74];[.$R74];[.$U74])" office:value-type="float"/>
          <table:table-cell table:formula="of:=MEDIAN([.$D74];[.$G74];[.$J74];[.$M74];[.$P74];[.$S74];[.$V74])" office:value-type="float"/>
          <table:table-cell table:formula="of:=MAX([.$B74];[.$E74];[.$H74];[.$K74];[.$N74];[.$Q74];[.$T74])" office:value-type="float"/>
          <table:table-cell table:formula="of:=MAX([.$C74];[.$F74];[.$I74];[.$L74];[.$O74];[.$R74];[.$U74])" office:value-type="float"/>
          <table:table-cell table:formula="of:=MAX([.$D74];[.$G74];[.$J74];[.$M74];[.$P74];[.$S74];[.$V74])" office:value-type="float"/>
        </table:table-row>
        <table:table-row table:style-name="ro1">
          <table:table-cell office:value-type="string">
            <text:p>maze/maze_s8_a3_h36.lp</text:p>
          </table:table-cell>
          <table:table-cell office:value-type="float" office:value="0.0"/>
          <table:table-cell table:style-name="cellBest" office:value-type="float" office:value="47.0"/>
          <table:table-cell table:style-name="cellBest" office:value-type="float" office:value="1.0"/>
          <table:table-cell office:value-type="float" office:value="0.01"/>
          <table:table-cell office:value-type="float" office:value="178.0"/>
          <table:table-cell table:style-name="cellWorst" office:value-type="float" office:value="9.0"/>
          <table:table-cell office:value-type="float" office:value="0.05"/>
          <table:table-cell table:style-name="cellWorst" office:value-type="float" office:value="1134.0"/>
          <table:table-cell office:value-type="float" office:value="3.0"/>
          <table:table-cell office:value-type="float" office:value="0.01"/>
          <table:table-cell office:value-type="float" office:value="80.0"/>
          <table:table-cell table:style-name="cellBest" office:value-type="float" office:value="1.0"/>
          <table:table-cell office:value-type="float" office:value="0.0"/>
          <table:table-cell office:value-type="float" office:value="59.0"/>
          <table:table-cell office:value-type="float" office:value="3.0"/>
          <table:table-cell office:value-type="float" office:value="0.01"/>
          <table:table-cell office:value-type="float" office:value="178.0"/>
          <table:table-cell table:style-name="cellWorst" office:value-type="float" office:value="9.0"/>
          <table:table-cell office:value-type="float" office:value="0.0"/>
          <table:table-cell office:value-type="float" office:value="77.0"/>
          <table:table-cell table:style-name="cellBest" office:value-type="float" office:value="1.0"/>
          <table:table-cell table:formula="of:=MIN([.$B75];[.$E75];[.$H75];[.$K75];[.$N75];[.$Q75];[.$T75])" office:value-type="float"/>
          <table:table-cell table:formula="of:=MIN([.$C75];[.$F75];[.$I75];[.$L75];[.$O75];[.$R75];[.$U75])" office:value-type="float"/>
          <table:table-cell table:formula="of:=MIN([.$D75];[.$G75];[.$J75];[.$M75];[.$P75];[.$S75];[.$V75])" office:value-type="float"/>
          <table:table-cell table:formula="of:=MEDIAN([.$B75];[.$E75];[.$H75];[.$K75];[.$N75];[.$Q75];[.$T75])" office:value-type="float"/>
          <table:table-cell table:formula="of:=MEDIAN([.$C75];[.$F75];[.$I75];[.$L75];[.$O75];[.$R75];[.$U75])" office:value-type="float"/>
          <table:table-cell table:formula="of:=MEDIAN([.$D75];[.$G75];[.$J75];[.$M75];[.$P75];[.$S75];[.$V75])" office:value-type="float"/>
          <table:table-cell table:formula="of:=MAX([.$B75];[.$E75];[.$H75];[.$K75];[.$N75];[.$Q75];[.$T75])" office:value-type="float"/>
          <table:table-cell table:formula="of:=MAX([.$C75];[.$F75];[.$I75];[.$L75];[.$O75];[.$R75];[.$U75])" office:value-type="float"/>
          <table:table-cell table:formula="of:=MAX([.$D75];[.$G75];[.$J75];[.$M75];[.$P75];[.$S75];[.$V75])" office:value-type="float"/>
        </table:table-row>
        <table:table-row table:style-name="ro1">
          <table:table-cell office:value-type="string">
            <text:p>maze/maze_s8_a4_h16.lp</text:p>
          </table:table-cell>
          <table:table-cell office:value-type="float" office:value="0.0"/>
          <table:table-cell table:style-name="cellBest" office:value-type="float" office:value="38.0"/>
          <table:table-cell table:style-name="cellBest" office:value-type="float" office:value="2.0"/>
          <table:table-cell office:value-type="float" office:value="0.0"/>
          <table:table-cell office:value-type="float" office:value="70.0"/>
          <table:table-cell office:value-type="float" office:value="6.0"/>
          <table:table-cell office:value-type="float" office:value="0.03"/>
          <table:table-cell table:style-name="cellWorst" office:value-type="float" office:value="917.0"/>
          <table:table-cell table:style-name="cellWorst" office:value-type="float" office:value="7.0"/>
          <table:table-cell office:value-type="float" office:value="0.0"/>
          <table:table-cell office:value-type="float" office:value="89.0"/>
          <table:table-cell office:value-type="float" office:value="4.0"/>
          <table:table-cell office:value-type="float" office:value="0.0"/>
          <table:table-cell office:value-type="float" office:value="48.0"/>
          <table:table-cell office:value-type="float" office:value="3.0"/>
          <table:table-cell office:value-type="float" office:value="0.0"/>
          <table:table-cell office:value-type="float" office:value="70.0"/>
          <table:table-cell office:value-type="float" office:value="6.0"/>
          <table:table-cell office:value-type="float" office:value="0.0"/>
          <table:table-cell office:value-type="float" office:value="55.0"/>
          <table:table-cell office:value-type="float" office:value="3.0"/>
          <table:table-cell table:formula="of:=MIN([.$B76];[.$E76];[.$H76];[.$K76];[.$N76];[.$Q76];[.$T76])" office:value-type="float"/>
          <table:table-cell table:formula="of:=MIN([.$C76];[.$F76];[.$I76];[.$L76];[.$O76];[.$R76];[.$U76])" office:value-type="float"/>
          <table:table-cell table:formula="of:=MIN([.$D76];[.$G76];[.$J76];[.$M76];[.$P76];[.$S76];[.$V76])" office:value-type="float"/>
          <table:table-cell table:formula="of:=MEDIAN([.$B76];[.$E76];[.$H76];[.$K76];[.$N76];[.$Q76];[.$T76])" office:value-type="float"/>
          <table:table-cell table:formula="of:=MEDIAN([.$C76];[.$F76];[.$I76];[.$L76];[.$O76];[.$R76];[.$U76])" office:value-type="float"/>
          <table:table-cell table:formula="of:=MEDIAN([.$D76];[.$G76];[.$J76];[.$M76];[.$P76];[.$S76];[.$V76])" office:value-type="float"/>
          <table:table-cell table:formula="of:=MAX([.$B76];[.$E76];[.$H76];[.$K76];[.$N76];[.$Q76];[.$T76])" office:value-type="float"/>
          <table:table-cell table:formula="of:=MAX([.$C76];[.$F76];[.$I76];[.$L76];[.$O76];[.$R76];[.$U76])" office:value-type="float"/>
          <table:table-cell table:formula="of:=MAX([.$D76];[.$G76];[.$J76];[.$M76];[.$P76];[.$S76];[.$V76])" office:value-type="float"/>
        </table:table-row>
        <table:table-row table:style-name="ro1">
          <table:table-cell office:value-type="string">
            <text:p>maze/maze_s8_a5_h19.lp</text:p>
          </table:table-cell>
          <table:table-cell office:value-type="float" office:value="0.01"/>
          <table:table-cell table:style-name="cellBest" office:value-type="float" office:value="52.0"/>
          <table:table-cell table:style-name="cellBest" office:value-type="float" office:value="5.0"/>
          <table:table-cell office:value-type="float" office:value="0.01"/>
          <table:table-cell office:value-type="float" office:value="148.0"/>
          <table:table-cell office:value-type="float" office:value="30.0"/>
          <table:table-cell office:value-type="float" office:value="0.05"/>
          <table:table-cell table:style-name="cellWorst" office:value-type="float" office:value="1744.0"/>
          <table:table-cell office:value-type="float" office:value="16.0"/>
          <table:table-cell office:value-type="float" office:value="0.01"/>
          <table:table-cell office:value-type="float" office:value="130.0"/>
          <table:table-cell office:value-type="float" office:value="15.0"/>
          <table:table-cell office:value-type="float" office:value="0.03"/>
          <table:table-cell office:value-type="float" office:value="368.0"/>
          <table:table-cell table:style-name="cellWorst" office:value-type="float" office:value="115.0"/>
          <table:table-cell office:value-type="float" office:value="0.01"/>
          <table:table-cell office:value-type="float" office:value="148.0"/>
          <table:table-cell office:value-type="float" office:value="30.0"/>
          <table:table-cell office:value-type="float" office:value="0.01"/>
          <table:table-cell office:value-type="float" office:value="127.0"/>
          <table:table-cell office:value-type="float" office:value="15.0"/>
          <table:table-cell table:formula="of:=MIN([.$B77];[.$E77];[.$H77];[.$K77];[.$N77];[.$Q77];[.$T77])" office:value-type="float"/>
          <table:table-cell table:formula="of:=MIN([.$C77];[.$F77];[.$I77];[.$L77];[.$O77];[.$R77];[.$U77])" office:value-type="float"/>
          <table:table-cell table:formula="of:=MIN([.$D77];[.$G77];[.$J77];[.$M77];[.$P77];[.$S77];[.$V77])" office:value-type="float"/>
          <table:table-cell table:formula="of:=MEDIAN([.$B77];[.$E77];[.$H77];[.$K77];[.$N77];[.$Q77];[.$T77])" office:value-type="float"/>
          <table:table-cell table:formula="of:=MEDIAN([.$C77];[.$F77];[.$I77];[.$L77];[.$O77];[.$R77];[.$U77])" office:value-type="float"/>
          <table:table-cell table:formula="of:=MEDIAN([.$D77];[.$G77];[.$J77];[.$M77];[.$P77];[.$S77];[.$V77])" office:value-type="float"/>
          <table:table-cell table:formula="of:=MAX([.$B77];[.$E77];[.$H77];[.$K77];[.$N77];[.$Q77];[.$T77])" office:value-type="float"/>
          <table:table-cell table:formula="of:=MAX([.$C77];[.$F77];[.$I77];[.$L77];[.$O77];[.$R77];[.$U77])" office:value-type="float"/>
          <table:table-cell table:formula="of:=MAX([.$D77];[.$G77];[.$J77];[.$M77];[.$P77];[.$S77];[.$V77])" office:value-type="float"/>
        </table:table-row>
        <table:table-row table:style-name="ro1">
          <table:table-cell office:value-type="string">
            <text:p>maze/maze_s8_a6_h18.lp</text:p>
          </table:table-cell>
          <table:table-cell office:value-type="float" office:value="0.01"/>
          <table:table-cell table:style-name="cellBest" office:value-type="float" office:value="53.0"/>
          <table:table-cell office:value-type="float" office:value="7.0"/>
          <table:table-cell office:value-type="float" office:value="0.01"/>
          <table:table-cell office:value-type="float" office:value="234.0"/>
          <table:table-cell table:style-name="cellWorst" office:value-type="float" office:value="20.0"/>
          <table:table-cell office:value-type="float" office:value="0.05"/>
          <table:table-cell table:style-name="cellWorst" office:value-type="float" office:value="796.0"/>
          <table:table-cell table:style-name="cellBest" office:value-type="float" office:value="3.0"/>
          <table:table-cell office:value-type="float" office:value="0.01"/>
          <table:table-cell office:value-type="float" office:value="91.0"/>
          <table:table-cell office:value-type="float" office:value="4.0"/>
          <table:table-cell office:value-type="float" office:value="0.01"/>
          <table:table-cell office:value-type="float" office:value="109.0"/>
          <table:table-cell office:value-type="float" office:value="6.0"/>
          <table:table-cell office:value-type="float" office:value="0.01"/>
          <table:table-cell office:value-type="float" office:value="234.0"/>
          <table:table-cell table:style-name="cellWorst" office:value-type="float" office:value="20.0"/>
          <table:table-cell office:value-type="float" office:value="0.0"/>
          <table:table-cell office:value-type="float" office:value="86.0"/>
          <table:table-cell office:value-type="float" office:value="4.0"/>
          <table:table-cell table:formula="of:=MIN([.$B78];[.$E78];[.$H78];[.$K78];[.$N78];[.$Q78];[.$T78])" office:value-type="float"/>
          <table:table-cell table:formula="of:=MIN([.$C78];[.$F78];[.$I78];[.$L78];[.$O78];[.$R78];[.$U78])" office:value-type="float"/>
          <table:table-cell table:formula="of:=MIN([.$D78];[.$G78];[.$J78];[.$M78];[.$P78];[.$S78];[.$V78])" office:value-type="float"/>
          <table:table-cell table:formula="of:=MEDIAN([.$B78];[.$E78];[.$H78];[.$K78];[.$N78];[.$Q78];[.$T78])" office:value-type="float"/>
          <table:table-cell table:formula="of:=MEDIAN([.$C78];[.$F78];[.$I78];[.$L78];[.$O78];[.$R78];[.$U78])" office:value-type="float"/>
          <table:table-cell table:formula="of:=MEDIAN([.$D78];[.$G78];[.$J78];[.$M78];[.$P78];[.$S78];[.$V78])" office:value-type="float"/>
          <table:table-cell table:formula="of:=MAX([.$B78];[.$E78];[.$H78];[.$K78];[.$N78];[.$Q78];[.$T78])" office:value-type="float"/>
          <table:table-cell table:formula="of:=MAX([.$C78];[.$F78];[.$I78];[.$L78];[.$O78];[.$R78];[.$U78])" office:value-type="float"/>
          <table:table-cell table:formula="of:=MAX([.$D78];[.$G78];[.$J78];[.$M78];[.$P78];[.$S78];[.$V78])" office:value-type="float"/>
        </table:table-row>
        <table:table-row table:style-name="ro1">
          <table:table-cell office:value-type="string">
            <text:p>maze/maze_s8_a7_h38.lp</text:p>
          </table:table-cell>
          <table:table-cell office:value-type="float" office:value="0.02"/>
          <table:table-cell office:value-type="float" office:value="299.0"/>
          <table:table-cell office:value-type="float" office:value="40.0"/>
          <table:table-cell office:value-type="float" office:value="0.03"/>
          <table:table-cell table:style-name="cellBest" office:value-type="float" office:value="209.0"/>
          <table:table-cell office:value-type="float" office:value="31.0"/>
          <table:table-cell office:value-type="float" office:value="0.8"/>
          <table:table-cell table:style-name="cellWorst" office:value-type="float" office:value="32095.0"/>
          <table:table-cell table:style-name="cellWorst" office:value-type="float" office:value="452.0"/>
          <table:table-cell office:value-type="float" office:value="0.02"/>
          <table:table-cell office:value-type="float" office:value="353.0"/>
          <table:table-cell table:style-name="cellBest" office:value-type="float" office:value="15.0"/>
          <table:table-cell office:value-type="float" office:value="0.06"/>
          <table:table-cell office:value-type="float" office:value="1295.0"/>
          <table:table-cell office:value-type="float" office:value="175.0"/>
          <table:table-cell office:value-type="float" office:value="0.03"/>
          <table:table-cell table:style-name="cellBest" office:value-type="float" office:value="209.0"/>
          <table:table-cell office:value-type="float" office:value="31.0"/>
          <table:table-cell office:value-type="float" office:value="0.01"/>
          <table:table-cell office:value-type="float" office:value="352.0"/>
          <table:table-cell office:value-type="float" office:value="18.0"/>
          <table:table-cell table:formula="of:=MIN([.$B79];[.$E79];[.$H79];[.$K79];[.$N79];[.$Q79];[.$T79])" office:value-type="float"/>
          <table:table-cell table:formula="of:=MIN([.$C79];[.$F79];[.$I79];[.$L79];[.$O79];[.$R79];[.$U79])" office:value-type="float"/>
          <table:table-cell table:formula="of:=MIN([.$D79];[.$G79];[.$J79];[.$M79];[.$P79];[.$S79];[.$V79])" office:value-type="float"/>
          <table:table-cell table:formula="of:=MEDIAN([.$B79];[.$E79];[.$H79];[.$K79];[.$N79];[.$Q79];[.$T79])" office:value-type="float"/>
          <table:table-cell table:formula="of:=MEDIAN([.$C79];[.$F79];[.$I79];[.$L79];[.$O79];[.$R79];[.$U79])" office:value-type="float"/>
          <table:table-cell table:formula="of:=MEDIAN([.$D79];[.$G79];[.$J79];[.$M79];[.$P79];[.$S79];[.$V79])" office:value-type="float"/>
          <table:table-cell table:formula="of:=MAX([.$B79];[.$E79];[.$H79];[.$K79];[.$N79];[.$Q79];[.$T79])" office:value-type="float"/>
          <table:table-cell table:formula="of:=MAX([.$C79];[.$F79];[.$I79];[.$L79];[.$O79];[.$R79];[.$U79])" office:value-type="float"/>
          <table:table-cell table:formula="of:=MAX([.$D79];[.$G79];[.$J79];[.$M79];[.$P79];[.$S79];[.$V79])" office:value-type="float"/>
        </table:table-row>
        <table:table-row table:style-name="ro1">
          <table:table-cell office:value-type="string">
            <text:p>maze/maze_s8_a8_h28.lp</text:p>
          </table:table-cell>
          <table:table-cell office:value-type="float" office:value="0.08"/>
          <table:table-cell office:value-type="float" office:value="1367.0"/>
          <table:table-cell office:value-type="float" office:value="44.0"/>
          <table:table-cell office:value-type="float" office:value="0.05"/>
          <table:table-cell office:value-type="float" office:value="893.0"/>
          <table:table-cell office:value-type="float" office:value="78.0"/>
          <table:table-cell office:value-type="float" office:value="0.69"/>
          <table:table-cell table:style-name="cellWorst" office:value-type="float" office:value="18911.0"/>
          <table:table-cell table:style-name="cellWorst" office:value-type="float" office:value="523.0"/>
          <table:table-cell office:value-type="float" office:value="0.02"/>
          <table:table-cell office:value-type="float" office:value="120.0"/>
          <table:table-cell table:style-name="cellBest" office:value-type="float" office:value="1.0"/>
          <table:table-cell office:value-type="float" office:value="0.12"/>
          <table:table-cell office:value-type="float" office:value="1864.0"/>
          <table:table-cell office:value-type="float" office:value="117.0"/>
          <table:table-cell office:value-type="float" office:value="0.06"/>
          <table:table-cell office:value-type="float" office:value="893.0"/>
          <table:table-cell office:value-type="float" office:value="78.0"/>
          <table:table-cell office:value-type="float" office:value="0.01"/>
          <table:table-cell table:style-name="cellBest" office:value-type="float" office:value="114.0"/>
          <table:table-cell table:style-name="cellBest" office:value-type="float" office:value="1.0"/>
          <table:table-cell table:formula="of:=MIN([.$B80];[.$E80];[.$H80];[.$K80];[.$N80];[.$Q80];[.$T80])" office:value-type="float"/>
          <table:table-cell table:formula="of:=MIN([.$C80];[.$F80];[.$I80];[.$L80];[.$O80];[.$R80];[.$U80])" office:value-type="float"/>
          <table:table-cell table:formula="of:=MIN([.$D80];[.$G80];[.$J80];[.$M80];[.$P80];[.$S80];[.$V80])" office:value-type="float"/>
          <table:table-cell table:formula="of:=MEDIAN([.$B80];[.$E80];[.$H80];[.$K80];[.$N80];[.$Q80];[.$T80])" office:value-type="float"/>
          <table:table-cell table:formula="of:=MEDIAN([.$C80];[.$F80];[.$I80];[.$L80];[.$O80];[.$R80];[.$U80])" office:value-type="float"/>
          <table:table-cell table:formula="of:=MEDIAN([.$D80];[.$G80];[.$J80];[.$M80];[.$P80];[.$S80];[.$V80])" office:value-type="float"/>
          <table:table-cell table:formula="of:=MAX([.$B80];[.$E80];[.$H80];[.$K80];[.$N80];[.$Q80];[.$T80])" office:value-type="float"/>
          <table:table-cell table:formula="of:=MAX([.$C80];[.$F80];[.$I80];[.$L80];[.$O80];[.$R80];[.$U80])" office:value-type="float"/>
          <table:table-cell table:formula="of:=MAX([.$D80];[.$G80];[.$J80];[.$M80];[.$P80];[.$S80];[.$V80])" office:value-type="float"/>
        </table:table-row>
        <table:table-row table:style-name="ro1">
          <table:table-cell office:value-type="string">
            <text:p>maze/maze_s8_a9_h20.lp</text:p>
          </table:table-cell>
          <table:table-cell office:value-type="float" office:value="0.01"/>
          <table:table-cell office:value-type="float" office:value="231.0"/>
          <table:table-cell office:value-type="float" office:value="21.0"/>
          <table:table-cell office:value-type="float" office:value="0.04"/>
          <table:table-cell office:value-type="float" office:value="460.0"/>
          <table:table-cell office:value-type="float" office:value="100.0"/>
          <table:table-cell office:value-type="float" office:value="1.18"/>
          <table:table-cell table:style-name="cellWorst" office:value-type="float" office:value="53473.0"/>
          <table:table-cell table:style-name="cellWorst" office:value-type="float" office:value="986.0"/>
          <table:table-cell office:value-type="float" office:value="0.01"/>
          <table:table-cell office:value-type="float" office:value="192.0"/>
          <table:table-cell table:style-name="cellBest" office:value-type="float" office:value="11.0"/>
          <table:table-cell office:value-type="float" office:value="0.05"/>
          <table:table-cell office:value-type="float" office:value="936.0"/>
          <table:table-cell office:value-type="float" office:value="134.0"/>
          <table:table-cell office:value-type="float" office:value="0.04"/>
          <table:table-cell office:value-type="float" office:value="460.0"/>
          <table:table-cell office:value-type="float" office:value="100.0"/>
          <table:table-cell office:value-type="float" office:value="0.01"/>
          <table:table-cell table:style-name="cellBest" office:value-type="float" office:value="191.0"/>
          <table:table-cell table:style-name="cellBest" office:value-type="float" office:value="11.0"/>
          <table:table-cell table:formula="of:=MIN([.$B81];[.$E81];[.$H81];[.$K81];[.$N81];[.$Q81];[.$T81])" office:value-type="float"/>
          <table:table-cell table:formula="of:=MIN([.$C81];[.$F81];[.$I81];[.$L81];[.$O81];[.$R81];[.$U81])" office:value-type="float"/>
          <table:table-cell table:formula="of:=MIN([.$D81];[.$G81];[.$J81];[.$M81];[.$P81];[.$S81];[.$V81])" office:value-type="float"/>
          <table:table-cell table:formula="of:=MEDIAN([.$B81];[.$E81];[.$H81];[.$K81];[.$N81];[.$Q81];[.$T81])" office:value-type="float"/>
          <table:table-cell table:formula="of:=MEDIAN([.$C81];[.$F81];[.$I81];[.$L81];[.$O81];[.$R81];[.$U81])" office:value-type="float"/>
          <table:table-cell table:formula="of:=MEDIAN([.$D81];[.$G81];[.$J81];[.$M81];[.$P81];[.$S81];[.$V81])" office:value-type="float"/>
          <table:table-cell table:formula="of:=MAX([.$B81];[.$E81];[.$H81];[.$K81];[.$N81];[.$Q81];[.$T81])" office:value-type="float"/>
          <table:table-cell table:formula="of:=MAX([.$C81];[.$F81];[.$I81];[.$L81];[.$O81];[.$R81];[.$U81])" office:value-type="float"/>
          <table:table-cell table:formula="of:=MAX([.$D81];[.$G81];[.$J81];[.$M81];[.$P81];[.$S81];[.$V81])" office:value-type="float"/>
        </table:table-row>
        <table:table-row table:style-name="ro1">
          <table:table-cell office:value-type="string">
            <text:p>maze/maze_s9_a10_h49.lp</text:p>
          </table:table-cell>
          <table:table-cell table:style-name="cellWorst" office:value-type="float" office:value="7.36"/>
          <table:table-cell table:style-name="cellWorst" office:value-type="float" office:value="117039.0"/>
          <table:table-cell table:style-name="cellWorst" office:value-type="float" office:value="3146.0"/>
          <table:table-cell office:value-type="float" office:value="0.41"/>
          <table:table-cell office:value-type="float" office:value="3719.0"/>
          <table:table-cell office:value-type="float" office:value="1107.0"/>
          <table:table-cell office:value-type="float" office:value="1.43"/>
          <table:table-cell office:value-type="float" office:value="30826.0"/>
          <table:table-cell office:value-type="float" office:value="550.0"/>
          <table:table-cell office:value-type="float" office:value="0.36"/>
          <table:table-cell office:value-type="float" office:value="3603.0"/>
          <table:table-cell office:value-type="float" office:value="759.0"/>
          <table:table-cell office:value-type="float" office:value="0.46"/>
          <table:table-cell office:value-type="float" office:value="7516.0"/>
          <table:table-cell office:value-type="float" office:value="501.0"/>
          <table:table-cell office:value-type="float" office:value="0.49"/>
          <table:table-cell office:value-type="float" office:value="3719.0"/>
          <table:table-cell office:value-type="float" office:value="1107.0"/>
          <table:table-cell table:style-name="cellBest" office:value-type="float" office:value="0.15"/>
          <table:table-cell table:style-name="cellBest" office:value-type="float" office:value="1637.0"/>
          <table:table-cell table:style-name="cellBest" office:value-type="float" office:value="324.0"/>
          <table:table-cell table:formula="of:=MIN([.$B82];[.$E82];[.$H82];[.$K82];[.$N82];[.$Q82];[.$T82])" office:value-type="float"/>
          <table:table-cell table:formula="of:=MIN([.$C82];[.$F82];[.$I82];[.$L82];[.$O82];[.$R82];[.$U82])" office:value-type="float"/>
          <table:table-cell table:formula="of:=MIN([.$D82];[.$G82];[.$J82];[.$M82];[.$P82];[.$S82];[.$V82])" office:value-type="float"/>
          <table:table-cell table:formula="of:=MEDIAN([.$B82];[.$E82];[.$H82];[.$K82];[.$N82];[.$Q82];[.$T82])" office:value-type="float"/>
          <table:table-cell table:formula="of:=MEDIAN([.$C82];[.$F82];[.$I82];[.$L82];[.$O82];[.$R82];[.$U82])" office:value-type="float"/>
          <table:table-cell table:formula="of:=MEDIAN([.$D82];[.$G82];[.$J82];[.$M82];[.$P82];[.$S82];[.$V82])" office:value-type="float"/>
          <table:table-cell table:formula="of:=MAX([.$B82];[.$E82];[.$H82];[.$K82];[.$N82];[.$Q82];[.$T82])" office:value-type="float"/>
          <table:table-cell table:formula="of:=MAX([.$C82];[.$F82];[.$I82];[.$L82];[.$O82];[.$R82];[.$U82])" office:value-type="float"/>
          <table:table-cell table:formula="of:=MAX([.$D82];[.$G82];[.$J82];[.$M82];[.$P82];[.$S82];[.$V82])" office:value-type="float"/>
        </table:table-row>
        <table:table-row table:style-name="ro1">
          <table:table-cell office:value-type="string">
            <text:p>maze/maze_s9_a1_h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3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3];[.$E83];[.$H83];[.$K83];[.$N83];[.$Q83];[.$T83])" office:value-type="float"/>
          <table:table-cell table:formula="of:=MIN([.$C83];[.$F83];[.$I83];[.$L83];[.$O83];[.$R83];[.$U83])" office:value-type="float"/>
          <table:table-cell table:formula="of:=MIN([.$D83];[.$G83];[.$J83];[.$M83];[.$P83];[.$S83];[.$V83])" office:value-type="float"/>
          <table:table-cell table:formula="of:=MEDIAN([.$B83];[.$E83];[.$H83];[.$K83];[.$N83];[.$Q83];[.$T83])" office:value-type="float"/>
          <table:table-cell table:formula="of:=MEDIAN([.$C83];[.$F83];[.$I83];[.$L83];[.$O83];[.$R83];[.$U83])" office:value-type="float"/>
          <table:table-cell table:formula="of:=MEDIAN([.$D83];[.$G83];[.$J83];[.$M83];[.$P83];[.$S83];[.$V83])" office:value-type="float"/>
          <table:table-cell table:formula="of:=MAX([.$B83];[.$E83];[.$H83];[.$K83];[.$N83];[.$Q83];[.$T83])" office:value-type="float"/>
          <table:table-cell table:formula="of:=MAX([.$C83];[.$F83];[.$I83];[.$L83];[.$O83];[.$R83];[.$U83])" office:value-type="float"/>
          <table:table-cell table:formula="of:=MAX([.$D83];[.$G83];[.$J83];[.$M83];[.$P83];[.$S83];[.$V83])" office:value-type="float"/>
        </table:table-row>
        <table:table-row table:style-name="ro1">
          <table:table-cell office:value-type="string">
            <text:p>maze/maze_s9_a2_h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6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4];[.$E84];[.$H84];[.$K84];[.$N84];[.$Q84];[.$T84])" office:value-type="float"/>
          <table:table-cell table:formula="of:=MIN([.$C84];[.$F84];[.$I84];[.$L84];[.$O84];[.$R84];[.$U84])" office:value-type="float"/>
          <table:table-cell table:formula="of:=MIN([.$D84];[.$G84];[.$J84];[.$M84];[.$P84];[.$S84];[.$V84])" office:value-type="float"/>
          <table:table-cell table:formula="of:=MEDIAN([.$B84];[.$E84];[.$H84];[.$K84];[.$N84];[.$Q84];[.$T84])" office:value-type="float"/>
          <table:table-cell table:formula="of:=MEDIAN([.$C84];[.$F84];[.$I84];[.$L84];[.$O84];[.$R84];[.$U84])" office:value-type="float"/>
          <table:table-cell table:formula="of:=MEDIAN([.$D84];[.$G84];[.$J84];[.$M84];[.$P84];[.$S84];[.$V84])" office:value-type="float"/>
          <table:table-cell table:formula="of:=MAX([.$B84];[.$E84];[.$H84];[.$K84];[.$N84];[.$Q84];[.$T84])" office:value-type="float"/>
          <table:table-cell table:formula="of:=MAX([.$C84];[.$F84];[.$I84];[.$L84];[.$O84];[.$R84];[.$U84])" office:value-type="float"/>
          <table:table-cell table:formula="of:=MAX([.$D84];[.$G84];[.$J84];[.$M84];[.$P84];[.$S84];[.$V84])" office:value-type="float"/>
        </table:table-row>
        <table:table-row table:style-name="ro1">
          <table:table-cell office:value-type="string">
            <text:p>maze/maze_s9_a3_h51.lp</text:p>
          </table:table-cell>
          <table:table-cell office:value-type="float" office:value="0.01"/>
          <table:table-cell table:style-name="cellBest" office:value-type="float" office:value="86.0"/>
          <table:table-cell office:value-type="float" office:value="0.0"/>
          <table:table-cell office:value-type="float" office:value="0.01"/>
          <table:table-cell office:value-type="float" office:value="89.0"/>
          <table:table-cell table:style-name="cellWorst" office:value-type="float" office:value="7.0"/>
          <table:table-cell office:value-type="float" office:value="0.16"/>
          <table:table-cell table:style-name="cellWorst" office:value-type="float" office:value="2270.0"/>
          <table:table-cell office:value-type="float" office:value="0.0"/>
          <table:table-cell office:value-type="float" office:value="0.01"/>
          <table:table-cell office:value-type="float" office:value="88.0"/>
          <table:table-cell office:value-type="float" office:value="0.0"/>
          <table:table-cell office:value-type="float" office:value="0.01"/>
          <table:table-cell office:value-type="float" office:value="88.0"/>
          <table:table-cell office:value-type="float" office:value="0.0"/>
          <table:table-cell office:value-type="float" office:value="0.01"/>
          <table:table-cell office:value-type="float" office:value="89.0"/>
          <table:table-cell table:style-name="cellWorst" office:value-type="float" office:value="7.0"/>
          <table:table-cell office:value-type="float" office:value="0.01"/>
          <table:table-cell table:style-name="cellBest" office:value-type="float" office:value="86.0"/>
          <table:table-cell office:value-type="float" office:value="0.0"/>
          <table:table-cell table:formula="of:=MIN([.$B85];[.$E85];[.$H85];[.$K85];[.$N85];[.$Q85];[.$T85])" office:value-type="float"/>
          <table:table-cell table:formula="of:=MIN([.$C85];[.$F85];[.$I85];[.$L85];[.$O85];[.$R85];[.$U85])" office:value-type="float"/>
          <table:table-cell table:formula="of:=MIN([.$D85];[.$G85];[.$J85];[.$M85];[.$P85];[.$S85];[.$V85])" office:value-type="float"/>
          <table:table-cell table:formula="of:=MEDIAN([.$B85];[.$E85];[.$H85];[.$K85];[.$N85];[.$Q85];[.$T85])" office:value-type="float"/>
          <table:table-cell table:formula="of:=MEDIAN([.$C85];[.$F85];[.$I85];[.$L85];[.$O85];[.$R85];[.$U85])" office:value-type="float"/>
          <table:table-cell table:formula="of:=MEDIAN([.$D85];[.$G85];[.$J85];[.$M85];[.$P85];[.$S85];[.$V85])" office:value-type="float"/>
          <table:table-cell table:formula="of:=MAX([.$B85];[.$E85];[.$H85];[.$K85];[.$N85];[.$Q85];[.$T85])" office:value-type="float"/>
          <table:table-cell table:formula="of:=MAX([.$C85];[.$F85];[.$I85];[.$L85];[.$O85];[.$R85];[.$U85])" office:value-type="float"/>
          <table:table-cell table:formula="of:=MAX([.$D85];[.$G85];[.$J85];[.$M85];[.$P85];[.$S85];[.$V85])" office:value-type="float"/>
        </table:table-row>
        <table:table-row table:style-name="ro1">
          <table:table-cell office:value-type="string">
            <text:p>maze/maze_s9_a4_h20.lp</text:p>
          </table:table-cell>
          <table:table-cell office:value-type="float" office:value="0.01"/>
          <table:table-cell table:style-name="cellBest" office:value-type="float" office:value="57.0"/>
          <table:table-cell table:style-name="cellWorst" office:value-type="float" office:value="11.0"/>
          <table:table-cell office:value-type="float" office:value="0.01"/>
          <table:table-cell office:value-type="float" office:value="58.0"/>
          <table:table-cell office:value-type="float" office:value="5.0"/>
          <table:table-cell office:value-type="float" office:value="0.05"/>
          <table:table-cell table:style-name="cellWorst" office:value-type="float" office:value="1338.0"/>
          <table:table-cell office:value-type="float" office:value="4.0"/>
          <table:table-cell office:value-type="float" office:value="0.01"/>
          <table:table-cell office:value-type="float" office:value="61.0"/>
          <table:table-cell office:value-type="float" office:value="4.0"/>
          <table:table-cell office:value-type="float" office:value="0.01"/>
          <table:table-cell office:value-type="float" office:value="67.0"/>
          <table:table-cell table:style-name="cellBest" office:value-type="float" office:value="2.0"/>
          <table:table-cell office:value-type="float" office:value="0.01"/>
          <table:table-cell office:value-type="float" office:value="58.0"/>
          <table:table-cell office:value-type="float" office:value="5.0"/>
          <table:table-cell office:value-type="float" office:value="0.0"/>
          <table:table-cell office:value-type="float" office:value="58.0"/>
          <table:table-cell office:value-type="float" office:value="4.0"/>
          <table:table-cell table:formula="of:=MIN([.$B86];[.$E86];[.$H86];[.$K86];[.$N86];[.$Q86];[.$T86])" office:value-type="float"/>
          <table:table-cell table:formula="of:=MIN([.$C86];[.$F86];[.$I86];[.$L86];[.$O86];[.$R86];[.$U86])" office:value-type="float"/>
          <table:table-cell table:formula="of:=MIN([.$D86];[.$G86];[.$J86];[.$M86];[.$P86];[.$S86];[.$V86])" office:value-type="float"/>
          <table:table-cell table:formula="of:=MEDIAN([.$B86];[.$E86];[.$H86];[.$K86];[.$N86];[.$Q86];[.$T86])" office:value-type="float"/>
          <table:table-cell table:formula="of:=MEDIAN([.$C86];[.$F86];[.$I86];[.$L86];[.$O86];[.$R86];[.$U86])" office:value-type="float"/>
          <table:table-cell table:formula="of:=MEDIAN([.$D86];[.$G86];[.$J86];[.$M86];[.$P86];[.$S86];[.$V86])" office:value-type="float"/>
          <table:table-cell table:formula="of:=MAX([.$B86];[.$E86];[.$H86];[.$K86];[.$N86];[.$Q86];[.$T86])" office:value-type="float"/>
          <table:table-cell table:formula="of:=MAX([.$C86];[.$F86];[.$I86];[.$L86];[.$O86];[.$R86];[.$U86])" office:value-type="float"/>
          <table:table-cell table:formula="of:=MAX([.$D86];[.$G86];[.$J86];[.$M86];[.$P86];[.$S86];[.$V86])" office:value-type="float"/>
        </table:table-row>
        <table:table-row table:style-name="ro1">
          <table:table-cell office:value-type="string">
            <text:p>maze/maze_s9_a5_h44.lp</text:p>
          </table:table-cell>
          <table:table-cell office:value-type="float" office:value="0.08"/>
          <table:table-cell office:value-type="float" office:value="1296.0"/>
          <table:table-cell office:value-type="float" office:value="28.0"/>
          <table:table-cell office:value-type="float" office:value="0.03"/>
          <table:table-cell office:value-type="float" office:value="235.0"/>
          <table:table-cell office:value-type="float" office:value="22.0"/>
          <table:table-cell office:value-type="float" office:value="1.82"/>
          <table:table-cell table:style-name="cellWorst" office:value-type="float" office:value="57271.0"/>
          <table:table-cell table:style-name="cellWorst" office:value-type="float" office:value="775.0"/>
          <table:table-cell office:value-type="float" office:value="0.03"/>
          <table:table-cell office:value-type="float" office:value="455.0"/>
          <table:table-cell office:value-type="float" office:value="65.0"/>
          <table:table-cell office:value-type="float" office:value="0.02"/>
          <table:table-cell table:style-name="cellBest" office:value-type="float" office:value="191.0"/>
          <table:table-cell table:style-name="cellBest" office:value-type="float" office:value="3.0"/>
          <table:table-cell office:value-type="float" office:value="0.03"/>
          <table:table-cell office:value-type="float" office:value="235.0"/>
          <table:table-cell office:value-type="float" office:value="22.0"/>
          <table:table-cell office:value-type="float" office:value="0.03"/>
          <table:table-cell office:value-type="float" office:value="283.0"/>
          <table:table-cell office:value-type="float" office:value="53.0"/>
          <table:table-cell table:formula="of:=MIN([.$B87];[.$E87];[.$H87];[.$K87];[.$N87];[.$Q87];[.$T87])" office:value-type="float"/>
          <table:table-cell table:formula="of:=MIN([.$C87];[.$F87];[.$I87];[.$L87];[.$O87];[.$R87];[.$U87])" office:value-type="float"/>
          <table:table-cell table:formula="of:=MIN([.$D87];[.$G87];[.$J87];[.$M87];[.$P87];[.$S87];[.$V87])" office:value-type="float"/>
          <table:table-cell table:formula="of:=MEDIAN([.$B87];[.$E87];[.$H87];[.$K87];[.$N87];[.$Q87];[.$T87])" office:value-type="float"/>
          <table:table-cell table:formula="of:=MEDIAN([.$C87];[.$F87];[.$I87];[.$L87];[.$O87];[.$R87];[.$U87])" office:value-type="float"/>
          <table:table-cell table:formula="of:=MEDIAN([.$D87];[.$G87];[.$J87];[.$M87];[.$P87];[.$S87];[.$V87])" office:value-type="float"/>
          <table:table-cell table:formula="of:=MAX([.$B87];[.$E87];[.$H87];[.$K87];[.$N87];[.$Q87];[.$T87])" office:value-type="float"/>
          <table:table-cell table:formula="of:=MAX([.$C87];[.$F87];[.$I87];[.$L87];[.$O87];[.$R87];[.$U87])" office:value-type="float"/>
          <table:table-cell table:formula="of:=MAX([.$D87];[.$G87];[.$J87];[.$M87];[.$P87];[.$S87];[.$V87])" office:value-type="float"/>
        </table:table-row>
        <table:table-row table:style-name="ro1">
          <table:table-cell office:value-type="string">
            <text:p>maze/maze_s9_a6_h50.lp</text:p>
          </table:table-cell>
          <table:table-cell office:value-type="float" office:value="0.02"/>
          <table:table-cell table:style-name="cellBest" office:value-type="float" office:value="158.0"/>
          <table:table-cell table:style-name="cellBest" office:value-type="float" office:value="1.0"/>
          <table:table-cell office:value-type="float" office:value="0.05"/>
          <table:table-cell office:value-type="float" office:value="620.0"/>
          <table:table-cell table:style-name="cellWorst" office:value-type="float" office:value="55.0"/>
          <table:table-cell office:value-type="float" office:value="0.48"/>
          <table:table-cell table:style-name="cellWorst" office:value-type="float" office:value="3976.0"/>
          <table:table-cell office:value-type="float" office:value="2.0"/>
          <table:table-cell office:value-type="float" office:value="0.02"/>
          <table:table-cell office:value-type="float" office:value="203.0"/>
          <table:table-cell table:style-name="cellBest" office:value-type="float" office:value="1.0"/>
          <table:table-cell office:value-type="float" office:value="0.03"/>
          <table:table-cell office:value-type="float" office:value="194.0"/>
          <table:table-cell office:value-type="float" office:value="6.0"/>
          <table:table-cell office:value-type="float" office:value="0.05"/>
          <table:table-cell office:value-type="float" office:value="620.0"/>
          <table:table-cell table:style-name="cellWorst" office:value-type="float" office:value="55.0"/>
          <table:table-cell office:value-type="float" office:value="0.02"/>
          <table:table-cell office:value-type="float" office:value="200.0"/>
          <table:table-cell table:style-name="cellBest" office:value-type="float" office:value="1.0"/>
          <table:table-cell table:formula="of:=MIN([.$B88];[.$E88];[.$H88];[.$K88];[.$N88];[.$Q88];[.$T88])" office:value-type="float"/>
          <table:table-cell table:formula="of:=MIN([.$C88];[.$F88];[.$I88];[.$L88];[.$O88];[.$R88];[.$U88])" office:value-type="float"/>
          <table:table-cell table:formula="of:=MIN([.$D88];[.$G88];[.$J88];[.$M88];[.$P88];[.$S88];[.$V88])" office:value-type="float"/>
          <table:table-cell table:formula="of:=MEDIAN([.$B88];[.$E88];[.$H88];[.$K88];[.$N88];[.$Q88];[.$T88])" office:value-type="float"/>
          <table:table-cell table:formula="of:=MEDIAN([.$C88];[.$F88];[.$I88];[.$L88];[.$O88];[.$R88];[.$U88])" office:value-type="float"/>
          <table:table-cell table:formula="of:=MEDIAN([.$D88];[.$G88];[.$J88];[.$M88];[.$P88];[.$S88];[.$V88])" office:value-type="float"/>
          <table:table-cell table:formula="of:=MAX([.$B88];[.$E88];[.$H88];[.$K88];[.$N88];[.$Q88];[.$T88])" office:value-type="float"/>
          <table:table-cell table:formula="of:=MAX([.$C88];[.$F88];[.$I88];[.$L88];[.$O88];[.$R88];[.$U88])" office:value-type="float"/>
          <table:table-cell table:formula="of:=MAX([.$D88];[.$G88];[.$J88];[.$M88];[.$P88];[.$S88];[.$V88])" office:value-type="float"/>
        </table:table-row>
        <table:table-row table:style-name="ro1">
          <table:table-cell office:value-type="string">
            <text:p>maze/maze_s9_a7_h43.lp</text:p>
          </table:table-cell>
          <table:table-cell office:value-type="float" office:value="0.12"/>
          <table:table-cell office:value-type="float" office:value="1424.0"/>
          <table:table-cell table:style-name="cellBest" office:value-type="float" office:value="43.0"/>
          <table:table-cell office:value-type="float" office:value="0.23"/>
          <table:table-cell office:value-type="float" office:value="2352.0"/>
          <table:table-cell office:value-type="float" office:value="707.0"/>
          <table:table-cell table:style-name="cellWorst" office:value-type="float" office:value="3.32"/>
          <table:table-cell table:style-name="cellWorst" office:value-type="float" office:value="93849.0"/>
          <table:table-cell table:style-name="cellWorst" office:value-type="float" office:value="1320.0"/>
          <table:table-cell office:value-type="float" office:value="0.08"/>
          <table:table-cell office:value-type="float" office:value="705.0"/>
          <table:table-cell office:value-type="float" office:value="92.0"/>
          <table:table-cell office:value-type="float" office:value="0.12"/>
          <table:table-cell office:value-type="float" office:value="940.0"/>
          <table:table-cell office:value-type="float" office:value="245.0"/>
          <table:table-cell office:value-type="float" office:value="0.24"/>
          <table:table-cell office:value-type="float" office:value="2352.0"/>
          <table:table-cell office:value-type="float" office:value="707.0"/>
          <table:table-cell table:style-name="cellBest" office:value-type="float" office:value="0.07"/>
          <table:table-cell table:style-name="cellBest" office:value-type="float" office:value="646.0"/>
          <table:table-cell office:value-type="float" office:value="121.0"/>
          <table:table-cell table:formula="of:=MIN([.$B89];[.$E89];[.$H89];[.$K89];[.$N89];[.$Q89];[.$T89])" office:value-type="float"/>
          <table:table-cell table:formula="of:=MIN([.$C89];[.$F89];[.$I89];[.$L89];[.$O89];[.$R89];[.$U89])" office:value-type="float"/>
          <table:table-cell table:formula="of:=MIN([.$D89];[.$G89];[.$J89];[.$M89];[.$P89];[.$S89];[.$V89])" office:value-type="float"/>
          <table:table-cell table:formula="of:=MEDIAN([.$B89];[.$E89];[.$H89];[.$K89];[.$N89];[.$Q89];[.$T89])" office:value-type="float"/>
          <table:table-cell table:formula="of:=MEDIAN([.$C89];[.$F89];[.$I89];[.$L89];[.$O89];[.$R89];[.$U89])" office:value-type="float"/>
          <table:table-cell table:formula="of:=MEDIAN([.$D89];[.$G89];[.$J89];[.$M89];[.$P89];[.$S89];[.$V89])" office:value-type="float"/>
          <table:table-cell table:formula="of:=MAX([.$B89];[.$E89];[.$H89];[.$K89];[.$N89];[.$Q89];[.$T89])" office:value-type="float"/>
          <table:table-cell table:formula="of:=MAX([.$C89];[.$F89];[.$I89];[.$L89];[.$O89];[.$R89];[.$U89])" office:value-type="float"/>
          <table:table-cell table:formula="of:=MAX([.$D89];[.$G89];[.$J89];[.$M89];[.$P89];[.$S89];[.$V89])" office:value-type="float"/>
        </table:table-row>
        <table:table-row table:style-name="ro1">
          <table:table-cell office:value-type="string">
            <text:p>maze/maze_s9_a8_h50.lp</text:p>
          </table:table-cell>
          <table:table-cell office:value-type="float" office:value="0.07"/>
          <table:table-cell office:value-type="float" office:value="741.0"/>
          <table:table-cell office:value-type="float" office:value="15.0"/>
          <table:table-cell office:value-type="float" office:value="0.15"/>
          <table:table-cell office:value-type="float" office:value="1367.0"/>
          <table:table-cell office:value-type="float" office:value="163.0"/>
          <table:table-cell table:style-name="cellWorst" office:value-type="float" office:value="2.45"/>
          <table:table-cell table:style-name="cellWorst" office:value-type="float" office:value="42235.0"/>
          <table:table-cell table:style-name="cellWorst" office:value-type="float" office:value="432.0"/>
          <table:table-cell table:style-name="cellBest" office:value-type="float" office:value="0.03"/>
          <table:table-cell office:value-type="float" office:value="388.0"/>
          <table:table-cell table:style-name="cellBest" office:value-type="float" office:value="7.0"/>
          <table:table-cell office:value-type="float" office:value="0.04"/>
          <table:table-cell table:style-name="cellBest" office:value-type="float" office:value="335.0"/>
          <table:table-cell office:value-type="float" office:value="25.0"/>
          <table:table-cell office:value-type="float" office:value="0.15"/>
          <table:table-cell office:value-type="float" office:value="1367.0"/>
          <table:table-cell office:value-type="float" office:value="163.0"/>
          <table:table-cell table:style-name="cellBest" office:value-type="float" office:value="0.03"/>
          <table:table-cell office:value-type="float" office:value="380.0"/>
          <table:table-cell table:style-name="cellBest" office:value-type="float" office:value="7.0"/>
          <table:table-cell table:formula="of:=MIN([.$B90];[.$E90];[.$H90];[.$K90];[.$N90];[.$Q90];[.$T90])" office:value-type="float"/>
          <table:table-cell table:formula="of:=MIN([.$C90];[.$F90];[.$I90];[.$L90];[.$O90];[.$R90];[.$U90])" office:value-type="float"/>
          <table:table-cell table:formula="of:=MIN([.$D90];[.$G90];[.$J90];[.$M90];[.$P90];[.$S90];[.$V90])" office:value-type="float"/>
          <table:table-cell table:formula="of:=MEDIAN([.$B90];[.$E90];[.$H90];[.$K90];[.$N90];[.$Q90];[.$T90])" office:value-type="float"/>
          <table:table-cell table:formula="of:=MEDIAN([.$C90];[.$F90];[.$I90];[.$L90];[.$O90];[.$R90];[.$U90])" office:value-type="float"/>
          <table:table-cell table:formula="of:=MEDIAN([.$D90];[.$G90];[.$J90];[.$M90];[.$P90];[.$S90];[.$V90])" office:value-type="float"/>
          <table:table-cell table:formula="of:=MAX([.$B90];[.$E90];[.$H90];[.$K90];[.$N90];[.$Q90];[.$T90])" office:value-type="float"/>
          <table:table-cell table:formula="of:=MAX([.$C90];[.$F90];[.$I90];[.$L90];[.$O90];[.$R90];[.$U90])" office:value-type="float"/>
          <table:table-cell table:formula="of:=MAX([.$D90];[.$G90];[.$J90];[.$M90];[.$P90];[.$S90];[.$V90])" office:value-type="float"/>
        </table:table-row>
        <table:table-row table:style-name="ro1">
          <table:table-cell office:value-type="string">
            <text:p>maze/maze_s9_a9_h42.lp</text:p>
          </table:table-cell>
          <table:table-cell office:value-type="float" office:value="0.12"/>
          <table:table-cell office:value-type="float" office:value="1729.0"/>
          <table:table-cell office:value-type="float" office:value="65.0"/>
          <table:table-cell office:value-type="float" office:value="0.15"/>
          <table:table-cell office:value-type="float" office:value="1808.0"/>
          <table:table-cell table:style-name="cellWorst" office:value-type="float" office:value="90.0"/>
          <table:table-cell office:value-type="float" office:value="0.65"/>
          <table:table-cell table:style-name="cellWorst" office:value-type="float" office:value="10548.0"/>
          <table:table-cell office:value-type="float" office:value="44.0"/>
          <table:table-cell office:value-type="float" office:value="0.02"/>
          <table:table-cell office:value-type="float" office:value="248.0"/>
          <table:table-cell table:style-name="cellBest" office:value-type="float" office:value="10.0"/>
          <table:table-cell office:value-type="float" office:value="0.04"/>
          <table:table-cell office:value-type="float" office:value="427.0"/>
          <table:table-cell office:value-type="float" office:value="18.0"/>
          <table:table-cell office:value-type="float" office:value="0.16"/>
          <table:table-cell office:value-type="float" office:value="1808.0"/>
          <table:table-cell table:style-name="cellWorst" office:value-type="float" office:value="90.0"/>
          <table:table-cell office:value-type="float" office:value="0.02"/>
          <table:table-cell table:style-name="cellBest" office:value-type="float" office:value="240.0"/>
          <table:table-cell table:style-name="cellBest" office:value-type="float" office:value="10.0"/>
          <table:table-cell table:formula="of:=MIN([.$B91];[.$E91];[.$H91];[.$K91];[.$N91];[.$Q91];[.$T91])" office:value-type="float"/>
          <table:table-cell table:formula="of:=MIN([.$C91];[.$F91];[.$I91];[.$L91];[.$O91];[.$R91];[.$U91])" office:value-type="float"/>
          <table:table-cell table:formula="of:=MIN([.$D91];[.$G91];[.$J91];[.$M91];[.$P91];[.$S91];[.$V91])" office:value-type="float"/>
          <table:table-cell table:formula="of:=MEDIAN([.$B91];[.$E91];[.$H91];[.$K91];[.$N91];[.$Q91];[.$T91])" office:value-type="float"/>
          <table:table-cell table:formula="of:=MEDIAN([.$C91];[.$F91];[.$I91];[.$L91];[.$O91];[.$R91];[.$U91])" office:value-type="float"/>
          <table:table-cell table:formula="of:=MEDIAN([.$D91];[.$G91];[.$J91];[.$M91];[.$P91];[.$S91];[.$V91])" office:value-type="float"/>
          <table:table-cell table:formula="of:=MAX([.$B91];[.$E91];[.$H91];[.$K91];[.$N91];[.$Q91];[.$T91])" office:value-type="float"/>
          <table:table-cell table:formula="of:=MAX([.$C91];[.$F91];[.$I91];[.$L91];[.$O91];[.$R91];[.$U91])" office:value-type="float"/>
          <table:table-cell table:formula="of:=MAX([.$D91];[.$G91];[.$J91];[.$M91];[.$P91];[.$S91];[.$V91])" office:value-type="float"/>
        </table:table-row>
        <table:table-row table:style-name="ro1">
          <table:table-cell office:value-type="string">
            <text:p>random/random_s11_a12_c61_h16.lp</text:p>
          </table:table-cell>
          <table:table-cell office:value-type="float" office:value="0.08"/>
          <table:table-cell office:value-type="float" office:value="3463.0"/>
          <table:table-cell office:value-type="float" office:value="200.0"/>
          <table:table-cell office:value-type="float" office:value="0.04"/>
          <table:table-cell table:style-name="cellBest" office:value-type="float" office:value="1199.0"/>
          <table:table-cell office:value-type="float" office:value="120.0"/>
          <table:table-cell office:value-type="float" office:value="0.23"/>
          <table:table-cell table:style-name="cellWorst" office:value-type="float" office:value="13292.0"/>
          <table:table-cell table:style-name="cellBest" office:value-type="float" office:value="77.0"/>
          <table:table-cell office:value-type="float" office:value="0.04"/>
          <table:table-cell office:value-type="float" office:value="1739.0"/>
          <table:table-cell office:value-type="float" office:value="112.0"/>
          <table:table-cell office:value-type="float" office:value="0.04"/>
          <table:table-cell office:value-type="float" office:value="1450.0"/>
          <table:table-cell table:style-name="cellWorst" office:value-type="float" office:value="209.0"/>
          <table:table-cell office:value-type="float" office:value="0.04"/>
          <table:table-cell table:style-name="cellBest" office:value-type="float" office:value="1199.0"/>
          <table:table-cell office:value-type="float" office:value="120.0"/>
          <table:table-cell office:value-type="float" office:value="0.05"/>
          <table:table-cell office:value-type="float" office:value="2095.0"/>
          <table:table-cell office:value-type="float" office:value="153.0"/>
          <table:table-cell table:formula="of:=MIN([.$B92];[.$E92];[.$H92];[.$K92];[.$N92];[.$Q92];[.$T92])" office:value-type="float"/>
          <table:table-cell table:formula="of:=MIN([.$C92];[.$F92];[.$I92];[.$L92];[.$O92];[.$R92];[.$U92])" office:value-type="float"/>
          <table:table-cell table:formula="of:=MIN([.$D92];[.$G92];[.$J92];[.$M92];[.$P92];[.$S92];[.$V92])" office:value-type="float"/>
          <table:table-cell table:formula="of:=MEDIAN([.$B92];[.$E92];[.$H92];[.$K92];[.$N92];[.$Q92];[.$T92])" office:value-type="float"/>
          <table:table-cell table:formula="of:=MEDIAN([.$C92];[.$F92];[.$I92];[.$L92];[.$O92];[.$R92];[.$U92])" office:value-type="float"/>
          <table:table-cell table:formula="of:=MEDIAN([.$D92];[.$G92];[.$J92];[.$M92];[.$P92];[.$S92];[.$V92])" office:value-type="float"/>
          <table:table-cell table:formula="of:=MAX([.$B92];[.$E92];[.$H92];[.$K92];[.$N92];[.$Q92];[.$T92])" office:value-type="float"/>
          <table:table-cell table:formula="of:=MAX([.$C92];[.$F92];[.$I92];[.$L92];[.$O92];[.$R92];[.$U92])" office:value-type="float"/>
          <table:table-cell table:formula="of:=MAX([.$D92];[.$G92];[.$J92];[.$M92];[.$P92];[.$S92];[.$V92])" office:value-type="float"/>
        </table:table-row>
        <table:table-row table:style-name="ro1">
          <table:table-cell office:value-type="string">
            <text:p>random/random_s11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3];[.$E93];[.$H93];[.$K93];[.$N93];[.$Q93];[.$T93])" office:value-type="float"/>
          <table:table-cell table:formula="of:=MIN([.$C93];[.$F93];[.$I93];[.$L93];[.$O93];[.$R93];[.$U93])" office:value-type="float"/>
          <table:table-cell table:formula="of:=MIN([.$D93];[.$G93];[.$J93];[.$M93];[.$P93];[.$S93];[.$V93])" office:value-type="float"/>
          <table:table-cell table:formula="of:=MEDIAN([.$B93];[.$E93];[.$H93];[.$K93];[.$N93];[.$Q93];[.$T93])" office:value-type="float"/>
          <table:table-cell table:formula="of:=MEDIAN([.$C93];[.$F93];[.$I93];[.$L93];[.$O93];[.$R93];[.$U93])" office:value-type="float"/>
          <table:table-cell table:formula="of:=MEDIAN([.$D93];[.$G93];[.$J93];[.$M93];[.$P93];[.$S93];[.$V93])" office:value-type="float"/>
          <table:table-cell table:formula="of:=MAX([.$B93];[.$E93];[.$H93];[.$K93];[.$N93];[.$Q93];[.$T93])" office:value-type="float"/>
          <table:table-cell table:formula="of:=MAX([.$C93];[.$F93];[.$I93];[.$L93];[.$O93];[.$R93];[.$U93])" office:value-type="float"/>
          <table:table-cell table:formula="of:=MAX([.$D93];[.$G93];[.$J93];[.$M93];[.$P93];[.$S93];[.$V93])" office:value-type="float"/>
        </table:table-row>
        <table:table-row table:style-name="ro1">
          <table:table-cell office:value-type="string">
            <text:p>random/random_s11_a2_c70_h10.lp</text:p>
          </table:table-cell>
          <table:table-cell office:value-type="float" office:value="0.0"/>
          <table:table-cell table:style-name="cellBest" office:value-type="float" office:value="10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.0"/>
          <table:table-cell office:value-type="float" office:value="0.01"/>
          <table:table-cell table:style-name="cellWorst" office:value-type="float" office:value="695.0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.0"/>
          <table:table-cell office:value-type="float" office:value="0.0"/>
          <table:table-cell office:value-type="float" office:value="19.0"/>
          <table:table-cell office:value-type="float" office:value="1.0"/>
          <table:table-cell table:formula="of:=MIN([.$B94];[.$E94];[.$H94];[.$K94];[.$N94];[.$Q94];[.$T94])" office:value-type="float"/>
          <table:table-cell table:formula="of:=MIN([.$C94];[.$F94];[.$I94];[.$L94];[.$O94];[.$R94];[.$U94])" office:value-type="float"/>
          <table:table-cell table:formula="of:=MIN([.$D94];[.$G94];[.$J94];[.$M94];[.$P94];[.$S94];[.$V94])" office:value-type="float"/>
          <table:table-cell table:formula="of:=MEDIAN([.$B94];[.$E94];[.$H94];[.$K94];[.$N94];[.$Q94];[.$T94])" office:value-type="float"/>
          <table:table-cell table:formula="of:=MEDIAN([.$C94];[.$F94];[.$I94];[.$L94];[.$O94];[.$R94];[.$U94])" office:value-type="float"/>
          <table:table-cell table:formula="of:=MEDIAN([.$D94];[.$G94];[.$J94];[.$M94];[.$P94];[.$S94];[.$V94])" office:value-type="float"/>
          <table:table-cell table:formula="of:=MAX([.$B94];[.$E94];[.$H94];[.$K94];[.$N94];[.$Q94];[.$T94])" office:value-type="float"/>
          <table:table-cell table:formula="of:=MAX([.$C94];[.$F94];[.$I94];[.$L94];[.$O94];[.$R94];[.$U94])" office:value-type="float"/>
          <table:table-cell table:formula="of:=MAX([.$D94];[.$G94];[.$J94];[.$M94];[.$P94];[.$S94];[.$V94])" office:value-type="float"/>
        </table:table-row>
        <table:table-row table:style-name="ro1">
          <table:table-cell office:value-type="string">
            <text:p>random/random_s11_a3_c70_h4.lp</text:p>
          </table:table-cell>
          <table:table-cell office:value-type="float" office:value="0.0"/>
          <table:table-cell table:style-name="cellBest" office:value-type="float" office:value="4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.0"/>
          <table:table-cell office:value-type="float" office:value="0.0"/>
          <table:table-cell table:style-name="cellWorst" office:value-type="float" office:value="327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.0"/>
          <table:table-cell office:value-type="float" office:value="0.0"/>
          <table:table-cell table:style-name="cellBest" office:value-type="float" office:value="4.0"/>
          <table:table-cell office:value-type="float" office:value="0.0"/>
          <table:table-cell table:formula="of:=MIN([.$B95];[.$E95];[.$H95];[.$K95];[.$N95];[.$Q95];[.$T95])" office:value-type="float"/>
          <table:table-cell table:formula="of:=MIN([.$C95];[.$F95];[.$I95];[.$L95];[.$O95];[.$R95];[.$U95])" office:value-type="float"/>
          <table:table-cell table:formula="of:=MIN([.$D95];[.$G95];[.$J95];[.$M95];[.$P95];[.$S95];[.$V95])" office:value-type="float"/>
          <table:table-cell table:formula="of:=MEDIAN([.$B95];[.$E95];[.$H95];[.$K95];[.$N95];[.$Q95];[.$T95])" office:value-type="float"/>
          <table:table-cell table:formula="of:=MEDIAN([.$C95];[.$F95];[.$I95];[.$L95];[.$O95];[.$R95];[.$U95])" office:value-type="float"/>
          <table:table-cell table:formula="of:=MEDIAN([.$D95];[.$G95];[.$J95];[.$M95];[.$P95];[.$S95];[.$V95])" office:value-type="float"/>
          <table:table-cell table:formula="of:=MAX([.$B95];[.$E95];[.$H95];[.$K95];[.$N95];[.$Q95];[.$T95])" office:value-type="float"/>
          <table:table-cell table:formula="of:=MAX([.$C95];[.$F95];[.$I95];[.$L95];[.$O95];[.$R95];[.$U95])" office:value-type="float"/>
          <table:table-cell table:formula="of:=MAX([.$D95];[.$G95];[.$J95];[.$M95];[.$P95];[.$S95];[.$V95])" office:value-type="float"/>
        </table:table-row>
        <table:table-row table:style-name="ro1">
          <table:table-cell office:value-type="string">
            <text:p>random/random_s12_a14_c62_h37.lp</text:p>
          </table:table-cell>
          <table:table-cell table:style-name="cellWorst" office:value-type="float" office:value="6.42"/>
          <table:table-cell office:value-type="float" office:value="134652.0"/>
          <table:table-cell table:style-name="cellWorst" office:value-type="float" office:value="5429.0"/>
          <table:table-cell office:value-type="float" office:value="0.19"/>
          <table:table-cell office:value-type="float" office:value="3356.0"/>
          <table:table-cell office:value-type="float" office:value="313.0"/>
          <table:table-cell office:value-type="float" office:value="2.52"/>
          <table:table-cell table:style-name="cellWorst" office:value-type="float" office:value="173799.0"/>
          <table:table-cell office:value-type="float" office:value="751.0"/>
          <table:table-cell table:style-name="cellBest" office:value-type="float" office:value="0.11"/>
          <table:table-cell table:style-name="cellBest" office:value-type="float" office:value="1586.0"/>
          <table:table-cell table:style-name="cellBest" office:value-type="float" office:value="152.0"/>
          <table:table-cell office:value-type="float" office:value="1.28"/>
          <table:table-cell office:value-type="float" office:value="30111.0"/>
          <table:table-cell office:value-type="float" office:value="1083.0"/>
          <table:table-cell office:value-type="float" office:value="0.21"/>
          <table:table-cell office:value-type="float" office:value="3356.0"/>
          <table:table-cell office:value-type="float" office:value="313.0"/>
          <table:table-cell office:value-type="float" office:value="0.2"/>
          <table:table-cell office:value-type="float" office:value="6844.0"/>
          <table:table-cell office:value-type="float" office:value="380.0"/>
          <table:table-cell table:formula="of:=MIN([.$B96];[.$E96];[.$H96];[.$K96];[.$N96];[.$Q96];[.$T96])" office:value-type="float"/>
          <table:table-cell table:formula="of:=MIN([.$C96];[.$F96];[.$I96];[.$L96];[.$O96];[.$R96];[.$U96])" office:value-type="float"/>
          <table:table-cell table:formula="of:=MIN([.$D96];[.$G96];[.$J96];[.$M96];[.$P96];[.$S96];[.$V96])" office:value-type="float"/>
          <table:table-cell table:formula="of:=MEDIAN([.$B96];[.$E96];[.$H96];[.$K96];[.$N96];[.$Q96];[.$T96])" office:value-type="float"/>
          <table:table-cell table:formula="of:=MEDIAN([.$C96];[.$F96];[.$I96];[.$L96];[.$O96];[.$R96];[.$U96])" office:value-type="float"/>
          <table:table-cell table:formula="of:=MEDIAN([.$D96];[.$G96];[.$J96];[.$M96];[.$P96];[.$S96];[.$V96])" office:value-type="float"/>
          <table:table-cell table:formula="of:=MAX([.$B96];[.$E96];[.$H96];[.$K96];[.$N96];[.$Q96];[.$T96])" office:value-type="float"/>
          <table:table-cell table:formula="of:=MAX([.$C96];[.$F96];[.$I96];[.$L96];[.$O96];[.$R96];[.$U96])" office:value-type="float"/>
          <table:table-cell table:formula="of:=MAX([.$D96];[.$G96];[.$J96];[.$M96];[.$P96];[.$S96];[.$V96])" office:value-type="float"/>
        </table:table-row>
        <table:table-row table:style-name="ro1">
          <table:table-cell office:value-type="string">
            <text:p>random/random_s12_a1_c70_h2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5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7];[.$E97];[.$H97];[.$K97];[.$N97];[.$Q97];[.$T97])" office:value-type="float"/>
          <table:table-cell table:formula="of:=MIN([.$C97];[.$F97];[.$I97];[.$L97];[.$O97];[.$R97];[.$U97])" office:value-type="float"/>
          <table:table-cell table:formula="of:=MIN([.$D97];[.$G97];[.$J97];[.$M97];[.$P97];[.$S97];[.$V97])" office:value-type="float"/>
          <table:table-cell table:formula="of:=MEDIAN([.$B97];[.$E97];[.$H97];[.$K97];[.$N97];[.$Q97];[.$T97])" office:value-type="float"/>
          <table:table-cell table:formula="of:=MEDIAN([.$C97];[.$F97];[.$I97];[.$L97];[.$O97];[.$R97];[.$U97])" office:value-type="float"/>
          <table:table-cell table:formula="of:=MEDIAN([.$D97];[.$G97];[.$J97];[.$M97];[.$P97];[.$S97];[.$V97])" office:value-type="float"/>
          <table:table-cell table:formula="of:=MAX([.$B97];[.$E97];[.$H97];[.$K97];[.$N97];[.$Q97];[.$T97])" office:value-type="float"/>
          <table:table-cell table:formula="of:=MAX([.$C97];[.$F97];[.$I97];[.$L97];[.$O97];[.$R97];[.$U97])" office:value-type="float"/>
          <table:table-cell table:formula="of:=MAX([.$D97];[.$G97];[.$J97];[.$M97];[.$P97];[.$S97];[.$V97])" office:value-type="float"/>
        </table:table-row>
        <table:table-row table:style-name="ro1">
          <table:table-cell office:value-type="string">
            <text:p>random/random_s12_a2_c70_h6.lp</text:p>
          </table:table-cell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.0"/>
          <table:table-cell office:value-type="float" office:value="0.0"/>
          <table:table-cell table:style-name="cellWorst" office:value-type="float" office:value="476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formula="of:=MIN([.$B98];[.$E98];[.$H98];[.$K98];[.$N98];[.$Q98];[.$T98])" office:value-type="float"/>
          <table:table-cell table:formula="of:=MIN([.$C98];[.$F98];[.$I98];[.$L98];[.$O98];[.$R98];[.$U98])" office:value-type="float"/>
          <table:table-cell table:formula="of:=MIN([.$D98];[.$G98];[.$J98];[.$M98];[.$P98];[.$S98];[.$V98])" office:value-type="float"/>
          <table:table-cell table:formula="of:=MEDIAN([.$B98];[.$E98];[.$H98];[.$K98];[.$N98];[.$Q98];[.$T98])" office:value-type="float"/>
          <table:table-cell table:formula="of:=MEDIAN([.$C98];[.$F98];[.$I98];[.$L98];[.$O98];[.$R98];[.$U98])" office:value-type="float"/>
          <table:table-cell table:formula="of:=MEDIAN([.$D98];[.$G98];[.$J98];[.$M98];[.$P98];[.$S98];[.$V98])" office:value-type="float"/>
          <table:table-cell table:formula="of:=MAX([.$B98];[.$E98];[.$H98];[.$K98];[.$N98];[.$Q98];[.$T98])" office:value-type="float"/>
          <table:table-cell table:formula="of:=MAX([.$C98];[.$F98];[.$I98];[.$L98];[.$O98];[.$R98];[.$U98])" office:value-type="float"/>
          <table:table-cell table:formula="of:=MAX([.$D98];[.$G98];[.$J98];[.$M98];[.$P98];[.$S98];[.$V98])" office:value-type="float"/>
        </table:table-row>
        <table:table-row table:style-name="ro1">
          <table:table-cell office:value-type="string">
            <text:p>random/random_s12_a3_c70_h25.lp</text:p>
          </table:table-cell>
          <table:table-cell office:value-type="float" office:value="0.01"/>
          <table:table-cell office:value-type="float" office:value="130.0"/>
          <table:table-cell table:style-name="cellBest" office:value-type="float" office:value="2.0"/>
          <table:table-cell office:value-type="float" office:value="0.01"/>
          <table:table-cell table:style-name="cellBest" office:value-type="float" office:value="89.0"/>
          <table:table-cell office:value-type="float" office:value="13.0"/>
          <table:table-cell office:value-type="float" office:value="0.12"/>
          <table:table-cell table:style-name="cellWorst" office:value-type="float" office:value="10447.0"/>
          <table:table-cell office:value-type="float" office:value="10.0"/>
          <table:table-cell office:value-type="float" office:value="0.01"/>
          <table:table-cell office:value-type="float" office:value="179.0"/>
          <table:table-cell office:value-type="float" office:value="5.0"/>
          <table:table-cell office:value-type="float" office:value="0.03"/>
          <table:table-cell office:value-type="float" office:value="595.0"/>
          <table:table-cell table:style-name="cellWorst" office:value-type="float" office:value="17.0"/>
          <table:table-cell office:value-type="float" office:value="0.01"/>
          <table:table-cell table:style-name="cellBest" office:value-type="float" office:value="89.0"/>
          <table:table-cell office:value-type="float" office:value="13.0"/>
          <table:table-cell office:value-type="float" office:value="0.0"/>
          <table:table-cell office:value-type="float" office:value="177.0"/>
          <table:table-cell office:value-type="float" office:value="5.0"/>
          <table:table-cell table:formula="of:=MIN([.$B99];[.$E99];[.$H99];[.$K99];[.$N99];[.$Q99];[.$T99])" office:value-type="float"/>
          <table:table-cell table:formula="of:=MIN([.$C99];[.$F99];[.$I99];[.$L99];[.$O99];[.$R99];[.$U99])" office:value-type="float"/>
          <table:table-cell table:formula="of:=MIN([.$D99];[.$G99];[.$J99];[.$M99];[.$P99];[.$S99];[.$V99])" office:value-type="float"/>
          <table:table-cell table:formula="of:=MEDIAN([.$B99];[.$E99];[.$H99];[.$K99];[.$N99];[.$Q99];[.$T99])" office:value-type="float"/>
          <table:table-cell table:formula="of:=MEDIAN([.$C99];[.$F99];[.$I99];[.$L99];[.$O99];[.$R99];[.$U99])" office:value-type="float"/>
          <table:table-cell table:formula="of:=MEDIAN([.$D99];[.$G99];[.$J99];[.$M99];[.$P99];[.$S99];[.$V99])" office:value-type="float"/>
          <table:table-cell table:formula="of:=MAX([.$B99];[.$E99];[.$H99];[.$K99];[.$N99];[.$Q99];[.$T99])" office:value-type="float"/>
          <table:table-cell table:formula="of:=MAX([.$C99];[.$F99];[.$I99];[.$L99];[.$O99];[.$R99];[.$U99])" office:value-type="float"/>
          <table:table-cell table:formula="of:=MAX([.$D99];[.$G99];[.$J99];[.$M99];[.$P99];[.$S99];[.$V99])" office:value-type="float"/>
        </table:table-row>
        <table:table-row table:style-name="ro1">
          <table:table-cell office:value-type="string">
            <text:p>random/random_s13_a16_c63_h14.lp</text:p>
          </table:table-cell>
          <table:table-cell office:value-type="float" office:value="0.03"/>
          <table:table-cell office:value-type="float" office:value="541.0"/>
          <table:table-cell table:style-name="cellBest" office:value-type="float" office:value="9.0"/>
          <table:table-cell office:value-type="float" office:value="0.03"/>
          <table:table-cell office:value-type="float" office:value="457.0"/>
          <table:table-cell office:value-type="float" office:value="41.0"/>
          <table:table-cell table:style-name="cellWorst" office:value-type="float" office:value="3.52"/>
          <table:table-cell table:style-name="cellWorst" office:value-type="float" office:value="281277.0"/>
          <table:table-cell table:style-name="cellWorst" office:value-type="float" office:value="2452.0"/>
          <table:table-cell table:style-name="cellBest" office:value-type="float" office:value="0.02"/>
          <table:table-cell office:value-type="float" office:value="550.0"/>
          <table:table-cell office:value-type="float" office:value="24.0"/>
          <table:table-cell table:style-name="cellBest" office:value-type="float" office:value="0.02"/>
          <table:table-cell table:style-name="cellBest" office:value-type="float" office:value="242.0"/>
          <table:table-cell office:value-type="float" office:value="15.0"/>
          <table:table-cell office:value-type="float" office:value="0.03"/>
          <table:table-cell office:value-type="float" office:value="457.0"/>
          <table:table-cell office:value-type="float" office:value="41.0"/>
          <table:table-cell table:style-name="cellBest" office:value-type="float" office:value="0.02"/>
          <table:table-cell office:value-type="float" office:value="504.0"/>
          <table:table-cell office:value-type="float" office:value="22.0"/>
          <table:table-cell table:formula="of:=MIN([.$B100];[.$E100];[.$H100];[.$K100];[.$N100];[.$Q100];[.$T100])" office:value-type="float"/>
          <table:table-cell table:formula="of:=MIN([.$C100];[.$F100];[.$I100];[.$L100];[.$O100];[.$R100];[.$U100])" office:value-type="float"/>
          <table:table-cell table:formula="of:=MIN([.$D100];[.$G100];[.$J100];[.$M100];[.$P100];[.$S100];[.$V100])" office:value-type="float"/>
          <table:table-cell table:formula="of:=MEDIAN([.$B100];[.$E100];[.$H100];[.$K100];[.$N100];[.$Q100];[.$T100])" office:value-type="float"/>
          <table:table-cell table:formula="of:=MEDIAN([.$C100];[.$F100];[.$I100];[.$L100];[.$O100];[.$R100];[.$U100])" office:value-type="float"/>
          <table:table-cell table:formula="of:=MEDIAN([.$D100];[.$G100];[.$J100];[.$M100];[.$P100];[.$S100];[.$V100])" office:value-type="float"/>
          <table:table-cell table:formula="of:=MAX([.$B100];[.$E100];[.$H100];[.$K100];[.$N100];[.$Q100];[.$T100])" office:value-type="float"/>
          <table:table-cell table:formula="of:=MAX([.$C100];[.$F100];[.$I100];[.$L100];[.$O100];[.$R100];[.$U100])" office:value-type="float"/>
          <table:table-cell table:formula="of:=MAX([.$D100];[.$G100];[.$J100];[.$M100];[.$P100];[.$S100];[.$V100])" office:value-type="float"/>
        </table:table-row>
        <table:table-row table:style-name="ro1">
          <table:table-cell office:value-type="string">
            <text:p>random/random_s13_a1_c70_h18.lp</text:p>
          </table:table-cell>
          <table:table-cell office:value-type="float" office:value="0.0"/>
          <table:table-cell office:value-type="float" office:value="8.0"/>
          <table:table-cell office:value-type="float" office:value="3.0"/>
          <table:table-cell office:value-type="float" office:value="0.0"/>
          <table:table-cell office:value-type="float" office:value="11.0"/>
          <table:table-cell office:value-type="float" office:value="3.0"/>
          <table:table-cell office:value-type="float" office:value="0.02"/>
          <table:table-cell table:style-name="cellWorst" office:value-type="float" office:value="995.0"/>
          <table:table-cell office:value-type="float" office:value="8.0"/>
          <table:table-cell office:value-type="float" office:value="0.0"/>
          <table:table-cell table:style-name="cellBest" office:value-type="float" office:value="7.0"/>
          <table:table-cell office:value-type="float" office:value="3.0"/>
          <table:table-cell office:value-type="float" office:value="0.0"/>
          <table:table-cell office:value-type="float" office:value="21.0"/>
          <table:table-cell table:style-name="cellWorst" office:value-type="float" office:value="9.0"/>
          <table:table-cell office:value-type="float" office:value="0.0"/>
          <table:table-cell office:value-type="float" office:value="11.0"/>
          <table:table-cell office:value-type="float" office:value="3.0"/>
          <table:table-cell office:value-type="float" office:value="0.0"/>
          <table:table-cell office:value-type="float" office:value="74.0"/>
          <table:table-cell office:value-type="float" office:value="8.0"/>
          <table:table-cell table:formula="of:=MIN([.$B101];[.$E101];[.$H101];[.$K101];[.$N101];[.$Q101];[.$T101])" office:value-type="float"/>
          <table:table-cell table:formula="of:=MIN([.$C101];[.$F101];[.$I101];[.$L101];[.$O101];[.$R101];[.$U101])" office:value-type="float"/>
          <table:table-cell table:formula="of:=MIN([.$D101];[.$G101];[.$J101];[.$M101];[.$P101];[.$S101];[.$V101])" office:value-type="float"/>
          <table:table-cell table:formula="of:=MEDIAN([.$B101];[.$E101];[.$H101];[.$K101];[.$N101];[.$Q101];[.$T101])" office:value-type="float"/>
          <table:table-cell table:formula="of:=MEDIAN([.$C101];[.$F101];[.$I101];[.$L101];[.$O101];[.$R101];[.$U101])" office:value-type="float"/>
          <table:table-cell table:formula="of:=MEDIAN([.$D101];[.$G101];[.$J101];[.$M101];[.$P101];[.$S101];[.$V101])" office:value-type="float"/>
          <table:table-cell table:formula="of:=MAX([.$B101];[.$E101];[.$H101];[.$K101];[.$N101];[.$Q101];[.$T101])" office:value-type="float"/>
          <table:table-cell table:formula="of:=MAX([.$C101];[.$F101];[.$I101];[.$L101];[.$O101];[.$R101];[.$U101])" office:value-type="float"/>
          <table:table-cell table:formula="of:=MAX([.$D101];[.$G101];[.$J101];[.$M101];[.$P101];[.$S101];[.$V101])" office:value-type="float"/>
        </table:table-row>
        <table:table-row table:style-name="ro1">
          <table:table-cell office:value-type="string">
            <text:p>random/random_s13_a2_c70_h3.lp</text:p>
          </table:table-cell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table:style-name="cellWorst" office:value-type="float" office:value="2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table:formula="of:=MIN([.$B102];[.$E102];[.$H102];[.$K102];[.$N102];[.$Q102];[.$T102])" office:value-type="float"/>
          <table:table-cell table:formula="of:=MIN([.$C102];[.$F102];[.$I102];[.$L102];[.$O102];[.$R102];[.$U102])" office:value-type="float"/>
          <table:table-cell table:formula="of:=MIN([.$D102];[.$G102];[.$J102];[.$M102];[.$P102];[.$S102];[.$V102])" office:value-type="float"/>
          <table:table-cell table:formula="of:=MEDIAN([.$B102];[.$E102];[.$H102];[.$K102];[.$N102];[.$Q102];[.$T102])" office:value-type="float"/>
          <table:table-cell table:formula="of:=MEDIAN([.$C102];[.$F102];[.$I102];[.$L102];[.$O102];[.$R102];[.$U102])" office:value-type="float"/>
          <table:table-cell table:formula="of:=MEDIAN([.$D102];[.$G102];[.$J102];[.$M102];[.$P102];[.$S102];[.$V102])" office:value-type="float"/>
          <table:table-cell table:formula="of:=MAX([.$B102];[.$E102];[.$H102];[.$K102];[.$N102];[.$Q102];[.$T102])" office:value-type="float"/>
          <table:table-cell table:formula="of:=MAX([.$C102];[.$F102];[.$I102];[.$L102];[.$O102];[.$R102];[.$U102])" office:value-type="float"/>
          <table:table-cell table:formula="of:=MAX([.$D102];[.$G102];[.$J102];[.$M102];[.$P102];[.$S102];[.$V102])" office:value-type="float"/>
        </table:table-row>
        <table:table-row table:style-name="ro1">
          <table:table-cell office:value-type="string">
            <text:p>random/random_s13_a3_c70_h2.lp</text:p>
          </table:table-cell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1"/>
          <table:table-cell table:style-name="cellWorst" office:value-type="float" office:value="279.0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table:formula="of:=MIN([.$B103];[.$E103];[.$H103];[.$K103];[.$N103];[.$Q103];[.$T103])" office:value-type="float"/>
          <table:table-cell table:formula="of:=MIN([.$C103];[.$F103];[.$I103];[.$L103];[.$O103];[.$R103];[.$U103])" office:value-type="float"/>
          <table:table-cell table:formula="of:=MIN([.$D103];[.$G103];[.$J103];[.$M103];[.$P103];[.$S103];[.$V103])" office:value-type="float"/>
          <table:table-cell table:formula="of:=MEDIAN([.$B103];[.$E103];[.$H103];[.$K103];[.$N103];[.$Q103];[.$T103])" office:value-type="float"/>
          <table:table-cell table:formula="of:=MEDIAN([.$C103];[.$F103];[.$I103];[.$L103];[.$O103];[.$R103];[.$U103])" office:value-type="float"/>
          <table:table-cell table:formula="of:=MEDIAN([.$D103];[.$G103];[.$J103];[.$M103];[.$P103];[.$S103];[.$V103])" office:value-type="float"/>
          <table:table-cell table:formula="of:=MAX([.$B103];[.$E103];[.$H103];[.$K103];[.$N103];[.$Q103];[.$T103])" office:value-type="float"/>
          <table:table-cell table:formula="of:=MAX([.$C103];[.$F103];[.$I103];[.$L103];[.$O103];[.$R103];[.$U103])" office:value-type="float"/>
          <table:table-cell table:formula="of:=MAX([.$D103];[.$G103];[.$J103];[.$M103];[.$P103];[.$S103];[.$V103])" office:value-type="float"/>
        </table:table-row>
        <table:table-row table:style-name="ro1">
          <table:table-cell office:value-type="string">
            <text:p>random/random_s14_a1_c70_h16.lp</text:p>
          </table:table-cell>
          <table:table-cell office:value-type="float" office:value="0.0"/>
          <table:table-cell table:style-name="cellBest" office:value-type="float" office:value="3.0"/>
          <table:table-cell table:style-name="cellBest" office:value-type="float" office:value="0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2"/>
          <table:table-cell table:style-name="cellWorst" office:value-type="float" office:value="1155.0"/>
          <table:table-cell table:style-name="cellWorst" office:value-type="float" office:value="6.0"/>
          <table:table-cell office:value-type="float" office:value="0.0"/>
          <table:table-cell office:value-type="float" office:value="18.0"/>
          <table:table-cell office:value-type="float" office:value="2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55.0"/>
          <table:table-cell office:value-type="float" office:value="5.0"/>
          <table:table-cell table:formula="of:=MIN([.$B104];[.$E104];[.$H104];[.$K104];[.$N104];[.$Q104];[.$T104])" office:value-type="float"/>
          <table:table-cell table:formula="of:=MIN([.$C104];[.$F104];[.$I104];[.$L104];[.$O104];[.$R104];[.$U104])" office:value-type="float"/>
          <table:table-cell table:formula="of:=MIN([.$D104];[.$G104];[.$J104];[.$M104];[.$P104];[.$S104];[.$V104])" office:value-type="float"/>
          <table:table-cell table:formula="of:=MEDIAN([.$B104];[.$E104];[.$H104];[.$K104];[.$N104];[.$Q104];[.$T104])" office:value-type="float"/>
          <table:table-cell table:formula="of:=MEDIAN([.$C104];[.$F104];[.$I104];[.$L104];[.$O104];[.$R104];[.$U104])" office:value-type="float"/>
          <table:table-cell table:formula="of:=MEDIAN([.$D104];[.$G104];[.$J104];[.$M104];[.$P104];[.$S104];[.$V104])" office:value-type="float"/>
          <table:table-cell table:formula="of:=MAX([.$B104];[.$E104];[.$H104];[.$K104];[.$N104];[.$Q104];[.$T104])" office:value-type="float"/>
          <table:table-cell table:formula="of:=MAX([.$C104];[.$F104];[.$I104];[.$L104];[.$O104];[.$R104];[.$U104])" office:value-type="float"/>
          <table:table-cell table:formula="of:=MAX([.$D104];[.$G104];[.$J104];[.$M104];[.$P104];[.$S104];[.$V104])" office:value-type="float"/>
        </table:table-row>
        <table:table-row table:style-name="ro1">
          <table:table-cell office:value-type="string">
            <text:p>random/random_s14_a2_c70_h8.lp</text:p>
          </table:table-cell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1"/>
          <table:table-cell table:style-name="cellWorst" office:value-type="float" office:value="981.0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.0"/>
          <table:table-cell table:formula="of:=MIN([.$B105];[.$E105];[.$H105];[.$K105];[.$N105];[.$Q105];[.$T105])" office:value-type="float"/>
          <table:table-cell table:formula="of:=MIN([.$C105];[.$F105];[.$I105];[.$L105];[.$O105];[.$R105];[.$U105])" office:value-type="float"/>
          <table:table-cell table:formula="of:=MIN([.$D105];[.$G105];[.$J105];[.$M105];[.$P105];[.$S105];[.$V105])" office:value-type="float"/>
          <table:table-cell table:formula="of:=MEDIAN([.$B105];[.$E105];[.$H105];[.$K105];[.$N105];[.$Q105];[.$T105])" office:value-type="float"/>
          <table:table-cell table:formula="of:=MEDIAN([.$C105];[.$F105];[.$I105];[.$L105];[.$O105];[.$R105];[.$U105])" office:value-type="float"/>
          <table:table-cell table:formula="of:=MEDIAN([.$D105];[.$G105];[.$J105];[.$M105];[.$P105];[.$S105];[.$V105])" office:value-type="float"/>
          <table:table-cell table:formula="of:=MAX([.$B105];[.$E105];[.$H105];[.$K105];[.$N105];[.$Q105];[.$T105])" office:value-type="float"/>
          <table:table-cell table:formula="of:=MAX([.$C105];[.$F105];[.$I105];[.$L105];[.$O105];[.$R105];[.$U105])" office:value-type="float"/>
          <table:table-cell table:formula="of:=MAX([.$D105];[.$G105];[.$J105];[.$M105];[.$P105];[.$S105];[.$V105])" office:value-type="float"/>
        </table:table-row>
        <table:table-row table:style-name="ro1">
          <table:table-cell office:value-type="string">
            <text:p>random/random_s14_a3_c70_h14.lp</text:p>
          </table:table-cell>
          <table:table-cell office:value-type="float" office:value="0.0"/>
          <table:table-cell table:style-name="cellBest" office:value-type="float" office:value="26.0"/>
          <table:table-cell table:style-name="cellBest" office:value-type="float" office:value="1.0"/>
          <table:table-cell office:value-type="float" office:value="0.01"/>
          <table:table-cell office:value-type="float" office:value="36.0"/>
          <table:table-cell office:value-type="float" office:value="5.0"/>
          <table:table-cell office:value-type="float" office:value="0.05"/>
          <table:table-cell table:style-name="cellWorst" office:value-type="float" office:value="3278.0"/>
          <table:table-cell table:style-name="cellWorst" office:value-type="float" office:value="13.0"/>
          <table:table-cell office:value-type="float" office:value="0.01"/>
          <table:table-cell office:value-type="float" office:value="171.0"/>
          <table:table-cell office:value-type="float" office:value="8.0"/>
          <table:table-cell office:value-type="float" office:value="0.01"/>
          <table:table-cell office:value-type="float" office:value="70.0"/>
          <table:table-cell office:value-type="float" office:value="5.0"/>
          <table:table-cell office:value-type="float" office:value="0.01"/>
          <table:table-cell office:value-type="float" office:value="36.0"/>
          <table:table-cell office:value-type="float" office:value="5.0"/>
          <table:table-cell office:value-type="float" office:value="0.01"/>
          <table:table-cell office:value-type="float" office:value="169.0"/>
          <table:table-cell office:value-type="float" office:value="8.0"/>
          <table:table-cell table:formula="of:=MIN([.$B106];[.$E106];[.$H106];[.$K106];[.$N106];[.$Q106];[.$T106])" office:value-type="float"/>
          <table:table-cell table:formula="of:=MIN([.$C106];[.$F106];[.$I106];[.$L106];[.$O106];[.$R106];[.$U106])" office:value-type="float"/>
          <table:table-cell table:formula="of:=MIN([.$D106];[.$G106];[.$J106];[.$M106];[.$P106];[.$S106];[.$V106])" office:value-type="float"/>
          <table:table-cell table:formula="of:=MEDIAN([.$B106];[.$E106];[.$H106];[.$K106];[.$N106];[.$Q106];[.$T106])" office:value-type="float"/>
          <table:table-cell table:formula="of:=MEDIAN([.$C106];[.$F106];[.$I106];[.$L106];[.$O106];[.$R106];[.$U106])" office:value-type="float"/>
          <table:table-cell table:formula="of:=MEDIAN([.$D106];[.$G106];[.$J106];[.$M106];[.$P106];[.$S106];[.$V106])" office:value-type="float"/>
          <table:table-cell table:formula="of:=MAX([.$B106];[.$E106];[.$H106];[.$K106];[.$N106];[.$Q106];[.$T106])" office:value-type="float"/>
          <table:table-cell table:formula="of:=MAX([.$C106];[.$F106];[.$I106];[.$L106];[.$O106];[.$R106];[.$U106])" office:value-type="float"/>
          <table:table-cell table:formula="of:=MAX([.$D106];[.$G106];[.$J106];[.$M106];[.$P106];[.$S106];[.$V106])" office:value-type="float"/>
        </table:table-row>
        <table:table-row table:style-name="ro1">
          <table:table-cell office:value-type="string">
            <text:p>random/random_s15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7];[.$E107];[.$H107];[.$K107];[.$N107];[.$Q107];[.$T107])" office:value-type="float"/>
          <table:table-cell table:formula="of:=MIN([.$C107];[.$F107];[.$I107];[.$L107];[.$O107];[.$R107];[.$U107])" office:value-type="float"/>
          <table:table-cell table:formula="of:=MIN([.$D107];[.$G107];[.$J107];[.$M107];[.$P107];[.$S107];[.$V107])" office:value-type="float"/>
          <table:table-cell table:formula="of:=MEDIAN([.$B107];[.$E107];[.$H107];[.$K107];[.$N107];[.$Q107];[.$T107])" office:value-type="float"/>
          <table:table-cell table:formula="of:=MEDIAN([.$C107];[.$F107];[.$I107];[.$L107];[.$O107];[.$R107];[.$U107])" office:value-type="float"/>
          <table:table-cell table:formula="of:=MEDIAN([.$D107];[.$G107];[.$J107];[.$M107];[.$P107];[.$S107];[.$V107])" office:value-type="float"/>
          <table:table-cell table:formula="of:=MAX([.$B107];[.$E107];[.$H107];[.$K107];[.$N107];[.$Q107];[.$T107])" office:value-type="float"/>
          <table:table-cell table:formula="of:=MAX([.$C107];[.$F107];[.$I107];[.$L107];[.$O107];[.$R107];[.$U107])" office:value-type="float"/>
          <table:table-cell table:formula="of:=MAX([.$D107];[.$G107];[.$J107];[.$M107];[.$P107];[.$S107];[.$V107])" office:value-type="float"/>
        </table:table-row>
        <table:table-row table:style-name="ro1">
          <table:table-cell office:value-type="string">
            <text:p>random/random_s15_a2_c70_h6.lp</text:p>
          </table:table-cell>
          <table:table-cell office:value-type="float" office:value="0.0"/>
          <table:table-cell table:style-name="cellBest" office:value-type="float" office:value="5.0"/>
          <table:table-cell table:style-name="cellBest" office:value-type="float" office:value="0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02"/>
          <table:table-cell table:style-name="cellWorst" office:value-type="float" office:value="1045.0"/>
          <table:table-cell office:value-type="float" office:value="3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0"/>
          <table:table-cell office:value-type="float" office:value="12.0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0"/>
          <table:table-cell office:value-type="float" office:value="10.0"/>
          <table:table-cell office:value-type="float" office:value="2.0"/>
          <table:table-cell table:formula="of:=MIN([.$B108];[.$E108];[.$H108];[.$K108];[.$N108];[.$Q108];[.$T108])" office:value-type="float"/>
          <table:table-cell table:formula="of:=MIN([.$C108];[.$F108];[.$I108];[.$L108];[.$O108];[.$R108];[.$U108])" office:value-type="float"/>
          <table:table-cell table:formula="of:=MIN([.$D108];[.$G108];[.$J108];[.$M108];[.$P108];[.$S108];[.$V108])" office:value-type="float"/>
          <table:table-cell table:formula="of:=MEDIAN([.$B108];[.$E108];[.$H108];[.$K108];[.$N108];[.$Q108];[.$T108])" office:value-type="float"/>
          <table:table-cell table:formula="of:=MEDIAN([.$C108];[.$F108];[.$I108];[.$L108];[.$O108];[.$R108];[.$U108])" office:value-type="float"/>
          <table:table-cell table:formula="of:=MEDIAN([.$D108];[.$G108];[.$J108];[.$M108];[.$P108];[.$S108];[.$V108])" office:value-type="float"/>
          <table:table-cell table:formula="of:=MAX([.$B108];[.$E108];[.$H108];[.$K108];[.$N108];[.$Q108];[.$T108])" office:value-type="float"/>
          <table:table-cell table:formula="of:=MAX([.$C108];[.$F108];[.$I108];[.$L108];[.$O108];[.$R108];[.$U108])" office:value-type="float"/>
          <table:table-cell table:formula="of:=MAX([.$D108];[.$G108];[.$J108];[.$M108];[.$P108];[.$S108];[.$V108])" office:value-type="float"/>
        </table:table-row>
        <table:table-row table:style-name="ro1">
          <table:table-cell office:value-type="string">
            <text:p>random/random_s15_a3_c70_h17.lp</text:p>
          </table:table-cell>
          <table:table-cell office:value-type="float" office:value="0.0"/>
          <table:table-cell table:style-name="cellBest" office:value-type="float" office:value="27.0"/>
          <table:table-cell table:style-name="cellBest" office:value-type="float" office:value="0.0"/>
          <table:table-cell office:value-type="float" office:value="0.01"/>
          <table:table-cell office:value-type="float" office:value="120.0"/>
          <table:table-cell table:style-name="cellWorst" office:value-type="float" office:value="15.0"/>
          <table:table-cell office:value-type="float" office:value="0.09"/>
          <table:table-cell table:style-name="cellWorst" office:value-type="float" office:value="3358.0"/>
          <table:table-cell office:value-type="float" office:value="4.0"/>
          <table:table-cell office:value-type="float" office:value="0.0"/>
          <table:table-cell office:value-type="float" office:value="45.0"/>
          <table:table-cell office:value-type="float" office:value="3.0"/>
          <table:table-cell office:value-type="float" office:value="0.0"/>
          <table:table-cell office:value-type="float" office:value="35.0"/>
          <table:table-cell office:value-type="float" office:value="1.0"/>
          <table:table-cell office:value-type="float" office:value="0.01"/>
          <table:table-cell office:value-type="float" office:value="120.0"/>
          <table:table-cell table:style-name="cellWorst" office:value-type="float" office:value="15.0"/>
          <table:table-cell office:value-type="float" office:value="0.0"/>
          <table:table-cell office:value-type="float" office:value="44.0"/>
          <table:table-cell office:value-type="float" office:value="4.0"/>
          <table:table-cell table:formula="of:=MIN([.$B109];[.$E109];[.$H109];[.$K109];[.$N109];[.$Q109];[.$T109])" office:value-type="float"/>
          <table:table-cell table:formula="of:=MIN([.$C109];[.$F109];[.$I109];[.$L109];[.$O109];[.$R109];[.$U109])" office:value-type="float"/>
          <table:table-cell table:formula="of:=MIN([.$D109];[.$G109];[.$J109];[.$M109];[.$P109];[.$S109];[.$V109])" office:value-type="float"/>
          <table:table-cell table:formula="of:=MEDIAN([.$B109];[.$E109];[.$H109];[.$K109];[.$N109];[.$Q109];[.$T109])" office:value-type="float"/>
          <table:table-cell table:formula="of:=MEDIAN([.$C109];[.$F109];[.$I109];[.$L109];[.$O109];[.$R109];[.$U109])" office:value-type="float"/>
          <table:table-cell table:formula="of:=MEDIAN([.$D109];[.$G109];[.$J109];[.$M109];[.$P109];[.$S109];[.$V109])" office:value-type="float"/>
          <table:table-cell table:formula="of:=MAX([.$B109];[.$E109];[.$H109];[.$K109];[.$N109];[.$Q109];[.$T109])" office:value-type="float"/>
          <table:table-cell table:formula="of:=MAX([.$C109];[.$F109];[.$I109];[.$L109];[.$O109];[.$R109];[.$U109])" office:value-type="float"/>
          <table:table-cell table:formula="of:=MAX([.$D109];[.$G109];[.$J109];[.$M109];[.$P109];[.$S109];[.$V109])" office:value-type="float"/>
        </table:table-row>
        <table:table-row table:style-name="ro1">
          <table:table-cell office:value-type="string">
            <text:p>random/random_s16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0];[.$E110];[.$H110];[.$K110];[.$N110];[.$Q110];[.$T110])" office:value-type="float"/>
          <table:table-cell table:formula="of:=MIN([.$C110];[.$F110];[.$I110];[.$L110];[.$O110];[.$R110];[.$U110])" office:value-type="float"/>
          <table:table-cell table:formula="of:=MIN([.$D110];[.$G110];[.$J110];[.$M110];[.$P110];[.$S110];[.$V110])" office:value-type="float"/>
          <table:table-cell table:formula="of:=MEDIAN([.$B110];[.$E110];[.$H110];[.$K110];[.$N110];[.$Q110];[.$T110])" office:value-type="float"/>
          <table:table-cell table:formula="of:=MEDIAN([.$C110];[.$F110];[.$I110];[.$L110];[.$O110];[.$R110];[.$U110])" office:value-type="float"/>
          <table:table-cell table:formula="of:=MEDIAN([.$D110];[.$G110];[.$J110];[.$M110];[.$P110];[.$S110];[.$V110])" office:value-type="float"/>
          <table:table-cell table:formula="of:=MAX([.$B110];[.$E110];[.$H110];[.$K110];[.$N110];[.$Q110];[.$T110])" office:value-type="float"/>
          <table:table-cell table:formula="of:=MAX([.$C110];[.$F110];[.$I110];[.$L110];[.$O110];[.$R110];[.$U110])" office:value-type="float"/>
          <table:table-cell table:formula="of:=MAX([.$D110];[.$G110];[.$J110];[.$M110];[.$P110];[.$S110];[.$V110])" office:value-type="float"/>
        </table:table-row>
        <table:table-row table:style-name="ro1">
          <table:table-cell office:value-type="string">
            <text:p>random/random_s16_a2_c70_h3.lp</text:p>
          </table:table-cell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.0"/>
          <table:table-cell office:value-type="float" office:value="0.01"/>
          <table:table-cell table:style-name="cellWorst" office:value-type="float" office:value="270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.0"/>
          <table:table-cell table:formula="of:=MIN([.$B111];[.$E111];[.$H111];[.$K111];[.$N111];[.$Q111];[.$T111])" office:value-type="float"/>
          <table:table-cell table:formula="of:=MIN([.$C111];[.$F111];[.$I111];[.$L111];[.$O111];[.$R111];[.$U111])" office:value-type="float"/>
          <table:table-cell table:formula="of:=MIN([.$D111];[.$G111];[.$J111];[.$M111];[.$P111];[.$S111];[.$V111])" office:value-type="float"/>
          <table:table-cell table:formula="of:=MEDIAN([.$B111];[.$E111];[.$H111];[.$K111];[.$N111];[.$Q111];[.$T111])" office:value-type="float"/>
          <table:table-cell table:formula="of:=MEDIAN([.$C111];[.$F111];[.$I111];[.$L111];[.$O111];[.$R111];[.$U111])" office:value-type="float"/>
          <table:table-cell table:formula="of:=MEDIAN([.$D111];[.$G111];[.$J111];[.$M111];[.$P111];[.$S111];[.$V111])" office:value-type="float"/>
          <table:table-cell table:formula="of:=MAX([.$B111];[.$E111];[.$H111];[.$K111];[.$N111];[.$Q111];[.$T111])" office:value-type="float"/>
          <table:table-cell table:formula="of:=MAX([.$C111];[.$F111];[.$I111];[.$L111];[.$O111];[.$R111];[.$U111])" office:value-type="float"/>
          <table:table-cell table:formula="of:=MAX([.$D111];[.$G111];[.$J111];[.$M111];[.$P111];[.$S111];[.$V111])" office:value-type="float"/>
        </table:table-row>
        <table:table-row table:style-name="ro1">
          <table:table-cell office:value-type="string">
            <text:p>random/random_s16_a3_c70_h22.lp</text:p>
          </table:table-cell>
          <table:table-cell office:value-type="float" office:value="0.0"/>
          <table:table-cell office:value-type="float" office:value="32.0"/>
          <table:table-cell office:value-type="float" office:value="6.0"/>
          <table:table-cell office:value-type="float" office:value="0.0"/>
          <table:table-cell office:value-type="float" office:value="34.0"/>
          <table:table-cell table:style-name="cellBest" office:value-type="float" office:value="2.0"/>
          <table:table-cell office:value-type="float" office:value="0.19"/>
          <table:table-cell table:style-name="cellWorst" office:value-type="float" office:value="8898.0"/>
          <table:table-cell table:style-name="cellWorst" office:value-type="float" office:value="10.0"/>
          <table:table-cell office:value-type="float" office:value="0.01"/>
          <table:table-cell office:value-type="float" office:value="167.0"/>
          <table:table-cell office:value-type="float" office:value="8.0"/>
          <table:table-cell office:value-type="float" office:value="0.01"/>
          <table:table-cell table:style-name="cellBest" office:value-type="float" office:value="27.0"/>
          <table:table-cell office:value-type="float" office:value="3.0"/>
          <table:table-cell office:value-type="float" office:value="0.0"/>
          <table:table-cell office:value-type="float" office:value="34.0"/>
          <table:table-cell table:style-name="cellBest" office:value-type="float" office:value="2.0"/>
          <table:table-cell office:value-type="float" office:value="0.0"/>
          <table:table-cell office:value-type="float" office:value="166.0"/>
          <table:table-cell office:value-type="float" office:value="8.0"/>
          <table:table-cell table:formula="of:=MIN([.$B112];[.$E112];[.$H112];[.$K112];[.$N112];[.$Q112];[.$T112])" office:value-type="float"/>
          <table:table-cell table:formula="of:=MIN([.$C112];[.$F112];[.$I112];[.$L112];[.$O112];[.$R112];[.$U112])" office:value-type="float"/>
          <table:table-cell table:formula="of:=MIN([.$D112];[.$G112];[.$J112];[.$M112];[.$P112];[.$S112];[.$V112])" office:value-type="float"/>
          <table:table-cell table:formula="of:=MEDIAN([.$B112];[.$E112];[.$H112];[.$K112];[.$N112];[.$Q112];[.$T112])" office:value-type="float"/>
          <table:table-cell table:formula="of:=MEDIAN([.$C112];[.$F112];[.$I112];[.$L112];[.$O112];[.$R112];[.$U112])" office:value-type="float"/>
          <table:table-cell table:formula="of:=MEDIAN([.$D112];[.$G112];[.$J112];[.$M112];[.$P112];[.$S112];[.$V112])" office:value-type="float"/>
          <table:table-cell table:formula="of:=MAX([.$B112];[.$E112];[.$H112];[.$K112];[.$N112];[.$Q112];[.$T112])" office:value-type="float"/>
          <table:table-cell table:formula="of:=MAX([.$C112];[.$F112];[.$I112];[.$L112];[.$O112];[.$R112];[.$U112])" office:value-type="float"/>
          <table:table-cell table:formula="of:=MAX([.$D112];[.$G112];[.$J112];[.$M112];[.$P112];[.$S112];[.$V112])" office:value-type="float"/>
        </table:table-row>
        <table:table-row table:style-name="ro1">
          <table:table-cell office:value-type="string">
            <text:p>random/random_s17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3];[.$E113];[.$H113];[.$K113];[.$N113];[.$Q113];[.$T113])" office:value-type="float"/>
          <table:table-cell table:formula="of:=MIN([.$C113];[.$F113];[.$I113];[.$L113];[.$O113];[.$R113];[.$U113])" office:value-type="float"/>
          <table:table-cell table:formula="of:=MIN([.$D113];[.$G113];[.$J113];[.$M113];[.$P113];[.$S113];[.$V113])" office:value-type="float"/>
          <table:table-cell table:formula="of:=MEDIAN([.$B113];[.$E113];[.$H113];[.$K113];[.$N113];[.$Q113];[.$T113])" office:value-type="float"/>
          <table:table-cell table:formula="of:=MEDIAN([.$C113];[.$F113];[.$I113];[.$L113];[.$O113];[.$R113];[.$U113])" office:value-type="float"/>
          <table:table-cell table:formula="of:=MEDIAN([.$D113];[.$G113];[.$J113];[.$M113];[.$P113];[.$S113];[.$V113])" office:value-type="float"/>
          <table:table-cell table:formula="of:=MAX([.$B113];[.$E113];[.$H113];[.$K113];[.$N113];[.$Q113];[.$T113])" office:value-type="float"/>
          <table:table-cell table:formula="of:=MAX([.$C113];[.$F113];[.$I113];[.$L113];[.$O113];[.$R113];[.$U113])" office:value-type="float"/>
          <table:table-cell table:formula="of:=MAX([.$D113];[.$G113];[.$J113];[.$M113];[.$P113];[.$S113];[.$V113])" office:value-type="float"/>
        </table:table-row>
        <table:table-row table:style-name="ro1">
          <table:table-cell office:value-type="string">
            <text:p>random/random_s17_a2_c70_h15.lp</text:p>
          </table:table-cell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2.0"/>
          <table:table-cell office:value-type="float" office:value="0.06"/>
          <table:table-cell table:style-name="cellWorst" office:value-type="float" office:value="2449.0"/>
          <table:table-cell office:value-type="float" office:value="1.0"/>
          <table:table-cell office:value-type="float" office:value="0.0"/>
          <table:table-cell office:value-type="float" office:value="31.0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2.0"/>
          <table:table-cell office:value-type="float" office:value="0.0"/>
          <table:table-cell office:value-type="float" office:value="30.0"/>
          <table:table-cell office:value-type="float" office:value="2.0"/>
          <table:table-cell table:formula="of:=MIN([.$B114];[.$E114];[.$H114];[.$K114];[.$N114];[.$Q114];[.$T114])" office:value-type="float"/>
          <table:table-cell table:formula="of:=MIN([.$C114];[.$F114];[.$I114];[.$L114];[.$O114];[.$R114];[.$U114])" office:value-type="float"/>
          <table:table-cell table:formula="of:=MIN([.$D114];[.$G114];[.$J114];[.$M114];[.$P114];[.$S114];[.$V114])" office:value-type="float"/>
          <table:table-cell table:formula="of:=MEDIAN([.$B114];[.$E114];[.$H114];[.$K114];[.$N114];[.$Q114];[.$T114])" office:value-type="float"/>
          <table:table-cell table:formula="of:=MEDIAN([.$C114];[.$F114];[.$I114];[.$L114];[.$O114];[.$R114];[.$U114])" office:value-type="float"/>
          <table:table-cell table:formula="of:=MEDIAN([.$D114];[.$G114];[.$J114];[.$M114];[.$P114];[.$S114];[.$V114])" office:value-type="float"/>
          <table:table-cell table:formula="of:=MAX([.$B114];[.$E114];[.$H114];[.$K114];[.$N114];[.$Q114];[.$T114])" office:value-type="float"/>
          <table:table-cell table:formula="of:=MAX([.$C114];[.$F114];[.$I114];[.$L114];[.$O114];[.$R114];[.$U114])" office:value-type="float"/>
          <table:table-cell table:formula="of:=MAX([.$D114];[.$G114];[.$J114];[.$M114];[.$P114];[.$S114];[.$V114])" office:value-type="float"/>
        </table:table-row>
        <table:table-row table:style-name="ro1">
          <table:table-cell office:value-type="string">
            <text:p>random/random_s17_a3_c70_h13.lp</text:p>
          </table:table-cell>
          <table:table-cell office:value-type="float" office:value="0.0"/>
          <table:table-cell table:style-name="cellBest" office:value-type="float" office:value="18.0"/>
          <table:table-cell table:style-name="cellBest" office:value-type="float" office:value="0.0"/>
          <table:table-cell office:value-type="float" office:value="0.01"/>
          <table:table-cell office:value-type="float" office:value="55.0"/>
          <table:table-cell office:value-type="float" office:value="9.0"/>
          <table:table-cell office:value-type="float" office:value="0.06"/>
          <table:table-cell table:style-name="cellWorst" office:value-type="float" office:value="4228.0"/>
          <table:table-cell office:value-type="float" office:value="8.0"/>
          <table:table-cell office:value-type="float" office:value="0.01"/>
          <table:table-cell office:value-type="float" office:value="138.0"/>
          <table:table-cell office:value-type="float" office:value="8.0"/>
          <table:table-cell office:value-type="float" office:value="0.01"/>
          <table:table-cell office:value-type="float" office:value="72.0"/>
          <table:table-cell office:value-type="float" office:value="9.0"/>
          <table:table-cell office:value-type="float" office:value="0.01"/>
          <table:table-cell office:value-type="float" office:value="55.0"/>
          <table:table-cell office:value-type="float" office:value="9.0"/>
          <table:table-cell office:value-type="float" office:value="0.01"/>
          <table:table-cell office:value-type="float" office:value="135.0"/>
          <table:table-cell office:value-type="float" office:value="8.0"/>
          <table:table-cell table:formula="of:=MIN([.$B115];[.$E115];[.$H115];[.$K115];[.$N115];[.$Q115];[.$T115])" office:value-type="float"/>
          <table:table-cell table:formula="of:=MIN([.$C115];[.$F115];[.$I115];[.$L115];[.$O115];[.$R115];[.$U115])" office:value-type="float"/>
          <table:table-cell table:formula="of:=MIN([.$D115];[.$G115];[.$J115];[.$M115];[.$P115];[.$S115];[.$V115])" office:value-type="float"/>
          <table:table-cell table:formula="of:=MEDIAN([.$B115];[.$E115];[.$H115];[.$K115];[.$N115];[.$Q115];[.$T115])" office:value-type="float"/>
          <table:table-cell table:formula="of:=MEDIAN([.$C115];[.$F115];[.$I115];[.$L115];[.$O115];[.$R115];[.$U115])" office:value-type="float"/>
          <table:table-cell table:formula="of:=MEDIAN([.$D115];[.$G115];[.$J115];[.$M115];[.$P115];[.$S115];[.$V115])" office:value-type="float"/>
          <table:table-cell table:formula="of:=MAX([.$B115];[.$E115];[.$H115];[.$K115];[.$N115];[.$Q115];[.$T115])" office:value-type="float"/>
          <table:table-cell table:formula="of:=MAX([.$C115];[.$F115];[.$I115];[.$L115];[.$O115];[.$R115];[.$U115])" office:value-type="float"/>
          <table:table-cell table:formula="of:=MAX([.$D115];[.$G115];[.$J115];[.$M115];[.$P115];[.$S115];[.$V115])" office:value-type="float"/>
        </table:table-row>
        <table:table-row table:style-name="ro1">
          <table:table-cell office:value-type="string">
            <text:p>random/random_s18_a1_c70_h2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9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6];[.$E116];[.$H116];[.$K116];[.$N116];[.$Q116];[.$T116])" office:value-type="float"/>
          <table:table-cell table:formula="of:=MIN([.$C116];[.$F116];[.$I116];[.$L116];[.$O116];[.$R116];[.$U116])" office:value-type="float"/>
          <table:table-cell table:formula="of:=MIN([.$D116];[.$G116];[.$J116];[.$M116];[.$P116];[.$S116];[.$V116])" office:value-type="float"/>
          <table:table-cell table:formula="of:=MEDIAN([.$B116];[.$E116];[.$H116];[.$K116];[.$N116];[.$Q116];[.$T116])" office:value-type="float"/>
          <table:table-cell table:formula="of:=MEDIAN([.$C116];[.$F116];[.$I116];[.$L116];[.$O116];[.$R116];[.$U116])" office:value-type="float"/>
          <table:table-cell table:formula="of:=MEDIAN([.$D116];[.$G116];[.$J116];[.$M116];[.$P116];[.$S116];[.$V116])" office:value-type="float"/>
          <table:table-cell table:formula="of:=MAX([.$B116];[.$E116];[.$H116];[.$K116];[.$N116];[.$Q116];[.$T116])" office:value-type="float"/>
          <table:table-cell table:formula="of:=MAX([.$C116];[.$F116];[.$I116];[.$L116];[.$O116];[.$R116];[.$U116])" office:value-type="float"/>
          <table:table-cell table:formula="of:=MAX([.$D116];[.$G116];[.$J116];[.$M116];[.$P116];[.$S116];[.$V116])" office:value-type="float"/>
        </table:table-row>
        <table:table-row table:style-name="ro1">
          <table:table-cell office:value-type="string">
            <text:p>random/random_s18_a2_c70_h19.lp</text:p>
          </table:table-cell>
          <table:table-cell table:style-name="cellBest" office:value-type="float" office:value="0.0"/>
          <table:table-cell table:style-name="cellBest" office:value-type="float" office:value="11.0"/>
          <table:table-cell table:style-name="cellBest" office:value-type="float" office:value="1.0"/>
          <table:table-cell office:value-type="float" office:value="0.01"/>
          <table:table-cell office:value-type="float" office:value="22.0"/>
          <table:table-cell office:value-type="float" office:value="5.0"/>
          <table:table-cell table:style-name="cellWorst" office:value-type="float" office:value="6.1"/>
          <table:table-cell table:style-name="cellWorst" office:value-type="float" office:value="112243.0"/>
          <table:table-cell table:style-name="cellWorst" office:value-type="float" office:value="9044.0"/>
          <table:table-cell office:value-type="float" office:value="0.01"/>
          <table:table-cell office:value-type="float" office:value="288.0"/>
          <table:table-cell office:value-type="float" office:value="8.0"/>
          <table:table-cell office:value-type="float" office:value="0.01"/>
          <table:table-cell office:value-type="float" office:value="45.0"/>
          <table:table-cell office:value-type="float" office:value="7.0"/>
          <table:table-cell table:style-name="cellBest" office:value-type="float" office:value="0.0"/>
          <table:table-cell office:value-type="float" office:value="22.0"/>
          <table:table-cell office:value-type="float" office:value="5.0"/>
          <table:table-cell table:style-name="cellBest" office:value-type="float" office:value="0.0"/>
          <table:table-cell office:value-type="float" office:value="286.0"/>
          <table:table-cell office:value-type="float" office:value="8.0"/>
          <table:table-cell table:formula="of:=MIN([.$B117];[.$E117];[.$H117];[.$K117];[.$N117];[.$Q117];[.$T117])" office:value-type="float"/>
          <table:table-cell table:formula="of:=MIN([.$C117];[.$F117];[.$I117];[.$L117];[.$O117];[.$R117];[.$U117])" office:value-type="float"/>
          <table:table-cell table:formula="of:=MIN([.$D117];[.$G117];[.$J117];[.$M117];[.$P117];[.$S117];[.$V117])" office:value-type="float"/>
          <table:table-cell table:formula="of:=MEDIAN([.$B117];[.$E117];[.$H117];[.$K117];[.$N117];[.$Q117];[.$T117])" office:value-type="float"/>
          <table:table-cell table:formula="of:=MEDIAN([.$C117];[.$F117];[.$I117];[.$L117];[.$O117];[.$R117];[.$U117])" office:value-type="float"/>
          <table:table-cell table:formula="of:=MEDIAN([.$D117];[.$G117];[.$J117];[.$M117];[.$P117];[.$S117];[.$V117])" office:value-type="float"/>
          <table:table-cell table:formula="of:=MAX([.$B117];[.$E117];[.$H117];[.$K117];[.$N117];[.$Q117];[.$T117])" office:value-type="float"/>
          <table:table-cell table:formula="of:=MAX([.$C117];[.$F117];[.$I117];[.$L117];[.$O117];[.$R117];[.$U117])" office:value-type="float"/>
          <table:table-cell table:formula="of:=MAX([.$D117];[.$G117];[.$J117];[.$M117];[.$P117];[.$S117];[.$V117])" office:value-type="float"/>
        </table:table-row>
        <table:table-row table:style-name="ro1">
          <table:table-cell office:value-type="string">
            <text:p>random/random_s18_a3_c70_h18.lp</text:p>
          </table:table-cell>
          <table:table-cell office:value-type="float" office:value="0.02"/>
          <table:table-cell office:value-type="float" office:value="186.0"/>
          <table:table-cell office:value-type="float" office:value="8.0"/>
          <table:table-cell office:value-type="float" office:value="0.01"/>
          <table:table-cell table:style-name="cellBest" office:value-type="float" office:value="43.0"/>
          <table:table-cell office:value-type="float" office:value="8.0"/>
          <table:table-cell office:value-type="float" office:value="0.17"/>
          <table:table-cell table:style-name="cellWorst" office:value-type="float" office:value="6606.0"/>
          <table:table-cell table:style-name="cellBest" office:value-type="float" office:value="7.0"/>
          <table:table-cell office:value-type="float" office:value="0.02"/>
          <table:table-cell office:value-type="float" office:value="240.0"/>
          <table:table-cell office:value-type="float" office:value="8.0"/>
          <table:table-cell office:value-type="float" office:value="0.05"/>
          <table:table-cell office:value-type="float" office:value="553.0"/>
          <table:table-cell table:style-name="cellWorst" office:value-type="float" office:value="28.0"/>
          <table:table-cell office:value-type="float" office:value="0.01"/>
          <table:table-cell table:style-name="cellBest" office:value-type="float" office:value="43.0"/>
          <table:table-cell office:value-type="float" office:value="8.0"/>
          <table:table-cell office:value-type="float" office:value="0.01"/>
          <table:table-cell office:value-type="float" office:value="237.0"/>
          <table:table-cell table:style-name="cellBest" office:value-type="float" office:value="7.0"/>
          <table:table-cell table:formula="of:=MIN([.$B118];[.$E118];[.$H118];[.$K118];[.$N118];[.$Q118];[.$T118])" office:value-type="float"/>
          <table:table-cell table:formula="of:=MIN([.$C118];[.$F118];[.$I118];[.$L118];[.$O118];[.$R118];[.$U118])" office:value-type="float"/>
          <table:table-cell table:formula="of:=MIN([.$D118];[.$G118];[.$J118];[.$M118];[.$P118];[.$S118];[.$V118])" office:value-type="float"/>
          <table:table-cell table:formula="of:=MEDIAN([.$B118];[.$E118];[.$H118];[.$K118];[.$N118];[.$Q118];[.$T118])" office:value-type="float"/>
          <table:table-cell table:formula="of:=MEDIAN([.$C118];[.$F118];[.$I118];[.$L118];[.$O118];[.$R118];[.$U118])" office:value-type="float"/>
          <table:table-cell table:formula="of:=MEDIAN([.$D118];[.$G118];[.$J118];[.$M118];[.$P118];[.$S118];[.$V118])" office:value-type="float"/>
          <table:table-cell table:formula="of:=MAX([.$B118];[.$E118];[.$H118];[.$K118];[.$N118];[.$Q118];[.$T118])" office:value-type="float"/>
          <table:table-cell table:formula="of:=MAX([.$C118];[.$F118];[.$I118];[.$L118];[.$O118];[.$R118];[.$U118])" office:value-type="float"/>
          <table:table-cell table:formula="of:=MAX([.$D118];[.$G118];[.$J118];[.$M118];[.$P118];[.$S118];[.$V118])" office:value-type="float"/>
        </table:table-row>
        <table:table-row table:style-name="ro1">
          <table:table-cell office:value-type="string">
            <text:p>random/random_s19_a1_c70_h4.lp</text:p>
          </table:table-cell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table:style-name="cellWorst" office:value-type="float" office:value="340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table:formula="of:=MIN([.$B119];[.$E119];[.$H119];[.$K119];[.$N119];[.$Q119];[.$T119])" office:value-type="float"/>
          <table:table-cell table:formula="of:=MIN([.$C119];[.$F119];[.$I119];[.$L119];[.$O119];[.$R119];[.$U119])" office:value-type="float"/>
          <table:table-cell table:formula="of:=MIN([.$D119];[.$G119];[.$J119];[.$M119];[.$P119];[.$S119];[.$V119])" office:value-type="float"/>
          <table:table-cell table:formula="of:=MEDIAN([.$B119];[.$E119];[.$H119];[.$K119];[.$N119];[.$Q119];[.$T119])" office:value-type="float"/>
          <table:table-cell table:formula="of:=MEDIAN([.$C119];[.$F119];[.$I119];[.$L119];[.$O119];[.$R119];[.$U119])" office:value-type="float"/>
          <table:table-cell table:formula="of:=MEDIAN([.$D119];[.$G119];[.$J119];[.$M119];[.$P119];[.$S119];[.$V119])" office:value-type="float"/>
          <table:table-cell table:formula="of:=MAX([.$B119];[.$E119];[.$H119];[.$K119];[.$N119];[.$Q119];[.$T119])" office:value-type="float"/>
          <table:table-cell table:formula="of:=MAX([.$C119];[.$F119];[.$I119];[.$L119];[.$O119];[.$R119];[.$U119])" office:value-type="float"/>
          <table:table-cell table:formula="of:=MAX([.$D119];[.$G119];[.$J119];[.$M119];[.$P119];[.$S119];[.$V119])" office:value-type="float"/>
        </table:table-row>
        <table:table-row table:style-name="ro1">
          <table:table-cell office:value-type="string">
            <text:p>random/random_s19_a2_c70_h32.lp</text:p>
          </table:table-cell>
          <table:table-cell office:value-type="float" office:value="0.01"/>
          <table:table-cell table:style-name="cellBest" office:value-type="float" office:value="24.0"/>
          <table:table-cell table:style-name="cellBest" office:value-type="float" office:value="1.0"/>
          <table:table-cell office:value-type="float" office:value="0.02"/>
          <table:table-cell office:value-type="float" office:value="41.0"/>
          <table:table-cell office:value-type="float" office:value="6.0"/>
          <table:table-cell office:value-type="float" office:value="0.4"/>
          <table:table-cell table:style-name="cellWorst" office:value-type="float" office:value="7852.0"/>
          <table:table-cell table:style-name="cellWorst" office:value-type="float" office:value="23.0"/>
          <table:table-cell office:value-type="float" office:value="0.02"/>
          <table:table-cell office:value-type="float" office:value="356.0"/>
          <table:table-cell office:value-type="float" office:value="20.0"/>
          <table:table-cell office:value-type="float" office:value="0.01"/>
          <table:table-cell office:value-type="float" office:value="82.0"/>
          <table:table-cell office:value-type="float" office:value="13.0"/>
          <table:table-cell office:value-type="float" office:value="0.02"/>
          <table:table-cell office:value-type="float" office:value="41.0"/>
          <table:table-cell office:value-type="float" office:value="6.0"/>
          <table:table-cell office:value-type="float" office:value="0.02"/>
          <table:table-cell office:value-type="float" office:value="363.0"/>
          <table:table-cell office:value-type="float" office:value="21.0"/>
          <table:table-cell table:formula="of:=MIN([.$B120];[.$E120];[.$H120];[.$K120];[.$N120];[.$Q120];[.$T120])" office:value-type="float"/>
          <table:table-cell table:formula="of:=MIN([.$C120];[.$F120];[.$I120];[.$L120];[.$O120];[.$R120];[.$U120])" office:value-type="float"/>
          <table:table-cell table:formula="of:=MIN([.$D120];[.$G120];[.$J120];[.$M120];[.$P120];[.$S120];[.$V120])" office:value-type="float"/>
          <table:table-cell table:formula="of:=MEDIAN([.$B120];[.$E120];[.$H120];[.$K120];[.$N120];[.$Q120];[.$T120])" office:value-type="float"/>
          <table:table-cell table:formula="of:=MEDIAN([.$C120];[.$F120];[.$I120];[.$L120];[.$O120];[.$R120];[.$U120])" office:value-type="float"/>
          <table:table-cell table:formula="of:=MEDIAN([.$D120];[.$G120];[.$J120];[.$M120];[.$P120];[.$S120];[.$V120])" office:value-type="float"/>
          <table:table-cell table:formula="of:=MAX([.$B120];[.$E120];[.$H120];[.$K120];[.$N120];[.$Q120];[.$T120])" office:value-type="float"/>
          <table:table-cell table:formula="of:=MAX([.$C120];[.$F120];[.$I120];[.$L120];[.$O120];[.$R120];[.$U120])" office:value-type="float"/>
          <table:table-cell table:formula="of:=MAX([.$D120];[.$G120];[.$J120];[.$M120];[.$P120];[.$S120];[.$V120])" office:value-type="float"/>
        </table:table-row>
        <table:table-row table:style-name="ro1">
          <table:table-cell office:value-type="string">
            <text:p>random/random_s19_a3_c70_h4.lp</text:p>
          </table:table-cell>
          <table:table-cell office:value-type="float" office:value="0.0"/>
          <table:table-cell table:style-name="cellBest" office:value-type="float" office:value="6.0"/>
          <table:table-cell office:value-type="float" office:value="0.0"/>
          <table:table-cell office:value-type="float" office:value="0.0"/>
          <table:table-cell office:value-type="float" office:value="15.0"/>
          <table:table-cell table:style-name="cellWorst" office:value-type="float" office:value="3.0"/>
          <table:table-cell office:value-type="float" office:value="0.02"/>
          <table:table-cell table:style-name="cellWorst" office:value-type="float" office:value="1503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table:style-name="cellBest" office:value-type="float" office:value="6.0"/>
          <table:table-cell office:value-type="float" office:value="0.0"/>
          <table:table-cell office:value-type="float" office:value="0.0"/>
          <table:table-cell office:value-type="float" office:value="15.0"/>
          <table:table-cell table:style-name="cellWorst" office:value-type="float" office:value="3.0"/>
          <table:table-cell office:value-type="float" office:value="0.0"/>
          <table:table-cell table:style-name="cellBest" office:value-type="float" office:value="6.0"/>
          <table:table-cell office:value-type="float" office:value="0.0"/>
          <table:table-cell table:formula="of:=MIN([.$B121];[.$E121];[.$H121];[.$K121];[.$N121];[.$Q121];[.$T121])" office:value-type="float"/>
          <table:table-cell table:formula="of:=MIN([.$C121];[.$F121];[.$I121];[.$L121];[.$O121];[.$R121];[.$U121])" office:value-type="float"/>
          <table:table-cell table:formula="of:=MIN([.$D121];[.$G121];[.$J121];[.$M121];[.$P121];[.$S121];[.$V121])" office:value-type="float"/>
          <table:table-cell table:formula="of:=MEDIAN([.$B121];[.$E121];[.$H121];[.$K121];[.$N121];[.$Q121];[.$T121])" office:value-type="float"/>
          <table:table-cell table:formula="of:=MEDIAN([.$C121];[.$F121];[.$I121];[.$L121];[.$O121];[.$R121];[.$U121])" office:value-type="float"/>
          <table:table-cell table:formula="of:=MEDIAN([.$D121];[.$G121];[.$J121];[.$M121];[.$P121];[.$S121];[.$V121])" office:value-type="float"/>
          <table:table-cell table:formula="of:=MAX([.$B121];[.$E121];[.$H121];[.$K121];[.$N121];[.$Q121];[.$T121])" office:value-type="float"/>
          <table:table-cell table:formula="of:=MAX([.$C121];[.$F121];[.$I121];[.$L121];[.$O121];[.$R121];[.$U121])" office:value-type="float"/>
          <table:table-cell table:formula="of:=MAX([.$D121];[.$G121];[.$J121];[.$M121];[.$P121];[.$S121];[.$V121])" office:value-type="float"/>
        </table:table-row>
        <table:table-row table:style-name="ro1">
          <table:table-cell office:value-type="string">
            <text:p>random/random_s1_a12_c41_h0.lp</text:p>
          </table:table-cell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table:formula="of:=MIN([.$B122];[.$E122];[.$H122];[.$K122];[.$N122];[.$Q122];[.$T122])" office:value-type="float"/>
          <table:table-cell table:formula="of:=MIN([.$C122];[.$F122];[.$I122];[.$L122];[.$O122];[.$R122];[.$U122])" office:value-type="float"/>
          <table:table-cell table:formula="of:=MIN([.$D122];[.$G122];[.$J122];[.$M122];[.$P122];[.$S122];[.$V122])" office:value-type="float"/>
          <table:table-cell table:formula="of:=MEDIAN([.$B122];[.$E122];[.$H122];[.$K122];[.$N122];[.$Q122];[.$T122])" office:value-type="float"/>
          <table:table-cell table:formula="of:=MEDIAN([.$C122];[.$F122];[.$I122];[.$L122];[.$O122];[.$R122];[.$U122])" office:value-type="float"/>
          <table:table-cell table:formula="of:=MEDIAN([.$D122];[.$G122];[.$J122];[.$M122];[.$P122];[.$S122];[.$V122])" office:value-type="float"/>
          <table:table-cell table:formula="of:=MAX([.$B122];[.$E122];[.$H122];[.$K122];[.$N122];[.$Q122];[.$T122])" office:value-type="float"/>
          <table:table-cell table:formula="of:=MAX([.$C122];[.$F122];[.$I122];[.$L122];[.$O122];[.$R122];[.$U122])" office:value-type="float"/>
          <table:table-cell table:formula="of:=MAX([.$D122];[.$G122];[.$J122];[.$M122];[.$P122];[.$S122];[.$V122])" office:value-type="float"/>
        </table:table-row>
        <table:table-row table:style-name="ro1">
          <table:table-cell office:value-type="string">
            <text:p>random/random_s1_a12_c61_h0.lp</text:p>
          </table:table-cell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table:formula="of:=MIN([.$B123];[.$E123];[.$H123];[.$K123];[.$N123];[.$Q123];[.$T123])" office:value-type="float"/>
          <table:table-cell table:formula="of:=MIN([.$C123];[.$F123];[.$I123];[.$L123];[.$O123];[.$R123];[.$U123])" office:value-type="float"/>
          <table:table-cell table:formula="of:=MIN([.$D123];[.$G123];[.$J123];[.$M123];[.$P123];[.$S123];[.$V123])" office:value-type="float"/>
          <table:table-cell table:formula="of:=MEDIAN([.$B123];[.$E123];[.$H123];[.$K123];[.$N123];[.$Q123];[.$T123])" office:value-type="float"/>
          <table:table-cell table:formula="of:=MEDIAN([.$C123];[.$F123];[.$I123];[.$L123];[.$O123];[.$R123];[.$U123])" office:value-type="float"/>
          <table:table-cell table:formula="of:=MEDIAN([.$D123];[.$G123];[.$J123];[.$M123];[.$P123];[.$S123];[.$V123])" office:value-type="float"/>
          <table:table-cell table:formula="of:=MAX([.$B123];[.$E123];[.$H123];[.$K123];[.$N123];[.$Q123];[.$T123])" office:value-type="float"/>
          <table:table-cell table:formula="of:=MAX([.$C123];[.$F123];[.$I123];[.$L123];[.$O123];[.$R123];[.$U123])" office:value-type="float"/>
          <table:table-cell table:formula="of:=MAX([.$D123];[.$G123];[.$J123];[.$M123];[.$P123];[.$S123];[.$V123])" office:value-type="float"/>
        </table:table-row>
        <table:table-row table:style-name="ro1">
          <table:table-cell office:value-type="string">
            <text:p>random/random_s1_a1_c70_h0.lp</text:p>
          </table:table-cell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table:formula="of:=MIN([.$B124];[.$E124];[.$H124];[.$K124];[.$N124];[.$Q124];[.$T124])" office:value-type="float"/>
          <table:table-cell table:formula="of:=MIN([.$C124];[.$F124];[.$I124];[.$L124];[.$O124];[.$R124];[.$U124])" office:value-type="float"/>
          <table:table-cell table:formula="of:=MIN([.$D124];[.$G124];[.$J124];[.$M124];[.$P124];[.$S124];[.$V124])" office:value-type="float"/>
          <table:table-cell table:formula="of:=MEDIAN([.$B124];[.$E124];[.$H124];[.$K124];[.$N124];[.$Q124];[.$T124])" office:value-type="float"/>
          <table:table-cell table:formula="of:=MEDIAN([.$C124];[.$F124];[.$I124];[.$L124];[.$O124];[.$R124];[.$U124])" office:value-type="float"/>
          <table:table-cell table:formula="of:=MEDIAN([.$D124];[.$G124];[.$J124];[.$M124];[.$P124];[.$S124];[.$V124])" office:value-type="float"/>
          <table:table-cell table:formula="of:=MAX([.$B124];[.$E124];[.$H124];[.$K124];[.$N124];[.$Q124];[.$T124])" office:value-type="float"/>
          <table:table-cell table:formula="of:=MAX([.$C124];[.$F124];[.$I124];[.$L124];[.$O124];[.$R124];[.$U124])" office:value-type="float"/>
          <table:table-cell table:formula="of:=MAX([.$D124];[.$G124];[.$J124];[.$M124];[.$P124];[.$S124];[.$V124])" office:value-type="float"/>
        </table:table-row>
        <table:table-row table:style-name="ro1">
          <table:table-cell office:value-type="string">
            <text:p>random/random_s1_a2_c70_h0.lp</text:p>
          </table:table-cell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table:formula="of:=MIN([.$B125];[.$E125];[.$H125];[.$K125];[.$N125];[.$Q125];[.$T125])" office:value-type="float"/>
          <table:table-cell table:formula="of:=MIN([.$C125];[.$F125];[.$I125];[.$L125];[.$O125];[.$R125];[.$U125])" office:value-type="float"/>
          <table:table-cell table:formula="of:=MIN([.$D125];[.$G125];[.$J125];[.$M125];[.$P125];[.$S125];[.$V125])" office:value-type="float"/>
          <table:table-cell table:formula="of:=MEDIAN([.$B125];[.$E125];[.$H125];[.$K125];[.$N125];[.$Q125];[.$T125])" office:value-type="float"/>
          <table:table-cell table:formula="of:=MEDIAN([.$C125];[.$F125];[.$I125];[.$L125];[.$O125];[.$R125];[.$U125])" office:value-type="float"/>
          <table:table-cell table:formula="of:=MEDIAN([.$D125];[.$G125];[.$J125];[.$M125];[.$P125];[.$S125];[.$V125])" office:value-type="float"/>
          <table:table-cell table:formula="of:=MAX([.$B125];[.$E125];[.$H125];[.$K125];[.$N125];[.$Q125];[.$T125])" office:value-type="float"/>
          <table:table-cell table:formula="of:=MAX([.$C125];[.$F125];[.$I125];[.$L125];[.$O125];[.$R125];[.$U125])" office:value-type="float"/>
          <table:table-cell table:formula="of:=MAX([.$D125];[.$G125];[.$J125];[.$M125];[.$P125];[.$S125];[.$V125])" office:value-type="float"/>
        </table:table-row>
        <table:table-row table:style-name="ro1">
          <table:table-cell office:value-type="string">
            <text:p>random/random_s1_a3_c70_h0.lp</text:p>
          </table:table-cell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table:formula="of:=MIN([.$B126];[.$E126];[.$H126];[.$K126];[.$N126];[.$Q126];[.$T126])" office:value-type="float"/>
          <table:table-cell table:formula="of:=MIN([.$C126];[.$F126];[.$I126];[.$L126];[.$O126];[.$R126];[.$U126])" office:value-type="float"/>
          <table:table-cell table:formula="of:=MIN([.$D126];[.$G126];[.$J126];[.$M126];[.$P126];[.$S126];[.$V126])" office:value-type="float"/>
          <table:table-cell table:formula="of:=MEDIAN([.$B126];[.$E126];[.$H126];[.$K126];[.$N126];[.$Q126];[.$T126])" office:value-type="float"/>
          <table:table-cell table:formula="of:=MEDIAN([.$C126];[.$F126];[.$I126];[.$L126];[.$O126];[.$R126];[.$U126])" office:value-type="float"/>
          <table:table-cell table:formula="of:=MEDIAN([.$D126];[.$G126];[.$J126];[.$M126];[.$P126];[.$S126];[.$V126])" office:value-type="float"/>
          <table:table-cell table:formula="of:=MAX([.$B126];[.$E126];[.$H126];[.$K126];[.$N126];[.$Q126];[.$T126])" office:value-type="float"/>
          <table:table-cell table:formula="of:=MAX([.$C126];[.$F126];[.$I126];[.$L126];[.$O126];[.$R126];[.$U126])" office:value-type="float"/>
          <table:table-cell table:formula="of:=MAX([.$D126];[.$G126];[.$J126];[.$M126];[.$P126];[.$S126];[.$V126])" office:value-type="float"/>
        </table:table-row>
        <table:table-row table:style-name="ro1">
          <table:table-cell office:value-type="string">
            <text:p>random/random_s20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7];[.$E127];[.$H127];[.$K127];[.$N127];[.$Q127];[.$T127])" office:value-type="float"/>
          <table:table-cell table:formula="of:=MIN([.$C127];[.$F127];[.$I127];[.$L127];[.$O127];[.$R127];[.$U127])" office:value-type="float"/>
          <table:table-cell table:formula="of:=MIN([.$D127];[.$G127];[.$J127];[.$M127];[.$P127];[.$S127];[.$V127])" office:value-type="float"/>
          <table:table-cell table:formula="of:=MEDIAN([.$B127];[.$E127];[.$H127];[.$K127];[.$N127];[.$Q127];[.$T127])" office:value-type="float"/>
          <table:table-cell table:formula="of:=MEDIAN([.$C127];[.$F127];[.$I127];[.$L127];[.$O127];[.$R127];[.$U127])" office:value-type="float"/>
          <table:table-cell table:formula="of:=MEDIAN([.$D127];[.$G127];[.$J127];[.$M127];[.$P127];[.$S127];[.$V127])" office:value-type="float"/>
          <table:table-cell table:formula="of:=MAX([.$B127];[.$E127];[.$H127];[.$K127];[.$N127];[.$Q127];[.$T127])" office:value-type="float"/>
          <table:table-cell table:formula="of:=MAX([.$C127];[.$F127];[.$I127];[.$L127];[.$O127];[.$R127];[.$U127])" office:value-type="float"/>
          <table:table-cell table:formula="of:=MAX([.$D127];[.$G127];[.$J127];[.$M127];[.$P127];[.$S127];[.$V127])" office:value-type="float"/>
        </table:table-row>
        <table:table-row table:style-name="ro1">
          <table:table-cell office:value-type="string">
            <text:p>random/random_s20_a2_c70_h27.lp</text:p>
          </table:table-cell>
          <table:table-cell office:value-type="float" office:value="0.01"/>
          <table:table-cell office:value-type="float" office:value="85.0"/>
          <table:table-cell office:value-type="float" office:value="4.0"/>
          <table:table-cell office:value-type="float" office:value="0.01"/>
          <table:table-cell table:style-name="cellBest" office:value-type="float" office:value="51.0"/>
          <table:table-cell table:style-name="cellWorst" office:value-type="float" office:value="14.0"/>
          <table:table-cell office:value-type="float" office:value="0.19"/>
          <table:table-cell table:style-name="cellWorst" office:value-type="float" office:value="8146.0"/>
          <table:table-cell office:value-type="float" office:value="5.0"/>
          <table:table-cell office:value-type="float" office:value="0.02"/>
          <table:table-cell office:value-type="float" office:value="159.0"/>
          <table:table-cell office:value-type="float" office:value="5.0"/>
          <table:table-cell office:value-type="float" office:value="0.02"/>
          <table:table-cell office:value-type="float" office:value="114.0"/>
          <table:table-cell table:style-name="cellBest" office:value-type="float" office:value="3.0"/>
          <table:table-cell office:value-type="float" office:value="0.01"/>
          <table:table-cell table:style-name="cellBest" office:value-type="float" office:value="51.0"/>
          <table:table-cell table:style-name="cellWorst" office:value-type="float" office:value="14.0"/>
          <table:table-cell office:value-type="float" office:value="0.01"/>
          <table:table-cell office:value-type="float" office:value="159.0"/>
          <table:table-cell office:value-type="float" office:value="5.0"/>
          <table:table-cell table:formula="of:=MIN([.$B128];[.$E128];[.$H128];[.$K128];[.$N128];[.$Q128];[.$T128])" office:value-type="float"/>
          <table:table-cell table:formula="of:=MIN([.$C128];[.$F128];[.$I128];[.$L128];[.$O128];[.$R128];[.$U128])" office:value-type="float"/>
          <table:table-cell table:formula="of:=MIN([.$D128];[.$G128];[.$J128];[.$M128];[.$P128];[.$S128];[.$V128])" office:value-type="float"/>
          <table:table-cell table:formula="of:=MEDIAN([.$B128];[.$E128];[.$H128];[.$K128];[.$N128];[.$Q128];[.$T128])" office:value-type="float"/>
          <table:table-cell table:formula="of:=MEDIAN([.$C128];[.$F128];[.$I128];[.$L128];[.$O128];[.$R128];[.$U128])" office:value-type="float"/>
          <table:table-cell table:formula="of:=MEDIAN([.$D128];[.$G128];[.$J128];[.$M128];[.$P128];[.$S128];[.$V128])" office:value-type="float"/>
          <table:table-cell table:formula="of:=MAX([.$B128];[.$E128];[.$H128];[.$K128];[.$N128];[.$Q128];[.$T128])" office:value-type="float"/>
          <table:table-cell table:formula="of:=MAX([.$C128];[.$F128];[.$I128];[.$L128];[.$O128];[.$R128];[.$U128])" office:value-type="float"/>
          <table:table-cell table:formula="of:=MAX([.$D128];[.$G128];[.$J128];[.$M128];[.$P128];[.$S128];[.$V128])" office:value-type="float"/>
        </table:table-row>
        <table:table-row table:style-name="ro1">
          <table:table-cell office:value-type="string">
            <text:p>random/random_s20_a3_c70_h20.lp</text:p>
          </table:table-cell>
          <table:table-cell office:value-type="float" office:value="0.03"/>
          <table:table-cell office:value-type="float" office:value="231.0"/>
          <table:table-cell table:style-name="cellBest" office:value-type="float" office:value="5.0"/>
          <table:table-cell office:value-type="float" office:value="0.02"/>
          <table:table-cell table:style-name="cellBest" office:value-type="float" office:value="141.0"/>
          <table:table-cell table:style-name="cellWorst" office:value-type="float" office:value="23.0"/>
          <table:table-cell office:value-type="float" office:value="0.34"/>
          <table:table-cell table:style-name="cellWorst" office:value-type="float" office:value="8344.0"/>
          <table:table-cell office:value-type="float" office:value="9.0"/>
          <table:table-cell office:value-type="float" office:value="0.02"/>
          <table:table-cell office:value-type="float" office:value="214.0"/>
          <table:table-cell office:value-type="float" office:value="8.0"/>
          <table:table-cell office:value-type="float" office:value="0.03"/>
          <table:table-cell office:value-type="float" office:value="295.0"/>
          <table:table-cell office:value-type="float" office:value="8.0"/>
          <table:table-cell office:value-type="float" office:value="0.02"/>
          <table:table-cell table:style-name="cellBest" office:value-type="float" office:value="141.0"/>
          <table:table-cell table:style-name="cellWorst" office:value-type="float" office:value="23.0"/>
          <table:table-cell office:value-type="float" office:value="0.02"/>
          <table:table-cell office:value-type="float" office:value="212.0"/>
          <table:table-cell office:value-type="float" office:value="8.0"/>
          <table:table-cell table:formula="of:=MIN([.$B129];[.$E129];[.$H129];[.$K129];[.$N129];[.$Q129];[.$T129])" office:value-type="float"/>
          <table:table-cell table:formula="of:=MIN([.$C129];[.$F129];[.$I129];[.$L129];[.$O129];[.$R129];[.$U129])" office:value-type="float"/>
          <table:table-cell table:formula="of:=MIN([.$D129];[.$G129];[.$J129];[.$M129];[.$P129];[.$S129];[.$V129])" office:value-type="float"/>
          <table:table-cell table:formula="of:=MEDIAN([.$B129];[.$E129];[.$H129];[.$K129];[.$N129];[.$Q129];[.$T129])" office:value-type="float"/>
          <table:table-cell table:formula="of:=MEDIAN([.$C129];[.$F129];[.$I129];[.$L129];[.$O129];[.$R129];[.$U129])" office:value-type="float"/>
          <table:table-cell table:formula="of:=MEDIAN([.$D129];[.$G129];[.$J129];[.$M129];[.$P129];[.$S129];[.$V129])" office:value-type="float"/>
          <table:table-cell table:formula="of:=MAX([.$B129];[.$E129];[.$H129];[.$K129];[.$N129];[.$Q129];[.$T129])" office:value-type="float"/>
          <table:table-cell table:formula="of:=MAX([.$C129];[.$F129];[.$I129];[.$L129];[.$O129];[.$R129];[.$U129])" office:value-type="float"/>
          <table:table-cell table:formula="of:=MAX([.$D129];[.$G129];[.$J129];[.$M129];[.$P129];[.$S129];[.$V129])" office:value-type="float"/>
        </table:table-row>
        <table:table-row table:style-name="ro1">
          <table:table-cell office:value-type="string">
            <text:p>random/random_s21_a12_c41_h47.lp</text:p>
          </table:table-cell>
          <table:table-cell office:value-type="float" office:value="0.44"/>
          <table:table-cell office:value-type="float" office:value="4646.0"/>
          <table:table-cell office:value-type="float" office:value="295.0"/>
          <table:table-cell office:value-type="float" office:value="0.36"/>
          <table:table-cell office:value-type="float" office:value="2649.0"/>
          <table:table-cell office:value-type="float" office:value="202.0"/>
          <table:table-cell office:value-type="float" office:value="1.06"/>
          <table:table-cell table:style-name="cellWorst" office:value-type="float" office:value="15451.0"/>
          <table:table-cell table:style-name="cellBest" office:value-type="float" office:value="61.0"/>
          <table:table-cell office:value-type="float" office:value="0.17"/>
          <table:table-cell office:value-type="float" office:value="1656.0"/>
          <table:table-cell office:value-type="float" office:value="168.0"/>
          <table:table-cell office:value-type="float" office:value="0.55"/>
          <table:table-cell office:value-type="float" office:value="4496.0"/>
          <table:table-cell table:style-name="cellWorst" office:value-type="float" office:value="358.0"/>
          <table:table-cell office:value-type="float" office:value="0.37"/>
          <table:table-cell office:value-type="float" office:value="2649.0"/>
          <table:table-cell office:value-type="float" office:value="202.0"/>
          <table:table-cell office:value-type="float" office:value="0.15"/>
          <table:table-cell table:style-name="cellBest" office:value-type="float" office:value="1162.0"/>
          <table:table-cell office:value-type="float" office:value="77.0"/>
          <table:table-cell table:formula="of:=MIN([.$B130];[.$E130];[.$H130];[.$K130];[.$N130];[.$Q130];[.$T130])" office:value-type="float"/>
          <table:table-cell table:formula="of:=MIN([.$C130];[.$F130];[.$I130];[.$L130];[.$O130];[.$R130];[.$U130])" office:value-type="float"/>
          <table:table-cell table:formula="of:=MIN([.$D130];[.$G130];[.$J130];[.$M130];[.$P130];[.$S130];[.$V130])" office:value-type="float"/>
          <table:table-cell table:formula="of:=MEDIAN([.$B130];[.$E130];[.$H130];[.$K130];[.$N130];[.$Q130];[.$T130])" office:value-type="float"/>
          <table:table-cell table:formula="of:=MEDIAN([.$C130];[.$F130];[.$I130];[.$L130];[.$O130];[.$R130];[.$U130])" office:value-type="float"/>
          <table:table-cell table:formula="of:=MEDIAN([.$D130];[.$G130];[.$J130];[.$M130];[.$P130];[.$S130];[.$V130])" office:value-type="float"/>
          <table:table-cell table:formula="of:=MAX([.$B130];[.$E130];[.$H130];[.$K130];[.$N130];[.$Q130];[.$T130])" office:value-type="float"/>
          <table:table-cell table:formula="of:=MAX([.$C130];[.$F130];[.$I130];[.$L130];[.$O130];[.$R130];[.$U130])" office:value-type="float"/>
          <table:table-cell table:formula="of:=MAX([.$D130];[.$G130];[.$J130];[.$M130];[.$P130];[.$S130];[.$V130])" office:value-type="float"/>
        </table:table-row>
        <table:table-row table:style-name="ro1">
          <table:table-cell office:value-type="string">
            <text:p>random/random_s21_a1_c70_h28.lp</text:p>
          </table:table-cell>
          <table:table-cell office:value-type="float" office:value="0.0"/>
          <table:table-cell table:style-name="cellBest" office:value-type="float" office:value="9.0"/>
          <table:table-cell table:style-name="cellBest" office:value-type="float" office:value="3.0"/>
          <table:table-cell office:value-type="float" office:value="0.01"/>
          <table:table-cell office:value-type="float" office:value="22.0"/>
          <table:table-cell office:value-type="float" office:value="4.0"/>
          <table:table-cell office:value-type="float" office:value="0.22"/>
          <table:table-cell table:style-name="cellWorst" office:value-type="float" office:value="4127.0"/>
          <table:table-cell office:value-type="float" office:value="9.0"/>
          <table:table-cell office:value-type="float" office:value="0.01"/>
          <table:table-cell office:value-type="float" office:value="24.0"/>
          <table:table-cell table:style-name="cellBest" office:value-type="float" office:value="3.0"/>
          <table:table-cell office:value-type="float" office:value="0.02"/>
          <table:table-cell office:value-type="float" office:value="64.0"/>
          <table:table-cell table:style-name="cellWorst" office:value-type="float" office:value="16.0"/>
          <table:table-cell office:value-type="float" office:value="0.01"/>
          <table:table-cell office:value-type="float" office:value="22.0"/>
          <table:table-cell office:value-type="float" office:value="4.0"/>
          <table:table-cell office:value-type="float" office:value="0.0"/>
          <table:table-cell office:value-type="float" office:value="282.0"/>
          <table:table-cell office:value-type="float" office:value="9.0"/>
          <table:table-cell table:formula="of:=MIN([.$B131];[.$E131];[.$H131];[.$K131];[.$N131];[.$Q131];[.$T131])" office:value-type="float"/>
          <table:table-cell table:formula="of:=MIN([.$C131];[.$F131];[.$I131];[.$L131];[.$O131];[.$R131];[.$U131])" office:value-type="float"/>
          <table:table-cell table:formula="of:=MIN([.$D131];[.$G131];[.$J131];[.$M131];[.$P131];[.$S131];[.$V131])" office:value-type="float"/>
          <table:table-cell table:formula="of:=MEDIAN([.$B131];[.$E131];[.$H131];[.$K131];[.$N131];[.$Q131];[.$T131])" office:value-type="float"/>
          <table:table-cell table:formula="of:=MEDIAN([.$C131];[.$F131];[.$I131];[.$L131];[.$O131];[.$R131];[.$U131])" office:value-type="float"/>
          <table:table-cell table:formula="of:=MEDIAN([.$D131];[.$G131];[.$J131];[.$M131];[.$P131];[.$S131];[.$V131])" office:value-type="float"/>
          <table:table-cell table:formula="of:=MAX([.$B131];[.$E131];[.$H131];[.$K131];[.$N131];[.$Q131];[.$T131])" office:value-type="float"/>
          <table:table-cell table:formula="of:=MAX([.$C131];[.$F131];[.$I131];[.$L131];[.$O131];[.$R131];[.$U131])" office:value-type="float"/>
          <table:table-cell table:formula="of:=MAX([.$D131];[.$G131];[.$J131];[.$M131];[.$P131];[.$S131];[.$V131])" office:value-type="float"/>
        </table:table-row>
        <table:table-row table:style-name="ro1">
          <table:table-cell office:value-type="string">
            <text:p>random/random_s21_a2_c70_h24.lp</text:p>
          </table:table-cell>
          <table:table-cell office:value-type="float" office:value="0.01"/>
          <table:table-cell table:style-name="cellBest" office:value-type="float" office:value="31.0"/>
          <table:table-cell table:style-name="cellBest" office:value-type="float" office:value="4.0"/>
          <table:table-cell office:value-type="float" office:value="0.01"/>
          <table:table-cell office:value-type="float" office:value="74.0"/>
          <table:table-cell office:value-type="float" office:value="15.0"/>
          <table:table-cell office:value-type="float" office:value="0.19"/>
          <table:table-cell table:style-name="cellWorst" office:value-type="float" office:value="6249.0"/>
          <table:table-cell office:value-type="float" office:value="7.0"/>
          <table:table-cell office:value-type="float" office:value="0.02"/>
          <table:table-cell office:value-type="float" office:value="185.0"/>
          <table:table-cell office:value-type="float" office:value="7.0"/>
          <table:table-cell office:value-type="float" office:value="0.06"/>
          <table:table-cell office:value-type="float" office:value="760.0"/>
          <table:table-cell table:style-name="cellWorst" office:value-type="float" office:value="41.0"/>
          <table:table-cell office:value-type="float" office:value="0.01"/>
          <table:table-cell office:value-type="float" office:value="74.0"/>
          <table:table-cell office:value-type="float" office:value="15.0"/>
          <table:table-cell office:value-type="float" office:value="0.01"/>
          <table:table-cell office:value-type="float" office:value="184.0"/>
          <table:table-cell office:value-type="float" office:value="7.0"/>
          <table:table-cell table:formula="of:=MIN([.$B132];[.$E132];[.$H132];[.$K132];[.$N132];[.$Q132];[.$T132])" office:value-type="float"/>
          <table:table-cell table:formula="of:=MIN([.$C132];[.$F132];[.$I132];[.$L132];[.$O132];[.$R132];[.$U132])" office:value-type="float"/>
          <table:table-cell table:formula="of:=MIN([.$D132];[.$G132];[.$J132];[.$M132];[.$P132];[.$S132];[.$V132])" office:value-type="float"/>
          <table:table-cell table:formula="of:=MEDIAN([.$B132];[.$E132];[.$H132];[.$K132];[.$N132];[.$Q132];[.$T132])" office:value-type="float"/>
          <table:table-cell table:formula="of:=MEDIAN([.$C132];[.$F132];[.$I132];[.$L132];[.$O132];[.$R132];[.$U132])" office:value-type="float"/>
          <table:table-cell table:formula="of:=MEDIAN([.$D132];[.$G132];[.$J132];[.$M132];[.$P132];[.$S132];[.$V132])" office:value-type="float"/>
          <table:table-cell table:formula="of:=MAX([.$B132];[.$E132];[.$H132];[.$K132];[.$N132];[.$Q132];[.$T132])" office:value-type="float"/>
          <table:table-cell table:formula="of:=MAX([.$C132];[.$F132];[.$I132];[.$L132];[.$O132];[.$R132];[.$U132])" office:value-type="float"/>
          <table:table-cell table:formula="of:=MAX([.$D132];[.$G132];[.$J132];[.$M132];[.$P132];[.$S132];[.$V132])" office:value-type="float"/>
        </table:table-row>
        <table:table-row table:style-name="ro1">
          <table:table-cell office:value-type="string">
            <text:p>random/random_s21_a3_c70_h23.lp</text:p>
          </table:table-cell>
          <table:table-cell office:value-type="float" office:value="0.01"/>
          <table:table-cell table:style-name="cellBest" office:value-type="float" office:value="46.0"/>
          <table:table-cell table:style-name="cellBest" office:value-type="float" office:value="0.0"/>
          <table:table-cell office:value-type="float" office:value="0.02"/>
          <table:table-cell office:value-type="float" office:value="61.0"/>
          <table:table-cell office:value-type="float" office:value="6.0"/>
          <table:table-cell office:value-type="float" office:value="0.63"/>
          <table:table-cell table:style-name="cellWorst" office:value-type="float" office:value="15068.0"/>
          <table:table-cell office:value-type="float" office:value="8.0"/>
          <table:table-cell office:value-type="float" office:value="0.02"/>
          <table:table-cell office:value-type="float" office:value="114.0"/>
          <table:table-cell office:value-type="float" office:value="7.0"/>
          <table:table-cell office:value-type="float" office:value="0.07"/>
          <table:table-cell office:value-type="float" office:value="732.0"/>
          <table:table-cell table:style-name="cellWorst" office:value-type="float" office:value="17.0"/>
          <table:table-cell office:value-type="float" office:value="0.01"/>
          <table:table-cell office:value-type="float" office:value="61.0"/>
          <table:table-cell office:value-type="float" office:value="6.0"/>
          <table:table-cell office:value-type="float" office:value="0.01"/>
          <table:table-cell office:value-type="float" office:value="112.0"/>
          <table:table-cell office:value-type="float" office:value="7.0"/>
          <table:table-cell table:formula="of:=MIN([.$B133];[.$E133];[.$H133];[.$K133];[.$N133];[.$Q133];[.$T133])" office:value-type="float"/>
          <table:table-cell table:formula="of:=MIN([.$C133];[.$F133];[.$I133];[.$L133];[.$O133];[.$R133];[.$U133])" office:value-type="float"/>
          <table:table-cell table:formula="of:=MIN([.$D133];[.$G133];[.$J133];[.$M133];[.$P133];[.$S133];[.$V133])" office:value-type="float"/>
          <table:table-cell table:formula="of:=MEDIAN([.$B133];[.$E133];[.$H133];[.$K133];[.$N133];[.$Q133];[.$T133])" office:value-type="float"/>
          <table:table-cell table:formula="of:=MEDIAN([.$C133];[.$F133];[.$I133];[.$L133];[.$O133];[.$R133];[.$U133])" office:value-type="float"/>
          <table:table-cell table:formula="of:=MEDIAN([.$D133];[.$G133];[.$J133];[.$M133];[.$P133];[.$S133];[.$V133])" office:value-type="float"/>
          <table:table-cell table:formula="of:=MAX([.$B133];[.$E133];[.$H133];[.$K133];[.$N133];[.$Q133];[.$T133])" office:value-type="float"/>
          <table:table-cell table:formula="of:=MAX([.$C133];[.$F133];[.$I133];[.$L133];[.$O133];[.$R133];[.$U133])" office:value-type="float"/>
          <table:table-cell table:formula="of:=MAX([.$D133];[.$G133];[.$J133];[.$M133];[.$P133];[.$S133];[.$V133])" office:value-type="float"/>
        </table:table-row>
        <table:table-row table:style-name="ro1">
          <table:table-cell office:value-type="string">
            <text:p>random/random_s22_a14_c42_h41.lp</text:p>
          </table:table-cell>
          <table:table-cell office:value-type="float" office:value="1.0"/>
          <table:table-cell office:value-type="float" office:value="20453.0"/>
          <table:table-cell office:value-type="float" office:value="167.0"/>
          <table:table-cell office:value-type="float" office:value="0.49"/>
          <table:table-cell office:value-type="float" office:value="5366.0"/>
          <table:table-cell table:style-name="cellWorst" office:value-type="float" office:value="261.0"/>
          <table:table-cell office:value-type="float" office:value="1.48"/>
          <table:table-cell table:style-name="cellWorst" office:value-type="float" office:value="21201.0"/>
          <table:table-cell office:value-type="float" office:value="58.0"/>
          <table:table-cell office:value-type="float" office:value="0.11"/>
          <table:table-cell table:style-name="cellBest" office:value-type="float" office:value="1805.0"/>
          <table:table-cell table:style-name="cellBest" office:value-type="float" office:value="39.0"/>
          <table:table-cell office:value-type="float" office:value="0.63"/>
          <table:table-cell office:value-type="float" office:value="13212.0"/>
          <table:table-cell office:value-type="float" office:value="144.0"/>
          <table:table-cell office:value-type="float" office:value="0.43"/>
          <table:table-cell office:value-type="float" office:value="5366.0"/>
          <table:table-cell table:style-name="cellWorst" office:value-type="float" office:value="261.0"/>
          <table:table-cell office:value-type="float" office:value="0.11"/>
          <table:table-cell office:value-type="float" office:value="1918.0"/>
          <table:table-cell office:value-type="float" office:value="40.0"/>
          <table:table-cell table:formula="of:=MIN([.$B134];[.$E134];[.$H134];[.$K134];[.$N134];[.$Q134];[.$T134])" office:value-type="float"/>
          <table:table-cell table:formula="of:=MIN([.$C134];[.$F134];[.$I134];[.$L134];[.$O134];[.$R134];[.$U134])" office:value-type="float"/>
          <table:table-cell table:formula="of:=MIN([.$D134];[.$G134];[.$J134];[.$M134];[.$P134];[.$S134];[.$V134])" office:value-type="float"/>
          <table:table-cell table:formula="of:=MEDIAN([.$B134];[.$E134];[.$H134];[.$K134];[.$N134];[.$Q134];[.$T134])" office:value-type="float"/>
          <table:table-cell table:formula="of:=MEDIAN([.$C134];[.$F134];[.$I134];[.$L134];[.$O134];[.$R134];[.$U134])" office:value-type="float"/>
          <table:table-cell table:formula="of:=MEDIAN([.$D134];[.$G134];[.$J134];[.$M134];[.$P134];[.$S134];[.$V134])" office:value-type="float"/>
          <table:table-cell table:formula="of:=MAX([.$B134];[.$E134];[.$H134];[.$K134];[.$N134];[.$Q134];[.$T134])" office:value-type="float"/>
          <table:table-cell table:formula="of:=MAX([.$C134];[.$F134];[.$I134];[.$L134];[.$O134];[.$R134];[.$U134])" office:value-type="float"/>
          <table:table-cell table:formula="of:=MAX([.$D134];[.$G134];[.$J134];[.$M134];[.$P134];[.$S134];[.$V134])" office:value-type="float"/>
        </table:table-row>
        <table:table-row table:style-name="ro1">
          <table:table-cell office:value-type="string">
            <text:p>random/random_s22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5];[.$E135];[.$H135];[.$K135];[.$N135];[.$Q135];[.$T135])" office:value-type="float"/>
          <table:table-cell table:formula="of:=MIN([.$C135];[.$F135];[.$I135];[.$L135];[.$O135];[.$R135];[.$U135])" office:value-type="float"/>
          <table:table-cell table:formula="of:=MIN([.$D135];[.$G135];[.$J135];[.$M135];[.$P135];[.$S135];[.$V135])" office:value-type="float"/>
          <table:table-cell table:formula="of:=MEDIAN([.$B135];[.$E135];[.$H135];[.$K135];[.$N135];[.$Q135];[.$T135])" office:value-type="float"/>
          <table:table-cell table:formula="of:=MEDIAN([.$C135];[.$F135];[.$I135];[.$L135];[.$O135];[.$R135];[.$U135])" office:value-type="float"/>
          <table:table-cell table:formula="of:=MEDIAN([.$D135];[.$G135];[.$J135];[.$M135];[.$P135];[.$S135];[.$V135])" office:value-type="float"/>
          <table:table-cell table:formula="of:=MAX([.$B135];[.$E135];[.$H135];[.$K135];[.$N135];[.$Q135];[.$T135])" office:value-type="float"/>
          <table:table-cell table:formula="of:=MAX([.$C135];[.$F135];[.$I135];[.$L135];[.$O135];[.$R135];[.$U135])" office:value-type="float"/>
          <table:table-cell table:formula="of:=MAX([.$D135];[.$G135];[.$J135];[.$M135];[.$P135];[.$S135];[.$V135])" office:value-type="float"/>
        </table:table-row>
        <table:table-row table:style-name="ro1">
          <table:table-cell office:value-type="string">
            <text:p>random/random_s22_a2_c70_h26.lp</text:p>
          </table:table-cell>
          <table:table-cell office:value-type="float" office:value="0.01"/>
          <table:table-cell table:style-name="cellBest" office:value-type="float" office:value="38.0"/>
          <table:table-cell table:style-name="cellBest" office:value-type="float" office:value="9.0"/>
          <table:table-cell office:value-type="float" office:value="0.01"/>
          <table:table-cell office:value-type="float" office:value="45.0"/>
          <table:table-cell table:style-name="cellBest" office:value-type="float" office:value="9.0"/>
          <table:table-cell office:value-type="float" office:value="0.38"/>
          <table:table-cell table:style-name="cellWorst" office:value-type="float" office:value="10233.0"/>
          <table:table-cell table:style-name="cellWorst" office:value-type="float" office:value="31.0"/>
          <table:table-cell office:value-type="float" office:value="0.02"/>
          <table:table-cell office:value-type="float" office:value="828.0"/>
          <table:table-cell office:value-type="float" office:value="18.0"/>
          <table:table-cell office:value-type="float" office:value="0.01"/>
          <table:table-cell office:value-type="float" office:value="84.0"/>
          <table:table-cell office:value-type="float" office:value="15.0"/>
          <table:table-cell office:value-type="float" office:value="0.01"/>
          <table:table-cell office:value-type="float" office:value="45.0"/>
          <table:table-cell table:style-name="cellBest" office:value-type="float" office:value="9.0"/>
          <table:table-cell office:value-type="float" office:value="0.02"/>
          <table:table-cell office:value-type="float" office:value="989.0"/>
          <table:table-cell office:value-type="float" office:value="19.0"/>
          <table:table-cell table:formula="of:=MIN([.$B136];[.$E136];[.$H136];[.$K136];[.$N136];[.$Q136];[.$T136])" office:value-type="float"/>
          <table:table-cell table:formula="of:=MIN([.$C136];[.$F136];[.$I136];[.$L136];[.$O136];[.$R136];[.$U136])" office:value-type="float"/>
          <table:table-cell table:formula="of:=MIN([.$D136];[.$G136];[.$J136];[.$M136];[.$P136];[.$S136];[.$V136])" office:value-type="float"/>
          <table:table-cell table:formula="of:=MEDIAN([.$B136];[.$E136];[.$H136];[.$K136];[.$N136];[.$Q136];[.$T136])" office:value-type="float"/>
          <table:table-cell table:formula="of:=MEDIAN([.$C136];[.$F136];[.$I136];[.$L136];[.$O136];[.$R136];[.$U136])" office:value-type="float"/>
          <table:table-cell table:formula="of:=MEDIAN([.$D136];[.$G136];[.$J136];[.$M136];[.$P136];[.$S136];[.$V136])" office:value-type="float"/>
          <table:table-cell table:formula="of:=MAX([.$B136];[.$E136];[.$H136];[.$K136];[.$N136];[.$Q136];[.$T136])" office:value-type="float"/>
          <table:table-cell table:formula="of:=MAX([.$C136];[.$F136];[.$I136];[.$L136];[.$O136];[.$R136];[.$U136])" office:value-type="float"/>
          <table:table-cell table:formula="of:=MAX([.$D136];[.$G136];[.$J136];[.$M136];[.$P136];[.$S136];[.$V136])" office:value-type="float"/>
        </table:table-row>
        <table:table-row table:style-name="ro1">
          <table:table-cell office:value-type="string">
            <text:p>random/random_s22_a3_c70_h7.lp</text:p>
          </table:table-cell>
          <table:table-cell office:value-type="float" office:value="0.0"/>
          <table:table-cell table:style-name="cellBest" office:value-type="float" office:value="12.0"/>
          <table:table-cell table:style-name="cellBest" office:value-type="float" office:value="0.0"/>
          <table:table-cell office:value-type="float" office:value="0.0"/>
          <table:table-cell office:value-type="float" office:value="35.0"/>
          <table:table-cell table:style-name="cellWorst" office:value-type="float" office:value="5.0"/>
          <table:table-cell office:value-type="float" office:value="0.08"/>
          <table:table-cell table:style-name="cellWorst" office:value-type="float" office:value="4177.0"/>
          <table:table-cell office:value-type="float" office:value="1.0"/>
          <table:table-cell office:value-type="float" office:value="0.0"/>
          <table:table-cell office:value-type="float" office:value="25.0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1.0"/>
          <table:table-cell office:value-type="float" office:value="0.0"/>
          <table:table-cell office:value-type="float" office:value="35.0"/>
          <table:table-cell table:style-name="cellWorst" office:value-type="float" office:value="5.0"/>
          <table:table-cell office:value-type="float" office:value="0.0"/>
          <table:table-cell office:value-type="float" office:value="23.0"/>
          <table:table-cell office:value-type="float" office:value="1.0"/>
          <table:table-cell table:formula="of:=MIN([.$B137];[.$E137];[.$H137];[.$K137];[.$N137];[.$Q137];[.$T137])" office:value-type="float"/>
          <table:table-cell table:formula="of:=MIN([.$C137];[.$F137];[.$I137];[.$L137];[.$O137];[.$R137];[.$U137])" office:value-type="float"/>
          <table:table-cell table:formula="of:=MIN([.$D137];[.$G137];[.$J137];[.$M137];[.$P137];[.$S137];[.$V137])" office:value-type="float"/>
          <table:table-cell table:formula="of:=MEDIAN([.$B137];[.$E137];[.$H137];[.$K137];[.$N137];[.$Q137];[.$T137])" office:value-type="float"/>
          <table:table-cell table:formula="of:=MEDIAN([.$C137];[.$F137];[.$I137];[.$L137];[.$O137];[.$R137];[.$U137])" office:value-type="float"/>
          <table:table-cell table:formula="of:=MEDIAN([.$D137];[.$G137];[.$J137];[.$M137];[.$P137];[.$S137];[.$V137])" office:value-type="float"/>
          <table:table-cell table:formula="of:=MAX([.$B137];[.$E137];[.$H137];[.$K137];[.$N137];[.$Q137];[.$T137])" office:value-type="float"/>
          <table:table-cell table:formula="of:=MAX([.$C137];[.$F137];[.$I137];[.$L137];[.$O137];[.$R137];[.$U137])" office:value-type="float"/>
          <table:table-cell table:formula="of:=MAX([.$D137];[.$G137];[.$J137];[.$M137];[.$P137];[.$S137];[.$V137])" office:value-type="float"/>
        </table:table-row>
        <table:table-row table:style-name="ro1">
          <table:table-cell office:value-type="string">
            <text:p>random/random_s23_a16_c43_h82.lp</text:p>
          </table:table-cell>
          <table:table-cell office:value-type="float" office:value="598.71"/>
          <table:table-cell office:value-type="float" office:value="9100030.0"/>
          <table:table-cell office:value-type="float" office:value="114515.0"/>
          <table:table-cell table:style-name="cellBest" office:value-type="float" office:value="1.85"/>
          <table:table-cell table:style-name="cellBest" office:value-type="float" office:value="17108.0"/>
          <table:table-cell office:value-type="float" office:value="711.0"/>
          <table:table-cell office:value-type="float" office:value="30.31"/>
          <table:table-cell office:value-type="float" office:value="566014.0"/>
          <table:table-cell table:style-name="cellBest" office:value-type="float" office:value="447.0"/>
          <table:table-cell office:value-type="float" office:value="3.8"/>
          <table:table-cell office:value-type="float" office:value="85965.0"/>
          <table:table-cell office:value-type="float" office:value="502.0"/>
          <table:table-cell table:style-name="cellWorst" office:value-type="float" office:value="21600.0"/>
          <table:table-cell table:style-name="cellWorst" office:value-type="float" office:value="194585668.0"/>
          <table:table-cell table:style-name="cellWorst" office:value-type="float" office:value="10178691.0"/>
          <table:table-cell office:value-type="float" office:value="1.98"/>
          <table:table-cell table:style-name="cellBest" office:value-type="float" office:value="17108.0"/>
          <table:table-cell office:value-type="float" office:value="711.0"/>
          <table:table-cell office:value-type="float" office:value="177.61"/>
          <table:table-cell office:value-type="float" office:value="9118648.0"/>
          <table:table-cell office:value-type="float" office:value="73287.0"/>
          <table:table-cell table:formula="of:=MIN([.$B138];[.$E138];[.$H138];[.$K138];[.$N138];[.$Q138];[.$T138])" office:value-type="float"/>
          <table:table-cell table:formula="of:=MIN([.$C138];[.$F138];[.$I138];[.$L138];[.$O138];[.$R138];[.$U138])" office:value-type="float"/>
          <table:table-cell table:formula="of:=MIN([.$D138];[.$G138];[.$J138];[.$M138];[.$P138];[.$S138];[.$V138])" office:value-type="float"/>
          <table:table-cell table:formula="of:=MEDIAN([.$B138];[.$E138];[.$H138];[.$K138];[.$N138];[.$Q138];[.$T138])" office:value-type="float"/>
          <table:table-cell table:formula="of:=MEDIAN([.$C138];[.$F138];[.$I138];[.$L138];[.$O138];[.$R138];[.$U138])" office:value-type="float"/>
          <table:table-cell table:formula="of:=MEDIAN([.$D138];[.$G138];[.$J138];[.$M138];[.$P138];[.$S138];[.$V138])" office:value-type="float"/>
          <table:table-cell table:formula="of:=MAX([.$B138];[.$E138];[.$H138];[.$K138];[.$N138];[.$Q138];[.$T138])" office:value-type="float"/>
          <table:table-cell table:formula="of:=MAX([.$C138];[.$F138];[.$I138];[.$L138];[.$O138];[.$R138];[.$U138])" office:value-type="float"/>
          <table:table-cell table:formula="of:=MAX([.$D138];[.$G138];[.$J138];[.$M138];[.$P138];[.$S138];[.$V138])" office:value-type="float"/>
        </table:table-row>
        <table:table-row table:style-name="ro1">
          <table:table-cell office:value-type="string">
            <text:p>random/random_s23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9];[.$E139];[.$H139];[.$K139];[.$N139];[.$Q139];[.$T139])" office:value-type="float"/>
          <table:table-cell table:formula="of:=MIN([.$C139];[.$F139];[.$I139];[.$L139];[.$O139];[.$R139];[.$U139])" office:value-type="float"/>
          <table:table-cell table:formula="of:=MIN([.$D139];[.$G139];[.$J139];[.$M139];[.$P139];[.$S139];[.$V139])" office:value-type="float"/>
          <table:table-cell table:formula="of:=MEDIAN([.$B139];[.$E139];[.$H139];[.$K139];[.$N139];[.$Q139];[.$T139])" office:value-type="float"/>
          <table:table-cell table:formula="of:=MEDIAN([.$C139];[.$F139];[.$I139];[.$L139];[.$O139];[.$R139];[.$U139])" office:value-type="float"/>
          <table:table-cell table:formula="of:=MEDIAN([.$D139];[.$G139];[.$J139];[.$M139];[.$P139];[.$S139];[.$V139])" office:value-type="float"/>
          <table:table-cell table:formula="of:=MAX([.$B139];[.$E139];[.$H139];[.$K139];[.$N139];[.$Q139];[.$T139])" office:value-type="float"/>
          <table:table-cell table:formula="of:=MAX([.$C139];[.$F139];[.$I139];[.$L139];[.$O139];[.$R139];[.$U139])" office:value-type="float"/>
          <table:table-cell table:formula="of:=MAX([.$D139];[.$G139];[.$J139];[.$M139];[.$P139];[.$S139];[.$V139])" office:value-type="float"/>
        </table:table-row>
        <table:table-row table:style-name="ro1">
          <table:table-cell office:value-type="string">
            <text:p>random/random_s23_a2_c70_h19.lp</text:p>
          </table:table-cell>
          <table:table-cell office:value-type="float" office:value="0.0"/>
          <table:table-cell table:style-name="cellBest" office:value-type="float" office:value="17.0"/>
          <table:table-cell table:style-name="cellBest" office:value-type="float" office:value="0.0"/>
          <table:table-cell office:value-type="float" office:value="0.01"/>
          <table:table-cell office:value-type="float" office:value="30.0"/>
          <table:table-cell office:value-type="float" office:value="7.0"/>
          <table:table-cell office:value-type="float" office:value="0.18"/>
          <table:table-cell table:style-name="cellWorst" office:value-type="float" office:value="6053.0"/>
          <table:table-cell office:value-type="float" office:value="6.0"/>
          <table:table-cell office:value-type="float" office:value="0.01"/>
          <table:table-cell office:value-type="float" office:value="108.0"/>
          <table:table-cell office:value-type="float" office:value="6.0"/>
          <table:table-cell office:value-type="float" office:value="0.01"/>
          <table:table-cell office:value-type="float" office:value="67.0"/>
          <table:table-cell office:value-type="float" office:value="4.0"/>
          <table:table-cell office:value-type="float" office:value="0.01"/>
          <table:table-cell office:value-type="float" office:value="30.0"/>
          <table:table-cell office:value-type="float" office:value="7.0"/>
          <table:table-cell office:value-type="float" office:value="0.01"/>
          <table:table-cell office:value-type="float" office:value="107.0"/>
          <table:table-cell office:value-type="float" office:value="6.0"/>
          <table:table-cell table:formula="of:=MIN([.$B140];[.$E140];[.$H140];[.$K140];[.$N140];[.$Q140];[.$T140])" office:value-type="float"/>
          <table:table-cell table:formula="of:=MIN([.$C140];[.$F140];[.$I140];[.$L140];[.$O140];[.$R140];[.$U140])" office:value-type="float"/>
          <table:table-cell table:formula="of:=MIN([.$D140];[.$G140];[.$J140];[.$M140];[.$P140];[.$S140];[.$V140])" office:value-type="float"/>
          <table:table-cell table:formula="of:=MEDIAN([.$B140];[.$E140];[.$H140];[.$K140];[.$N140];[.$Q140];[.$T140])" office:value-type="float"/>
          <table:table-cell table:formula="of:=MEDIAN([.$C140];[.$F140];[.$I140];[.$L140];[.$O140];[.$R140];[.$U140])" office:value-type="float"/>
          <table:table-cell table:formula="of:=MEDIAN([.$D140];[.$G140];[.$J140];[.$M140];[.$P140];[.$S140];[.$V140])" office:value-type="float"/>
          <table:table-cell table:formula="of:=MAX([.$B140];[.$E140];[.$H140];[.$K140];[.$N140];[.$Q140];[.$T140])" office:value-type="float"/>
          <table:table-cell table:formula="of:=MAX([.$C140];[.$F140];[.$I140];[.$L140];[.$O140];[.$R140];[.$U140])" office:value-type="float"/>
          <table:table-cell table:formula="of:=MAX([.$D140];[.$G140];[.$J140];[.$M140];[.$P140];[.$S140];[.$V140])" office:value-type="float"/>
        </table:table-row>
        <table:table-row table:style-name="ro1">
          <table:table-cell office:value-type="string">
            <text:p>random/random_s23_a3_c70_h27.lp</text:p>
          </table:table-cell>
          <table:table-cell office:value-type="float" office:value="0.02"/>
          <table:table-cell table:style-name="cellBest" office:value-type="float" office:value="77.0"/>
          <table:table-cell table:style-name="cellBest" office:value-type="float" office:value="10.0"/>
          <table:table-cell office:value-type="float" office:value="0.02"/>
          <table:table-cell office:value-type="float" office:value="88.0"/>
          <table:table-cell office:value-type="float" office:value="12.0"/>
          <table:table-cell office:value-type="float" office:value="0.52"/>
          <table:table-cell table:style-name="cellWorst" office:value-type="float" office:value="13615.0"/>
          <table:table-cell office:value-type="float" office:value="16.0"/>
          <table:table-cell office:value-type="float" office:value="0.04"/>
          <table:table-cell office:value-type="float" office:value="604.0"/>
          <table:table-cell office:value-type="float" office:value="16.0"/>
          <table:table-cell office:value-type="float" office:value="0.03"/>
          <table:table-cell office:value-type="float" office:value="230.0"/>
          <table:table-cell table:style-name="cellWorst" office:value-type="float" office:value="32.0"/>
          <table:table-cell office:value-type="float" office:value="0.02"/>
          <table:table-cell office:value-type="float" office:value="88.0"/>
          <table:table-cell office:value-type="float" office:value="12.0"/>
          <table:table-cell office:value-type="float" office:value="0.03"/>
          <table:table-cell office:value-type="float" office:value="603.0"/>
          <table:table-cell office:value-type="float" office:value="16.0"/>
          <table:table-cell table:formula="of:=MIN([.$B141];[.$E141];[.$H141];[.$K141];[.$N141];[.$Q141];[.$T141])" office:value-type="float"/>
          <table:table-cell table:formula="of:=MIN([.$C141];[.$F141];[.$I141];[.$L141];[.$O141];[.$R141];[.$U141])" office:value-type="float"/>
          <table:table-cell table:formula="of:=MIN([.$D141];[.$G141];[.$J141];[.$M141];[.$P141];[.$S141];[.$V141])" office:value-type="float"/>
          <table:table-cell table:formula="of:=MEDIAN([.$B141];[.$E141];[.$H141];[.$K141];[.$N141];[.$Q141];[.$T141])" office:value-type="float"/>
          <table:table-cell table:formula="of:=MEDIAN([.$C141];[.$F141];[.$I141];[.$L141];[.$O141];[.$R141];[.$U141])" office:value-type="float"/>
          <table:table-cell table:formula="of:=MEDIAN([.$D141];[.$G141];[.$J141];[.$M141];[.$P141];[.$S141];[.$V141])" office:value-type="float"/>
          <table:table-cell table:formula="of:=MAX([.$B141];[.$E141];[.$H141];[.$K141];[.$N141];[.$Q141];[.$T141])" office:value-type="float"/>
          <table:table-cell table:formula="of:=MAX([.$C141];[.$F141];[.$I141];[.$L141];[.$O141];[.$R141];[.$U141])" office:value-type="float"/>
          <table:table-cell table:formula="of:=MAX([.$D141];[.$G141];[.$J141];[.$M141];[.$P141];[.$S141];[.$V141])" office:value-type="float"/>
        </table:table-row>
        <table:table-row table:style-name="ro1">
          <table:table-cell office:value-type="string">
            <text:p>random/random_s24_a18_c44_h57.lp</text:p>
          </table:table-cell>
          <table:table-cell office:value-type="float" office:value="7.88"/>
          <table:table-cell office:value-type="float" office:value="93545.0"/>
          <table:table-cell office:value-type="float" office:value="2490.0"/>
          <table:table-cell office:value-type="float" office:value="0.53"/>
          <table:table-cell office:value-type="float" office:value="4457.0"/>
          <table:table-cell office:value-type="float" office:value="222.0"/>
          <table:table-cell table:style-name="cellWorst" office:value-type="float" office:value="374.75"/>
          <table:table-cell table:style-name="cellWorst" office:value-type="float" office:value="11503260.0"/>
          <table:table-cell table:style-name="cellWorst" office:value-type="float" office:value="57161.0"/>
          <table:table-cell office:value-type="float" office:value="0.31"/>
          <table:table-cell office:value-type="float" office:value="4723.0"/>
          <table:table-cell office:value-type="float" office:value="220.0"/>
          <table:table-cell office:value-type="float" office:value="0.35"/>
          <table:table-cell table:style-name="cellBest" office:value-type="float" office:value="2499.0"/>
          <table:table-cell office:value-type="float" office:value="249.0"/>
          <table:table-cell office:value-type="float" office:value="0.53"/>
          <table:table-cell office:value-type="float" office:value="4457.0"/>
          <table:table-cell office:value-type="float" office:value="222.0"/>
          <table:table-cell table:style-name="cellBest" office:value-type="float" office:value="0.29"/>
          <table:table-cell office:value-type="float" office:value="4401.0"/>
          <table:table-cell table:style-name="cellBest" office:value-type="float" office:value="198.0"/>
          <table:table-cell table:formula="of:=MIN([.$B142];[.$E142];[.$H142];[.$K142];[.$N142];[.$Q142];[.$T142])" office:value-type="float"/>
          <table:table-cell table:formula="of:=MIN([.$C142];[.$F142];[.$I142];[.$L142];[.$O142];[.$R142];[.$U142])" office:value-type="float"/>
          <table:table-cell table:formula="of:=MIN([.$D142];[.$G142];[.$J142];[.$M142];[.$P142];[.$S142];[.$V142])" office:value-type="float"/>
          <table:table-cell table:formula="of:=MEDIAN([.$B142];[.$E142];[.$H142];[.$K142];[.$N142];[.$Q142];[.$T142])" office:value-type="float"/>
          <table:table-cell table:formula="of:=MEDIAN([.$C142];[.$F142];[.$I142];[.$L142];[.$O142];[.$R142];[.$U142])" office:value-type="float"/>
          <table:table-cell table:formula="of:=MEDIAN([.$D142];[.$G142];[.$J142];[.$M142];[.$P142];[.$S142];[.$V142])" office:value-type="float"/>
          <table:table-cell table:formula="of:=MAX([.$B142];[.$E142];[.$H142];[.$K142];[.$N142];[.$Q142];[.$T142])" office:value-type="float"/>
          <table:table-cell table:formula="of:=MAX([.$C142];[.$F142];[.$I142];[.$L142];[.$O142];[.$R142];[.$U142])" office:value-type="float"/>
          <table:table-cell table:formula="of:=MAX([.$D142];[.$G142];[.$J142];[.$M142];[.$P142];[.$S142];[.$V142])" office:value-type="float"/>
        </table:table-row>
        <table:table-row table:style-name="ro1">
          <table:table-cell office:value-type="string">
            <text:p>random/random_s24_a1_c70_h21.lp</text:p>
          </table:table-cell>
          <table:table-cell office:value-type="float" office:value="0.0"/>
          <table:table-cell table:style-name="cellBest" office:value-type="float" office:value="6.0"/>
          <table:table-cell table:style-name="cellBest" office:value-type="float" office:value="2.0"/>
          <table:table-cell office:value-type="float" office:value="0.0"/>
          <table:table-cell office:value-type="float" office:value="12.0"/>
          <table:table-cell office:value-type="float" office:value="3.0"/>
          <table:table-cell office:value-type="float" office:value="0.11"/>
          <table:table-cell table:style-name="cellWorst" office:value-type="float" office:value="2387.0"/>
          <table:table-cell office:value-type="float" office:value="6.0"/>
          <table:table-cell office:value-type="float" office:value="0.01"/>
          <table:table-cell office:value-type="float" office:value="8.0"/>
          <table:table-cell office:value-type="float" office:value="4.0"/>
          <table:table-cell office:value-type="float" office:value="0.0"/>
          <table:table-cell office:value-type="float" office:value="8.0"/>
          <table:table-cell office:value-type="float" office:value="4.0"/>
          <table:table-cell office:value-type="float" office:value="0.0"/>
          <table:table-cell office:value-type="float" office:value="12.0"/>
          <table:table-cell office:value-type="float" office:value="3.0"/>
          <table:table-cell office:value-type="float" office:value="0.0"/>
          <table:table-cell office:value-type="float" office:value="81.0"/>
          <table:table-cell office:value-type="float" office:value="4.0"/>
          <table:table-cell table:formula="of:=MIN([.$B143];[.$E143];[.$H143];[.$K143];[.$N143];[.$Q143];[.$T143])" office:value-type="float"/>
          <table:table-cell table:formula="of:=MIN([.$C143];[.$F143];[.$I143];[.$L143];[.$O143];[.$R143];[.$U143])" office:value-type="float"/>
          <table:table-cell table:formula="of:=MIN([.$D143];[.$G143];[.$J143];[.$M143];[.$P143];[.$S143];[.$V143])" office:value-type="float"/>
          <table:table-cell table:formula="of:=MEDIAN([.$B143];[.$E143];[.$H143];[.$K143];[.$N143];[.$Q143];[.$T143])" office:value-type="float"/>
          <table:table-cell table:formula="of:=MEDIAN([.$C143];[.$F143];[.$I143];[.$L143];[.$O143];[.$R143];[.$U143])" office:value-type="float"/>
          <table:table-cell table:formula="of:=MEDIAN([.$D143];[.$G143];[.$J143];[.$M143];[.$P143];[.$S143];[.$V143])" office:value-type="float"/>
          <table:table-cell table:formula="of:=MAX([.$B143];[.$E143];[.$H143];[.$K143];[.$N143];[.$Q143];[.$T143])" office:value-type="float"/>
          <table:table-cell table:formula="of:=MAX([.$C143];[.$F143];[.$I143];[.$L143];[.$O143];[.$R143];[.$U143])" office:value-type="float"/>
          <table:table-cell table:formula="of:=MAX([.$D143];[.$G143];[.$J143];[.$M143];[.$P143];[.$S143];[.$V143])" office:value-type="float"/>
        </table:table-row>
        <table:table-row table:style-name="ro1">
          <table:table-cell office:value-type="string">
            <text:p>random/random_s24_a2_c70_h23.lp</text:p>
          </table:table-cell>
          <table:table-cell office:value-type="float" office:value="0.0"/>
          <table:table-cell table:style-name="cellBest" office:value-type="float" office:value="33.0"/>
          <table:table-cell table:style-name="cellBest" office:value-type="float" office:value="5.0"/>
          <table:table-cell office:value-type="float" office:value="0.01"/>
          <table:table-cell office:value-type="float" office:value="58.0"/>
          <table:table-cell office:value-type="float" office:value="6.0"/>
          <table:table-cell office:value-type="float" office:value="0.63"/>
          <table:table-cell table:style-name="cellWorst" office:value-type="float" office:value="18817.0"/>
          <table:table-cell office:value-type="float" office:value="14.0"/>
          <table:table-cell office:value-type="float" office:value="0.01"/>
          <table:table-cell office:value-type="float" office:value="191.0"/>
          <table:table-cell office:value-type="float" office:value="8.0"/>
          <table:table-cell office:value-type="float" office:value="0.04"/>
          <table:table-cell office:value-type="float" office:value="370.0"/>
          <table:table-cell table:style-name="cellWorst" office:value-type="float" office:value="15.0"/>
          <table:table-cell office:value-type="float" office:value="0.01"/>
          <table:table-cell office:value-type="float" office:value="58.0"/>
          <table:table-cell office:value-type="float" office:value="6.0"/>
          <table:table-cell office:value-type="float" office:value="0.01"/>
          <table:table-cell office:value-type="float" office:value="190.0"/>
          <table:table-cell office:value-type="float" office:value="8.0"/>
          <table:table-cell table:formula="of:=MIN([.$B144];[.$E144];[.$H144];[.$K144];[.$N144];[.$Q144];[.$T144])" office:value-type="float"/>
          <table:table-cell table:formula="of:=MIN([.$C144];[.$F144];[.$I144];[.$L144];[.$O144];[.$R144];[.$U144])" office:value-type="float"/>
          <table:table-cell table:formula="of:=MIN([.$D144];[.$G144];[.$J144];[.$M144];[.$P144];[.$S144];[.$V144])" office:value-type="float"/>
          <table:table-cell table:formula="of:=MEDIAN([.$B144];[.$E144];[.$H144];[.$K144];[.$N144];[.$Q144];[.$T144])" office:value-type="float"/>
          <table:table-cell table:formula="of:=MEDIAN([.$C144];[.$F144];[.$I144];[.$L144];[.$O144];[.$R144];[.$U144])" office:value-type="float"/>
          <table:table-cell table:formula="of:=MEDIAN([.$D144];[.$G144];[.$J144];[.$M144];[.$P144];[.$S144];[.$V144])" office:value-type="float"/>
          <table:table-cell table:formula="of:=MAX([.$B144];[.$E144];[.$H144];[.$K144];[.$N144];[.$Q144];[.$T144])" office:value-type="float"/>
          <table:table-cell table:formula="of:=MAX([.$C144];[.$F144];[.$I144];[.$L144];[.$O144];[.$R144];[.$U144])" office:value-type="float"/>
          <table:table-cell table:formula="of:=MAX([.$D144];[.$G144];[.$J144];[.$M144];[.$P144];[.$S144];[.$V144])" office:value-type="float"/>
        </table:table-row>
        <table:table-row table:style-name="ro1">
          <table:table-cell office:value-type="string">
            <text:p>random/random_s24_a3_c70_h6.lp</text:p>
          </table:table-cell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office:value-type="float" office:value="0.03"/>
          <table:table-cell table:style-name="cellWorst" office:value-type="float" office:value="2148.0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0.0"/>
          <table:table-cell table:formula="of:=MIN([.$B145];[.$E145];[.$H145];[.$K145];[.$N145];[.$Q145];[.$T145])" office:value-type="float"/>
          <table:table-cell table:formula="of:=MIN([.$C145];[.$F145];[.$I145];[.$L145];[.$O145];[.$R145];[.$U145])" office:value-type="float"/>
          <table:table-cell table:formula="of:=MIN([.$D145];[.$G145];[.$J145];[.$M145];[.$P145];[.$S145];[.$V145])" office:value-type="float"/>
          <table:table-cell table:formula="of:=MEDIAN([.$B145];[.$E145];[.$H145];[.$K145];[.$N145];[.$Q145];[.$T145])" office:value-type="float"/>
          <table:table-cell table:formula="of:=MEDIAN([.$C145];[.$F145];[.$I145];[.$L145];[.$O145];[.$R145];[.$U145])" office:value-type="float"/>
          <table:table-cell table:formula="of:=MEDIAN([.$D145];[.$G145];[.$J145];[.$M145];[.$P145];[.$S145];[.$V145])" office:value-type="float"/>
          <table:table-cell table:formula="of:=MAX([.$B145];[.$E145];[.$H145];[.$K145];[.$N145];[.$Q145];[.$T145])" office:value-type="float"/>
          <table:table-cell table:formula="of:=MAX([.$C145];[.$F145];[.$I145];[.$L145];[.$O145];[.$R145];[.$U145])" office:value-type="float"/>
          <table:table-cell table:formula="of:=MAX([.$D145];[.$G145];[.$J145];[.$M145];[.$P145];[.$S145];[.$V145])" office:value-type="float"/>
        </table:table-row>
        <table:table-row table:style-name="ro1">
          <table:table-cell office:value-type="string">
            <text:p>random/random_s25_a1_c70_h12.lp</text:p>
          </table:table-cell>
          <table:table-cell office:value-type="float" office:value="0.0"/>
          <table:table-cell office:value-type="float" office:value="6.0"/>
          <table:table-cell office:value-type="float" office:value="4.0"/>
          <table:table-cell office:value-type="float" office:value="0.0"/>
          <table:table-cell table:style-name="cellBest" office:value-type="float" office:value="5.0"/>
          <table:table-cell office:value-type="float" office:value="2.0"/>
          <table:table-cell office:value-type="float" office:value="0.05"/>
          <table:table-cell table:style-name="cellWorst" office:value-type="float" office:value="2055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4.0"/>
          <table:table-cell office:value-type="float" office:value="0.0"/>
          <table:table-cell office:value-type="float" office:value="6.0"/>
          <table:table-cell office:value-type="float" office:value="4.0"/>
          <table:table-cell office:value-type="float" office:value="0.0"/>
          <table:table-cell table:style-name="cellBest" office:value-type="float" office:value="5.0"/>
          <table:table-cell office:value-type="float" office:value="2.0"/>
          <table:table-cell office:value-type="float" office:value="0.0"/>
          <table:table-cell office:value-type="float" office:value="11.0"/>
          <table:table-cell office:value-type="float" office:value="2.0"/>
          <table:table-cell table:formula="of:=MIN([.$B146];[.$E146];[.$H146];[.$K146];[.$N146];[.$Q146];[.$T146])" office:value-type="float"/>
          <table:table-cell table:formula="of:=MIN([.$C146];[.$F146];[.$I146];[.$L146];[.$O146];[.$R146];[.$U146])" office:value-type="float"/>
          <table:table-cell table:formula="of:=MIN([.$D146];[.$G146];[.$J146];[.$M146];[.$P146];[.$S146];[.$V146])" office:value-type="float"/>
          <table:table-cell table:formula="of:=MEDIAN([.$B146];[.$E146];[.$H146];[.$K146];[.$N146];[.$Q146];[.$T146])" office:value-type="float"/>
          <table:table-cell table:formula="of:=MEDIAN([.$C146];[.$F146];[.$I146];[.$L146];[.$O146];[.$R146];[.$U146])" office:value-type="float"/>
          <table:table-cell table:formula="of:=MEDIAN([.$D146];[.$G146];[.$J146];[.$M146];[.$P146];[.$S146];[.$V146])" office:value-type="float"/>
          <table:table-cell table:formula="of:=MAX([.$B146];[.$E146];[.$H146];[.$K146];[.$N146];[.$Q146];[.$T146])" office:value-type="float"/>
          <table:table-cell table:formula="of:=MAX([.$C146];[.$F146];[.$I146];[.$L146];[.$O146];[.$R146];[.$U146])" office:value-type="float"/>
          <table:table-cell table:formula="of:=MAX([.$D146];[.$G146];[.$J146];[.$M146];[.$P146];[.$S146];[.$V146])" office:value-type="float"/>
        </table:table-row>
        <table:table-row table:style-name="ro1">
          <table:table-cell office:value-type="string">
            <text:p>random/random_s25_a20_c45_h78.lp</text:p>
          </table:table-cell>
          <table:table-cell office:value-type="float" office:value="9.74"/>
          <table:table-cell office:value-type="float" office:value="85559.0"/>
          <table:table-cell office:value-type="float" office:value="584.0"/>
          <table:table-cell office:value-type="float" office:value="10.35"/>
          <table:table-cell office:value-type="float" office:value="77779.0"/>
          <table:table-cell office:value-type="float" office:value="1396.0"/>
          <table:table-cell table:style-name="cellWorst" office:value-type="float" office:value="42.58"/>
          <table:table-cell table:style-name="cellWorst" office:value-type="float" office:value="1090791.0"/>
          <table:table-cell office:value-type="float" office:value="1106.0"/>
          <table:table-cell office:value-type="float" office:value="0.85"/>
          <table:table-cell office:value-type="float" office:value="13833.0"/>
          <table:table-cell office:value-type="float" office:value="117.0"/>
          <table:table-cell office:value-type="float" office:value="19.47"/>
          <table:table-cell office:value-type="float" office:value="172597.0"/>
          <table:table-cell table:style-name="cellWorst" office:value-type="float" office:value="4802.0"/>
          <table:table-cell office:value-type="float" office:value="10.45"/>
          <table:table-cell office:value-type="float" office:value="77779.0"/>
          <table:table-cell office:value-type="float" office:value="1396.0"/>
          <table:table-cell table:style-name="cellBest" office:value-type="float" office:value="0.7"/>
          <table:table-cell table:style-name="cellBest" office:value-type="float" office:value="10016.0"/>
          <table:table-cell table:style-name="cellBest" office:value-type="float" office:value="107.0"/>
          <table:table-cell table:formula="of:=MIN([.$B147];[.$E147];[.$H147];[.$K147];[.$N147];[.$Q147];[.$T147])" office:value-type="float"/>
          <table:table-cell table:formula="of:=MIN([.$C147];[.$F147];[.$I147];[.$L147];[.$O147];[.$R147];[.$U147])" office:value-type="float"/>
          <table:table-cell table:formula="of:=MIN([.$D147];[.$G147];[.$J147];[.$M147];[.$P147];[.$S147];[.$V147])" office:value-type="float"/>
          <table:table-cell table:formula="of:=MEDIAN([.$B147];[.$E147];[.$H147];[.$K147];[.$N147];[.$Q147];[.$T147])" office:value-type="float"/>
          <table:table-cell table:formula="of:=MEDIAN([.$C147];[.$F147];[.$I147];[.$L147];[.$O147];[.$R147];[.$U147])" office:value-type="float"/>
          <table:table-cell table:formula="of:=MEDIAN([.$D147];[.$G147];[.$J147];[.$M147];[.$P147];[.$S147];[.$V147])" office:value-type="float"/>
          <table:table-cell table:formula="of:=MAX([.$B147];[.$E147];[.$H147];[.$K147];[.$N147];[.$Q147];[.$T147])" office:value-type="float"/>
          <table:table-cell table:formula="of:=MAX([.$C147];[.$F147];[.$I147];[.$L147];[.$O147];[.$R147];[.$U147])" office:value-type="float"/>
          <table:table-cell table:formula="of:=MAX([.$D147];[.$G147];[.$J147];[.$M147];[.$P147];[.$S147];[.$V147])" office:value-type="float"/>
        </table:table-row>
        <table:table-row table:style-name="ro1">
          <table:table-cell office:value-type="string">
            <text:p>random/random_s25_a2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1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8];[.$E148];[.$H148];[.$K148];[.$N148];[.$Q148];[.$T148])" office:value-type="float"/>
          <table:table-cell table:formula="of:=MIN([.$C148];[.$F148];[.$I148];[.$L148];[.$O148];[.$R148];[.$U148])" office:value-type="float"/>
          <table:table-cell table:formula="of:=MIN([.$D148];[.$G148];[.$J148];[.$M148];[.$P148];[.$S148];[.$V148])" office:value-type="float"/>
          <table:table-cell table:formula="of:=MEDIAN([.$B148];[.$E148];[.$H148];[.$K148];[.$N148];[.$Q148];[.$T148])" office:value-type="float"/>
          <table:table-cell table:formula="of:=MEDIAN([.$C148];[.$F148];[.$I148];[.$L148];[.$O148];[.$R148];[.$U148])" office:value-type="float"/>
          <table:table-cell table:formula="of:=MEDIAN([.$D148];[.$G148];[.$J148];[.$M148];[.$P148];[.$S148];[.$V148])" office:value-type="float"/>
          <table:table-cell table:formula="of:=MAX([.$B148];[.$E148];[.$H148];[.$K148];[.$N148];[.$Q148];[.$T148])" office:value-type="float"/>
          <table:table-cell table:formula="of:=MAX([.$C148];[.$F148];[.$I148];[.$L148];[.$O148];[.$R148];[.$U148])" office:value-type="float"/>
          <table:table-cell table:formula="of:=MAX([.$D148];[.$G148];[.$J148];[.$M148];[.$P148];[.$S148];[.$V148])" office:value-type="float"/>
        </table:table-row>
        <table:table-row table:style-name="ro1">
          <table:table-cell office:value-type="string">
            <text:p>random/random_s25_a3_c70_h17.lp</text:p>
          </table:table-cell>
          <table:table-cell office:value-type="float" office:value="0.01"/>
          <table:table-cell table:style-name="cellBest" office:value-type="float" office:value="31.0"/>
          <table:table-cell table:style-name="cellBest" office:value-type="float" office:value="0.0"/>
          <table:table-cell office:value-type="float" office:value="0.01"/>
          <table:table-cell office:value-type="float" office:value="58.0"/>
          <table:table-cell office:value-type="float" office:value="7.0"/>
          <table:table-cell office:value-type="float" office:value="0.5"/>
          <table:table-cell table:style-name="cellWorst" office:value-type="float" office:value="18723.0"/>
          <table:table-cell office:value-type="float" office:value="9.0"/>
          <table:table-cell office:value-type="float" office:value="0.01"/>
          <table:table-cell office:value-type="float" office:value="81.0"/>
          <table:table-cell office:value-type="float" office:value="7.0"/>
          <table:table-cell office:value-type="float" office:value="0.01"/>
          <table:table-cell office:value-type="float" office:value="96.0"/>
          <table:table-cell office:value-type="float" office:value="3.0"/>
          <table:table-cell office:value-type="float" office:value="0.01"/>
          <table:table-cell office:value-type="float" office:value="58.0"/>
          <table:table-cell office:value-type="float" office:value="7.0"/>
          <table:table-cell office:value-type="float" office:value="0.01"/>
          <table:table-cell office:value-type="float" office:value="79.0"/>
          <table:table-cell office:value-type="float" office:value="7.0"/>
          <table:table-cell table:formula="of:=MIN([.$B149];[.$E149];[.$H149];[.$K149];[.$N149];[.$Q149];[.$T149])" office:value-type="float"/>
          <table:table-cell table:formula="of:=MIN([.$C149];[.$F149];[.$I149];[.$L149];[.$O149];[.$R149];[.$U149])" office:value-type="float"/>
          <table:table-cell table:formula="of:=MIN([.$D149];[.$G149];[.$J149];[.$M149];[.$P149];[.$S149];[.$V149])" office:value-type="float"/>
          <table:table-cell table:formula="of:=MEDIAN([.$B149];[.$E149];[.$H149];[.$K149];[.$N149];[.$Q149];[.$T149])" office:value-type="float"/>
          <table:table-cell table:formula="of:=MEDIAN([.$C149];[.$F149];[.$I149];[.$L149];[.$O149];[.$R149];[.$U149])" office:value-type="float"/>
          <table:table-cell table:formula="of:=MEDIAN([.$D149];[.$G149];[.$J149];[.$M149];[.$P149];[.$S149];[.$V149])" office:value-type="float"/>
          <table:table-cell table:formula="of:=MAX([.$B149];[.$E149];[.$H149];[.$K149];[.$N149];[.$Q149];[.$T149])" office:value-type="float"/>
          <table:table-cell table:formula="of:=MAX([.$C149];[.$F149];[.$I149];[.$L149];[.$O149];[.$R149];[.$U149])" office:value-type="float"/>
          <table:table-cell table:formula="of:=MAX([.$D149];[.$G149];[.$J149];[.$M149];[.$P149];[.$S149];[.$V149])" office:value-type="float"/>
        </table:table-row>
        <table:table-row table:style-name="ro1">
          <table:table-cell office:value-type="string">
            <text:p>random/random_s26_a1_c70_h17.lp</text:p>
          </table:table-cell>
          <table:table-cell office:value-type="float" office:value="0.0"/>
          <table:table-cell office:value-type="float" office:value="8.0"/>
          <table:table-cell office:value-type="float" office:value="4.0"/>
          <table:table-cell office:value-type="float" office:value="0.0"/>
          <table:table-cell office:value-type="float" office:value="12.0"/>
          <table:table-cell table:style-name="cellBest" office:value-type="float" office:value="3.0"/>
          <table:table-cell office:value-type="float" office:value="0.1"/>
          <table:table-cell table:style-name="cellWorst" office:value-type="float" office:value="2438.0"/>
          <table:table-cell office:value-type="float" office:value="6.0"/>
          <table:table-cell office:value-type="float" office:value="0.01"/>
          <table:table-cell table:style-name="cellBest" office:value-type="float" office:value="7.0"/>
          <table:table-cell table:style-name="cellBest" office:value-type="float" office:value="3.0"/>
          <table:table-cell office:value-type="float" office:value="0.01"/>
          <table:table-cell office:value-type="float" office:value="20.0"/>
          <table:table-cell table:style-name="cellWorst" office:value-type="float" office:value="7.0"/>
          <table:table-cell office:value-type="float" office:value="0.01"/>
          <table:table-cell office:value-type="float" office:value="12.0"/>
          <table:table-cell table:style-name="cellBest" office:value-type="float" office:value="3.0"/>
          <table:table-cell office:value-type="float" office:value="0.0"/>
          <table:table-cell office:value-type="float" office:value="113.0"/>
          <table:table-cell office:value-type="float" office:value="5.0"/>
          <table:table-cell table:formula="of:=MIN([.$B150];[.$E150];[.$H150];[.$K150];[.$N150];[.$Q150];[.$T150])" office:value-type="float"/>
          <table:table-cell table:formula="of:=MIN([.$C150];[.$F150];[.$I150];[.$L150];[.$O150];[.$R150];[.$U150])" office:value-type="float"/>
          <table:table-cell table:formula="of:=MIN([.$D150];[.$G150];[.$J150];[.$M150];[.$P150];[.$S150];[.$V150])" office:value-type="float"/>
          <table:table-cell table:formula="of:=MEDIAN([.$B150];[.$E150];[.$H150];[.$K150];[.$N150];[.$Q150];[.$T150])" office:value-type="float"/>
          <table:table-cell table:formula="of:=MEDIAN([.$C150];[.$F150];[.$I150];[.$L150];[.$O150];[.$R150];[.$U150])" office:value-type="float"/>
          <table:table-cell table:formula="of:=MEDIAN([.$D150];[.$G150];[.$J150];[.$M150];[.$P150];[.$S150];[.$V150])" office:value-type="float"/>
          <table:table-cell table:formula="of:=MAX([.$B150];[.$E150];[.$H150];[.$K150];[.$N150];[.$Q150];[.$T150])" office:value-type="float"/>
          <table:table-cell table:formula="of:=MAX([.$C150];[.$F150];[.$I150];[.$L150];[.$O150];[.$R150];[.$U150])" office:value-type="float"/>
          <table:table-cell table:formula="of:=MAX([.$D150];[.$G150];[.$J150];[.$M150];[.$P150];[.$S150];[.$V150])" office:value-type="float"/>
        </table:table-row>
        <table:table-row table:style-name="ro1">
          <table:table-cell office:value-type="string">
            <text:p>random/random_s26_a2_c70_h35.lp</text:p>
          </table:table-cell>
          <table:table-cell table:style-name="cellBest" office:value-type="float" office:value="0.02"/>
          <table:table-cell office:value-type="float" office:value="97.0"/>
          <table:table-cell office:value-type="float" office:value="11.0"/>
          <table:table-cell table:style-name="cellBest" office:value-type="float" office:value="0.02"/>
          <table:table-cell table:style-name="cellBest" office:value-type="float" office:value="75.0"/>
          <table:table-cell table:style-name="cellBest" office:value-type="float" office:value="6.0"/>
          <table:table-cell table:style-name="cellWorst" office:value-type="float" office:value="2.51"/>
          <table:table-cell table:style-name="cellWorst" office:value-type="float" office:value="34536.0"/>
          <table:table-cell table:style-name="cellWorst" office:value-type="float" office:value="40.0"/>
          <table:table-cell office:value-type="float" office:value="0.04"/>
          <table:table-cell office:value-type="float" office:value="539.0"/>
          <table:table-cell office:value-type="float" office:value="19.0"/>
          <table:table-cell office:value-type="float" office:value="0.11"/>
          <table:table-cell office:value-type="float" office:value="486.0"/>
          <table:table-cell office:value-type="float" office:value="28.0"/>
          <table:table-cell office:value-type="float" office:value="0.03"/>
          <table:table-cell table:style-name="cellBest" office:value-type="float" office:value="75.0"/>
          <table:table-cell table:style-name="cellBest" office:value-type="float" office:value="6.0"/>
          <table:table-cell office:value-type="float" office:value="0.03"/>
          <table:table-cell office:value-type="float" office:value="537.0"/>
          <table:table-cell office:value-type="float" office:value="19.0"/>
          <table:table-cell table:formula="of:=MIN([.$B151];[.$E151];[.$H151];[.$K151];[.$N151];[.$Q151];[.$T151])" office:value-type="float"/>
          <table:table-cell table:formula="of:=MIN([.$C151];[.$F151];[.$I151];[.$L151];[.$O151];[.$R151];[.$U151])" office:value-type="float"/>
          <table:table-cell table:formula="of:=MIN([.$D151];[.$G151];[.$J151];[.$M151];[.$P151];[.$S151];[.$V151])" office:value-type="float"/>
          <table:table-cell table:formula="of:=MEDIAN([.$B151];[.$E151];[.$H151];[.$K151];[.$N151];[.$Q151];[.$T151])" office:value-type="float"/>
          <table:table-cell table:formula="of:=MEDIAN([.$C151];[.$F151];[.$I151];[.$L151];[.$O151];[.$R151];[.$U151])" office:value-type="float"/>
          <table:table-cell table:formula="of:=MEDIAN([.$D151];[.$G151];[.$J151];[.$M151];[.$P151];[.$S151];[.$V151])" office:value-type="float"/>
          <table:table-cell table:formula="of:=MAX([.$B151];[.$E151];[.$H151];[.$K151];[.$N151];[.$Q151];[.$T151])" office:value-type="float"/>
          <table:table-cell table:formula="of:=MAX([.$C151];[.$F151];[.$I151];[.$L151];[.$O151];[.$R151];[.$U151])" office:value-type="float"/>
          <table:table-cell table:formula="of:=MAX([.$D151];[.$G151];[.$J151];[.$M151];[.$P151];[.$S151];[.$V151])" office:value-type="float"/>
        </table:table-row>
        <table:table-row table:style-name="ro1">
          <table:table-cell office:value-type="string">
            <text:p>random/random_s26_a3_c70_h27.lp</text:p>
          </table:table-cell>
          <table:table-cell office:value-type="float" office:value="0.1"/>
          <table:table-cell office:value-type="float" office:value="648.0"/>
          <table:table-cell office:value-type="float" office:value="23.0"/>
          <table:table-cell table:style-name="cellBest" office:value-type="float" office:value="0.02"/>
          <table:table-cell table:style-name="cellBest" office:value-type="float" office:value="143.0"/>
          <table:table-cell office:value-type="float" office:value="24.0"/>
          <table:table-cell table:style-name="cellWorst" office:value-type="float" office:value="7.49"/>
          <table:table-cell table:style-name="cellWorst" office:value-type="float" office:value="362429.0"/>
          <table:table-cell table:style-name="cellWorst" office:value-type="float" office:value="1607.0"/>
          <table:table-cell office:value-type="float" office:value="0.05"/>
          <table:table-cell office:value-type="float" office:value="330.0"/>
          <table:table-cell table:style-name="cellBest" office:value-type="float" office:value="13.0"/>
          <table:table-cell office:value-type="float" office:value="0.56"/>
          <table:table-cell office:value-type="float" office:value="2946.0"/>
          <table:table-cell office:value-type="float" office:value="114.0"/>
          <table:table-cell office:value-type="float" office:value="0.03"/>
          <table:table-cell table:style-name="cellBest" office:value-type="float" office:value="143.0"/>
          <table:table-cell office:value-type="float" office:value="24.0"/>
          <table:table-cell office:value-type="float" office:value="0.05"/>
          <table:table-cell office:value-type="float" office:value="328.0"/>
          <table:table-cell table:style-name="cellBest" office:value-type="float" office:value="13.0"/>
          <table:table-cell table:formula="of:=MIN([.$B152];[.$E152];[.$H152];[.$K152];[.$N152];[.$Q152];[.$T152])" office:value-type="float"/>
          <table:table-cell table:formula="of:=MIN([.$C152];[.$F152];[.$I152];[.$L152];[.$O152];[.$R152];[.$U152])" office:value-type="float"/>
          <table:table-cell table:formula="of:=MIN([.$D152];[.$G152];[.$J152];[.$M152];[.$P152];[.$S152];[.$V152])" office:value-type="float"/>
          <table:table-cell table:formula="of:=MEDIAN([.$B152];[.$E152];[.$H152];[.$K152];[.$N152];[.$Q152];[.$T152])" office:value-type="float"/>
          <table:table-cell table:formula="of:=MEDIAN([.$C152];[.$F152];[.$I152];[.$L152];[.$O152];[.$R152];[.$U152])" office:value-type="float"/>
          <table:table-cell table:formula="of:=MEDIAN([.$D152];[.$G152];[.$J152];[.$M152];[.$P152];[.$S152];[.$V152])" office:value-type="float"/>
          <table:table-cell table:formula="of:=MAX([.$B152];[.$E152];[.$H152];[.$K152];[.$N152];[.$Q152];[.$T152])" office:value-type="float"/>
          <table:table-cell table:formula="of:=MAX([.$C152];[.$F152];[.$I152];[.$L152];[.$O152];[.$R152];[.$U152])" office:value-type="float"/>
          <table:table-cell table:formula="of:=MAX([.$D152];[.$G152];[.$J152];[.$M152];[.$P152];[.$S152];[.$V152])" office:value-type="float"/>
        </table:table-row>
        <table:table-row table:style-name="ro1">
          <table:table-cell office:value-type="string">
            <text:p>random/random_s27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3];[.$E153];[.$H153];[.$K153];[.$N153];[.$Q153];[.$T153])" office:value-type="float"/>
          <table:table-cell table:formula="of:=MIN([.$C153];[.$F153];[.$I153];[.$L153];[.$O153];[.$R153];[.$U153])" office:value-type="float"/>
          <table:table-cell table:formula="of:=MIN([.$D153];[.$G153];[.$J153];[.$M153];[.$P153];[.$S153];[.$V153])" office:value-type="float"/>
          <table:table-cell table:formula="of:=MEDIAN([.$B153];[.$E153];[.$H153];[.$K153];[.$N153];[.$Q153];[.$T153])" office:value-type="float"/>
          <table:table-cell table:formula="of:=MEDIAN([.$C153];[.$F153];[.$I153];[.$L153];[.$O153];[.$R153];[.$U153])" office:value-type="float"/>
          <table:table-cell table:formula="of:=MEDIAN([.$D153];[.$G153];[.$J153];[.$M153];[.$P153];[.$S153];[.$V153])" office:value-type="float"/>
          <table:table-cell table:formula="of:=MAX([.$B153];[.$E153];[.$H153];[.$K153];[.$N153];[.$Q153];[.$T153])" office:value-type="float"/>
          <table:table-cell table:formula="of:=MAX([.$C153];[.$F153];[.$I153];[.$L153];[.$O153];[.$R153];[.$U153])" office:value-type="float"/>
          <table:table-cell table:formula="of:=MAX([.$D153];[.$G153];[.$J153];[.$M153];[.$P153];[.$S153];[.$V153])" office:value-type="float"/>
        </table:table-row>
        <table:table-row table:style-name="ro1">
          <table:table-cell office:value-type="string">
            <text:p>random/random_s27_a2_c70_h15.lp</text:p>
          </table:table-cell>
          <table:table-cell office:value-type="float" office:value="0.0"/>
          <table:table-cell table:style-name="cellBest" office:value-type="float" office:value="13.0"/>
          <table:table-cell table:style-name="cellBest" office:value-type="float" office:value="1.0"/>
          <table:table-cell office:value-type="float" office:value="0.01"/>
          <table:table-cell office:value-type="float" office:value="31.0"/>
          <table:table-cell office:value-type="float" office:value="8.0"/>
          <table:table-cell office:value-type="float" office:value="0.5"/>
          <table:table-cell table:style-name="cellWorst" office:value-type="float" office:value="11140.0"/>
          <table:table-cell office:value-type="float" office:value="7.0"/>
          <table:table-cell office:value-type="float" office:value="0.01"/>
          <table:table-cell office:value-type="float" office:value="60.0"/>
          <table:table-cell office:value-type="float" office:value="7.0"/>
          <table:table-cell office:value-type="float" office:value="0.01"/>
          <table:table-cell office:value-type="float" office:value="33.0"/>
          <table:table-cell office:value-type="float" office:value="3.0"/>
          <table:table-cell office:value-type="float" office:value="0.01"/>
          <table:table-cell office:value-type="float" office:value="31.0"/>
          <table:table-cell office:value-type="float" office:value="8.0"/>
          <table:table-cell office:value-type="float" office:value="0.01"/>
          <table:table-cell office:value-type="float" office:value="56.0"/>
          <table:table-cell office:value-type="float" office:value="6.0"/>
          <table:table-cell table:formula="of:=MIN([.$B154];[.$E154];[.$H154];[.$K154];[.$N154];[.$Q154];[.$T154])" office:value-type="float"/>
          <table:table-cell table:formula="of:=MIN([.$C154];[.$F154];[.$I154];[.$L154];[.$O154];[.$R154];[.$U154])" office:value-type="float"/>
          <table:table-cell table:formula="of:=MIN([.$D154];[.$G154];[.$J154];[.$M154];[.$P154];[.$S154];[.$V154])" office:value-type="float"/>
          <table:table-cell table:formula="of:=MEDIAN([.$B154];[.$E154];[.$H154];[.$K154];[.$N154];[.$Q154];[.$T154])" office:value-type="float"/>
          <table:table-cell table:formula="of:=MEDIAN([.$C154];[.$F154];[.$I154];[.$L154];[.$O154];[.$R154];[.$U154])" office:value-type="float"/>
          <table:table-cell table:formula="of:=MEDIAN([.$D154];[.$G154];[.$J154];[.$M154];[.$P154];[.$S154];[.$V154])" office:value-type="float"/>
          <table:table-cell table:formula="of:=MAX([.$B154];[.$E154];[.$H154];[.$K154];[.$N154];[.$Q154];[.$T154])" office:value-type="float"/>
          <table:table-cell table:formula="of:=MAX([.$C154];[.$F154];[.$I154];[.$L154];[.$O154];[.$R154];[.$U154])" office:value-type="float"/>
          <table:table-cell table:formula="of:=MAX([.$D154];[.$G154];[.$J154];[.$M154];[.$P154];[.$S154];[.$V154])" office:value-type="float"/>
        </table:table-row>
        <table:table-row table:style-name="ro1">
          <table:table-cell office:value-type="string">
            <text:p>random/random_s27_a3_c70_h24.lp</text:p>
          </table:table-cell>
          <table:table-cell office:value-type="float" office:value="0.02"/>
          <table:table-cell table:style-name="cellBest" office:value-type="float" office:value="54.0"/>
          <table:table-cell table:style-name="cellBest" office:value-type="float" office:value="3.0"/>
          <table:table-cell office:value-type="float" office:value="0.03"/>
          <table:table-cell office:value-type="float" office:value="98.0"/>
          <table:table-cell office:value-type="float" office:value="15.0"/>
          <table:table-cell office:value-type="float" office:value="1.29"/>
          <table:table-cell table:style-name="cellWorst" office:value-type="float" office:value="29131.0"/>
          <table:table-cell office:value-type="float" office:value="15.0"/>
          <table:table-cell office:value-type="float" office:value="0.03"/>
          <table:table-cell office:value-type="float" office:value="323.0"/>
          <table:table-cell office:value-type="float" office:value="8.0"/>
          <table:table-cell office:value-type="float" office:value="0.11"/>
          <table:table-cell office:value-type="float" office:value="554.0"/>
          <table:table-cell office:value-type="float" office:value="14.0"/>
          <table:table-cell office:value-type="float" office:value="0.03"/>
          <table:table-cell office:value-type="float" office:value="98.0"/>
          <table:table-cell office:value-type="float" office:value="15.0"/>
          <table:table-cell office:value-type="float" office:value="0.03"/>
          <table:table-cell office:value-type="float" office:value="321.0"/>
          <table:table-cell office:value-type="float" office:value="8.0"/>
          <table:table-cell table:formula="of:=MIN([.$B155];[.$E155];[.$H155];[.$K155];[.$N155];[.$Q155];[.$T155])" office:value-type="float"/>
          <table:table-cell table:formula="of:=MIN([.$C155];[.$F155];[.$I155];[.$L155];[.$O155];[.$R155];[.$U155])" office:value-type="float"/>
          <table:table-cell table:formula="of:=MIN([.$D155];[.$G155];[.$J155];[.$M155];[.$P155];[.$S155];[.$V155])" office:value-type="float"/>
          <table:table-cell table:formula="of:=MEDIAN([.$B155];[.$E155];[.$H155];[.$K155];[.$N155];[.$Q155];[.$T155])" office:value-type="float"/>
          <table:table-cell table:formula="of:=MEDIAN([.$C155];[.$F155];[.$I155];[.$L155];[.$O155];[.$R155];[.$U155])" office:value-type="float"/>
          <table:table-cell table:formula="of:=MEDIAN([.$D155];[.$G155];[.$J155];[.$M155];[.$P155];[.$S155];[.$V155])" office:value-type="float"/>
          <table:table-cell table:formula="of:=MAX([.$B155];[.$E155];[.$H155];[.$K155];[.$N155];[.$Q155];[.$T155])" office:value-type="float"/>
          <table:table-cell table:formula="of:=MAX([.$C155];[.$F155];[.$I155];[.$L155];[.$O155];[.$R155];[.$U155])" office:value-type="float"/>
          <table:table-cell table:formula="of:=MAX([.$D155];[.$G155];[.$J155];[.$M155];[.$P155];[.$S155];[.$V155])" office:value-type="float"/>
        </table:table-row>
        <table:table-row table:style-name="ro1">
          <table:table-cell office:value-type="string">
            <text:p>random/random_s28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6];[.$E156];[.$H156];[.$K156];[.$N156];[.$Q156];[.$T156])" office:value-type="float"/>
          <table:table-cell table:formula="of:=MIN([.$C156];[.$F156];[.$I156];[.$L156];[.$O156];[.$R156];[.$U156])" office:value-type="float"/>
          <table:table-cell table:formula="of:=MIN([.$D156];[.$G156];[.$J156];[.$M156];[.$P156];[.$S156];[.$V156])" office:value-type="float"/>
          <table:table-cell table:formula="of:=MEDIAN([.$B156];[.$E156];[.$H156];[.$K156];[.$N156];[.$Q156];[.$T156])" office:value-type="float"/>
          <table:table-cell table:formula="of:=MEDIAN([.$C156];[.$F156];[.$I156];[.$L156];[.$O156];[.$R156];[.$U156])" office:value-type="float"/>
          <table:table-cell table:formula="of:=MEDIAN([.$D156];[.$G156];[.$J156];[.$M156];[.$P156];[.$S156];[.$V156])" office:value-type="float"/>
          <table:table-cell table:formula="of:=MAX([.$B156];[.$E156];[.$H156];[.$K156];[.$N156];[.$Q156];[.$T156])" office:value-type="float"/>
          <table:table-cell table:formula="of:=MAX([.$C156];[.$F156];[.$I156];[.$L156];[.$O156];[.$R156];[.$U156])" office:value-type="float"/>
          <table:table-cell table:formula="of:=MAX([.$D156];[.$G156];[.$J156];[.$M156];[.$P156];[.$S156];[.$V156])" office:value-type="float"/>
        </table:table-row>
        <table:table-row table:style-name="ro1">
          <table:table-cell office:value-type="string">
            <text:p>random/random_s28_a2_c70_h54.lp</text:p>
          </table:table-cell>
          <table:table-cell office:value-type="float" office:value="0.17"/>
          <table:table-cell office:value-type="float" office:value="584.0"/>
          <table:table-cell office:value-type="float" office:value="223.0"/>
          <table:table-cell table:style-name="cellBest" office:value-type="float" office:value="0.05"/>
          <table:table-cell table:style-name="cellBest" office:value-type="float" office:value="74.0"/>
          <table:table-cell office:value-type="float" office:value="19.0"/>
          <table:table-cell table:style-name="cellWorst" office:value-type="float" office:value="2.74"/>
          <table:table-cell table:style-name="cellWorst" office:value-type="float" office:value="30567.0"/>
          <table:table-cell office:value-type="float" office:value="31.0"/>
          <table:table-cell office:value-type="float" office:value="0.08"/>
          <table:table-cell office:value-type="float" office:value="250.0"/>
          <table:table-cell table:style-name="cellBest" office:value-type="float" office:value="11.0"/>
          <table:table-cell office:value-type="float" office:value="2.42"/>
          <table:table-cell office:value-type="float" office:value="13239.0"/>
          <table:table-cell table:style-name="cellWorst" office:value-type="float" office:value="297.0"/>
          <table:table-cell office:value-type="float" office:value="0.06"/>
          <table:table-cell table:style-name="cellBest" office:value-type="float" office:value="74.0"/>
          <table:table-cell office:value-type="float" office:value="19.0"/>
          <table:table-cell table:style-name="cellBest" office:value-type="float" office:value="0.05"/>
          <table:table-cell office:value-type="float" office:value="249.0"/>
          <table:table-cell table:style-name="cellBest" office:value-type="float" office:value="11.0"/>
          <table:table-cell table:formula="of:=MIN([.$B157];[.$E157];[.$H157];[.$K157];[.$N157];[.$Q157];[.$T157])" office:value-type="float"/>
          <table:table-cell table:formula="of:=MIN([.$C157];[.$F157];[.$I157];[.$L157];[.$O157];[.$R157];[.$U157])" office:value-type="float"/>
          <table:table-cell table:formula="of:=MIN([.$D157];[.$G157];[.$J157];[.$M157];[.$P157];[.$S157];[.$V157])" office:value-type="float"/>
          <table:table-cell table:formula="of:=MEDIAN([.$B157];[.$E157];[.$H157];[.$K157];[.$N157];[.$Q157];[.$T157])" office:value-type="float"/>
          <table:table-cell table:formula="of:=MEDIAN([.$C157];[.$F157];[.$I157];[.$L157];[.$O157];[.$R157];[.$U157])" office:value-type="float"/>
          <table:table-cell table:formula="of:=MEDIAN([.$D157];[.$G157];[.$J157];[.$M157];[.$P157];[.$S157];[.$V157])" office:value-type="float"/>
          <table:table-cell table:formula="of:=MAX([.$B157];[.$E157];[.$H157];[.$K157];[.$N157];[.$Q157];[.$T157])" office:value-type="float"/>
          <table:table-cell table:formula="of:=MAX([.$C157];[.$F157];[.$I157];[.$L157];[.$O157];[.$R157];[.$U157])" office:value-type="float"/>
          <table:table-cell table:formula="of:=MAX([.$D157];[.$G157];[.$J157];[.$M157];[.$P157];[.$S157];[.$V157])" office:value-type="float"/>
        </table:table-row>
        <table:table-row table:style-name="ro1">
          <table:table-cell office:value-type="string">
            <text:p>random/random_s28_a3_c70_h22.lp</text:p>
          </table:table-cell>
          <table:table-cell office:value-type="float" office:value="0.02"/>
          <table:table-cell table:style-name="cellBest" office:value-type="float" office:value="31.0"/>
          <table:table-cell table:style-name="cellBest" office:value-type="float" office:value="2.0"/>
          <table:table-cell office:value-type="float" office:value="0.03"/>
          <table:table-cell office:value-type="float" office:value="86.0"/>
          <table:table-cell office:value-type="float" office:value="14.0"/>
          <table:table-cell office:value-type="float" office:value="0.95"/>
          <table:table-cell table:style-name="cellWorst" office:value-type="float" office:value="18880.0"/>
          <table:table-cell table:style-name="cellWorst" office:value-type="float" office:value="24.0"/>
          <table:table-cell office:value-type="float" office:value="0.06"/>
          <table:table-cell office:value-type="float" office:value="1194.0"/>
          <table:table-cell office:value-type="float" office:value="21.0"/>
          <table:table-cell office:value-type="float" office:value="0.02"/>
          <table:table-cell office:value-type="float" office:value="46.0"/>
          <table:table-cell office:value-type="float" office:value="7.0"/>
          <table:table-cell office:value-type="float" office:value="0.03"/>
          <table:table-cell office:value-type="float" office:value="86.0"/>
          <table:table-cell office:value-type="float" office:value="14.0"/>
          <table:table-cell office:value-type="float" office:value="0.05"/>
          <table:table-cell office:value-type="float" office:value="1198.0"/>
          <table:table-cell office:value-type="float" office:value="21.0"/>
          <table:table-cell table:formula="of:=MIN([.$B158];[.$E158];[.$H158];[.$K158];[.$N158];[.$Q158];[.$T158])" office:value-type="float"/>
          <table:table-cell table:formula="of:=MIN([.$C158];[.$F158];[.$I158];[.$L158];[.$O158];[.$R158];[.$U158])" office:value-type="float"/>
          <table:table-cell table:formula="of:=MIN([.$D158];[.$G158];[.$J158];[.$M158];[.$P158];[.$S158];[.$V158])" office:value-type="float"/>
          <table:table-cell table:formula="of:=MEDIAN([.$B158];[.$E158];[.$H158];[.$K158];[.$N158];[.$Q158];[.$T158])" office:value-type="float"/>
          <table:table-cell table:formula="of:=MEDIAN([.$C158];[.$F158];[.$I158];[.$L158];[.$O158];[.$R158];[.$U158])" office:value-type="float"/>
          <table:table-cell table:formula="of:=MEDIAN([.$D158];[.$G158];[.$J158];[.$M158];[.$P158];[.$S158];[.$V158])" office:value-type="float"/>
          <table:table-cell table:formula="of:=MAX([.$B158];[.$E158];[.$H158];[.$K158];[.$N158];[.$Q158];[.$T158])" office:value-type="float"/>
          <table:table-cell table:formula="of:=MAX([.$C158];[.$F158];[.$I158];[.$L158];[.$O158];[.$R158];[.$U158])" office:value-type="float"/>
          <table:table-cell table:formula="of:=MAX([.$D158];[.$G158];[.$J158];[.$M158];[.$P158];[.$S158];[.$V158])" office:value-type="float"/>
        </table:table-row>
        <table:table-row table:style-name="ro1">
          <table:table-cell office:value-type="string">
            <text:p>random/random_s29_a1_c70_h26.lp</text:p>
          </table:table-cell>
          <table:table-cell table:style-name="cellBest" office:value-type="float" office:value="0.0"/>
          <table:table-cell table:style-name="cellBest" office:value-type="float" office:value="3.0"/>
          <table:table-cell table:style-name="cellBest" office:value-type="float" office:value="0.0"/>
          <table:table-cell office:value-type="float" office:value="0.01"/>
          <table:table-cell office:value-type="float" office:value="14.0"/>
          <table:table-cell office:value-type="float" office:value="3.0"/>
          <table:table-cell table:style-name="cellWorst" office:value-type="float" office:value="5.51"/>
          <table:table-cell table:style-name="cellWorst" office:value-type="float" office:value="44149.0"/>
          <table:table-cell table:style-name="cellWorst" office:value-type="float" office:value="1297.0"/>
          <table:table-cell office:value-type="float" office:value="0.01"/>
          <table:table-cell office:value-type="float" office:value="6.0"/>
          <table:table-cell office:value-type="float" office:value="2.0"/>
          <table:table-cell office:value-type="float" office:value="0.02"/>
          <table:table-cell office:value-type="float" office:value="15.0"/>
          <table:table-cell office:value-type="float" office:value="3.0"/>
          <table:table-cell office:value-type="float" office:value="0.01"/>
          <table:table-cell office:value-type="float" office:value="14.0"/>
          <table:table-cell office:value-type="float" office:value="3.0"/>
          <table:table-cell office:value-type="float" office:value="0.01"/>
          <table:table-cell office:value-type="float" office:value="233.0"/>
          <table:table-cell office:value-type="float" office:value="6.0"/>
          <table:table-cell table:formula="of:=MIN([.$B159];[.$E159];[.$H159];[.$K159];[.$N159];[.$Q159];[.$T159])" office:value-type="float"/>
          <table:table-cell table:formula="of:=MIN([.$C159];[.$F159];[.$I159];[.$L159];[.$O159];[.$R159];[.$U159])" office:value-type="float"/>
          <table:table-cell table:formula="of:=MIN([.$D159];[.$G159];[.$J159];[.$M159];[.$P159];[.$S159];[.$V159])" office:value-type="float"/>
          <table:table-cell table:formula="of:=MEDIAN([.$B159];[.$E159];[.$H159];[.$K159];[.$N159];[.$Q159];[.$T159])" office:value-type="float"/>
          <table:table-cell table:formula="of:=MEDIAN([.$C159];[.$F159];[.$I159];[.$L159];[.$O159];[.$R159];[.$U159])" office:value-type="float"/>
          <table:table-cell table:formula="of:=MEDIAN([.$D159];[.$G159];[.$J159];[.$M159];[.$P159];[.$S159];[.$V159])" office:value-type="float"/>
          <table:table-cell table:formula="of:=MAX([.$B159];[.$E159];[.$H159];[.$K159];[.$N159];[.$Q159];[.$T159])" office:value-type="float"/>
          <table:table-cell table:formula="of:=MAX([.$C159];[.$F159];[.$I159];[.$L159];[.$O159];[.$R159];[.$U159])" office:value-type="float"/>
          <table:table-cell table:formula="of:=MAX([.$D159];[.$G159];[.$J159];[.$M159];[.$P159];[.$S159];[.$V159])" office:value-type="float"/>
        </table:table-row>
        <table:table-row table:style-name="ro1">
          <table:table-cell office:value-type="string">
            <text:p>random/random_s29_a2_c70_h13.lp</text:p>
          </table:table-cell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.0"/>
          <table:table-cell office:value-type="float" office:value="0.41"/>
          <table:table-cell table:style-name="cellWorst" office:value-type="float" office:value="12480.0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.0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formula="of:=MIN([.$B160];[.$E160];[.$H160];[.$K160];[.$N160];[.$Q160];[.$T160])" office:value-type="float"/>
          <table:table-cell table:formula="of:=MIN([.$C160];[.$F160];[.$I160];[.$L160];[.$O160];[.$R160];[.$U160])" office:value-type="float"/>
          <table:table-cell table:formula="of:=MIN([.$D160];[.$G160];[.$J160];[.$M160];[.$P160];[.$S160];[.$V160])" office:value-type="float"/>
          <table:table-cell table:formula="of:=MEDIAN([.$B160];[.$E160];[.$H160];[.$K160];[.$N160];[.$Q160];[.$T160])" office:value-type="float"/>
          <table:table-cell table:formula="of:=MEDIAN([.$C160];[.$F160];[.$I160];[.$L160];[.$O160];[.$R160];[.$U160])" office:value-type="float"/>
          <table:table-cell table:formula="of:=MEDIAN([.$D160];[.$G160];[.$J160];[.$M160];[.$P160];[.$S160];[.$V160])" office:value-type="float"/>
          <table:table-cell table:formula="of:=MAX([.$B160];[.$E160];[.$H160];[.$K160];[.$N160];[.$Q160];[.$T160])" office:value-type="float"/>
          <table:table-cell table:formula="of:=MAX([.$C160];[.$F160];[.$I160];[.$L160];[.$O160];[.$R160];[.$U160])" office:value-type="float"/>
          <table:table-cell table:formula="of:=MAX([.$D160];[.$G160];[.$J160];[.$M160];[.$P160];[.$S160];[.$V160])" office:value-type="float"/>
        </table:table-row>
        <table:table-row table:style-name="ro1">
          <table:table-cell office:value-type="string">
            <text:p>random/random_s29_a3_c70_h9.lp</text:p>
          </table:table-cell>
          <table:table-cell office:value-type="float" office:value="0.01"/>
          <table:table-cell table:style-name="cellBest" office:value-type="float" office:value="12.0"/>
          <table:table-cell table:style-name="cellBest" office:value-type="float" office:value="0.0"/>
          <table:table-cell office:value-type="float" office:value="0.01"/>
          <table:table-cell office:value-type="float" office:value="38.0"/>
          <table:table-cell office:value-type="float" office:value="8.0"/>
          <table:table-cell office:value-type="float" office:value="0.6"/>
          <table:table-cell table:style-name="cellWorst" office:value-type="float" office:value="23803.0"/>
          <table:table-cell table:style-name="cellWorst" office:value-type="float" office:value="19.0"/>
          <table:table-cell office:value-type="float" office:value="0.01"/>
          <table:table-cell office:value-type="float" office:value="75.0"/>
          <table:table-cell office:value-type="float" office:value="6.0"/>
          <table:table-cell office:value-type="float" office:value="0.01"/>
          <table:table-cell office:value-type="float" office:value="39.0"/>
          <table:table-cell office:value-type="float" office:value="2.0"/>
          <table:table-cell office:value-type="float" office:value="0.01"/>
          <table:table-cell office:value-type="float" office:value="38.0"/>
          <table:table-cell office:value-type="float" office:value="8.0"/>
          <table:table-cell office:value-type="float" office:value="0.01"/>
          <table:table-cell office:value-type="float" office:value="76.0"/>
          <table:table-cell office:value-type="float" office:value="7.0"/>
          <table:table-cell table:formula="of:=MIN([.$B161];[.$E161];[.$H161];[.$K161];[.$N161];[.$Q161];[.$T161])" office:value-type="float"/>
          <table:table-cell table:formula="of:=MIN([.$C161];[.$F161];[.$I161];[.$L161];[.$O161];[.$R161];[.$U161])" office:value-type="float"/>
          <table:table-cell table:formula="of:=MIN([.$D161];[.$G161];[.$J161];[.$M161];[.$P161];[.$S161];[.$V161])" office:value-type="float"/>
          <table:table-cell table:formula="of:=MEDIAN([.$B161];[.$E161];[.$H161];[.$K161];[.$N161];[.$Q161];[.$T161])" office:value-type="float"/>
          <table:table-cell table:formula="of:=MEDIAN([.$C161];[.$F161];[.$I161];[.$L161];[.$O161];[.$R161];[.$U161])" office:value-type="float"/>
          <table:table-cell table:formula="of:=MEDIAN([.$D161];[.$G161];[.$J161];[.$M161];[.$P161];[.$S161];[.$V161])" office:value-type="float"/>
          <table:table-cell table:formula="of:=MAX([.$B161];[.$E161];[.$H161];[.$K161];[.$N161];[.$Q161];[.$T161])" office:value-type="float"/>
          <table:table-cell table:formula="of:=MAX([.$C161];[.$F161];[.$I161];[.$L161];[.$O161];[.$R161];[.$U161])" office:value-type="float"/>
          <table:table-cell table:formula="of:=MAX([.$D161];[.$G161];[.$J161];[.$M161];[.$P161];[.$S161];[.$V161])" office:value-type="float"/>
        </table:table-row>
        <table:table-row table:style-name="ro1">
          <table:table-cell office:value-type="string">
            <text:p>random/random_s2_a14_c42_h0.lp</text:p>
          </table:table-cell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table:formula="of:=MIN([.$B162];[.$E162];[.$H162];[.$K162];[.$N162];[.$Q162];[.$T162])" office:value-type="float"/>
          <table:table-cell table:formula="of:=MIN([.$C162];[.$F162];[.$I162];[.$L162];[.$O162];[.$R162];[.$U162])" office:value-type="float"/>
          <table:table-cell table:formula="of:=MIN([.$D162];[.$G162];[.$J162];[.$M162];[.$P162];[.$S162];[.$V162])" office:value-type="float"/>
          <table:table-cell table:formula="of:=MEDIAN([.$B162];[.$E162];[.$H162];[.$K162];[.$N162];[.$Q162];[.$T162])" office:value-type="float"/>
          <table:table-cell table:formula="of:=MEDIAN([.$C162];[.$F162];[.$I162];[.$L162];[.$O162];[.$R162];[.$U162])" office:value-type="float"/>
          <table:table-cell table:formula="of:=MEDIAN([.$D162];[.$G162];[.$J162];[.$M162];[.$P162];[.$S162];[.$V162])" office:value-type="float"/>
          <table:table-cell table:formula="of:=MAX([.$B162];[.$E162];[.$H162];[.$K162];[.$N162];[.$Q162];[.$T162])" office:value-type="float"/>
          <table:table-cell table:formula="of:=MAX([.$C162];[.$F162];[.$I162];[.$L162];[.$O162];[.$R162];[.$U162])" office:value-type="float"/>
          <table:table-cell table:formula="of:=MAX([.$D162];[.$G162];[.$J162];[.$M162];[.$P162];[.$S162];[.$V162])" office:value-type="float"/>
        </table:table-row>
        <table:table-row table:style-name="ro1">
          <table:table-cell office:value-type="string">
            <text:p>random/random_s2_a14_c62_h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3];[.$E163];[.$H163];[.$K163];[.$N163];[.$Q163];[.$T163])" office:value-type="float"/>
          <table:table-cell table:formula="of:=MIN([.$C163];[.$F163];[.$I163];[.$L163];[.$O163];[.$R163];[.$U163])" office:value-type="float"/>
          <table:table-cell table:formula="of:=MIN([.$D163];[.$G163];[.$J163];[.$M163];[.$P163];[.$S163];[.$V163])" office:value-type="float"/>
          <table:table-cell table:formula="of:=MEDIAN([.$B163];[.$E163];[.$H163];[.$K163];[.$N163];[.$Q163];[.$T163])" office:value-type="float"/>
          <table:table-cell table:formula="of:=MEDIAN([.$C163];[.$F163];[.$I163];[.$L163];[.$O163];[.$R163];[.$U163])" office:value-type="float"/>
          <table:table-cell table:formula="of:=MEDIAN([.$D163];[.$G163];[.$J163];[.$M163];[.$P163];[.$S163];[.$V163])" office:value-type="float"/>
          <table:table-cell table:formula="of:=MAX([.$B163];[.$E163];[.$H163];[.$K163];[.$N163];[.$Q163];[.$T163])" office:value-type="float"/>
          <table:table-cell table:formula="of:=MAX([.$C163];[.$F163];[.$I163];[.$L163];[.$O163];[.$R163];[.$U163])" office:value-type="float"/>
          <table:table-cell table:formula="of:=MAX([.$D163];[.$G163];[.$J163];[.$M163];[.$P163];[.$S163];[.$V163])" office:value-type="float"/>
        </table:table-row>
        <table:table-row table:style-name="ro1">
          <table:table-cell office:value-type="string">
            <text:p>random/random_s2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4];[.$E164];[.$H164];[.$K164];[.$N164];[.$Q164];[.$T164])" office:value-type="float"/>
          <table:table-cell table:formula="of:=MIN([.$C164];[.$F164];[.$I164];[.$L164];[.$O164];[.$R164];[.$U164])" office:value-type="float"/>
          <table:table-cell table:formula="of:=MIN([.$D164];[.$G164];[.$J164];[.$M164];[.$P164];[.$S164];[.$V164])" office:value-type="float"/>
          <table:table-cell table:formula="of:=MEDIAN([.$B164];[.$E164];[.$H164];[.$K164];[.$N164];[.$Q164];[.$T164])" office:value-type="float"/>
          <table:table-cell table:formula="of:=MEDIAN([.$C164];[.$F164];[.$I164];[.$L164];[.$O164];[.$R164];[.$U164])" office:value-type="float"/>
          <table:table-cell table:formula="of:=MEDIAN([.$D164];[.$G164];[.$J164];[.$M164];[.$P164];[.$S164];[.$V164])" office:value-type="float"/>
          <table:table-cell table:formula="of:=MAX([.$B164];[.$E164];[.$H164];[.$K164];[.$N164];[.$Q164];[.$T164])" office:value-type="float"/>
          <table:table-cell table:formula="of:=MAX([.$C164];[.$F164];[.$I164];[.$L164];[.$O164];[.$R164];[.$U164])" office:value-type="float"/>
          <table:table-cell table:formula="of:=MAX([.$D164];[.$G164];[.$J164];[.$M164];[.$P164];[.$S164];[.$V164])" office:value-type="float"/>
        </table:table-row>
        <table:table-row table:style-name="ro1">
          <table:table-cell office:value-type="string">
            <text:p>random/random_s30_a1_c70_h29.lp</text:p>
          </table:table-cell>
          <table:table-cell office:value-type="float" office:value="0.01"/>
          <table:table-cell office:value-type="float" office:value="20.0"/>
          <table:table-cell office:value-type="float" office:value="8.0"/>
          <table:table-cell office:value-type="float" office:value="0.02"/>
          <table:table-cell office:value-type="float" office:value="26.0"/>
          <table:table-cell table:style-name="cellBest" office:value-type="float" office:value="4.0"/>
          <table:table-cell office:value-type="float" office:value="0.38"/>
          <table:table-cell table:style-name="cellWorst" office:value-type="float" office:value="8901.0"/>
          <table:table-cell office:value-type="float" office:value="9.0"/>
          <table:table-cell office:value-type="float" office:value="0.02"/>
          <table:table-cell table:style-name="cellBest" office:value-type="float" office:value="13.0"/>
          <table:table-cell table:style-name="cellBest" office:value-type="float" office:value="4.0"/>
          <table:table-cell office:value-type="float" office:value="0.02"/>
          <table:table-cell office:value-type="float" office:value="60.0"/>
          <table:table-cell table:style-name="cellWorst" office:value-type="float" office:value="11.0"/>
          <table:table-cell office:value-type="float" office:value="0.02"/>
          <table:table-cell office:value-type="float" office:value="26.0"/>
          <table:table-cell table:style-name="cellBest" office:value-type="float" office:value="4.0"/>
          <table:table-cell office:value-type="float" office:value="0.01"/>
          <table:table-cell office:value-type="float" office:value="330.0"/>
          <table:table-cell office:value-type="float" office:value="9.0"/>
          <table:table-cell table:formula="of:=MIN([.$B165];[.$E165];[.$H165];[.$K165];[.$N165];[.$Q165];[.$T165])" office:value-type="float"/>
          <table:table-cell table:formula="of:=MIN([.$C165];[.$F165];[.$I165];[.$L165];[.$O165];[.$R165];[.$U165])" office:value-type="float"/>
          <table:table-cell table:formula="of:=MIN([.$D165];[.$G165];[.$J165];[.$M165];[.$P165];[.$S165];[.$V165])" office:value-type="float"/>
          <table:table-cell table:formula="of:=MEDIAN([.$B165];[.$E165];[.$H165];[.$K165];[.$N165];[.$Q165];[.$T165])" office:value-type="float"/>
          <table:table-cell table:formula="of:=MEDIAN([.$C165];[.$F165];[.$I165];[.$L165];[.$O165];[.$R165];[.$U165])" office:value-type="float"/>
          <table:table-cell table:formula="of:=MEDIAN([.$D165];[.$G165];[.$J165];[.$M165];[.$P165];[.$S165];[.$V165])" office:value-type="float"/>
          <table:table-cell table:formula="of:=MAX([.$B165];[.$E165];[.$H165];[.$K165];[.$N165];[.$Q165];[.$T165])" office:value-type="float"/>
          <table:table-cell table:formula="of:=MAX([.$C165];[.$F165];[.$I165];[.$L165];[.$O165];[.$R165];[.$U165])" office:value-type="float"/>
          <table:table-cell table:formula="of:=MAX([.$D165];[.$G165];[.$J165];[.$M165];[.$P165];[.$S165];[.$V165])" office:value-type="float"/>
        </table:table-row>
        <table:table-row table:style-name="ro1">
          <table:table-cell office:value-type="string">
            <text:p>random/random_s30_a2_c70_h7.lp</text:p>
          </table:table-cell>
          <table:table-cell office:value-type="float" office:value="0.0"/>
          <table:table-cell table:style-name="cellBest" office:value-type="float" office:value="8.0"/>
          <table:table-cell table:style-name="cellBest" office:value-type="float" office:value="0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15"/>
          <table:table-cell table:style-name="cellWorst" office:value-type="float" office:value="8385.0"/>
          <table:table-cell office:value-type="float" office:value="3.0"/>
          <table:table-cell office:value-type="float" office:value="0.0"/>
          <table:table-cell office:value-type="float" office:value="15.0"/>
          <table:table-cell office:value-type="float" office:value="2.0"/>
          <table:table-cell office:value-type="float" office:value="0.0"/>
          <table:table-cell office:value-type="float" office:value="16.0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0"/>
          <table:table-cell office:value-type="float" office:value="14.0"/>
          <table:table-cell office:value-type="float" office:value="2.0"/>
          <table:table-cell table:formula="of:=MIN([.$B166];[.$E166];[.$H166];[.$K166];[.$N166];[.$Q166];[.$T166])" office:value-type="float"/>
          <table:table-cell table:formula="of:=MIN([.$C166];[.$F166];[.$I166];[.$L166];[.$O166];[.$R166];[.$U166])" office:value-type="float"/>
          <table:table-cell table:formula="of:=MIN([.$D166];[.$G166];[.$J166];[.$M166];[.$P166];[.$S166];[.$V166])" office:value-type="float"/>
          <table:table-cell table:formula="of:=MEDIAN([.$B166];[.$E166];[.$H166];[.$K166];[.$N166];[.$Q166];[.$T166])" office:value-type="float"/>
          <table:table-cell table:formula="of:=MEDIAN([.$C166];[.$F166];[.$I166];[.$L166];[.$O166];[.$R166];[.$U166])" office:value-type="float"/>
          <table:table-cell table:formula="of:=MEDIAN([.$D166];[.$G166];[.$J166];[.$M166];[.$P166];[.$S166];[.$V166])" office:value-type="float"/>
          <table:table-cell table:formula="of:=MAX([.$B166];[.$E166];[.$H166];[.$K166];[.$N166];[.$Q166];[.$T166])" office:value-type="float"/>
          <table:table-cell table:formula="of:=MAX([.$C166];[.$F166];[.$I166];[.$L166];[.$O166];[.$R166];[.$U166])" office:value-type="float"/>
          <table:table-cell table:formula="of:=MAX([.$D166];[.$G166];[.$J166];[.$M166];[.$P166];[.$S166];[.$V166])" office:value-type="float"/>
        </table:table-row>
        <table:table-row table:style-name="ro1">
          <table:table-cell office:value-type="string">
            <text:p>random/random_s30_a3_c70_h27.lp</text:p>
          </table:table-cell>
          <table:table-cell office:value-type="float" office:value="0.03"/>
          <table:table-cell table:style-name="cellBest" office:value-type="float" office:value="76.0"/>
          <table:table-cell table:style-name="cellBest" office:value-type="float" office:value="9.0"/>
          <table:table-cell office:value-type="float" office:value="0.04"/>
          <table:table-cell office:value-type="float" office:value="137.0"/>
          <table:table-cell table:style-name="cellWorst" office:value-type="float" office:value="18.0"/>
          <table:table-cell office:value-type="float" office:value="1.13"/>
          <table:table-cell table:style-name="cellWorst" office:value-type="float" office:value="23846.0"/>
          <table:table-cell office:value-type="float" office:value="10.0"/>
          <table:table-cell office:value-type="float" office:value="0.07"/>
          <table:table-cell office:value-type="float" office:value="353.0"/>
          <table:table-cell table:style-name="cellBest" office:value-type="float" office:value="9.0"/>
          <table:table-cell office:value-type="float" office:value="0.11"/>
          <table:table-cell office:value-type="float" office:value="408.0"/>
          <table:table-cell office:value-type="float" office:value="10.0"/>
          <table:table-cell office:value-type="float" office:value="0.04"/>
          <table:table-cell office:value-type="float" office:value="137.0"/>
          <table:table-cell table:style-name="cellWorst" office:value-type="float" office:value="18.0"/>
          <table:table-cell office:value-type="float" office:value="0.06"/>
          <table:table-cell office:value-type="float" office:value="353.0"/>
          <table:table-cell office:value-type="float" office:value="10.0"/>
          <table:table-cell table:formula="of:=MIN([.$B167];[.$E167];[.$H167];[.$K167];[.$N167];[.$Q167];[.$T167])" office:value-type="float"/>
          <table:table-cell table:formula="of:=MIN([.$C167];[.$F167];[.$I167];[.$L167];[.$O167];[.$R167];[.$U167])" office:value-type="float"/>
          <table:table-cell table:formula="of:=MIN([.$D167];[.$G167];[.$J167];[.$M167];[.$P167];[.$S167];[.$V167])" office:value-type="float"/>
          <table:table-cell table:formula="of:=MEDIAN([.$B167];[.$E167];[.$H167];[.$K167];[.$N167];[.$Q167];[.$T167])" office:value-type="float"/>
          <table:table-cell table:formula="of:=MEDIAN([.$C167];[.$F167];[.$I167];[.$L167];[.$O167];[.$R167];[.$U167])" office:value-type="float"/>
          <table:table-cell table:formula="of:=MEDIAN([.$D167];[.$G167];[.$J167];[.$M167];[.$P167];[.$S167];[.$V167])" office:value-type="float"/>
          <table:table-cell table:formula="of:=MAX([.$B167];[.$E167];[.$H167];[.$K167];[.$N167];[.$Q167];[.$T167])" office:value-type="float"/>
          <table:table-cell table:formula="of:=MAX([.$C167];[.$F167];[.$I167];[.$L167];[.$O167];[.$R167];[.$U167])" office:value-type="float"/>
          <table:table-cell table:formula="of:=MAX([.$D167];[.$G167];[.$J167];[.$M167];[.$P167];[.$S167];[.$V167])" office:value-type="float"/>
        </table:table-row>
        <table:table-row table:style-name="ro1">
          <table:table-cell office:value-type="string">
            <text:p>random/random_s3_a16_c43_h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8];[.$E168];[.$H168];[.$K168];[.$N168];[.$Q168];[.$T168])" office:value-type="float"/>
          <table:table-cell table:formula="of:=MIN([.$C168];[.$F168];[.$I168];[.$L168];[.$O168];[.$R168];[.$U168])" office:value-type="float"/>
          <table:table-cell table:formula="of:=MIN([.$D168];[.$G168];[.$J168];[.$M168];[.$P168];[.$S168];[.$V168])" office:value-type="float"/>
          <table:table-cell table:formula="of:=MEDIAN([.$B168];[.$E168];[.$H168];[.$K168];[.$N168];[.$Q168];[.$T168])" office:value-type="float"/>
          <table:table-cell table:formula="of:=MEDIAN([.$C168];[.$F168];[.$I168];[.$L168];[.$O168];[.$R168];[.$U168])" office:value-type="float"/>
          <table:table-cell table:formula="of:=MEDIAN([.$D168];[.$G168];[.$J168];[.$M168];[.$P168];[.$S168];[.$V168])" office:value-type="float"/>
          <table:table-cell table:formula="of:=MAX([.$B168];[.$E168];[.$H168];[.$K168];[.$N168];[.$Q168];[.$T168])" office:value-type="float"/>
          <table:table-cell table:formula="of:=MAX([.$C168];[.$F168];[.$I168];[.$L168];[.$O168];[.$R168];[.$U168])" office:value-type="float"/>
          <table:table-cell table:formula="of:=MAX([.$D168];[.$G168];[.$J168];[.$M168];[.$P168];[.$S168];[.$V168])" office:value-type="float"/>
        </table:table-row>
        <table:table-row table:style-name="ro1">
          <table:table-cell office:value-type="string">
            <text:p>random/random_s3_a16_c63_h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9];[.$E169];[.$H169];[.$K169];[.$N169];[.$Q169];[.$T169])" office:value-type="float"/>
          <table:table-cell table:formula="of:=MIN([.$C169];[.$F169];[.$I169];[.$L169];[.$O169];[.$R169];[.$U169])" office:value-type="float"/>
          <table:table-cell table:formula="of:=MIN([.$D169];[.$G169];[.$J169];[.$M169];[.$P169];[.$S169];[.$V169])" office:value-type="float"/>
          <table:table-cell table:formula="of:=MEDIAN([.$B169];[.$E169];[.$H169];[.$K169];[.$N169];[.$Q169];[.$T169])" office:value-type="float"/>
          <table:table-cell table:formula="of:=MEDIAN([.$C169];[.$F169];[.$I169];[.$L169];[.$O169];[.$R169];[.$U169])" office:value-type="float"/>
          <table:table-cell table:formula="of:=MEDIAN([.$D169];[.$G169];[.$J169];[.$M169];[.$P169];[.$S169];[.$V169])" office:value-type="float"/>
          <table:table-cell table:formula="of:=MAX([.$B169];[.$E169];[.$H169];[.$K169];[.$N169];[.$Q169];[.$T169])" office:value-type="float"/>
          <table:table-cell table:formula="of:=MAX([.$C169];[.$F169];[.$I169];[.$L169];[.$O169];[.$R169];[.$U169])" office:value-type="float"/>
          <table:table-cell table:formula="of:=MAX([.$D169];[.$G169];[.$J169];[.$M169];[.$P169];[.$S169];[.$V169])" office:value-type="float"/>
        </table:table-row>
        <table:table-row table:style-name="ro1">
          <table:table-cell office:value-type="string">
            <text:p>room/room_s10_a10_w5_h12.lp</text:p>
          </table:table-cell>
          <table:table-cell office:value-type="float" office:value="0.01"/>
          <table:table-cell table:style-name="cellBest" office:value-type="float" office:value="115.0"/>
          <table:table-cell table:style-name="cellBest" office:value-type="float" office:value="6.0"/>
          <table:table-cell office:value-type="float" office:value="0.02"/>
          <table:table-cell office:value-type="float" office:value="435.0"/>
          <table:table-cell office:value-type="float" office:value="41.0"/>
          <table:table-cell office:value-type="float" office:value="1.44"/>
          <table:table-cell table:style-name="cellWorst" office:value-type="float" office:value="193160.0"/>
          <table:table-cell table:style-name="cellWorst" office:value-type="float" office:value="3861.0"/>
          <table:table-cell office:value-type="float" office:value="0.01"/>
          <table:table-cell office:value-type="float" office:value="413.0"/>
          <table:table-cell office:value-type="float" office:value="17.0"/>
          <table:table-cell office:value-type="float" office:value="0.01"/>
          <table:table-cell office:value-type="float" office:value="188.0"/>
          <table:table-cell office:value-type="float" office:value="26.0"/>
          <table:table-cell office:value-type="float" office:value="0.02"/>
          <table:table-cell office:value-type="float" office:value="435.0"/>
          <table:table-cell office:value-type="float" office:value="41.0"/>
          <table:table-cell office:value-type="float" office:value="0.01"/>
          <table:table-cell office:value-type="float" office:value="411.0"/>
          <table:table-cell office:value-type="float" office:value="21.0"/>
          <table:table-cell table:formula="of:=MIN([.$B170];[.$E170];[.$H170];[.$K170];[.$N170];[.$Q170];[.$T170])" office:value-type="float"/>
          <table:table-cell table:formula="of:=MIN([.$C170];[.$F170];[.$I170];[.$L170];[.$O170];[.$R170];[.$U170])" office:value-type="float"/>
          <table:table-cell table:formula="of:=MIN([.$D170];[.$G170];[.$J170];[.$M170];[.$P170];[.$S170];[.$V170])" office:value-type="float"/>
          <table:table-cell table:formula="of:=MEDIAN([.$B170];[.$E170];[.$H170];[.$K170];[.$N170];[.$Q170];[.$T170])" office:value-type="float"/>
          <table:table-cell table:formula="of:=MEDIAN([.$C170];[.$F170];[.$I170];[.$L170];[.$O170];[.$R170];[.$U170])" office:value-type="float"/>
          <table:table-cell table:formula="of:=MEDIAN([.$D170];[.$G170];[.$J170];[.$M170];[.$P170];[.$S170];[.$V170])" office:value-type="float"/>
          <table:table-cell table:formula="of:=MAX([.$B170];[.$E170];[.$H170];[.$K170];[.$N170];[.$Q170];[.$T170])" office:value-type="float"/>
          <table:table-cell table:formula="of:=MAX([.$C170];[.$F170];[.$I170];[.$L170];[.$O170];[.$R170];[.$U170])" office:value-type="float"/>
          <table:table-cell table:formula="of:=MAX([.$D170];[.$G170];[.$J170];[.$M170];[.$P170];[.$S170];[.$V170])" office:value-type="float"/>
        </table:table-row>
        <table:table-row table:style-name="ro1">
          <table:table-cell office:value-type="string">
            <text:p>room/room_s10_a15_w5_h15.lp</text:p>
          </table:table-cell>
          <table:table-cell office:value-type="float" office:value="0.04"/>
          <table:table-cell office:value-type="float" office:value="993.0"/>
          <table:table-cell table:style-name="cellBest" office:value-type="float" office:value="37.0"/>
          <table:table-cell office:value-type="float" office:value="0.05"/>
          <table:table-cell office:value-type="float" office:value="1209.0"/>
          <table:table-cell office:value-type="float" office:value="97.0"/>
          <table:table-cell office:value-type="float" office:value="1.19"/>
          <table:table-cell table:style-name="cellWorst" office:value-type="float" office:value="167702.0"/>
          <table:table-cell table:style-name="cellWorst" office:value-type="float" office:value="225.0"/>
          <table:table-cell office:value-type="float" office:value="0.06"/>
          <table:table-cell office:value-type="float" office:value="2794.0"/>
          <table:table-cell office:value-type="float" office:value="111.0"/>
          <table:table-cell office:value-type="float" office:value="0.03"/>
          <table:table-cell table:style-name="cellBest" office:value-type="float" office:value="604.0"/>
          <table:table-cell office:value-type="float" office:value="40.0"/>
          <table:table-cell office:value-type="float" office:value="0.05"/>
          <table:table-cell office:value-type="float" office:value="1209.0"/>
          <table:table-cell office:value-type="float" office:value="97.0"/>
          <table:table-cell office:value-type="float" office:value="0.06"/>
          <table:table-cell office:value-type="float" office:value="2188.0"/>
          <table:table-cell office:value-type="float" office:value="73.0"/>
          <table:table-cell table:formula="of:=MIN([.$B171];[.$E171];[.$H171];[.$K171];[.$N171];[.$Q171];[.$T171])" office:value-type="float"/>
          <table:table-cell table:formula="of:=MIN([.$C171];[.$F171];[.$I171];[.$L171];[.$O171];[.$R171];[.$U171])" office:value-type="float"/>
          <table:table-cell table:formula="of:=MIN([.$D171];[.$G171];[.$J171];[.$M171];[.$P171];[.$S171];[.$V171])" office:value-type="float"/>
          <table:table-cell table:formula="of:=MEDIAN([.$B171];[.$E171];[.$H171];[.$K171];[.$N171];[.$Q171];[.$T171])" office:value-type="float"/>
          <table:table-cell table:formula="of:=MEDIAN([.$C171];[.$F171];[.$I171];[.$L171];[.$O171];[.$R171];[.$U171])" office:value-type="float"/>
          <table:table-cell table:formula="of:=MEDIAN([.$D171];[.$G171];[.$J171];[.$M171];[.$P171];[.$S171];[.$V171])" office:value-type="float"/>
          <table:table-cell table:formula="of:=MAX([.$B171];[.$E171];[.$H171];[.$K171];[.$N171];[.$Q171];[.$T171])" office:value-type="float"/>
          <table:table-cell table:formula="of:=MAX([.$C171];[.$F171];[.$I171];[.$L171];[.$O171];[.$R171];[.$U171])" office:value-type="float"/>
          <table:table-cell table:formula="of:=MAX([.$D171];[.$G171];[.$J171];[.$M171];[.$P171];[.$S171];[.$V171])" office:value-type="float"/>
        </table:table-row>
        <table:table-row table:style-name="ro1">
          <table:table-cell office:value-type="string">
            <text:p>room/room_s10_a5_w5_h14.lp</text:p>
          </table:table-cell>
          <table:table-cell office:value-type="float" office:value="0.0"/>
          <table:table-cell table:style-name="cellBest" office:value-type="float" office:value="46.0"/>
          <table:table-cell table:style-name="cellBest" office:value-type="float" office:value="2.0"/>
          <table:table-cell office:value-type="float" office:value="0.01"/>
          <table:table-cell office:value-type="float" office:value="153.0"/>
          <table:table-cell office:value-type="float" office:value="18.0"/>
          <table:table-cell office:value-type="float" office:value="1.95"/>
          <table:table-cell table:style-name="cellWorst" office:value-type="float" office:value="273470.0"/>
          <table:table-cell table:style-name="cellWorst" office:value-type="float" office:value="11503.0"/>
          <table:table-cell office:value-type="float" office:value="0.01"/>
          <table:table-cell office:value-type="float" office:value="277.0"/>
          <table:table-cell office:value-type="float" office:value="8.0"/>
          <table:table-cell office:value-type="float" office:value="0.01"/>
          <table:table-cell office:value-type="float" office:value="193.0"/>
          <table:table-cell office:value-type="float" office:value="10.0"/>
          <table:table-cell office:value-type="float" office:value="0.01"/>
          <table:table-cell office:value-type="float" office:value="153.0"/>
          <table:table-cell office:value-type="float" office:value="18.0"/>
          <table:table-cell office:value-type="float" office:value="0.01"/>
          <table:table-cell office:value-type="float" office:value="276.0"/>
          <table:table-cell office:value-type="float" office:value="8.0"/>
          <table:table-cell table:formula="of:=MIN([.$B172];[.$E172];[.$H172];[.$K172];[.$N172];[.$Q172];[.$T172])" office:value-type="float"/>
          <table:table-cell table:formula="of:=MIN([.$C172];[.$F172];[.$I172];[.$L172];[.$O172];[.$R172];[.$U172])" office:value-type="float"/>
          <table:table-cell table:formula="of:=MIN([.$D172];[.$G172];[.$J172];[.$M172];[.$P172];[.$S172];[.$V172])" office:value-type="float"/>
          <table:table-cell table:formula="of:=MEDIAN([.$B172];[.$E172];[.$H172];[.$K172];[.$N172];[.$Q172];[.$T172])" office:value-type="float"/>
          <table:table-cell table:formula="of:=MEDIAN([.$C172];[.$F172];[.$I172];[.$L172];[.$O172];[.$R172];[.$U172])" office:value-type="float"/>
          <table:table-cell table:formula="of:=MEDIAN([.$D172];[.$G172];[.$J172];[.$M172];[.$P172];[.$S172];[.$V172])" office:value-type="float"/>
          <table:table-cell table:formula="of:=MAX([.$B172];[.$E172];[.$H172];[.$K172];[.$N172];[.$Q172];[.$T172])" office:value-type="float"/>
          <table:table-cell table:formula="of:=MAX([.$C172];[.$F172];[.$I172];[.$L172];[.$O172];[.$R172];[.$U172])" office:value-type="float"/>
          <table:table-cell table:formula="of:=MAX([.$D172];[.$G172];[.$J172];[.$M172];[.$P172];[.$S172];[.$V172])" office:value-type="float"/>
        </table:table-row>
        <table:table-row table:style-name="ro1">
          <table:table-cell office:value-type="string">
            <text:p>room/room_s11_a10_w5_h17.lp</text:p>
          </table:table-cell>
          <table:table-cell office:value-type="float" office:value="0.03"/>
          <table:table-cell office:value-type="float" office:value="646.0"/>
          <table:table-cell table:style-name="cellBest" office:value-type="float" office:value="19.0"/>
          <table:table-cell office:value-type="float" office:value="0.05"/>
          <table:table-cell office:value-type="float" office:value="946.0"/>
          <table:table-cell office:value-type="float" office:value="55.0"/>
          <table:table-cell office:value-type="float" office:value="0.76"/>
          <table:table-cell table:style-name="cellWorst" office:value-type="float" office:value="91939.0"/>
          <table:table-cell table:style-name="cellWorst" office:value-type="float" office:value="134.0"/>
          <table:table-cell office:value-type="float" office:value="0.04"/>
          <table:table-cell office:value-type="float" office:value="1468.0"/>
          <table:table-cell office:value-type="float" office:value="80.0"/>
          <table:table-cell office:value-type="float" office:value="0.02"/>
          <table:table-cell table:style-name="cellBest" office:value-type="float" office:value="230.0"/>
          <table:table-cell office:value-type="float" office:value="30.0"/>
          <table:table-cell office:value-type="float" office:value="0.05"/>
          <table:table-cell office:value-type="float" office:value="946.0"/>
          <table:table-cell office:value-type="float" office:value="55.0"/>
          <table:table-cell office:value-type="float" office:value="0.03"/>
          <table:table-cell office:value-type="float" office:value="1328.0"/>
          <table:table-cell office:value-type="float" office:value="59.0"/>
          <table:table-cell table:formula="of:=MIN([.$B173];[.$E173];[.$H173];[.$K173];[.$N173];[.$Q173];[.$T173])" office:value-type="float"/>
          <table:table-cell table:formula="of:=MIN([.$C173];[.$F173];[.$I173];[.$L173];[.$O173];[.$R173];[.$U173])" office:value-type="float"/>
          <table:table-cell table:formula="of:=MIN([.$D173];[.$G173];[.$J173];[.$M173];[.$P173];[.$S173];[.$V173])" office:value-type="float"/>
          <table:table-cell table:formula="of:=MEDIAN([.$B173];[.$E173];[.$H173];[.$K173];[.$N173];[.$Q173];[.$T173])" office:value-type="float"/>
          <table:table-cell table:formula="of:=MEDIAN([.$C173];[.$F173];[.$I173];[.$L173];[.$O173];[.$R173];[.$U173])" office:value-type="float"/>
          <table:table-cell table:formula="of:=MEDIAN([.$D173];[.$G173];[.$J173];[.$M173];[.$P173];[.$S173];[.$V173])" office:value-type="float"/>
          <table:table-cell table:formula="of:=MAX([.$B173];[.$E173];[.$H173];[.$K173];[.$N173];[.$Q173];[.$T173])" office:value-type="float"/>
          <table:table-cell table:formula="of:=MAX([.$C173];[.$F173];[.$I173];[.$L173];[.$O173];[.$R173];[.$U173])" office:value-type="float"/>
          <table:table-cell table:formula="of:=MAX([.$D173];[.$G173];[.$J173];[.$M173];[.$P173];[.$S173];[.$V173])" office:value-type="float"/>
        </table:table-row>
        <table:table-row table:style-name="ro1">
          <table:table-cell office:value-type="string">
            <text:p>room/room_s11_a12_w4_h15.lp</text:p>
          </table:table-cell>
          <table:table-cell office:value-type="float" office:value="0.02"/>
          <table:table-cell office:value-type="float" office:value="834.0"/>
          <table:table-cell office:value-type="float" office:value="34.0"/>
          <table:table-cell office:value-type="float" office:value="0.04"/>
          <table:table-cell office:value-type="float" office:value="1271.0"/>
          <table:table-cell office:value-type="float" office:value="84.0"/>
          <table:table-cell table:style-name="cellWorst" office:value-type="float" office:value="11.05"/>
          <table:table-cell table:style-name="cellWorst" office:value-type="float" office:value="1053528.0"/>
          <table:table-cell table:style-name="cellWorst" office:value-type="float" office:value="27157.0"/>
          <table:table-cell table:style-name="cellBest" office:value-type="float" office:value="0.01"/>
          <table:table-cell office:value-type="float" office:value="480.0"/>
          <table:table-cell office:value-type="float" office:value="33.0"/>
          <table:table-cell office:value-type="float" office:value="0.02"/>
          <table:table-cell office:value-type="float" office:value="598.0"/>
          <table:table-cell office:value-type="float" office:value="39.0"/>
          <table:table-cell office:value-type="float" office:value="0.04"/>
          <table:table-cell office:value-type="float" office:value="1271.0"/>
          <table:table-cell office:value-type="float" office:value="84.0"/>
          <table:table-cell table:style-name="cellBest" office:value-type="float" office:value="0.01"/>
          <table:table-cell table:style-name="cellBest" office:value-type="float" office:value="476.0"/>
          <table:table-cell table:style-name="cellBest" office:value-type="float" office:value="32.0"/>
          <table:table-cell table:formula="of:=MIN([.$B174];[.$E174];[.$H174];[.$K174];[.$N174];[.$Q174];[.$T174])" office:value-type="float"/>
          <table:table-cell table:formula="of:=MIN([.$C174];[.$F174];[.$I174];[.$L174];[.$O174];[.$R174];[.$U174])" office:value-type="float"/>
          <table:table-cell table:formula="of:=MIN([.$D174];[.$G174];[.$J174];[.$M174];[.$P174];[.$S174];[.$V174])" office:value-type="float"/>
          <table:table-cell table:formula="of:=MEDIAN([.$B174];[.$E174];[.$H174];[.$K174];[.$N174];[.$Q174];[.$T174])" office:value-type="float"/>
          <table:table-cell table:formula="of:=MEDIAN([.$C174];[.$F174];[.$I174];[.$L174];[.$O174];[.$R174];[.$U174])" office:value-type="float"/>
          <table:table-cell table:formula="of:=MEDIAN([.$D174];[.$G174];[.$J174];[.$M174];[.$P174];[.$S174];[.$V174])" office:value-type="float"/>
          <table:table-cell table:formula="of:=MAX([.$B174];[.$E174];[.$H174];[.$K174];[.$N174];[.$Q174];[.$T174])" office:value-type="float"/>
          <table:table-cell table:formula="of:=MAX([.$C174];[.$F174];[.$I174];[.$L174];[.$O174];[.$R174];[.$U174])" office:value-type="float"/>
          <table:table-cell table:formula="of:=MAX([.$D174];[.$G174];[.$J174];[.$M174];[.$P174];[.$S174];[.$V174])" office:value-type="float"/>
        </table:table-row>
        <table:table-row table:style-name="ro1">
          <table:table-cell office:value-type="string">
            <text:p>room/room_s11_a15_w5_h16.lp</text:p>
          </table:table-cell>
          <table:table-cell office:value-type="float" office:value="0.03"/>
          <table:table-cell table:style-name="cellBest" office:value-type="float" office:value="466.0"/>
          <table:table-cell table:style-name="cellBest" office:value-type="float" office:value="20.0"/>
          <table:table-cell office:value-type="float" office:value="0.12"/>
          <table:table-cell office:value-type="float" office:value="1859.0"/>
          <table:table-cell office:value-type="float" office:value="87.0"/>
          <table:table-cell office:value-type="float" office:value="0.76"/>
          <table:table-cell table:style-name="cellWorst" office:value-type="float" office:value="105374.0"/>
          <table:table-cell table:style-name="cellWorst" office:value-type="float" office:value="116.0"/>
          <table:table-cell office:value-type="float" office:value="0.04"/>
          <table:table-cell office:value-type="float" office:value="1469.0"/>
          <table:table-cell office:value-type="float" office:value="58.0"/>
          <table:table-cell office:value-type="float" office:value="0.05"/>
          <table:table-cell office:value-type="float" office:value="863.0"/>
          <table:table-cell office:value-type="float" office:value="38.0"/>
          <table:table-cell office:value-type="float" office:value="0.11"/>
          <table:table-cell office:value-type="float" office:value="1859.0"/>
          <table:table-cell office:value-type="float" office:value="87.0"/>
          <table:table-cell office:value-type="float" office:value="0.07"/>
          <table:table-cell office:value-type="float" office:value="2545.0"/>
          <table:table-cell office:value-type="float" office:value="83.0"/>
          <table:table-cell table:formula="of:=MIN([.$B175];[.$E175];[.$H175];[.$K175];[.$N175];[.$Q175];[.$T175])" office:value-type="float"/>
          <table:table-cell table:formula="of:=MIN([.$C175];[.$F175];[.$I175];[.$L175];[.$O175];[.$R175];[.$U175])" office:value-type="float"/>
          <table:table-cell table:formula="of:=MIN([.$D175];[.$G175];[.$J175];[.$M175];[.$P175];[.$S175];[.$V175])" office:value-type="float"/>
          <table:table-cell table:formula="of:=MEDIAN([.$B175];[.$E175];[.$H175];[.$K175];[.$N175];[.$Q175];[.$T175])" office:value-type="float"/>
          <table:table-cell table:formula="of:=MEDIAN([.$C175];[.$F175];[.$I175];[.$L175];[.$O175];[.$R175];[.$U175])" office:value-type="float"/>
          <table:table-cell table:formula="of:=MEDIAN([.$D175];[.$G175];[.$J175];[.$M175];[.$P175];[.$S175];[.$V175])" office:value-type="float"/>
          <table:table-cell table:formula="of:=MAX([.$B175];[.$E175];[.$H175];[.$K175];[.$N175];[.$Q175];[.$T175])" office:value-type="float"/>
          <table:table-cell table:formula="of:=MAX([.$C175];[.$F175];[.$I175];[.$L175];[.$O175];[.$R175];[.$U175])" office:value-type="float"/>
          <table:table-cell table:formula="of:=MAX([.$D175];[.$G175];[.$J175];[.$M175];[.$P175];[.$S175];[.$V175])" office:value-type="float"/>
        </table:table-row>
        <table:table-row table:style-name="ro1">
          <table:table-cell office:value-type="string">
            <text:p>room/room_s11_a1_w5_h15.lp</text:p>
          </table:table-cell>
          <table:table-cell office:value-type="float" office:value="0.0"/>
          <table:table-cell table:style-name="cellBest" office:value-type="float" office:value="6.0"/>
          <table:table-cell table:style-name="cellBest" office:value-type="float" office:value="1.0"/>
          <table:table-cell office:value-type="float" office:value="0.0"/>
          <table:table-cell office:value-type="float" office:value="10.0"/>
          <table:table-cell office:value-type="float" office:value="3.0"/>
          <table:table-cell office:value-type="float" office:value="0.02"/>
          <table:table-cell table:style-name="cellWorst" office:value-type="float" office:value="2174.0"/>
          <table:table-cell table:style-name="cellWorst" office:value-type="float" office:value="25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0"/>
          <table:table-cell office:value-type="float" office:value="12.0"/>
          <table:table-cell office:value-type="float" office:value="3.0"/>
          <table:table-cell office:value-type="float" office:value="0.0"/>
          <table:table-cell office:value-type="float" office:value="10.0"/>
          <table:table-cell office:value-type="float" office:value="3.0"/>
          <table:table-cell office:value-type="float" office:value="0.0"/>
          <table:table-cell office:value-type="float" office:value="88.0"/>
          <table:table-cell office:value-type="float" office:value="9.0"/>
          <table:table-cell table:formula="of:=MIN([.$B176];[.$E176];[.$H176];[.$K176];[.$N176];[.$Q176];[.$T176])" office:value-type="float"/>
          <table:table-cell table:formula="of:=MIN([.$C176];[.$F176];[.$I176];[.$L176];[.$O176];[.$R176];[.$U176])" office:value-type="float"/>
          <table:table-cell table:formula="of:=MIN([.$D176];[.$G176];[.$J176];[.$M176];[.$P176];[.$S176];[.$V176])" office:value-type="float"/>
          <table:table-cell table:formula="of:=MEDIAN([.$B176];[.$E176];[.$H176];[.$K176];[.$N176];[.$Q176];[.$T176])" office:value-type="float"/>
          <table:table-cell table:formula="of:=MEDIAN([.$C176];[.$F176];[.$I176];[.$L176];[.$O176];[.$R176];[.$U176])" office:value-type="float"/>
          <table:table-cell table:formula="of:=MEDIAN([.$D176];[.$G176];[.$J176];[.$M176];[.$P176];[.$S176];[.$V176])" office:value-type="float"/>
          <table:table-cell table:formula="of:=MAX([.$B176];[.$E176];[.$H176];[.$K176];[.$N176];[.$Q176];[.$T176])" office:value-type="float"/>
          <table:table-cell table:formula="of:=MAX([.$C176];[.$F176];[.$I176];[.$L176];[.$O176];[.$R176];[.$U176])" office:value-type="float"/>
          <table:table-cell table:formula="of:=MAX([.$D176];[.$G176];[.$J176];[.$M176];[.$P176];[.$S176];[.$V176])" office:value-type="float"/>
        </table:table-row>
        <table:table-row table:style-name="ro1">
          <table:table-cell office:value-type="string">
            <text:p>room/room_s11_a2_w5_h12.lp</text:p>
          </table:table-cell>
          <table:table-cell office:value-type="float" office:value="0.0"/>
          <table:table-cell table:style-name="cellBest" office:value-type="float" office:value="14.0"/>
          <table:table-cell table:style-name="cellBest" office:value-type="float" office:value="0.0"/>
          <table:table-cell office:value-type="float" office:value="0.0"/>
          <table:table-cell office:value-type="float" office:value="33.0"/>
          <table:table-cell office:value-type="float" office:value="4.0"/>
          <table:table-cell office:value-type="float" office:value="0.02"/>
          <table:table-cell table:style-name="cellWorst" office:value-type="float" office:value="1761.0"/>
          <table:table-cell office:value-type="float" office:value="3.0"/>
          <table:table-cell office:value-type="float" office:value="0.0"/>
          <table:table-cell office:value-type="float" office:value="50.0"/>
          <table:table-cell office:value-type="float" office:value="2.0"/>
          <table:table-cell office:value-type="float" office:value="0.0"/>
          <table:table-cell office:value-type="float" office:value="42.0"/>
          <table:table-cell office:value-type="float" office:value="2.0"/>
          <table:table-cell office:value-type="float" office:value="0.0"/>
          <table:table-cell office:value-type="float" office:value="33.0"/>
          <table:table-cell office:value-type="float" office:value="4.0"/>
          <table:table-cell office:value-type="float" office:value="0.0"/>
          <table:table-cell office:value-type="float" office:value="49.0"/>
          <table:table-cell office:value-type="float" office:value="2.0"/>
          <table:table-cell table:formula="of:=MIN([.$B177];[.$E177];[.$H177];[.$K177];[.$N177];[.$Q177];[.$T177])" office:value-type="float"/>
          <table:table-cell table:formula="of:=MIN([.$C177];[.$F177];[.$I177];[.$L177];[.$O177];[.$R177];[.$U177])" office:value-type="float"/>
          <table:table-cell table:formula="of:=MIN([.$D177];[.$G177];[.$J177];[.$M177];[.$P177];[.$S177];[.$V177])" office:value-type="float"/>
          <table:table-cell table:formula="of:=MEDIAN([.$B177];[.$E177];[.$H177];[.$K177];[.$N177];[.$Q177];[.$T177])" office:value-type="float"/>
          <table:table-cell table:formula="of:=MEDIAN([.$C177];[.$F177];[.$I177];[.$L177];[.$O177];[.$R177];[.$U177])" office:value-type="float"/>
          <table:table-cell table:formula="of:=MEDIAN([.$D177];[.$G177];[.$J177];[.$M177];[.$P177];[.$S177];[.$V177])" office:value-type="float"/>
          <table:table-cell table:formula="of:=MAX([.$B177];[.$E177];[.$H177];[.$K177];[.$N177];[.$Q177];[.$T177])" office:value-type="float"/>
          <table:table-cell table:formula="of:=MAX([.$C177];[.$F177];[.$I177];[.$L177];[.$O177];[.$R177];[.$U177])" office:value-type="float"/>
          <table:table-cell table:formula="of:=MAX([.$D177];[.$G177];[.$J177];[.$M177];[.$P177];[.$S177];[.$V177])" office:value-type="float"/>
        </table:table-row>
        <table:table-row table:style-name="ro1">
          <table:table-cell office:value-type="string">
            <text:p>room/room_s11_a3_w5_h12.lp</text:p>
          </table:table-cell>
          <table:table-cell office:value-type="float" office:value="0.0"/>
          <table:table-cell table:style-name="cellBest" office:value-type="float" office:value="23.0"/>
          <table:table-cell table:style-name="cellBest" office:value-type="float" office:value="0.0"/>
          <table:table-cell office:value-type="float" office:value="0.01"/>
          <table:table-cell office:value-type="float" office:value="42.0"/>
          <table:table-cell office:value-type="float" office:value="8.0"/>
          <table:table-cell office:value-type="float" office:value="1.96"/>
          <table:table-cell table:style-name="cellWorst" office:value-type="float" office:value="106676.0"/>
          <table:table-cell table:style-name="cellWorst" office:value-type="float" office:value="13455.0"/>
          <table:table-cell office:value-type="float" office:value="0.0"/>
          <table:table-cell office:value-type="float" office:value="159.0"/>
          <table:table-cell office:value-type="float" office:value="9.0"/>
          <table:table-cell office:value-type="float" office:value="0.0"/>
          <table:table-cell office:value-type="float" office:value="51.0"/>
          <table:table-cell office:value-type="float" office:value="2.0"/>
          <table:table-cell office:value-type="float" office:value="0.0"/>
          <table:table-cell office:value-type="float" office:value="42.0"/>
          <table:table-cell office:value-type="float" office:value="8.0"/>
          <table:table-cell office:value-type="float" office:value="0.0"/>
          <table:table-cell office:value-type="float" office:value="158.0"/>
          <table:table-cell office:value-type="float" office:value="9.0"/>
          <table:table-cell table:formula="of:=MIN([.$B178];[.$E178];[.$H178];[.$K178];[.$N178];[.$Q178];[.$T178])" office:value-type="float"/>
          <table:table-cell table:formula="of:=MIN([.$C178];[.$F178];[.$I178];[.$L178];[.$O178];[.$R178];[.$U178])" office:value-type="float"/>
          <table:table-cell table:formula="of:=MIN([.$D178];[.$G178];[.$J178];[.$M178];[.$P178];[.$S178];[.$V178])" office:value-type="float"/>
          <table:table-cell table:formula="of:=MEDIAN([.$B178];[.$E178];[.$H178];[.$K178];[.$N178];[.$Q178];[.$T178])" office:value-type="float"/>
          <table:table-cell table:formula="of:=MEDIAN([.$C178];[.$F178];[.$I178];[.$L178];[.$O178];[.$R178];[.$U178])" office:value-type="float"/>
          <table:table-cell table:formula="of:=MEDIAN([.$D178];[.$G178];[.$J178];[.$M178];[.$P178];[.$S178];[.$V178])" office:value-type="float"/>
          <table:table-cell table:formula="of:=MAX([.$B178];[.$E178];[.$H178];[.$K178];[.$N178];[.$Q178];[.$T178])" office:value-type="float"/>
          <table:table-cell table:formula="of:=MAX([.$C178];[.$F178];[.$I178];[.$L178];[.$O178];[.$R178];[.$U178])" office:value-type="float"/>
          <table:table-cell table:formula="of:=MAX([.$D178];[.$G178];[.$J178];[.$M178];[.$P178];[.$S178];[.$V178])" office:value-type="float"/>
        </table:table-row>
        <table:table-row table:style-name="ro1">
          <table:table-cell office:value-type="string">
            <text:p>room/room_s11_a5_w5_h15.lp</text:p>
          </table:table-cell>
          <table:table-cell office:value-type="float" office:value="0.01"/>
          <table:table-cell table:style-name="cellBest" office:value-type="float" office:value="57.0"/>
          <table:table-cell table:style-name="cellBest" office:value-type="float" office:value="3.0"/>
          <table:table-cell office:value-type="float" office:value="0.01"/>
          <table:table-cell office:value-type="float" office:value="194.0"/>
          <table:table-cell office:value-type="float" office:value="33.0"/>
          <table:table-cell office:value-type="float" office:value="1.73"/>
          <table:table-cell table:style-name="cellWorst" office:value-type="float" office:value="185980.0"/>
          <table:table-cell table:style-name="cellWorst" office:value-type="float" office:value="4725.0"/>
          <table:table-cell office:value-type="float" office:value="0.01"/>
          <table:table-cell office:value-type="float" office:value="287.0"/>
          <table:table-cell office:value-type="float" office:value="11.0"/>
          <table:table-cell office:value-type="float" office:value="0.01"/>
          <table:table-cell office:value-type="float" office:value="121.0"/>
          <table:table-cell office:value-type="float" office:value="17.0"/>
          <table:table-cell office:value-type="float" office:value="0.02"/>
          <table:table-cell office:value-type="float" office:value="194.0"/>
          <table:table-cell office:value-type="float" office:value="33.0"/>
          <table:table-cell office:value-type="float" office:value="0.01"/>
          <table:table-cell office:value-type="float" office:value="250.0"/>
          <table:table-cell office:value-type="float" office:value="9.0"/>
          <table:table-cell table:formula="of:=MIN([.$B179];[.$E179];[.$H179];[.$K179];[.$N179];[.$Q179];[.$T179])" office:value-type="float"/>
          <table:table-cell table:formula="of:=MIN([.$C179];[.$F179];[.$I179];[.$L179];[.$O179];[.$R179];[.$U179])" office:value-type="float"/>
          <table:table-cell table:formula="of:=MIN([.$D179];[.$G179];[.$J179];[.$M179];[.$P179];[.$S179];[.$V179])" office:value-type="float"/>
          <table:table-cell table:formula="of:=MEDIAN([.$B179];[.$E179];[.$H179];[.$K179];[.$N179];[.$Q179];[.$T179])" office:value-type="float"/>
          <table:table-cell table:formula="of:=MEDIAN([.$C179];[.$F179];[.$I179];[.$L179];[.$O179];[.$R179];[.$U179])" office:value-type="float"/>
          <table:table-cell table:formula="of:=MEDIAN([.$D179];[.$G179];[.$J179];[.$M179];[.$P179];[.$S179];[.$V179])" office:value-type="float"/>
          <table:table-cell table:formula="of:=MAX([.$B179];[.$E179];[.$H179];[.$K179];[.$N179];[.$Q179];[.$T179])" office:value-type="float"/>
          <table:table-cell table:formula="of:=MAX([.$C179];[.$F179];[.$I179];[.$L179];[.$O179];[.$R179];[.$U179])" office:value-type="float"/>
          <table:table-cell table:formula="of:=MAX([.$D179];[.$G179];[.$J179];[.$M179];[.$P179];[.$S179];[.$V179])" office:value-type="float"/>
        </table:table-row>
        <table:table-row table:style-name="ro1">
          <table:table-cell office:value-type="string">
            <text:p>room/room_s12_a10_w5_h17.lp</text:p>
          </table:table-cell>
          <table:table-cell office:value-type="float" office:value="0.05"/>
          <table:table-cell office:value-type="float" office:value="767.0"/>
          <table:table-cell office:value-type="float" office:value="50.0"/>
          <table:table-cell table:style-name="cellBest" office:value-type="float" office:value="0.02"/>
          <table:table-cell table:style-name="cellBest" office:value-type="float" office:value="347.0"/>
          <table:table-cell table:style-name="cellBest" office:value-type="float" office:value="33.0"/>
          <table:table-cell table:style-name="cellWorst" office:value-type="float" office:value="2.78"/>
          <table:table-cell table:style-name="cellWorst" office:value-type="float" office:value="294048.0"/>
          <table:table-cell table:style-name="cellWorst" office:value-type="float" office:value="2947.0"/>
          <table:table-cell office:value-type="float" office:value="0.05"/>
          <table:table-cell office:value-type="float" office:value="2897.0"/>
          <table:table-cell office:value-type="float" office:value="48.0"/>
          <table:table-cell office:value-type="float" office:value="0.04"/>
          <table:table-cell office:value-type="float" office:value="474.0"/>
          <table:table-cell office:value-type="float" office:value="48.0"/>
          <table:table-cell office:value-type="float" office:value="0.03"/>
          <table:table-cell table:style-name="cellBest" office:value-type="float" office:value="347.0"/>
          <table:table-cell table:style-name="cellBest" office:value-type="float" office:value="33.0"/>
          <table:table-cell office:value-type="float" office:value="0.06"/>
          <table:table-cell office:value-type="float" office:value="4055.0"/>
          <table:table-cell office:value-type="float" office:value="43.0"/>
          <table:table-cell table:formula="of:=MIN([.$B180];[.$E180];[.$H180];[.$K180];[.$N180];[.$Q180];[.$T180])" office:value-type="float"/>
          <table:table-cell table:formula="of:=MIN([.$C180];[.$F180];[.$I180];[.$L180];[.$O180];[.$R180];[.$U180])" office:value-type="float"/>
          <table:table-cell table:formula="of:=MIN([.$D180];[.$G180];[.$J180];[.$M180];[.$P180];[.$S180];[.$V180])" office:value-type="float"/>
          <table:table-cell table:formula="of:=MEDIAN([.$B180];[.$E180];[.$H180];[.$K180];[.$N180];[.$Q180];[.$T180])" office:value-type="float"/>
          <table:table-cell table:formula="of:=MEDIAN([.$C180];[.$F180];[.$I180];[.$L180];[.$O180];[.$R180];[.$U180])" office:value-type="float"/>
          <table:table-cell table:formula="of:=MEDIAN([.$D180];[.$G180];[.$J180];[.$M180];[.$P180];[.$S180];[.$V180])" office:value-type="float"/>
          <table:table-cell table:formula="of:=MAX([.$B180];[.$E180];[.$H180];[.$K180];[.$N180];[.$Q180];[.$T180])" office:value-type="float"/>
          <table:table-cell table:formula="of:=MAX([.$C180];[.$F180];[.$I180];[.$L180];[.$O180];[.$R180];[.$U180])" office:value-type="float"/>
          <table:table-cell table:formula="of:=MAX([.$D180];[.$G180];[.$J180];[.$M180];[.$P180];[.$S180];[.$V180])" office:value-type="float"/>
        </table:table-row>
        <table:table-row table:style-name="ro1">
          <table:table-cell office:value-type="string">
            <text:p>room/room_s12_a14_w4_h20.lp</text:p>
          </table:table-cell>
          <table:table-cell office:value-type="float" office:value="0.12"/>
          <table:table-cell office:value-type="float" office:value="1752.0"/>
          <table:table-cell office:value-type="float" office:value="108.0"/>
          <table:table-cell office:value-type="float" office:value="0.09"/>
          <table:table-cell table:style-name="cellBest" office:value-type="float" office:value="1017.0"/>
          <table:table-cell office:value-type="float" office:value="113.0"/>
          <table:table-cell office:value-type="float" office:value="0.9"/>
          <table:table-cell table:style-name="cellWorst" office:value-type="float" office:value="68839.0"/>
          <table:table-cell table:style-name="cellBest" office:value-type="float" office:value="78.0"/>
          <table:table-cell office:value-type="float" office:value="0.11"/>
          <table:table-cell office:value-type="float" office:value="2446.0"/>
          <table:table-cell office:value-type="float" office:value="81.0"/>
          <table:table-cell office:value-type="float" office:value="1.02"/>
          <table:table-cell office:value-type="float" office:value="10352.0"/>
          <table:table-cell table:style-name="cellWorst" office:value-type="float" office:value="1245.0"/>
          <table:table-cell office:value-type="float" office:value="0.08"/>
          <table:table-cell table:style-name="cellBest" office:value-type="float" office:value="1017.0"/>
          <table:table-cell office:value-type="float" office:value="113.0"/>
          <table:table-cell office:value-type="float" office:value="0.07"/>
          <table:table-cell office:value-type="float" office:value="1969.0"/>
          <table:table-cell office:value-type="float" office:value="80.0"/>
          <table:table-cell table:formula="of:=MIN([.$B181];[.$E181];[.$H181];[.$K181];[.$N181];[.$Q181];[.$T181])" office:value-type="float"/>
          <table:table-cell table:formula="of:=MIN([.$C181];[.$F181];[.$I181];[.$L181];[.$O181];[.$R181];[.$U181])" office:value-type="float"/>
          <table:table-cell table:formula="of:=MIN([.$D181];[.$G181];[.$J181];[.$M181];[.$P181];[.$S181];[.$V181])" office:value-type="float"/>
          <table:table-cell table:formula="of:=MEDIAN([.$B181];[.$E181];[.$H181];[.$K181];[.$N181];[.$Q181];[.$T181])" office:value-type="float"/>
          <table:table-cell table:formula="of:=MEDIAN([.$C181];[.$F181];[.$I181];[.$L181];[.$O181];[.$R181];[.$U181])" office:value-type="float"/>
          <table:table-cell table:formula="of:=MEDIAN([.$D181];[.$G181];[.$J181];[.$M181];[.$P181];[.$S181];[.$V181])" office:value-type="float"/>
          <table:table-cell table:formula="of:=MAX([.$B181];[.$E181];[.$H181];[.$K181];[.$N181];[.$Q181];[.$T181])" office:value-type="float"/>
          <table:table-cell table:formula="of:=MAX([.$C181];[.$F181];[.$I181];[.$L181];[.$O181];[.$R181];[.$U181])" office:value-type="float"/>
          <table:table-cell table:formula="of:=MAX([.$D181];[.$G181];[.$J181];[.$M181];[.$P181];[.$S181];[.$V181])" office:value-type="float"/>
        </table:table-row>
        <table:table-row table:style-name="ro1">
          <table:table-cell office:value-type="string">
            <text:p>room/room_s12_a15_w5_h14.lp</text:p>
          </table:table-cell>
          <table:table-cell office:value-type="float" office:value="0.02"/>
          <table:table-cell table:style-name="cellBest" office:value-type="float" office:value="289.0"/>
          <table:table-cell table:style-name="cellBest" office:value-type="float" office:value="17.0"/>
          <table:table-cell office:value-type="float" office:value="0.05"/>
          <table:table-cell office:value-type="float" office:value="911.0"/>
          <table:table-cell office:value-type="float" office:value="66.0"/>
          <table:table-cell office:value-type="float" office:value="0.3"/>
          <table:table-cell table:style-name="cellWorst" office:value-type="float" office:value="21912.0"/>
          <table:table-cell table:style-name="cellWorst" office:value-type="float" office:value="83.0"/>
          <table:table-cell office:value-type="float" office:value="0.04"/>
          <table:table-cell office:value-type="float" office:value="940.0"/>
          <table:table-cell office:value-type="float" office:value="51.0"/>
          <table:table-cell office:value-type="float" office:value="0.02"/>
          <table:table-cell office:value-type="float" office:value="298.0"/>
          <table:table-cell office:value-type="float" office:value="24.0"/>
          <table:table-cell office:value-type="float" office:value="0.05"/>
          <table:table-cell office:value-type="float" office:value="911.0"/>
          <table:table-cell office:value-type="float" office:value="66.0"/>
          <table:table-cell office:value-type="float" office:value="0.04"/>
          <table:table-cell office:value-type="float" office:value="1041.0"/>
          <table:table-cell office:value-type="float" office:value="53.0"/>
          <table:table-cell table:formula="of:=MIN([.$B182];[.$E182];[.$H182];[.$K182];[.$N182];[.$Q182];[.$T182])" office:value-type="float"/>
          <table:table-cell table:formula="of:=MIN([.$C182];[.$F182];[.$I182];[.$L182];[.$O182];[.$R182];[.$U182])" office:value-type="float"/>
          <table:table-cell table:formula="of:=MIN([.$D182];[.$G182];[.$J182];[.$M182];[.$P182];[.$S182];[.$V182])" office:value-type="float"/>
          <table:table-cell table:formula="of:=MEDIAN([.$B182];[.$E182];[.$H182];[.$K182];[.$N182];[.$Q182];[.$T182])" office:value-type="float"/>
          <table:table-cell table:formula="of:=MEDIAN([.$C182];[.$F182];[.$I182];[.$L182];[.$O182];[.$R182];[.$U182])" office:value-type="float"/>
          <table:table-cell table:formula="of:=MEDIAN([.$D182];[.$G182];[.$J182];[.$M182];[.$P182];[.$S182];[.$V182])" office:value-type="float"/>
          <table:table-cell table:formula="of:=MAX([.$B182];[.$E182];[.$H182];[.$K182];[.$N182];[.$Q182];[.$T182])" office:value-type="float"/>
          <table:table-cell table:formula="of:=MAX([.$C182];[.$F182];[.$I182];[.$L182];[.$O182];[.$R182];[.$U182])" office:value-type="float"/>
          <table:table-cell table:formula="of:=MAX([.$D182];[.$G182];[.$J182];[.$M182];[.$P182];[.$S182];[.$V182])" office:value-type="float"/>
        </table:table-row>
        <table:table-row table:style-name="ro1">
          <table:table-cell office:value-type="string">
            <text:p>room/room_s12_a1_w5_h10.lp</text:p>
          </table:table-cell>
          <table:table-cell office:value-type="float" office:value="0.0"/>
          <table:table-cell table:style-name="cellBest" office:value-type="float" office:value="2.0"/>
          <table:table-cell table:style-name="cellBest" office:value-type="float" office:value="0.0"/>
          <table:table-cell office:value-type="float" office:value="0.0"/>
          <table:table-cell office:value-type="float" office:value="5.0"/>
          <table:table-cell office:value-type="float" office:value="1.0"/>
          <table:table-cell office:value-type="float" office:value="0.01"/>
          <table:table-cell table:style-name="cellWorst" office:value-type="float" office:value="860.0"/>
          <table:table-cell office:value-type="float" office:value="3.0"/>
          <table:table-cell office:value-type="float" office:value="0.0"/>
          <table:table-cell office:value-type="float" office:value="5.0"/>
          <table:table-cell table:style-name="cellBest" office:value-type="float" office:value="0.0"/>
          <table:table-cell office:value-type="float" office:value="0.0"/>
          <table:table-cell office:value-type="float" office:value="5.0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.0"/>
          <table:table-cell office:value-type="float" office:value="0.0"/>
          <table:table-cell office:value-type="float" office:value="27.0"/>
          <table:table-cell office:value-type="float" office:value="3.0"/>
          <table:table-cell table:formula="of:=MIN([.$B183];[.$E183];[.$H183];[.$K183];[.$N183];[.$Q183];[.$T183])" office:value-type="float"/>
          <table:table-cell table:formula="of:=MIN([.$C183];[.$F183];[.$I183];[.$L183];[.$O183];[.$R183];[.$U183])" office:value-type="float"/>
          <table:table-cell table:formula="of:=MIN([.$D183];[.$G183];[.$J183];[.$M183];[.$P183];[.$S183];[.$V183])" office:value-type="float"/>
          <table:table-cell table:formula="of:=MEDIAN([.$B183];[.$E183];[.$H183];[.$K183];[.$N183];[.$Q183];[.$T183])" office:value-type="float"/>
          <table:table-cell table:formula="of:=MEDIAN([.$C183];[.$F183];[.$I183];[.$L183];[.$O183];[.$R183];[.$U183])" office:value-type="float"/>
          <table:table-cell table:formula="of:=MEDIAN([.$D183];[.$G183];[.$J183];[.$M183];[.$P183];[.$S183];[.$V183])" office:value-type="float"/>
          <table:table-cell table:formula="of:=MAX([.$B183];[.$E183];[.$H183];[.$K183];[.$N183];[.$Q183];[.$T183])" office:value-type="float"/>
          <table:table-cell table:formula="of:=MAX([.$C183];[.$F183];[.$I183];[.$L183];[.$O183];[.$R183];[.$U183])" office:value-type="float"/>
          <table:table-cell table:formula="of:=MAX([.$D183];[.$G183];[.$J183];[.$M183];[.$P183];[.$S183];[.$V183])" office:value-type="float"/>
        </table:table-row>
        <table:table-row table:style-name="ro1">
          <table:table-cell office:value-type="string">
            <text:p>room/room_s12_a2_w5_h10.lp</text:p>
          </table:table-cell>
          <table:table-cell office:value-type="float" office:value="0.0"/>
          <table:table-cell table:style-name="cellBest" office:value-type="float" office:value="10.0"/>
          <table:table-cell table:style-name="cellBest" office:value-type="float" office:value="0.0"/>
          <table:table-cell office:value-type="float" office:value="0.0"/>
          <table:table-cell office:value-type="float" office:value="16.0"/>
          <table:table-cell office:value-type="float" office:value="4.0"/>
          <table:table-cell office:value-type="float" office:value="0.02"/>
          <table:table-cell table:style-name="cellWorst" office:value-type="float" office:value="1394.0"/>
          <table:table-cell office:value-type="float" office:value="4.0"/>
          <table:table-cell office:value-type="float" office:value="0.0"/>
          <table:table-cell office:value-type="float" office:value="43.0"/>
          <table:table-cell office:value-type="float" office:value="2.0"/>
          <table:table-cell office:value-type="float" office:value="0.0"/>
          <table:table-cell office:value-type="float" office:value="21.0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4.0"/>
          <table:table-cell office:value-type="float" office:value="0.0"/>
          <table:table-cell office:value-type="float" office:value="42.0"/>
          <table:table-cell office:value-type="float" office:value="2.0"/>
          <table:table-cell table:formula="of:=MIN([.$B184];[.$E184];[.$H184];[.$K184];[.$N184];[.$Q184];[.$T184])" office:value-type="float"/>
          <table:table-cell table:formula="of:=MIN([.$C184];[.$F184];[.$I184];[.$L184];[.$O184];[.$R184];[.$U184])" office:value-type="float"/>
          <table:table-cell table:formula="of:=MIN([.$D184];[.$G184];[.$J184];[.$M184];[.$P184];[.$S184];[.$V184])" office:value-type="float"/>
          <table:table-cell table:formula="of:=MEDIAN([.$B184];[.$E184];[.$H184];[.$K184];[.$N184];[.$Q184];[.$T184])" office:value-type="float"/>
          <table:table-cell table:formula="of:=MEDIAN([.$C184];[.$F184];[.$I184];[.$L184];[.$O184];[.$R184];[.$U184])" office:value-type="float"/>
          <table:table-cell table:formula="of:=MEDIAN([.$D184];[.$G184];[.$J184];[.$M184];[.$P184];[.$S184];[.$V184])" office:value-type="float"/>
          <table:table-cell table:formula="of:=MAX([.$B184];[.$E184];[.$H184];[.$K184];[.$N184];[.$Q184];[.$T184])" office:value-type="float"/>
          <table:table-cell table:formula="of:=MAX([.$C184];[.$F184];[.$I184];[.$L184];[.$O184];[.$R184];[.$U184])" office:value-type="float"/>
          <table:table-cell table:formula="of:=MAX([.$D184];[.$G184];[.$J184];[.$M184];[.$P184];[.$S184];[.$V184])" office:value-type="float"/>
        </table:table-row>
        <table:table-row table:style-name="ro1">
          <table:table-cell office:value-type="string">
            <text:p>room/room_s12_a3_w5_h10.lp</text:p>
          </table:table-cell>
          <table:table-cell office:value-type="float" office:value="0.0"/>
          <table:table-cell table:style-name="cellBest" office:value-type="float" office:value="23.0"/>
          <table:table-cell table:style-name="cellBest" office:value-type="float" office:value="1.0"/>
          <table:table-cell office:value-type="float" office:value="0.0"/>
          <table:table-cell office:value-type="float" office:value="37.0"/>
          <table:table-cell office:value-type="float" office:value="5.0"/>
          <table:table-cell office:value-type="float" office:value="0.03"/>
          <table:table-cell table:style-name="cellWorst" office:value-type="float" office:value="2720.0"/>
          <table:table-cell office:value-type="float" office:value="4.0"/>
          <table:table-cell office:value-type="float" office:value="0.0"/>
          <table:table-cell office:value-type="float" office:value="103.0"/>
          <table:table-cell office:value-type="float" office:value="5.0"/>
          <table:table-cell office:value-type="float" office:value="0.0"/>
          <table:table-cell office:value-type="float" office:value="65.0"/>
          <table:table-cell office:value-type="float" office:value="2.0"/>
          <table:table-cell office:value-type="float" office:value="0.0"/>
          <table:table-cell office:value-type="float" office:value="37.0"/>
          <table:table-cell office:value-type="float" office:value="5.0"/>
          <table:table-cell office:value-type="float" office:value="0.0"/>
          <table:table-cell office:value-type="float" office:value="101.0"/>
          <table:table-cell office:value-type="float" office:value="4.0"/>
          <table:table-cell table:formula="of:=MIN([.$B185];[.$E185];[.$H185];[.$K185];[.$N185];[.$Q185];[.$T185])" office:value-type="float"/>
          <table:table-cell table:formula="of:=MIN([.$C185];[.$F185];[.$I185];[.$L185];[.$O185];[.$R185];[.$U185])" office:value-type="float"/>
          <table:table-cell table:formula="of:=MIN([.$D185];[.$G185];[.$J185];[.$M185];[.$P185];[.$S185];[.$V185])" office:value-type="float"/>
          <table:table-cell table:formula="of:=MEDIAN([.$B185];[.$E185];[.$H185];[.$K185];[.$N185];[.$Q185];[.$T185])" office:value-type="float"/>
          <table:table-cell table:formula="of:=MEDIAN([.$C185];[.$F185];[.$I185];[.$L185];[.$O185];[.$R185];[.$U185])" office:value-type="float"/>
          <table:table-cell table:formula="of:=MEDIAN([.$D185];[.$G185];[.$J185];[.$M185];[.$P185];[.$S185];[.$V185])" office:value-type="float"/>
          <table:table-cell table:formula="of:=MAX([.$B185];[.$E185];[.$H185];[.$K185];[.$N185];[.$Q185];[.$T185])" office:value-type="float"/>
          <table:table-cell table:formula="of:=MAX([.$C185];[.$F185];[.$I185];[.$L185];[.$O185];[.$R185];[.$U185])" office:value-type="float"/>
          <table:table-cell table:formula="of:=MAX([.$D185];[.$G185];[.$J185];[.$M185];[.$P185];[.$S185];[.$V185])" office:value-type="float"/>
        </table:table-row>
        <table:table-row table:style-name="ro1">
          <table:table-cell office:value-type="string">
            <text:p>room/room_s12_a5_w5_h13.lp</text:p>
          </table:table-cell>
          <table:table-cell office:value-type="float" office:value="0.0"/>
          <table:table-cell table:style-name="cellBest" office:value-type="float" office:value="48.0"/>
          <table:table-cell table:style-name="cellBest" office:value-type="float" office:value="1.0"/>
          <table:table-cell office:value-type="float" office:value="0.02"/>
          <table:table-cell office:value-type="float" office:value="281.0"/>
          <table:table-cell office:value-type="float" office:value="23.0"/>
          <table:table-cell office:value-type="float" office:value="0.08"/>
          <table:table-cell table:style-name="cellWorst" office:value-type="float" office:value="6042.0"/>
          <table:table-cell table:style-name="cellWorst" office:value-type="float" office:value="55.0"/>
          <table:table-cell office:value-type="float" office:value="0.01"/>
          <table:table-cell office:value-type="float" office:value="188.0"/>
          <table:table-cell office:value-type="float" office:value="9.0"/>
          <table:table-cell office:value-type="float" office:value="0.01"/>
          <table:table-cell office:value-type="float" office:value="143.0"/>
          <table:table-cell office:value-type="float" office:value="5.0"/>
          <table:table-cell office:value-type="float" office:value="0.02"/>
          <table:table-cell office:value-type="float" office:value="281.0"/>
          <table:table-cell office:value-type="float" office:value="23.0"/>
          <table:table-cell office:value-type="float" office:value="0.01"/>
          <table:table-cell office:value-type="float" office:value="184.0"/>
          <table:table-cell office:value-type="float" office:value="9.0"/>
          <table:table-cell table:formula="of:=MIN([.$B186];[.$E186];[.$H186];[.$K186];[.$N186];[.$Q186];[.$T186])" office:value-type="float"/>
          <table:table-cell table:formula="of:=MIN([.$C186];[.$F186];[.$I186];[.$L186];[.$O186];[.$R186];[.$U186])" office:value-type="float"/>
          <table:table-cell table:formula="of:=MIN([.$D186];[.$G186];[.$J186];[.$M186];[.$P186];[.$S186];[.$V186])" office:value-type="float"/>
          <table:table-cell table:formula="of:=MEDIAN([.$B186];[.$E186];[.$H186];[.$K186];[.$N186];[.$Q186];[.$T186])" office:value-type="float"/>
          <table:table-cell table:formula="of:=MEDIAN([.$C186];[.$F186];[.$I186];[.$L186];[.$O186];[.$R186];[.$U186])" office:value-type="float"/>
          <table:table-cell table:formula="of:=MEDIAN([.$D186];[.$G186];[.$J186];[.$M186];[.$P186];[.$S186];[.$V186])" office:value-type="float"/>
          <table:table-cell table:formula="of:=MAX([.$B186];[.$E186];[.$H186];[.$K186];[.$N186];[.$Q186];[.$T186])" office:value-type="float"/>
          <table:table-cell table:formula="of:=MAX([.$C186];[.$F186];[.$I186];[.$L186];[.$O186];[.$R186];[.$U186])" office:value-type="float"/>
          <table:table-cell table:formula="of:=MAX([.$D186];[.$G186];[.$J186];[.$M186];[.$P186];[.$S186];[.$V186])" office:value-type="float"/>
        </table:table-row>
        <table:table-row table:style-name="ro1">
          <table:table-cell office:value-type="string">
            <text:p>room/room_s13_a10_w5_h18.lp</text:p>
          </table:table-cell>
          <table:table-cell office:value-type="float" office:value="0.04"/>
          <table:table-cell office:value-type="float" office:value="631.0"/>
          <table:table-cell table:style-name="cellBest" office:value-type="float" office:value="15.0"/>
          <table:table-cell office:value-type="float" office:value="0.07"/>
          <table:table-cell office:value-type="float" office:value="670.0"/>
          <table:table-cell table:style-name="cellWorst" office:value-type="float" office:value="89.0"/>
          <table:table-cell office:value-type="float" office:value="0.47"/>
          <table:table-cell table:style-name="cellWorst" office:value-type="float" office:value="36359.0"/>
          <table:table-cell office:value-type="float" office:value="32.0"/>
          <table:table-cell office:value-type="float" office:value="0.03"/>
          <table:table-cell office:value-type="float" office:value="1418.0"/>
          <table:table-cell office:value-type="float" office:value="24.0"/>
          <table:table-cell office:value-type="float" office:value="0.03"/>
          <table:table-cell table:style-name="cellBest" office:value-type="float" office:value="439.0"/>
          <table:table-cell office:value-type="float" office:value="28.0"/>
          <table:table-cell office:value-type="float" office:value="0.06"/>
          <table:table-cell office:value-type="float" office:value="670.0"/>
          <table:table-cell table:style-name="cellWorst" office:value-type="float" office:value="89.0"/>
          <table:table-cell office:value-type="float" office:value="0.03"/>
          <table:table-cell office:value-type="float" office:value="1405.0"/>
          <table:table-cell office:value-type="float" office:value="22.0"/>
          <table:table-cell table:formula="of:=MIN([.$B187];[.$E187];[.$H187];[.$K187];[.$N187];[.$Q187];[.$T187])" office:value-type="float"/>
          <table:table-cell table:formula="of:=MIN([.$C187];[.$F187];[.$I187];[.$L187];[.$O187];[.$R187];[.$U187])" office:value-type="float"/>
          <table:table-cell table:formula="of:=MIN([.$D187];[.$G187];[.$J187];[.$M187];[.$P187];[.$S187];[.$V187])" office:value-type="float"/>
          <table:table-cell table:formula="of:=MEDIAN([.$B187];[.$E187];[.$H187];[.$K187];[.$N187];[.$Q187];[.$T187])" office:value-type="float"/>
          <table:table-cell table:formula="of:=MEDIAN([.$C187];[.$F187];[.$I187];[.$L187];[.$O187];[.$R187];[.$U187])" office:value-type="float"/>
          <table:table-cell table:formula="of:=MEDIAN([.$D187];[.$G187];[.$J187];[.$M187];[.$P187];[.$S187];[.$V187])" office:value-type="float"/>
          <table:table-cell table:formula="of:=MAX([.$B187];[.$E187];[.$H187];[.$K187];[.$N187];[.$Q187];[.$T187])" office:value-type="float"/>
          <table:table-cell table:formula="of:=MAX([.$C187];[.$F187];[.$I187];[.$L187];[.$O187];[.$R187];[.$U187])" office:value-type="float"/>
          <table:table-cell table:formula="of:=MAX([.$D187];[.$G187];[.$J187];[.$M187];[.$P187];[.$S187];[.$V187])" office:value-type="float"/>
        </table:table-row>
        <table:table-row table:style-name="ro1">
          <table:table-cell office:value-type="string">
            <text:p>room/room_s13_a15_w5_h23.lp</text:p>
          </table:table-cell>
          <table:table-cell office:value-type="float" office:value="0.09"/>
          <table:table-cell office:value-type="float" office:value="1289.0"/>
          <table:table-cell table:style-name="cellBest" office:value-type="float" office:value="39.0"/>
          <table:table-cell office:value-type="float" office:value="0.21"/>
          <table:table-cell office:value-type="float" office:value="2664.0"/>
          <table:table-cell office:value-type="float" office:value="161.0"/>
          <table:table-cell table:style-name="cellWorst" office:value-type="float" office:value="22.06"/>
          <table:table-cell table:style-name="cellWorst" office:value-type="float" office:value="1785131.0"/>
          <table:table-cell table:style-name="cellWorst" office:value-type="float" office:value="21482.0"/>
          <table:table-cell office:value-type="float" office:value="0.16"/>
          <table:table-cell office:value-type="float" office:value="4131.0"/>
          <table:table-cell office:value-type="float" office:value="111.0"/>
          <table:table-cell table:style-name="cellBest" office:value-type="float" office:value="0.06"/>
          <table:table-cell table:style-name="cellBest" office:value-type="float" office:value="549.0"/>
          <table:table-cell office:value-type="float" office:value="57.0"/>
          <table:table-cell office:value-type="float" office:value="0.19"/>
          <table:table-cell office:value-type="float" office:value="2664.0"/>
          <table:table-cell office:value-type="float" office:value="161.0"/>
          <table:table-cell office:value-type="float" office:value="0.12"/>
          <table:table-cell office:value-type="float" office:value="2886.0"/>
          <table:table-cell office:value-type="float" office:value="84.0"/>
          <table:table-cell table:formula="of:=MIN([.$B188];[.$E188];[.$H188];[.$K188];[.$N188];[.$Q188];[.$T188])" office:value-type="float"/>
          <table:table-cell table:formula="of:=MIN([.$C188];[.$F188];[.$I188];[.$L188];[.$O188];[.$R188];[.$U188])" office:value-type="float"/>
          <table:table-cell table:formula="of:=MIN([.$D188];[.$G188];[.$J188];[.$M188];[.$P188];[.$S188];[.$V188])" office:value-type="float"/>
          <table:table-cell table:formula="of:=MEDIAN([.$B188];[.$E188];[.$H188];[.$K188];[.$N188];[.$Q188];[.$T188])" office:value-type="float"/>
          <table:table-cell table:formula="of:=MEDIAN([.$C188];[.$F188];[.$I188];[.$L188];[.$O188];[.$R188];[.$U188])" office:value-type="float"/>
          <table:table-cell table:formula="of:=MEDIAN([.$D188];[.$G188];[.$J188];[.$M188];[.$P188];[.$S188];[.$V188])" office:value-type="float"/>
          <table:table-cell table:formula="of:=MAX([.$B188];[.$E188];[.$H188];[.$K188];[.$N188];[.$Q188];[.$T188])" office:value-type="float"/>
          <table:table-cell table:formula="of:=MAX([.$C188];[.$F188];[.$I188];[.$L188];[.$O188];[.$R188];[.$U188])" office:value-type="float"/>
          <table:table-cell table:formula="of:=MAX([.$D188];[.$G188];[.$J188];[.$M188];[.$P188];[.$S188];[.$V188])" office:value-type="float"/>
        </table:table-row>
        <table:table-row table:style-name="ro1">
          <table:table-cell office:value-type="string">
            <text:p>room/room_s13_a16_w4_h21.lp</text:p>
          </table:table-cell>
          <table:table-cell office:value-type="float" office:value="0.04"/>
          <table:table-cell table:style-name="cellBest" office:value-type="float" office:value="446.0"/>
          <table:table-cell table:style-name="cellBest" office:value-type="float" office:value="19.0"/>
          <table:table-cell office:value-type="float" office:value="0.25"/>
          <table:table-cell office:value-type="float" office:value="3497.0"/>
          <table:table-cell office:value-type="float" office:value="159.0"/>
          <table:table-cell office:value-type="float" office:value="1.83"/>
          <table:table-cell table:style-name="cellWorst" office:value-type="float" office:value="220872.0"/>
          <table:table-cell table:style-name="cellWorst" office:value-type="float" office:value="207.0"/>
          <table:table-cell office:value-type="float" office:value="0.08"/>
          <table:table-cell office:value-type="float" office:value="1628.0"/>
          <table:table-cell office:value-type="float" office:value="85.0"/>
          <table:table-cell office:value-type="float" office:value="0.08"/>
          <table:table-cell office:value-type="float" office:value="1105.0"/>
          <table:table-cell office:value-type="float" office:value="86.0"/>
          <table:table-cell office:value-type="float" office:value="0.25"/>
          <table:table-cell office:value-type="float" office:value="3497.0"/>
          <table:table-cell office:value-type="float" office:value="159.0"/>
          <table:table-cell office:value-type="float" office:value="0.09"/>
          <table:table-cell office:value-type="float" office:value="1988.0"/>
          <table:table-cell office:value-type="float" office:value="98.0"/>
          <table:table-cell table:formula="of:=MIN([.$B189];[.$E189];[.$H189];[.$K189];[.$N189];[.$Q189];[.$T189])" office:value-type="float"/>
          <table:table-cell table:formula="of:=MIN([.$C189];[.$F189];[.$I189];[.$L189];[.$O189];[.$R189];[.$U189])" office:value-type="float"/>
          <table:table-cell table:formula="of:=MIN([.$D189];[.$G189];[.$J189];[.$M189];[.$P189];[.$S189];[.$V189])" office:value-type="float"/>
          <table:table-cell table:formula="of:=MEDIAN([.$B189];[.$E189];[.$H189];[.$K189];[.$N189];[.$Q189];[.$T189])" office:value-type="float"/>
          <table:table-cell table:formula="of:=MEDIAN([.$C189];[.$F189];[.$I189];[.$L189];[.$O189];[.$R189];[.$U189])" office:value-type="float"/>
          <table:table-cell table:formula="of:=MEDIAN([.$D189];[.$G189];[.$J189];[.$M189];[.$P189];[.$S189];[.$V189])" office:value-type="float"/>
          <table:table-cell table:formula="of:=MAX([.$B189];[.$E189];[.$H189];[.$K189];[.$N189];[.$Q189];[.$T189])" office:value-type="float"/>
          <table:table-cell table:formula="of:=MAX([.$C189];[.$F189];[.$I189];[.$L189];[.$O189];[.$R189];[.$U189])" office:value-type="float"/>
          <table:table-cell table:formula="of:=MAX([.$D189];[.$G189];[.$J189];[.$M189];[.$P189];[.$S189];[.$V189])" office:value-type="float"/>
        </table:table-row>
        <table:table-row table:style-name="ro1">
          <table:table-cell office:value-type="string">
            <text:p>room/room_s13_a1_w5_h14.lp</text:p>
          </table:table-cell>
          <table:table-cell office:value-type="float" office:value="0.0"/>
          <table:table-cell table:style-name="cellBest" office:value-type="float" office:value="2.0"/>
          <table:table-cell table:style-name="cellBest" office:value-type="float" office:value="0.0"/>
          <table:table-cell office:value-type="float" office:value="0.0"/>
          <table:table-cell office:value-type="float" office:value="6.0"/>
          <table:table-cell office:value-type="float" office:value="2.0"/>
          <table:table-cell office:value-type="float" office:value="0.01"/>
          <table:table-cell table:style-name="cellWorst" office:value-type="float" office:value="938.0"/>
          <table:table-cell office:value-type="float" office:value="3.0"/>
          <table:table-cell office:value-type="float" office:value="0.0"/>
          <table:table-cell office:value-type="float" office:value="12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2.0"/>
          <table:table-cell office:value-type="float" office:value="0.0"/>
          <table:table-cell office:value-type="float" office:value="28.0"/>
          <table:table-cell office:value-type="float" office:value="3.0"/>
          <table:table-cell table:formula="of:=MIN([.$B190];[.$E190];[.$H190];[.$K190];[.$N190];[.$Q190];[.$T190])" office:value-type="float"/>
          <table:table-cell table:formula="of:=MIN([.$C190];[.$F190];[.$I190];[.$L190];[.$O190];[.$R190];[.$U190])" office:value-type="float"/>
          <table:table-cell table:formula="of:=MIN([.$D190];[.$G190];[.$J190];[.$M190];[.$P190];[.$S190];[.$V190])" office:value-type="float"/>
          <table:table-cell table:formula="of:=MEDIAN([.$B190];[.$E190];[.$H190];[.$K190];[.$N190];[.$Q190];[.$T190])" office:value-type="float"/>
          <table:table-cell table:formula="of:=MEDIAN([.$C190];[.$F190];[.$I190];[.$L190];[.$O190];[.$R190];[.$U190])" office:value-type="float"/>
          <table:table-cell table:formula="of:=MEDIAN([.$D190];[.$G190];[.$J190];[.$M190];[.$P190];[.$S190];[.$V190])" office:value-type="float"/>
          <table:table-cell table:formula="of:=MAX([.$B190];[.$E190];[.$H190];[.$K190];[.$N190];[.$Q190];[.$T190])" office:value-type="float"/>
          <table:table-cell table:formula="of:=MAX([.$C190];[.$F190];[.$I190];[.$L190];[.$O190];[.$R190];[.$U190])" office:value-type="float"/>
          <table:table-cell table:formula="of:=MAX([.$D190];[.$G190];[.$J190];[.$M190];[.$P190];[.$S190];[.$V190])" office:value-type="float"/>
        </table:table-row>
        <table:table-row table:style-name="ro1">
          <table:table-cell office:value-type="string">
            <text:p>room/room_s13_a2_w5_h16.lp</text:p>
          </table:table-cell>
          <table:table-cell office:value-type="float" office:value="0.01"/>
          <table:table-cell office:value-type="float" office:value="95.0"/>
          <table:table-cell office:value-type="float" office:value="7.0"/>
          <table:table-cell office:value-type="float" office:value="0.0"/>
          <table:table-cell table:style-name="cellBest" office:value-type="float" office:value="19.0"/>
          <table:table-cell table:style-name="cellBest" office:value-type="float" office:value="4.0"/>
          <table:table-cell office:value-type="float" office:value="0.05"/>
          <table:table-cell table:style-name="cellWorst" office:value-type="float" office:value="2931.0"/>
          <table:table-cell table:style-name="cellWorst" office:value-type="float" office:value="9.0"/>
          <table:table-cell office:value-type="float" office:value="0.01"/>
          <table:table-cell office:value-type="float" office:value="71.0"/>
          <table:table-cell office:value-type="float" office:value="6.0"/>
          <table:table-cell office:value-type="float" office:value="0.0"/>
          <table:table-cell office:value-type="float" office:value="43.0"/>
          <table:table-cell table:style-name="cellWorst" office:value-type="float" office:value="9.0"/>
          <table:table-cell office:value-type="float" office:value="0.0"/>
          <table:table-cell table:style-name="cellBest" office:value-type="float" office:value="19.0"/>
          <table:table-cell table:style-name="cellBest" office:value-type="float" office:value="4.0"/>
          <table:table-cell office:value-type="float" office:value="0.01"/>
          <table:table-cell office:value-type="float" office:value="69.0"/>
          <table:table-cell office:value-type="float" office:value="6.0"/>
          <table:table-cell table:formula="of:=MIN([.$B191];[.$E191];[.$H191];[.$K191];[.$N191];[.$Q191];[.$T191])" office:value-type="float"/>
          <table:table-cell table:formula="of:=MIN([.$C191];[.$F191];[.$I191];[.$L191];[.$O191];[.$R191];[.$U191])" office:value-type="float"/>
          <table:table-cell table:formula="of:=MIN([.$D191];[.$G191];[.$J191];[.$M191];[.$P191];[.$S191];[.$V191])" office:value-type="float"/>
          <table:table-cell table:formula="of:=MEDIAN([.$B191];[.$E191];[.$H191];[.$K191];[.$N191];[.$Q191];[.$T191])" office:value-type="float"/>
          <table:table-cell table:formula="of:=MEDIAN([.$C191];[.$F191];[.$I191];[.$L191];[.$O191];[.$R191];[.$U191])" office:value-type="float"/>
          <table:table-cell table:formula="of:=MEDIAN([.$D191];[.$G191];[.$J191];[.$M191];[.$P191];[.$S191];[.$V191])" office:value-type="float"/>
          <table:table-cell table:formula="of:=MAX([.$B191];[.$E191];[.$H191];[.$K191];[.$N191];[.$Q191];[.$T191])" office:value-type="float"/>
          <table:table-cell table:formula="of:=MAX([.$C191];[.$F191];[.$I191];[.$L191];[.$O191];[.$R191];[.$U191])" office:value-type="float"/>
          <table:table-cell table:formula="of:=MAX([.$D191];[.$G191];[.$J191];[.$M191];[.$P191];[.$S191];[.$V191])" office:value-type="float"/>
        </table:table-row>
        <table:table-row table:style-name="ro1">
          <table:table-cell office:value-type="string">
            <text:p>room/room_s13_a3_w5_h10.lp</text:p>
          </table:table-cell>
          <table:table-cell office:value-type="float" office:value="0.0"/>
          <table:table-cell table:style-name="cellBest" office:value-type="float" office:value="20.0"/>
          <table:table-cell office:value-type="float" office:value="3.0"/>
          <table:table-cell office:value-type="float" office:value="0.0"/>
          <table:table-cell office:value-type="float" office:value="25.0"/>
          <table:table-cell office:value-type="float" office:value="2.0"/>
          <table:table-cell office:value-type="float" office:value="0.03"/>
          <table:table-cell table:style-name="cellWorst" office:value-type="float" office:value="2525.0"/>
          <table:table-cell office:value-type="float" office:value="3.0"/>
          <table:table-cell office:value-type="float" office:value="0.0"/>
          <table:table-cell office:value-type="float" office:value="88.0"/>
          <table:table-cell office:value-type="float" office:value="3.0"/>
          <table:table-cell office:value-type="float" office:value="0.0"/>
          <table:table-cell office:value-type="float" office:value="30.0"/>
          <table:table-cell office:value-type="float" office:value="1.0"/>
          <table:table-cell office:value-type="float" office:value="0.0"/>
          <table:table-cell office:value-type="float" office:value="25.0"/>
          <table:table-cell office:value-type="float" office:value="2.0"/>
          <table:table-cell office:value-type="float" office:value="0.0"/>
          <table:table-cell office:value-type="float" office:value="87.0"/>
          <table:table-cell office:value-type="float" office:value="3.0"/>
          <table:table-cell table:formula="of:=MIN([.$B192];[.$E192];[.$H192];[.$K192];[.$N192];[.$Q192];[.$T192])" office:value-type="float"/>
          <table:table-cell table:formula="of:=MIN([.$C192];[.$F192];[.$I192];[.$L192];[.$O192];[.$R192];[.$U192])" office:value-type="float"/>
          <table:table-cell table:formula="of:=MIN([.$D192];[.$G192];[.$J192];[.$M192];[.$P192];[.$S192];[.$V192])" office:value-type="float"/>
          <table:table-cell table:formula="of:=MEDIAN([.$B192];[.$E192];[.$H192];[.$K192];[.$N192];[.$Q192];[.$T192])" office:value-type="float"/>
          <table:table-cell table:formula="of:=MEDIAN([.$C192];[.$F192];[.$I192];[.$L192];[.$O192];[.$R192];[.$U192])" office:value-type="float"/>
          <table:table-cell table:formula="of:=MEDIAN([.$D192];[.$G192];[.$J192];[.$M192];[.$P192];[.$S192];[.$V192])" office:value-type="float"/>
          <table:table-cell table:formula="of:=MAX([.$B192];[.$E192];[.$H192];[.$K192];[.$N192];[.$Q192];[.$T192])" office:value-type="float"/>
          <table:table-cell table:formula="of:=MAX([.$C192];[.$F192];[.$I192];[.$L192];[.$O192];[.$R192];[.$U192])" office:value-type="float"/>
          <table:table-cell table:formula="of:=MAX([.$D192];[.$G192];[.$J192];[.$M192];[.$P192];[.$S192];[.$V192])" office:value-type="float"/>
        </table:table-row>
        <table:table-row table:style-name="ro1">
          <table:table-cell office:value-type="string">
            <text:p>room/room_s13_a5_w5_h16.lp</text:p>
          </table:table-cell>
          <table:table-cell office:value-type="float" office:value="0.01"/>
          <table:table-cell table:style-name="cellBest" office:value-type="float" office:value="95.0"/>
          <table:table-cell table:style-name="cellBest" office:value-type="float" office:value="3.0"/>
          <table:table-cell office:value-type="float" office:value="0.02"/>
          <table:table-cell office:value-type="float" office:value="181.0"/>
          <table:table-cell office:value-type="float" office:value="31.0"/>
          <table:table-cell office:value-type="float" office:value="1.09"/>
          <table:table-cell table:style-name="cellWorst" office:value-type="float" office:value="73151.0"/>
          <table:table-cell table:style-name="cellWorst" office:value-type="float" office:value="4293.0"/>
          <table:table-cell office:value-type="float" office:value="0.02"/>
          <table:table-cell office:value-type="float" office:value="662.0"/>
          <table:table-cell office:value-type="float" office:value="40.0"/>
          <table:table-cell office:value-type="float" office:value="0.01"/>
          <table:table-cell office:value-type="float" office:value="124.0"/>
          <table:table-cell office:value-type="float" office:value="11.0"/>
          <table:table-cell office:value-type="float" office:value="0.02"/>
          <table:table-cell office:value-type="float" office:value="181.0"/>
          <table:table-cell office:value-type="float" office:value="31.0"/>
          <table:table-cell office:value-type="float" office:value="0.02"/>
          <table:table-cell office:value-type="float" office:value="535.0"/>
          <table:table-cell office:value-type="float" office:value="28.0"/>
          <table:table-cell table:formula="of:=MIN([.$B193];[.$E193];[.$H193];[.$K193];[.$N193];[.$Q193];[.$T193])" office:value-type="float"/>
          <table:table-cell table:formula="of:=MIN([.$C193];[.$F193];[.$I193];[.$L193];[.$O193];[.$R193];[.$U193])" office:value-type="float"/>
          <table:table-cell table:formula="of:=MIN([.$D193];[.$G193];[.$J193];[.$M193];[.$P193];[.$S193];[.$V193])" office:value-type="float"/>
          <table:table-cell table:formula="of:=MEDIAN([.$B193];[.$E193];[.$H193];[.$K193];[.$N193];[.$Q193];[.$T193])" office:value-type="float"/>
          <table:table-cell table:formula="of:=MEDIAN([.$C193];[.$F193];[.$I193];[.$L193];[.$O193];[.$R193];[.$U193])" office:value-type="float"/>
          <table:table-cell table:formula="of:=MEDIAN([.$D193];[.$G193];[.$J193];[.$M193];[.$P193];[.$S193];[.$V193])" office:value-type="float"/>
          <table:table-cell table:formula="of:=MAX([.$B193];[.$E193];[.$H193];[.$K193];[.$N193];[.$Q193];[.$T193])" office:value-type="float"/>
          <table:table-cell table:formula="of:=MAX([.$C193];[.$F193];[.$I193];[.$L193];[.$O193];[.$R193];[.$U193])" office:value-type="float"/>
          <table:table-cell table:formula="of:=MAX([.$D193];[.$G193];[.$J193];[.$M193];[.$P193];[.$S193];[.$V193])" office:value-type="float"/>
        </table:table-row>
        <table:table-row table:style-name="ro1">
          <table:table-cell office:value-type="string">
            <text:p>room/room_s14_a10_w5_h15.lp</text:p>
          </table:table-cell>
          <table:table-cell office:value-type="float" office:value="0.02"/>
          <table:table-cell table:style-name="cellBest" office:value-type="float" office:value="146.0"/>
          <table:table-cell table:style-name="cellBest" office:value-type="float" office:value="9.0"/>
          <table:table-cell office:value-type="float" office:value="0.03"/>
          <table:table-cell office:value-type="float" office:value="438.0"/>
          <table:table-cell table:style-name="cellWorst" office:value-type="float" office:value="40.0"/>
          <table:table-cell office:value-type="float" office:value="0.31"/>
          <table:table-cell table:style-name="cellWorst" office:value-type="float" office:value="15078.0"/>
          <table:table-cell office:value-type="float" office:value="34.0"/>
          <table:table-cell office:value-type="float" office:value="0.02"/>
          <table:table-cell office:value-type="float" office:value="600.0"/>
          <table:table-cell office:value-type="float" office:value="30.0"/>
          <table:table-cell office:value-type="float" office:value="0.03"/>
          <table:table-cell office:value-type="float" office:value="244.0"/>
          <table:table-cell table:style-name="cellBest" office:value-type="float" office:value="9.0"/>
          <table:table-cell office:value-type="float" office:value="0.03"/>
          <table:table-cell office:value-type="float" office:value="438.0"/>
          <table:table-cell table:style-name="cellWorst" office:value-type="float" office:value="40.0"/>
          <table:table-cell office:value-type="float" office:value="0.02"/>
          <table:table-cell office:value-type="float" office:value="590.0"/>
          <table:table-cell office:value-type="float" office:value="30.0"/>
          <table:table-cell table:formula="of:=MIN([.$B194];[.$E194];[.$H194];[.$K194];[.$N194];[.$Q194];[.$T194])" office:value-type="float"/>
          <table:table-cell table:formula="of:=MIN([.$C194];[.$F194];[.$I194];[.$L194];[.$O194];[.$R194];[.$U194])" office:value-type="float"/>
          <table:table-cell table:formula="of:=MIN([.$D194];[.$G194];[.$J194];[.$M194];[.$P194];[.$S194];[.$V194])" office:value-type="float"/>
          <table:table-cell table:formula="of:=MEDIAN([.$B194];[.$E194];[.$H194];[.$K194];[.$N194];[.$Q194];[.$T194])" office:value-type="float"/>
          <table:table-cell table:formula="of:=MEDIAN([.$C194];[.$F194];[.$I194];[.$L194];[.$O194];[.$R194];[.$U194])" office:value-type="float"/>
          <table:table-cell table:formula="of:=MEDIAN([.$D194];[.$G194];[.$J194];[.$M194];[.$P194];[.$S194];[.$V194])" office:value-type="float"/>
          <table:table-cell table:formula="of:=MAX([.$B194];[.$E194];[.$H194];[.$K194];[.$N194];[.$Q194];[.$T194])" office:value-type="float"/>
          <table:table-cell table:formula="of:=MAX([.$C194];[.$F194];[.$I194];[.$L194];[.$O194];[.$R194];[.$U194])" office:value-type="float"/>
          <table:table-cell table:formula="of:=MAX([.$D194];[.$G194];[.$J194];[.$M194];[.$P194];[.$S194];[.$V194])" office:value-type="float"/>
        </table:table-row>
        <table:table-row table:style-name="ro1">
          <table:table-cell office:value-type="string">
            <text:p>room/room_s14_a15_w5_h22.lp</text:p>
          </table:table-cell>
          <table:table-cell table:style-name="cellBest" office:value-type="float" office:value="0.07"/>
          <table:table-cell table:style-name="cellBest" office:value-type="float" office:value="666.0"/>
          <table:table-cell table:style-name="cellBest" office:value-type="float" office:value="29.0"/>
          <table:table-cell office:value-type="float" office:value="0.31"/>
          <table:table-cell office:value-type="float" office:value="4347.0"/>
          <table:table-cell office:value-type="float" office:value="169.0"/>
          <table:table-cell table:style-name="cellWorst" office:value-type="float" office:value="2.71"/>
          <table:table-cell table:style-name="cellWorst" office:value-type="float" office:value="377140.0"/>
          <table:table-cell table:style-name="cellWorst" office:value-type="float" office:value="208.0"/>
          <table:table-cell office:value-type="float" office:value="0.17"/>
          <table:table-cell office:value-type="float" office:value="3716.0"/>
          <table:table-cell office:value-type="float" office:value="79.0"/>
          <table:table-cell office:value-type="float" office:value="0.13"/>
          <table:table-cell office:value-type="float" office:value="1643.0"/>
          <table:table-cell office:value-type="float" office:value="101.0"/>
          <table:table-cell office:value-type="float" office:value="0.29"/>
          <table:table-cell office:value-type="float" office:value="4347.0"/>
          <table:table-cell office:value-type="float" office:value="169.0"/>
          <table:table-cell office:value-type="float" office:value="0.17"/>
          <table:table-cell office:value-type="float" office:value="3873.0"/>
          <table:table-cell office:value-type="float" office:value="76.0"/>
          <table:table-cell table:formula="of:=MIN([.$B195];[.$E195];[.$H195];[.$K195];[.$N195];[.$Q195];[.$T195])" office:value-type="float"/>
          <table:table-cell table:formula="of:=MIN([.$C195];[.$F195];[.$I195];[.$L195];[.$O195];[.$R195];[.$U195])" office:value-type="float"/>
          <table:table-cell table:formula="of:=MIN([.$D195];[.$G195];[.$J195];[.$M195];[.$P195];[.$S195];[.$V195])" office:value-type="float"/>
          <table:table-cell table:formula="of:=MEDIAN([.$B195];[.$E195];[.$H195];[.$K195];[.$N195];[.$Q195];[.$T195])" office:value-type="float"/>
          <table:table-cell table:formula="of:=MEDIAN([.$C195];[.$F195];[.$I195];[.$L195];[.$O195];[.$R195];[.$U195])" office:value-type="float"/>
          <table:table-cell table:formula="of:=MEDIAN([.$D195];[.$G195];[.$J195];[.$M195];[.$P195];[.$S195];[.$V195])" office:value-type="float"/>
          <table:table-cell table:formula="of:=MAX([.$B195];[.$E195];[.$H195];[.$K195];[.$N195];[.$Q195];[.$T195])" office:value-type="float"/>
          <table:table-cell table:formula="of:=MAX([.$C195];[.$F195];[.$I195];[.$L195];[.$O195];[.$R195];[.$U195])" office:value-type="float"/>
          <table:table-cell table:formula="of:=MAX([.$D195];[.$G195];[.$J195];[.$M195];[.$P195];[.$S195];[.$V195])" office:value-type="float"/>
        </table:table-row>
        <table:table-row table:style-name="ro1">
          <table:table-cell office:value-type="string">
            <text:p>room/room_s14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6];[.$E196];[.$H196];[.$K196];[.$N196];[.$Q196];[.$T196])" office:value-type="float"/>
          <table:table-cell table:formula="of:=MIN([.$C196];[.$F196];[.$I196];[.$L196];[.$O196];[.$R196];[.$U196])" office:value-type="float"/>
          <table:table-cell table:formula="of:=MIN([.$D196];[.$G196];[.$J196];[.$M196];[.$P196];[.$S196];[.$V196])" office:value-type="float"/>
          <table:table-cell table:formula="of:=MEDIAN([.$B196];[.$E196];[.$H196];[.$K196];[.$N196];[.$Q196];[.$T196])" office:value-type="float"/>
          <table:table-cell table:formula="of:=MEDIAN([.$C196];[.$F196];[.$I196];[.$L196];[.$O196];[.$R196];[.$U196])" office:value-type="float"/>
          <table:table-cell table:formula="of:=MEDIAN([.$D196];[.$G196];[.$J196];[.$M196];[.$P196];[.$S196];[.$V196])" office:value-type="float"/>
          <table:table-cell table:formula="of:=MAX([.$B196];[.$E196];[.$H196];[.$K196];[.$N196];[.$Q196];[.$T196])" office:value-type="float"/>
          <table:table-cell table:formula="of:=MAX([.$C196];[.$F196];[.$I196];[.$L196];[.$O196];[.$R196];[.$U196])" office:value-type="float"/>
          <table:table-cell table:formula="of:=MAX([.$D196];[.$G196];[.$J196];[.$M196];[.$P196];[.$S196];[.$V196])" office:value-type="float"/>
        </table:table-row>
        <table:table-row table:style-name="ro1">
          <table:table-cell office:value-type="string">
            <text:p>room/room_s14_a2_w5_h7.lp</text:p>
          </table:table-cell>
          <table:table-cell office:value-type="float" office:value="0.0"/>
          <table:table-cell table:style-name="cellBest" office:value-type="float" office:value="8.0"/>
          <table:table-cell table:style-name="cellBest" office:value-type="float" office:value="0.0"/>
          <table:table-cell office:value-type="float" office:value="0.0"/>
          <table:table-cell office:value-type="float" office:value="12.0"/>
          <table:table-cell office:value-type="float" office:value="2.0"/>
          <table:table-cell office:value-type="float" office:value="0.02"/>
          <table:table-cell table:style-name="cellWorst" office:value-type="float" office:value="1192.0"/>
          <table:table-cell office:value-type="float" office:value="2.0"/>
          <table:table-cell office:value-type="float" office:value="0.0"/>
          <table:table-cell office:value-type="float" office:value="15.0"/>
          <table:table-cell office:value-type="float" office:value="2.0"/>
          <table:table-cell office:value-type="float" office:value="0.0"/>
          <table:table-cell office:value-type="float" office:value="51.0"/>
          <table:table-cell table:style-name="cellWorst" office:value-type="float" office:value="7.0"/>
          <table:table-cell office:value-type="float" office:value="0.0"/>
          <table:table-cell office:value-type="float" office:value="12.0"/>
          <table:table-cell office:value-type="float" office:value="2.0"/>
          <table:table-cell office:value-type="float" office:value="0.0"/>
          <table:table-cell office:value-type="float" office:value="14.0"/>
          <table:table-cell office:value-type="float" office:value="2.0"/>
          <table:table-cell table:formula="of:=MIN([.$B197];[.$E197];[.$H197];[.$K197];[.$N197];[.$Q197];[.$T197])" office:value-type="float"/>
          <table:table-cell table:formula="of:=MIN([.$C197];[.$F197];[.$I197];[.$L197];[.$O197];[.$R197];[.$U197])" office:value-type="float"/>
          <table:table-cell table:formula="of:=MIN([.$D197];[.$G197];[.$J197];[.$M197];[.$P197];[.$S197];[.$V197])" office:value-type="float"/>
          <table:table-cell table:formula="of:=MEDIAN([.$B197];[.$E197];[.$H197];[.$K197];[.$N197];[.$Q197];[.$T197])" office:value-type="float"/>
          <table:table-cell table:formula="of:=MEDIAN([.$C197];[.$F197];[.$I197];[.$L197];[.$O197];[.$R197];[.$U197])" office:value-type="float"/>
          <table:table-cell table:formula="of:=MEDIAN([.$D197];[.$G197];[.$J197];[.$M197];[.$P197];[.$S197];[.$V197])" office:value-type="float"/>
          <table:table-cell table:formula="of:=MAX([.$B197];[.$E197];[.$H197];[.$K197];[.$N197];[.$Q197];[.$T197])" office:value-type="float"/>
          <table:table-cell table:formula="of:=MAX([.$C197];[.$F197];[.$I197];[.$L197];[.$O197];[.$R197];[.$U197])" office:value-type="float"/>
          <table:table-cell table:formula="of:=MAX([.$D197];[.$G197];[.$J197];[.$M197];[.$P197];[.$S197];[.$V197])" office:value-type="float"/>
        </table:table-row>
        <table:table-row table:style-name="ro1">
          <table:table-cell office:value-type="string">
            <text:p>room/room_s14_a3_w5_h8.lp</text:p>
          </table:table-cell>
          <table:table-cell office:value-type="float" office:value="0.0"/>
          <table:table-cell office:value-type="float" office:value="12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9.0"/>
          <table:table-cell office:value-type="float" office:value="2.0"/>
          <table:table-cell office:value-type="float" office:value="0.05"/>
          <table:table-cell table:style-name="cellWorst" office:value-type="float" office:value="4541.0"/>
          <table:table-cell office:value-type="float" office:value="9.0"/>
          <table:table-cell office:value-type="float" office:value="0.0"/>
          <table:table-cell office:value-type="float" office:value="92.0"/>
          <table:table-cell office:value-type="float" office:value="5.0"/>
          <table:table-cell office:value-type="float" office:value="0.0"/>
          <table:table-cell office:value-type="float" office:value="42.0"/>
          <table:table-cell table:style-name="cellWorst" office:value-type="float" office:value="14.0"/>
          <table:table-cell office:value-type="float" office:value="0.0"/>
          <table:table-cell table:style-name="cellBest" office:value-type="float" office:value="9.0"/>
          <table:table-cell office:value-type="float" office:value="2.0"/>
          <table:table-cell office:value-type="float" office:value="0.0"/>
          <table:table-cell office:value-type="float" office:value="89.0"/>
          <table:table-cell office:value-type="float" office:value="5.0"/>
          <table:table-cell table:formula="of:=MIN([.$B198];[.$E198];[.$H198];[.$K198];[.$N198];[.$Q198];[.$T198])" office:value-type="float"/>
          <table:table-cell table:formula="of:=MIN([.$C198];[.$F198];[.$I198];[.$L198];[.$O198];[.$R198];[.$U198])" office:value-type="float"/>
          <table:table-cell table:formula="of:=MIN([.$D198];[.$G198];[.$J198];[.$M198];[.$P198];[.$S198];[.$V198])" office:value-type="float"/>
          <table:table-cell table:formula="of:=MEDIAN([.$B198];[.$E198];[.$H198];[.$K198];[.$N198];[.$Q198];[.$T198])" office:value-type="float"/>
          <table:table-cell table:formula="of:=MEDIAN([.$C198];[.$F198];[.$I198];[.$L198];[.$O198];[.$R198];[.$U198])" office:value-type="float"/>
          <table:table-cell table:formula="of:=MEDIAN([.$D198];[.$G198];[.$J198];[.$M198];[.$P198];[.$S198];[.$V198])" office:value-type="float"/>
          <table:table-cell table:formula="of:=MAX([.$B198];[.$E198];[.$H198];[.$K198];[.$N198];[.$Q198];[.$T198])" office:value-type="float"/>
          <table:table-cell table:formula="of:=MAX([.$C198];[.$F198];[.$I198];[.$L198];[.$O198];[.$R198];[.$U198])" office:value-type="float"/>
          <table:table-cell table:formula="of:=MAX([.$D198];[.$G198];[.$J198];[.$M198];[.$P198];[.$S198];[.$V198])" office:value-type="float"/>
        </table:table-row>
        <table:table-row table:style-name="ro1">
          <table:table-cell office:value-type="string">
            <text:p>room/room_s14_a5_w5_h16.lp</text:p>
          </table:table-cell>
          <table:table-cell office:value-type="float" office:value="0.02"/>
          <table:table-cell table:style-name="cellBest" office:value-type="float" office:value="225.0"/>
          <table:table-cell table:style-name="cellBest" office:value-type="float" office:value="6.0"/>
          <table:table-cell office:value-type="float" office:value="0.02"/>
          <table:table-cell office:value-type="float" office:value="254.0"/>
          <table:table-cell office:value-type="float" office:value="29.0"/>
          <table:table-cell table:style-name="cellWorst" office:value-type="float" office:value="2.92"/>
          <table:table-cell table:style-name="cellWorst" office:value-type="float" office:value="230287.0"/>
          <table:table-cell table:style-name="cellWorst" office:value-type="float" office:value="5076.0"/>
          <table:table-cell office:value-type="float" office:value="0.02"/>
          <table:table-cell office:value-type="float" office:value="385.0"/>
          <table:table-cell office:value-type="float" office:value="12.0"/>
          <table:table-cell office:value-type="float" office:value="0.02"/>
          <table:table-cell office:value-type="float" office:value="233.0"/>
          <table:table-cell office:value-type="float" office:value="34.0"/>
          <table:table-cell office:value-type="float" office:value="0.03"/>
          <table:table-cell office:value-type="float" office:value="254.0"/>
          <table:table-cell office:value-type="float" office:value="29.0"/>
          <table:table-cell office:value-type="float" office:value="0.02"/>
          <table:table-cell office:value-type="float" office:value="388.0"/>
          <table:table-cell office:value-type="float" office:value="13.0"/>
          <table:table-cell table:formula="of:=MIN([.$B199];[.$E199];[.$H199];[.$K199];[.$N199];[.$Q199];[.$T199])" office:value-type="float"/>
          <table:table-cell table:formula="of:=MIN([.$C199];[.$F199];[.$I199];[.$L199];[.$O199];[.$R199];[.$U199])" office:value-type="float"/>
          <table:table-cell table:formula="of:=MIN([.$D199];[.$G199];[.$J199];[.$M199];[.$P199];[.$S199];[.$V199])" office:value-type="float"/>
          <table:table-cell table:formula="of:=MEDIAN([.$B199];[.$E199];[.$H199];[.$K199];[.$N199];[.$Q199];[.$T199])" office:value-type="float"/>
          <table:table-cell table:formula="of:=MEDIAN([.$C199];[.$F199];[.$I199];[.$L199];[.$O199];[.$R199];[.$U199])" office:value-type="float"/>
          <table:table-cell table:formula="of:=MEDIAN([.$D199];[.$G199];[.$J199];[.$M199];[.$P199];[.$S199];[.$V199])" office:value-type="float"/>
          <table:table-cell table:formula="of:=MAX([.$B199];[.$E199];[.$H199];[.$K199];[.$N199];[.$Q199];[.$T199])" office:value-type="float"/>
          <table:table-cell table:formula="of:=MAX([.$C199];[.$F199];[.$I199];[.$L199];[.$O199];[.$R199];[.$U199])" office:value-type="float"/>
          <table:table-cell table:formula="of:=MAX([.$D199];[.$G199];[.$J199];[.$M199];[.$P199];[.$S199];[.$V199])" office:value-type="float"/>
        </table:table-row>
        <table:table-row table:style-name="ro1">
          <table:table-cell office:value-type="string">
            <text:p>room/room_s15_a10_w5_h12.lp</text:p>
          </table:table-cell>
          <table:table-cell office:value-type="float" office:value="0.01"/>
          <table:table-cell table:style-name="cellBest" office:value-type="float" office:value="92.0"/>
          <table:table-cell table:style-name="cellBest" office:value-type="float" office:value="3.0"/>
          <table:table-cell office:value-type="float" office:value="0.03"/>
          <table:table-cell office:value-type="float" office:value="445.0"/>
          <table:table-cell table:style-name="cellWorst" office:value-type="float" office:value="42.0"/>
          <table:table-cell office:value-type="float" office:value="0.25"/>
          <table:table-cell table:style-name="cellWorst" office:value-type="float" office:value="18148.0"/>
          <table:table-cell office:value-type="float" office:value="30.0"/>
          <table:table-cell office:value-type="float" office:value="0.02"/>
          <table:table-cell office:value-type="float" office:value="748.0"/>
          <table:table-cell office:value-type="float" office:value="23.0"/>
          <table:table-cell office:value-type="float" office:value="0.01"/>
          <table:table-cell office:value-type="float" office:value="123.0"/>
          <table:table-cell office:value-type="float" office:value="14.0"/>
          <table:table-cell office:value-type="float" office:value="0.03"/>
          <table:table-cell office:value-type="float" office:value="445.0"/>
          <table:table-cell table:style-name="cellWorst" office:value-type="float" office:value="42.0"/>
          <table:table-cell office:value-type="float" office:value="0.02"/>
          <table:table-cell office:value-type="float" office:value="729.0"/>
          <table:table-cell office:value-type="float" office:value="23.0"/>
          <table:table-cell table:formula="of:=MIN([.$B200];[.$E200];[.$H200];[.$K200];[.$N200];[.$Q200];[.$T200])" office:value-type="float"/>
          <table:table-cell table:formula="of:=MIN([.$C200];[.$F200];[.$I200];[.$L200];[.$O200];[.$R200];[.$U200])" office:value-type="float"/>
          <table:table-cell table:formula="of:=MIN([.$D200];[.$G200];[.$J200];[.$M200];[.$P200];[.$S200];[.$V200])" office:value-type="float"/>
          <table:table-cell table:formula="of:=MEDIAN([.$B200];[.$E200];[.$H200];[.$K200];[.$N200];[.$Q200];[.$T200])" office:value-type="float"/>
          <table:table-cell table:formula="of:=MEDIAN([.$C200];[.$F200];[.$I200];[.$L200];[.$O200];[.$R200];[.$U200])" office:value-type="float"/>
          <table:table-cell table:formula="of:=MEDIAN([.$D200];[.$G200];[.$J200];[.$M200];[.$P200];[.$S200];[.$V200])" office:value-type="float"/>
          <table:table-cell table:formula="of:=MAX([.$B200];[.$E200];[.$H200];[.$K200];[.$N200];[.$Q200];[.$T200])" office:value-type="float"/>
          <table:table-cell table:formula="of:=MAX([.$C200];[.$F200];[.$I200];[.$L200];[.$O200];[.$R200];[.$U200])" office:value-type="float"/>
          <table:table-cell table:formula="of:=MAX([.$D200];[.$G200];[.$J200];[.$M200];[.$P200];[.$S200];[.$V200])" office:value-type="float"/>
        </table:table-row>
        <table:table-row table:style-name="ro1">
          <table:table-cell office:value-type="string">
            <text:p>room/room_s15_a15_w5_h18.lp</text:p>
          </table:table-cell>
          <table:table-cell office:value-type="float" office:value="0.05"/>
          <table:table-cell table:style-name="cellBest" office:value-type="float" office:value="342.0"/>
          <table:table-cell table:style-name="cellBest" office:value-type="float" office:value="9.0"/>
          <table:table-cell office:value-type="float" office:value="0.18"/>
          <table:table-cell office:value-type="float" office:value="1883.0"/>
          <table:table-cell table:style-name="cellWorst" office:value-type="float" office:value="98.0"/>
          <table:table-cell office:value-type="float" office:value="0.78"/>
          <table:table-cell table:style-name="cellWorst" office:value-type="float" office:value="38052.0"/>
          <table:table-cell office:value-type="float" office:value="77.0"/>
          <table:table-cell office:value-type="float" office:value="0.14"/>
          <table:table-cell office:value-type="float" office:value="2869.0"/>
          <table:table-cell office:value-type="float" office:value="65.0"/>
          <table:table-cell office:value-type="float" office:value="0.09"/>
          <table:table-cell office:value-type="float" office:value="995.0"/>
          <table:table-cell office:value-type="float" office:value="75.0"/>
          <table:table-cell office:value-type="float" office:value="0.18"/>
          <table:table-cell office:value-type="float" office:value="1883.0"/>
          <table:table-cell table:style-name="cellWorst" office:value-type="float" office:value="98.0"/>
          <table:table-cell office:value-type="float" office:value="0.12"/>
          <table:table-cell office:value-type="float" office:value="2575.0"/>
          <table:table-cell office:value-type="float" office:value="65.0"/>
          <table:table-cell table:formula="of:=MIN([.$B201];[.$E201];[.$H201];[.$K201];[.$N201];[.$Q201];[.$T201])" office:value-type="float"/>
          <table:table-cell table:formula="of:=MIN([.$C201];[.$F201];[.$I201];[.$L201];[.$O201];[.$R201];[.$U201])" office:value-type="float"/>
          <table:table-cell table:formula="of:=MIN([.$D201];[.$G201];[.$J201];[.$M201];[.$P201];[.$S201];[.$V201])" office:value-type="float"/>
          <table:table-cell table:formula="of:=MEDIAN([.$B201];[.$E201];[.$H201];[.$K201];[.$N201];[.$Q201];[.$T201])" office:value-type="float"/>
          <table:table-cell table:formula="of:=MEDIAN([.$C201];[.$F201];[.$I201];[.$L201];[.$O201];[.$R201];[.$U201])" office:value-type="float"/>
          <table:table-cell table:formula="of:=MEDIAN([.$D201];[.$G201];[.$J201];[.$M201];[.$P201];[.$S201];[.$V201])" office:value-type="float"/>
          <table:table-cell table:formula="of:=MAX([.$B201];[.$E201];[.$H201];[.$K201];[.$N201];[.$Q201];[.$T201])" office:value-type="float"/>
          <table:table-cell table:formula="of:=MAX([.$C201];[.$F201];[.$I201];[.$L201];[.$O201];[.$R201];[.$U201])" office:value-type="float"/>
          <table:table-cell table:formula="of:=MAX([.$D201];[.$G201];[.$J201];[.$M201];[.$P201];[.$S201];[.$V201])" office:value-type="float"/>
        </table:table-row>
        <table:table-row table:style-name="ro1">
          <table:table-cell office:value-type="string">
            <text:p>room/room_s15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2];[.$E202];[.$H202];[.$K202];[.$N202];[.$Q202];[.$T202])" office:value-type="float"/>
          <table:table-cell table:formula="of:=MIN([.$C202];[.$F202];[.$I202];[.$L202];[.$O202];[.$R202];[.$U202])" office:value-type="float"/>
          <table:table-cell table:formula="of:=MIN([.$D202];[.$G202];[.$J202];[.$M202];[.$P202];[.$S202];[.$V202])" office:value-type="float"/>
          <table:table-cell table:formula="of:=MEDIAN([.$B202];[.$E202];[.$H202];[.$K202];[.$N202];[.$Q202];[.$T202])" office:value-type="float"/>
          <table:table-cell table:formula="of:=MEDIAN([.$C202];[.$F202];[.$I202];[.$L202];[.$O202];[.$R202];[.$U202])" office:value-type="float"/>
          <table:table-cell table:formula="of:=MEDIAN([.$D202];[.$G202];[.$J202];[.$M202];[.$P202];[.$S202];[.$V202])" office:value-type="float"/>
          <table:table-cell table:formula="of:=MAX([.$B202];[.$E202];[.$H202];[.$K202];[.$N202];[.$Q202];[.$T202])" office:value-type="float"/>
          <table:table-cell table:formula="of:=MAX([.$C202];[.$F202];[.$I202];[.$L202];[.$O202];[.$R202];[.$U202])" office:value-type="float"/>
          <table:table-cell table:formula="of:=MAX([.$D202];[.$G202];[.$J202];[.$M202];[.$P202];[.$S202];[.$V202])" office:value-type="float"/>
        </table:table-row>
        <table:table-row table:style-name="ro1">
          <table:table-cell office:value-type="string">
            <text:p>room/room_s15_a2_w5_h16.lp</text:p>
          </table:table-cell>
          <table:table-cell office:value-type="float" office:value="0.0"/>
          <table:table-cell table:style-name="cellBest" office:value-type="float" office:value="17.0"/>
          <table:table-cell table:style-name="cellBest" office:value-type="float" office:value="0.0"/>
          <table:table-cell office:value-type="float" office:value="0.0"/>
          <table:table-cell office:value-type="float" office:value="22.0"/>
          <table:table-cell office:value-type="float" office:value="3.0"/>
          <table:table-cell office:value-type="float" office:value="0.04"/>
          <table:table-cell table:style-name="cellWorst" office:value-type="float" office:value="4411.0"/>
          <table:table-cell office:value-type="float" office:value="2.0"/>
          <table:table-cell office:value-type="float" office:value="0.01"/>
          <table:table-cell office:value-type="float" office:value="89.0"/>
          <table:table-cell office:value-type="float" office:value="2.0"/>
          <table:table-cell office:value-type="float" office:value="0.01"/>
          <table:table-cell office:value-type="float" office:value="55.0"/>
          <table:table-cell office:value-type="float" office:value="2.0"/>
          <table:table-cell office:value-type="float" office:value="0.0"/>
          <table:table-cell office:value-type="float" office:value="22.0"/>
          <table:table-cell office:value-type="float" office:value="3.0"/>
          <table:table-cell office:value-type="float" office:value="0.0"/>
          <table:table-cell office:value-type="float" office:value="88.0"/>
          <table:table-cell office:value-type="float" office:value="2.0"/>
          <table:table-cell table:formula="of:=MIN([.$B203];[.$E203];[.$H203];[.$K203];[.$N203];[.$Q203];[.$T203])" office:value-type="float"/>
          <table:table-cell table:formula="of:=MIN([.$C203];[.$F203];[.$I203];[.$L203];[.$O203];[.$R203];[.$U203])" office:value-type="float"/>
          <table:table-cell table:formula="of:=MIN([.$D203];[.$G203];[.$J203];[.$M203];[.$P203];[.$S203];[.$V203])" office:value-type="float"/>
          <table:table-cell table:formula="of:=MEDIAN([.$B203];[.$E203];[.$H203];[.$K203];[.$N203];[.$Q203];[.$T203])" office:value-type="float"/>
          <table:table-cell table:formula="of:=MEDIAN([.$C203];[.$F203];[.$I203];[.$L203];[.$O203];[.$R203];[.$U203])" office:value-type="float"/>
          <table:table-cell table:formula="of:=MEDIAN([.$D203];[.$G203];[.$J203];[.$M203];[.$P203];[.$S203];[.$V203])" office:value-type="float"/>
          <table:table-cell table:formula="of:=MAX([.$B203];[.$E203];[.$H203];[.$K203];[.$N203];[.$Q203];[.$T203])" office:value-type="float"/>
          <table:table-cell table:formula="of:=MAX([.$C203];[.$F203];[.$I203];[.$L203];[.$O203];[.$R203];[.$U203])" office:value-type="float"/>
          <table:table-cell table:formula="of:=MAX([.$D203];[.$G203];[.$J203];[.$M203];[.$P203];[.$S203];[.$V203])" office:value-type="float"/>
        </table:table-row>
        <table:table-row table:style-name="ro1">
          <table:table-cell office:value-type="string">
            <text:p>room/room_s15_a3_w5_h19.lp</text:p>
          </table:table-cell>
          <table:table-cell office:value-type="float" office:value="0.01"/>
          <table:table-cell table:style-name="cellBest" office:value-type="float" office:value="42.0"/>
          <table:table-cell table:style-name="cellBest" office:value-type="float" office:value="1.0"/>
          <table:table-cell office:value-type="float" office:value="0.01"/>
          <table:table-cell office:value-type="float" office:value="84.0"/>
          <table:table-cell office:value-type="float" office:value="11.0"/>
          <table:table-cell office:value-type="float" office:value="0.11"/>
          <table:table-cell table:style-name="cellWorst" office:value-type="float" office:value="8014.0"/>
          <table:table-cell office:value-type="float" office:value="15.0"/>
          <table:table-cell office:value-type="float" office:value="0.02"/>
          <table:table-cell office:value-type="float" office:value="356.0"/>
          <table:table-cell table:style-name="cellWorst" office:value-type="float" office:value="23.0"/>
          <table:table-cell office:value-type="float" office:value="0.02"/>
          <table:table-cell office:value-type="float" office:value="136.0"/>
          <table:table-cell office:value-type="float" office:value="3.0"/>
          <table:table-cell office:value-type="float" office:value="0.01"/>
          <table:table-cell office:value-type="float" office:value="84.0"/>
          <table:table-cell office:value-type="float" office:value="11.0"/>
          <table:table-cell office:value-type="float" office:value="0.01"/>
          <table:table-cell office:value-type="float" office:value="302.0"/>
          <table:table-cell office:value-type="float" office:value="19.0"/>
          <table:table-cell table:formula="of:=MIN([.$B204];[.$E204];[.$H204];[.$K204];[.$N204];[.$Q204];[.$T204])" office:value-type="float"/>
          <table:table-cell table:formula="of:=MIN([.$C204];[.$F204];[.$I204];[.$L204];[.$O204];[.$R204];[.$U204])" office:value-type="float"/>
          <table:table-cell table:formula="of:=MIN([.$D204];[.$G204];[.$J204];[.$M204];[.$P204];[.$S204];[.$V204])" office:value-type="float"/>
          <table:table-cell table:formula="of:=MEDIAN([.$B204];[.$E204];[.$H204];[.$K204];[.$N204];[.$Q204];[.$T204])" office:value-type="float"/>
          <table:table-cell table:formula="of:=MEDIAN([.$C204];[.$F204];[.$I204];[.$L204];[.$O204];[.$R204];[.$U204])" office:value-type="float"/>
          <table:table-cell table:formula="of:=MEDIAN([.$D204];[.$G204];[.$J204];[.$M204];[.$P204];[.$S204];[.$V204])" office:value-type="float"/>
          <table:table-cell table:formula="of:=MAX([.$B204];[.$E204];[.$H204];[.$K204];[.$N204];[.$Q204];[.$T204])" office:value-type="float"/>
          <table:table-cell table:formula="of:=MAX([.$C204];[.$F204];[.$I204];[.$L204];[.$O204];[.$R204];[.$U204])" office:value-type="float"/>
          <table:table-cell table:formula="of:=MAX([.$D204];[.$G204];[.$J204];[.$M204];[.$P204];[.$S204];[.$V204])" office:value-type="float"/>
        </table:table-row>
        <table:table-row table:style-name="ro1">
          <table:table-cell office:value-type="string">
            <text:p>room/room_s15_a5_w5_h15.lp</text:p>
          </table:table-cell>
          <table:table-cell office:value-type="float" office:value="0.01"/>
          <table:table-cell table:style-name="cellBest" office:value-type="float" office:value="82.0"/>
          <table:table-cell table:style-name="cellBest" office:value-type="float" office:value="7.0"/>
          <table:table-cell office:value-type="float" office:value="0.02"/>
          <table:table-cell office:value-type="float" office:value="186.0"/>
          <table:table-cell office:value-type="float" office:value="22.0"/>
          <table:table-cell office:value-type="float" office:value="0.83"/>
          <table:table-cell table:style-name="cellWorst" office:value-type="float" office:value="80387.0"/>
          <table:table-cell table:style-name="cellWorst" office:value-type="float" office:value="374.0"/>
          <table:table-cell office:value-type="float" office:value="0.02"/>
          <table:table-cell office:value-type="float" office:value="587.0"/>
          <table:table-cell office:value-type="float" office:value="24.0"/>
          <table:table-cell office:value-type="float" office:value="0.02"/>
          <table:table-cell office:value-type="float" office:value="209.0"/>
          <table:table-cell office:value-type="float" office:value="15.0"/>
          <table:table-cell office:value-type="float" office:value="0.02"/>
          <table:table-cell office:value-type="float" office:value="186.0"/>
          <table:table-cell office:value-type="float" office:value="22.0"/>
          <table:table-cell office:value-type="float" office:value="0.02"/>
          <table:table-cell office:value-type="float" office:value="573.0"/>
          <table:table-cell office:value-type="float" office:value="23.0"/>
          <table:table-cell table:formula="of:=MIN([.$B205];[.$E205];[.$H205];[.$K205];[.$N205];[.$Q205];[.$T205])" office:value-type="float"/>
          <table:table-cell table:formula="of:=MIN([.$C205];[.$F205];[.$I205];[.$L205];[.$O205];[.$R205];[.$U205])" office:value-type="float"/>
          <table:table-cell table:formula="of:=MIN([.$D205];[.$G205];[.$J205];[.$M205];[.$P205];[.$S205];[.$V205])" office:value-type="float"/>
          <table:table-cell table:formula="of:=MEDIAN([.$B205];[.$E205];[.$H205];[.$K205];[.$N205];[.$Q205];[.$T205])" office:value-type="float"/>
          <table:table-cell table:formula="of:=MEDIAN([.$C205];[.$F205];[.$I205];[.$L205];[.$O205];[.$R205];[.$U205])" office:value-type="float"/>
          <table:table-cell table:formula="of:=MEDIAN([.$D205];[.$G205];[.$J205];[.$M205];[.$P205];[.$S205];[.$V205])" office:value-type="float"/>
          <table:table-cell table:formula="of:=MAX([.$B205];[.$E205];[.$H205];[.$K205];[.$N205];[.$Q205];[.$T205])" office:value-type="float"/>
          <table:table-cell table:formula="of:=MAX([.$C205];[.$F205];[.$I205];[.$L205];[.$O205];[.$R205];[.$U205])" office:value-type="float"/>
          <table:table-cell table:formula="of:=MAX([.$D205];[.$G205];[.$J205];[.$M205];[.$P205];[.$S205];[.$V205])" office:value-type="float"/>
        </table:table-row>
        <table:table-row table:style-name="ro1">
          <table:table-cell office:value-type="string">
            <text:p>room/room_s16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6];[.$E206];[.$H206];[.$K206];[.$N206];[.$Q206];[.$T206])" office:value-type="float"/>
          <table:table-cell table:formula="of:=MIN([.$C206];[.$F206];[.$I206];[.$L206];[.$O206];[.$R206];[.$U206])" office:value-type="float"/>
          <table:table-cell table:formula="of:=MIN([.$D206];[.$G206];[.$J206];[.$M206];[.$P206];[.$S206];[.$V206])" office:value-type="float"/>
          <table:table-cell table:formula="of:=MEDIAN([.$B206];[.$E206];[.$H206];[.$K206];[.$N206];[.$Q206];[.$T206])" office:value-type="float"/>
          <table:table-cell table:formula="of:=MEDIAN([.$C206];[.$F206];[.$I206];[.$L206];[.$O206];[.$R206];[.$U206])" office:value-type="float"/>
          <table:table-cell table:formula="of:=MEDIAN([.$D206];[.$G206];[.$J206];[.$M206];[.$P206];[.$S206];[.$V206])" office:value-type="float"/>
          <table:table-cell table:formula="of:=MAX([.$B206];[.$E206];[.$H206];[.$K206];[.$N206];[.$Q206];[.$T206])" office:value-type="float"/>
          <table:table-cell table:formula="of:=MAX([.$C206];[.$F206];[.$I206];[.$L206];[.$O206];[.$R206];[.$U206])" office:value-type="float"/>
          <table:table-cell table:formula="of:=MAX([.$D206];[.$G206];[.$J206];[.$M206];[.$P206];[.$S206];[.$V206])" office:value-type="float"/>
        </table:table-row>
        <table:table-row table:style-name="ro1">
          <table:table-cell office:value-type="string">
            <text:p>room/room_s16_a2_w5_h19.lp</text:p>
          </table:table-cell>
          <table:table-cell office:value-type="float" office:value="0.0"/>
          <table:table-cell table:style-name="cellBest" office:value-type="float" office:value="26.0"/>
          <table:table-cell table:style-name="cellBest" office:value-type="float" office:value="2.0"/>
          <table:table-cell office:value-type="float" office:value="0.01"/>
          <table:table-cell office:value-type="float" office:value="44.0"/>
          <table:table-cell office:value-type="float" office:value="5.0"/>
          <table:table-cell office:value-type="float" office:value="0.08"/>
          <table:table-cell table:style-name="cellWorst" office:value-type="float" office:value="6981.0"/>
          <table:table-cell table:style-name="cellWorst" office:value-type="float" office:value="21.0"/>
          <table:table-cell office:value-type="float" office:value="0.01"/>
          <table:table-cell office:value-type="float" office:value="113.0"/>
          <table:table-cell office:value-type="float" office:value="7.0"/>
          <table:table-cell office:value-type="float" office:value="0.01"/>
          <table:table-cell office:value-type="float" office:value="94.0"/>
          <table:table-cell office:value-type="float" office:value="3.0"/>
          <table:table-cell office:value-type="float" office:value="0.01"/>
          <table:table-cell office:value-type="float" office:value="44.0"/>
          <table:table-cell office:value-type="float" office:value="5.0"/>
          <table:table-cell office:value-type="float" office:value="0.01"/>
          <table:table-cell office:value-type="float" office:value="112.0"/>
          <table:table-cell office:value-type="float" office:value="7.0"/>
          <table:table-cell table:formula="of:=MIN([.$B207];[.$E207];[.$H207];[.$K207];[.$N207];[.$Q207];[.$T207])" office:value-type="float"/>
          <table:table-cell table:formula="of:=MIN([.$C207];[.$F207];[.$I207];[.$L207];[.$O207];[.$R207];[.$U207])" office:value-type="float"/>
          <table:table-cell table:formula="of:=MIN([.$D207];[.$G207];[.$J207];[.$M207];[.$P207];[.$S207];[.$V207])" office:value-type="float"/>
          <table:table-cell table:formula="of:=MEDIAN([.$B207];[.$E207];[.$H207];[.$K207];[.$N207];[.$Q207];[.$T207])" office:value-type="float"/>
          <table:table-cell table:formula="of:=MEDIAN([.$C207];[.$F207];[.$I207];[.$L207];[.$O207];[.$R207];[.$U207])" office:value-type="float"/>
          <table:table-cell table:formula="of:=MEDIAN([.$D207];[.$G207];[.$J207];[.$M207];[.$P207];[.$S207];[.$V207])" office:value-type="float"/>
          <table:table-cell table:formula="of:=MAX([.$B207];[.$E207];[.$H207];[.$K207];[.$N207];[.$Q207];[.$T207])" office:value-type="float"/>
          <table:table-cell table:formula="of:=MAX([.$C207];[.$F207];[.$I207];[.$L207];[.$O207];[.$R207];[.$U207])" office:value-type="float"/>
          <table:table-cell table:formula="of:=MAX([.$D207];[.$G207];[.$J207];[.$M207];[.$P207];[.$S207];[.$V207])" office:value-type="float"/>
        </table:table-row>
        <table:table-row table:style-name="ro1">
          <table:table-cell office:value-type="string">
            <text:p>room/room_s16_a3_w5_h14.lp</text:p>
          </table:table-cell>
          <table:table-cell office:value-type="float" office:value="0.01"/>
          <table:table-cell table:style-name="cellBest" office:value-type="float" office:value="21.0"/>
          <table:table-cell table:style-name="cellBest" office:value-type="float" office:value="1.0"/>
          <table:table-cell office:value-type="float" office:value="0.01"/>
          <table:table-cell office:value-type="float" office:value="47.0"/>
          <table:table-cell office:value-type="float" office:value="6.0"/>
          <table:table-cell table:style-name="cellWorst" office:value-type="float" office:value="2.37"/>
          <table:table-cell table:style-name="cellWorst" office:value-type="float" office:value="214267.0"/>
          <table:table-cell table:style-name="cellWorst" office:value-type="float" office:value="12521.0"/>
          <table:table-cell office:value-type="float" office:value="0.01"/>
          <table:table-cell office:value-type="float" office:value="128.0"/>
          <table:table-cell office:value-type="float" office:value="9.0"/>
          <table:table-cell office:value-type="float" office:value="0.01"/>
          <table:table-cell office:value-type="float" office:value="34.0"/>
          <table:table-cell office:value-type="float" office:value="4.0"/>
          <table:table-cell office:value-type="float" office:value="0.01"/>
          <table:table-cell office:value-type="float" office:value="47.0"/>
          <table:table-cell office:value-type="float" office:value="6.0"/>
          <table:table-cell office:value-type="float" office:value="0.01"/>
          <table:table-cell office:value-type="float" office:value="125.0"/>
          <table:table-cell office:value-type="float" office:value="9.0"/>
          <table:table-cell table:formula="of:=MIN([.$B208];[.$E208];[.$H208];[.$K208];[.$N208];[.$Q208];[.$T208])" office:value-type="float"/>
          <table:table-cell table:formula="of:=MIN([.$C208];[.$F208];[.$I208];[.$L208];[.$O208];[.$R208];[.$U208])" office:value-type="float"/>
          <table:table-cell table:formula="of:=MIN([.$D208];[.$G208];[.$J208];[.$M208];[.$P208];[.$S208];[.$V208])" office:value-type="float"/>
          <table:table-cell table:formula="of:=MEDIAN([.$B208];[.$E208];[.$H208];[.$K208];[.$N208];[.$Q208];[.$T208])" office:value-type="float"/>
          <table:table-cell table:formula="of:=MEDIAN([.$C208];[.$F208];[.$I208];[.$L208];[.$O208];[.$R208];[.$U208])" office:value-type="float"/>
          <table:table-cell table:formula="of:=MEDIAN([.$D208];[.$G208];[.$J208];[.$M208];[.$P208];[.$S208];[.$V208])" office:value-type="float"/>
          <table:table-cell table:formula="of:=MAX([.$B208];[.$E208];[.$H208];[.$K208];[.$N208];[.$Q208];[.$T208])" office:value-type="float"/>
          <table:table-cell table:formula="of:=MAX([.$C208];[.$F208];[.$I208];[.$L208];[.$O208];[.$R208];[.$U208])" office:value-type="float"/>
          <table:table-cell table:formula="of:=MAX([.$D208];[.$G208];[.$J208];[.$M208];[.$P208];[.$S208];[.$V208])" office:value-type="float"/>
        </table:table-row>
        <table:table-row table:style-name="ro1">
          <table:table-cell office:value-type="string">
            <text:p>room/room_s17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9];[.$E209];[.$H209];[.$K209];[.$N209];[.$Q209];[.$T209])" office:value-type="float"/>
          <table:table-cell table:formula="of:=MIN([.$C209];[.$F209];[.$I209];[.$L209];[.$O209];[.$R209];[.$U209])" office:value-type="float"/>
          <table:table-cell table:formula="of:=MIN([.$D209];[.$G209];[.$J209];[.$M209];[.$P209];[.$S209];[.$V209])" office:value-type="float"/>
          <table:table-cell table:formula="of:=MEDIAN([.$B209];[.$E209];[.$H209];[.$K209];[.$N209];[.$Q209];[.$T209])" office:value-type="float"/>
          <table:table-cell table:formula="of:=MEDIAN([.$C209];[.$F209];[.$I209];[.$L209];[.$O209];[.$R209];[.$U209])" office:value-type="float"/>
          <table:table-cell table:formula="of:=MEDIAN([.$D209];[.$G209];[.$J209];[.$M209];[.$P209];[.$S209];[.$V209])" office:value-type="float"/>
          <table:table-cell table:formula="of:=MAX([.$B209];[.$E209];[.$H209];[.$K209];[.$N209];[.$Q209];[.$T209])" office:value-type="float"/>
          <table:table-cell table:formula="of:=MAX([.$C209];[.$F209];[.$I209];[.$L209];[.$O209];[.$R209];[.$U209])" office:value-type="float"/>
          <table:table-cell table:formula="of:=MAX([.$D209];[.$G209];[.$J209];[.$M209];[.$P209];[.$S209];[.$V209])" office:value-type="float"/>
        </table:table-row>
        <table:table-row table:style-name="ro1">
          <table:table-cell office:value-type="string">
            <text:p>room/room_s17_a2_w5_h8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2"/>
          <table:table-cell table:style-name="cellWorst" office:value-type="float" office:value="2663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0];[.$E210];[.$H210];[.$K210];[.$N210];[.$Q210];[.$T210])" office:value-type="float"/>
          <table:table-cell table:formula="of:=MIN([.$C210];[.$F210];[.$I210];[.$L210];[.$O210];[.$R210];[.$U210])" office:value-type="float"/>
          <table:table-cell table:formula="of:=MIN([.$D210];[.$G210];[.$J210];[.$M210];[.$P210];[.$S210];[.$V210])" office:value-type="float"/>
          <table:table-cell table:formula="of:=MEDIAN([.$B210];[.$E210];[.$H210];[.$K210];[.$N210];[.$Q210];[.$T210])" office:value-type="float"/>
          <table:table-cell table:formula="of:=MEDIAN([.$C210];[.$F210];[.$I210];[.$L210];[.$O210];[.$R210];[.$U210])" office:value-type="float"/>
          <table:table-cell table:formula="of:=MEDIAN([.$D210];[.$G210];[.$J210];[.$M210];[.$P210];[.$S210];[.$V210])" office:value-type="float"/>
          <table:table-cell table:formula="of:=MAX([.$B210];[.$E210];[.$H210];[.$K210];[.$N210];[.$Q210];[.$T210])" office:value-type="float"/>
          <table:table-cell table:formula="of:=MAX([.$C210];[.$F210];[.$I210];[.$L210];[.$O210];[.$R210];[.$U210])" office:value-type="float"/>
          <table:table-cell table:formula="of:=MAX([.$D210];[.$G210];[.$J210];[.$M210];[.$P210];[.$S210];[.$V210])" office:value-type="float"/>
        </table:table-row>
        <table:table-row table:style-name="ro1">
          <table:table-cell office:value-type="string">
            <text:p>room/room_s17_a3_w5_h13.lp</text:p>
          </table:table-cell>
          <table:table-cell office:value-type="float" office:value="0.0"/>
          <table:table-cell table:style-name="cellBest" office:value-type="float" office:value="23.0"/>
          <table:table-cell table:style-name="cellBest" office:value-type="float" office:value="1.0"/>
          <table:table-cell office:value-type="float" office:value="0.01"/>
          <table:table-cell office:value-type="float" office:value="40.0"/>
          <table:table-cell office:value-type="float" office:value="7.0"/>
          <table:table-cell office:value-type="float" office:value="0.09"/>
          <table:table-cell table:style-name="cellWorst" office:value-type="float" office:value="8005.0"/>
          <table:table-cell table:style-name="cellWorst" office:value-type="float" office:value="18.0"/>
          <table:table-cell office:value-type="float" office:value="0.01"/>
          <table:table-cell office:value-type="float" office:value="210.0"/>
          <table:table-cell office:value-type="float" office:value="9.0"/>
          <table:table-cell office:value-type="float" office:value="0.01"/>
          <table:table-cell office:value-type="float" office:value="58.0"/>
          <table:table-cell office:value-type="float" office:value="4.0"/>
          <table:table-cell office:value-type="float" office:value="0.01"/>
          <table:table-cell office:value-type="float" office:value="40.0"/>
          <table:table-cell office:value-type="float" office:value="7.0"/>
          <table:table-cell office:value-type="float" office:value="0.01"/>
          <table:table-cell office:value-type="float" office:value="208.0"/>
          <table:table-cell office:value-type="float" office:value="9.0"/>
          <table:table-cell table:formula="of:=MIN([.$B211];[.$E211];[.$H211];[.$K211];[.$N211];[.$Q211];[.$T211])" office:value-type="float"/>
          <table:table-cell table:formula="of:=MIN([.$C211];[.$F211];[.$I211];[.$L211];[.$O211];[.$R211];[.$U211])" office:value-type="float"/>
          <table:table-cell table:formula="of:=MIN([.$D211];[.$G211];[.$J211];[.$M211];[.$P211];[.$S211];[.$V211])" office:value-type="float"/>
          <table:table-cell table:formula="of:=MEDIAN([.$B211];[.$E211];[.$H211];[.$K211];[.$N211];[.$Q211];[.$T211])" office:value-type="float"/>
          <table:table-cell table:formula="of:=MEDIAN([.$C211];[.$F211];[.$I211];[.$L211];[.$O211];[.$R211];[.$U211])" office:value-type="float"/>
          <table:table-cell table:formula="of:=MEDIAN([.$D211];[.$G211];[.$J211];[.$M211];[.$P211];[.$S211];[.$V211])" office:value-type="float"/>
          <table:table-cell table:formula="of:=MAX([.$B211];[.$E211];[.$H211];[.$K211];[.$N211];[.$Q211];[.$T211])" office:value-type="float"/>
          <table:table-cell table:formula="of:=MAX([.$C211];[.$F211];[.$I211];[.$L211];[.$O211];[.$R211];[.$U211])" office:value-type="float"/>
          <table:table-cell table:formula="of:=MAX([.$D211];[.$G211];[.$J211];[.$M211];[.$P211];[.$S211];[.$V211])" office:value-type="float"/>
        </table:table-row>
        <table:table-row table:style-name="ro1">
          <table:table-cell office:value-type="string">
            <text:p>room/room_s18_a1_w5_h5.lp</text:p>
          </table:table-cell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1"/>
          <table:table-cell table:style-name="cellWorst" office:value-type="float" office:value="852.0"/>
          <table:table-cell office:value-type="float" office:value="1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table:formula="of:=MIN([.$B212];[.$E212];[.$H212];[.$K212];[.$N212];[.$Q212];[.$T212])" office:value-type="float"/>
          <table:table-cell table:formula="of:=MIN([.$C212];[.$F212];[.$I212];[.$L212];[.$O212];[.$R212];[.$U212])" office:value-type="float"/>
          <table:table-cell table:formula="of:=MIN([.$D212];[.$G212];[.$J212];[.$M212];[.$P212];[.$S212];[.$V212])" office:value-type="float"/>
          <table:table-cell table:formula="of:=MEDIAN([.$B212];[.$E212];[.$H212];[.$K212];[.$N212];[.$Q212];[.$T212])" office:value-type="float"/>
          <table:table-cell table:formula="of:=MEDIAN([.$C212];[.$F212];[.$I212];[.$L212];[.$O212];[.$R212];[.$U212])" office:value-type="float"/>
          <table:table-cell table:formula="of:=MEDIAN([.$D212];[.$G212];[.$J212];[.$M212];[.$P212];[.$S212];[.$V212])" office:value-type="float"/>
          <table:table-cell table:formula="of:=MAX([.$B212];[.$E212];[.$H212];[.$K212];[.$N212];[.$Q212];[.$T212])" office:value-type="float"/>
          <table:table-cell table:formula="of:=MAX([.$C212];[.$F212];[.$I212];[.$L212];[.$O212];[.$R212];[.$U212])" office:value-type="float"/>
          <table:table-cell table:formula="of:=MAX([.$D212];[.$G212];[.$J212];[.$M212];[.$P212];[.$S212];[.$V212])" office:value-type="float"/>
        </table:table-row>
        <table:table-row table:style-name="ro1">
          <table:table-cell office:value-type="string">
            <text:p>room/room_s18_a2_w5_h15.lp</text:p>
          </table:table-cell>
          <table:table-cell office:value-type="float" office:value="0.0"/>
          <table:table-cell office:value-type="float" office:value="23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5.0"/>
          <table:table-cell table:style-name="cellBest" office:value-type="float" office:value="3.0"/>
          <table:table-cell office:value-type="float" office:value="0.12"/>
          <table:table-cell table:style-name="cellWorst" office:value-type="float" office:value="10765.0"/>
          <table:table-cell table:style-name="cellWorst" office:value-type="float" office:value="11.0"/>
          <table:table-cell office:value-type="float" office:value="0.01"/>
          <table:table-cell office:value-type="float" office:value="159.0"/>
          <table:table-cell office:value-type="float" office:value="10.0"/>
          <table:table-cell office:value-type="float" office:value="0.01"/>
          <table:table-cell office:value-type="float" office:value="50.0"/>
          <table:table-cell office:value-type="float" office:value="6.0"/>
          <table:table-cell office:value-type="float" office:value="0.0"/>
          <table:table-cell table:style-name="cellBest" office:value-type="float" office:value="15.0"/>
          <table:table-cell table:style-name="cellBest" office:value-type="float" office:value="3.0"/>
          <table:table-cell office:value-type="float" office:value="0.0"/>
          <table:table-cell office:value-type="float" office:value="158.0"/>
          <table:table-cell office:value-type="float" office:value="10.0"/>
          <table:table-cell table:formula="of:=MIN([.$B213];[.$E213];[.$H213];[.$K213];[.$N213];[.$Q213];[.$T213])" office:value-type="float"/>
          <table:table-cell table:formula="of:=MIN([.$C213];[.$F213];[.$I213];[.$L213];[.$O213];[.$R213];[.$U213])" office:value-type="float"/>
          <table:table-cell table:formula="of:=MIN([.$D213];[.$G213];[.$J213];[.$M213];[.$P213];[.$S213];[.$V213])" office:value-type="float"/>
          <table:table-cell table:formula="of:=MEDIAN([.$B213];[.$E213];[.$H213];[.$K213];[.$N213];[.$Q213];[.$T213])" office:value-type="float"/>
          <table:table-cell table:formula="of:=MEDIAN([.$C213];[.$F213];[.$I213];[.$L213];[.$O213];[.$R213];[.$U213])" office:value-type="float"/>
          <table:table-cell table:formula="of:=MEDIAN([.$D213];[.$G213];[.$J213];[.$M213];[.$P213];[.$S213];[.$V213])" office:value-type="float"/>
          <table:table-cell table:formula="of:=MAX([.$B213];[.$E213];[.$H213];[.$K213];[.$N213];[.$Q213];[.$T213])" office:value-type="float"/>
          <table:table-cell table:formula="of:=MAX([.$C213];[.$F213];[.$I213];[.$L213];[.$O213];[.$R213];[.$U213])" office:value-type="float"/>
          <table:table-cell table:formula="of:=MAX([.$D213];[.$G213];[.$J213];[.$M213];[.$P213];[.$S213];[.$V213])" office:value-type="float"/>
        </table:table-row>
        <table:table-row table:style-name="ro1">
          <table:table-cell office:value-type="string">
            <text:p>room/room_s18_a3_w5_h27.lp</text:p>
          </table:table-cell>
          <table:table-cell office:value-type="float" office:value="0.07"/>
          <table:table-cell office:value-type="float" office:value="612.0"/>
          <table:table-cell office:value-type="float" office:value="12.0"/>
          <table:table-cell office:value-type="float" office:value="0.03"/>
          <table:table-cell table:style-name="cellBest" office:value-type="float" office:value="211.0"/>
          <table:table-cell office:value-type="float" office:value="18.0"/>
          <table:table-cell office:value-type="float" office:value="0.58"/>
          <table:table-cell table:style-name="cellWorst" office:value-type="float" office:value="25293.0"/>
          <table:table-cell office:value-type="float" office:value="11.0"/>
          <table:table-cell office:value-type="float" office:value="0.03"/>
          <table:table-cell office:value-type="float" office:value="560.0"/>
          <table:table-cell office:value-type="float" office:value="11.0"/>
          <table:table-cell office:value-type="float" office:value="0.1"/>
          <table:table-cell office:value-type="float" office:value="1078.0"/>
          <table:table-cell table:style-name="cellWorst" office:value-type="float" office:value="31.0"/>
          <table:table-cell office:value-type="float" office:value="0.03"/>
          <table:table-cell table:style-name="cellBest" office:value-type="float" office:value="211.0"/>
          <table:table-cell office:value-type="float" office:value="18.0"/>
          <table:table-cell office:value-type="float" office:value="0.03"/>
          <table:table-cell office:value-type="float" office:value="554.0"/>
          <table:table-cell table:style-name="cellBest" office:value-type="float" office:value="10.0"/>
          <table:table-cell table:formula="of:=MIN([.$B214];[.$E214];[.$H214];[.$K214];[.$N214];[.$Q214];[.$T214])" office:value-type="float"/>
          <table:table-cell table:formula="of:=MIN([.$C214];[.$F214];[.$I214];[.$L214];[.$O214];[.$R214];[.$U214])" office:value-type="float"/>
          <table:table-cell table:formula="of:=MIN([.$D214];[.$G214];[.$J214];[.$M214];[.$P214];[.$S214];[.$V214])" office:value-type="float"/>
          <table:table-cell table:formula="of:=MEDIAN([.$B214];[.$E214];[.$H214];[.$K214];[.$N214];[.$Q214];[.$T214])" office:value-type="float"/>
          <table:table-cell table:formula="of:=MEDIAN([.$C214];[.$F214];[.$I214];[.$L214];[.$O214];[.$R214];[.$U214])" office:value-type="float"/>
          <table:table-cell table:formula="of:=MEDIAN([.$D214];[.$G214];[.$J214];[.$M214];[.$P214];[.$S214];[.$V214])" office:value-type="float"/>
          <table:table-cell table:formula="of:=MAX([.$B214];[.$E214];[.$H214];[.$K214];[.$N214];[.$Q214];[.$T214])" office:value-type="float"/>
          <table:table-cell table:formula="of:=MAX([.$C214];[.$F214];[.$I214];[.$L214];[.$O214];[.$R214];[.$U214])" office:value-type="float"/>
          <table:table-cell table:formula="of:=MAX([.$D214];[.$G214];[.$J214];[.$M214];[.$P214];[.$S214];[.$V214])" office:value-type="float"/>
        </table:table-row>
        <table:table-row table:style-name="ro1">
          <table:table-cell office:value-type="string">
            <text:p>room/room_s19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5];[.$E215];[.$H215];[.$K215];[.$N215];[.$Q215];[.$T215])" office:value-type="float"/>
          <table:table-cell table:formula="of:=MIN([.$C215];[.$F215];[.$I215];[.$L215];[.$O215];[.$R215];[.$U215])" office:value-type="float"/>
          <table:table-cell table:formula="of:=MIN([.$D215];[.$G215];[.$J215];[.$M215];[.$P215];[.$S215];[.$V215])" office:value-type="float"/>
          <table:table-cell table:formula="of:=MEDIAN([.$B215];[.$E215];[.$H215];[.$K215];[.$N215];[.$Q215];[.$T215])" office:value-type="float"/>
          <table:table-cell table:formula="of:=MEDIAN([.$C215];[.$F215];[.$I215];[.$L215];[.$O215];[.$R215];[.$U215])" office:value-type="float"/>
          <table:table-cell table:formula="of:=MEDIAN([.$D215];[.$G215];[.$J215];[.$M215];[.$P215];[.$S215];[.$V215])" office:value-type="float"/>
          <table:table-cell table:formula="of:=MAX([.$B215];[.$E215];[.$H215];[.$K215];[.$N215];[.$Q215];[.$T215])" office:value-type="float"/>
          <table:table-cell table:formula="of:=MAX([.$C215];[.$F215];[.$I215];[.$L215];[.$O215];[.$R215];[.$U215])" office:value-type="float"/>
          <table:table-cell table:formula="of:=MAX([.$D215];[.$G215];[.$J215];[.$M215];[.$P215];[.$S215];[.$V215])" office:value-type="float"/>
        </table:table-row>
        <table:table-row table:style-name="ro1">
          <table:table-cell office:value-type="string">
            <text:p>room/room_s19_a2_w5_h2.lp</text:p>
          </table:table-cell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1"/>
          <table:table-cell table:style-name="cellWorst" office:value-type="float" office:value="40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table:formula="of:=MIN([.$B216];[.$E216];[.$H216];[.$K216];[.$N216];[.$Q216];[.$T216])" office:value-type="float"/>
          <table:table-cell table:formula="of:=MIN([.$C216];[.$F216];[.$I216];[.$L216];[.$O216];[.$R216];[.$U216])" office:value-type="float"/>
          <table:table-cell table:formula="of:=MIN([.$D216];[.$G216];[.$J216];[.$M216];[.$P216];[.$S216];[.$V216])" office:value-type="float"/>
          <table:table-cell table:formula="of:=MEDIAN([.$B216];[.$E216];[.$H216];[.$K216];[.$N216];[.$Q216];[.$T216])" office:value-type="float"/>
          <table:table-cell table:formula="of:=MEDIAN([.$C216];[.$F216];[.$I216];[.$L216];[.$O216];[.$R216];[.$U216])" office:value-type="float"/>
          <table:table-cell table:formula="of:=MEDIAN([.$D216];[.$G216];[.$J216];[.$M216];[.$P216];[.$S216];[.$V216])" office:value-type="float"/>
          <table:table-cell table:formula="of:=MAX([.$B216];[.$E216];[.$H216];[.$K216];[.$N216];[.$Q216];[.$T216])" office:value-type="float"/>
          <table:table-cell table:formula="of:=MAX([.$C216];[.$F216];[.$I216];[.$L216];[.$O216];[.$R216];[.$U216])" office:value-type="float"/>
          <table:table-cell table:formula="of:=MAX([.$D216];[.$G216];[.$J216];[.$M216];[.$P216];[.$S216];[.$V216])" office:value-type="float"/>
        </table:table-row>
        <table:table-row table:style-name="ro1">
          <table:table-cell office:value-type="string">
            <text:p>room/room_s19_a3_w5_h11.lp</text:p>
          </table:table-cell>
          <table:table-cell office:value-type="float" office:value="0.01"/>
          <table:table-cell table:style-name="cellBest" office:value-type="float" office:value="22.0"/>
          <table:table-cell table:style-name="cellBest" office:value-type="float" office:value="2.0"/>
          <table:table-cell office:value-type="float" office:value="0.01"/>
          <table:table-cell office:value-type="float" office:value="32.0"/>
          <table:table-cell office:value-type="float" office:value="6.0"/>
          <table:table-cell office:value-type="float" office:value="0.09"/>
          <table:table-cell table:style-name="cellWorst" office:value-type="float" office:value="6412.0"/>
          <table:table-cell table:style-name="cellWorst" office:value-type="float" office:value="11.0"/>
          <table:table-cell office:value-type="float" office:value="0.01"/>
          <table:table-cell office:value-type="float" office:value="50.0"/>
          <table:table-cell office:value-type="float" office:value="8.0"/>
          <table:table-cell office:value-type="float" office:value="0.01"/>
          <table:table-cell office:value-type="float" office:value="32.0"/>
          <table:table-cell office:value-type="float" office:value="8.0"/>
          <table:table-cell office:value-type="float" office:value="0.01"/>
          <table:table-cell office:value-type="float" office:value="32.0"/>
          <table:table-cell office:value-type="float" office:value="6.0"/>
          <table:table-cell office:value-type="float" office:value="0.01"/>
          <table:table-cell office:value-type="float" office:value="48.0"/>
          <table:table-cell office:value-type="float" office:value="8.0"/>
          <table:table-cell table:formula="of:=MIN([.$B217];[.$E217];[.$H217];[.$K217];[.$N217];[.$Q217];[.$T217])" office:value-type="float"/>
          <table:table-cell table:formula="of:=MIN([.$C217];[.$F217];[.$I217];[.$L217];[.$O217];[.$R217];[.$U217])" office:value-type="float"/>
          <table:table-cell table:formula="of:=MIN([.$D217];[.$G217];[.$J217];[.$M217];[.$P217];[.$S217];[.$V217])" office:value-type="float"/>
          <table:table-cell table:formula="of:=MEDIAN([.$B217];[.$E217];[.$H217];[.$K217];[.$N217];[.$Q217];[.$T217])" office:value-type="float"/>
          <table:table-cell table:formula="of:=MEDIAN([.$C217];[.$F217];[.$I217];[.$L217];[.$O217];[.$R217];[.$U217])" office:value-type="float"/>
          <table:table-cell table:formula="of:=MEDIAN([.$D217];[.$G217];[.$J217];[.$M217];[.$P217];[.$S217];[.$V217])" office:value-type="float"/>
          <table:table-cell table:formula="of:=MAX([.$B217];[.$E217];[.$H217];[.$K217];[.$N217];[.$Q217];[.$T217])" office:value-type="float"/>
          <table:table-cell table:formula="of:=MAX([.$C217];[.$F217];[.$I217];[.$L217];[.$O217];[.$R217];[.$U217])" office:value-type="float"/>
          <table:table-cell table:formula="of:=MAX([.$D217];[.$G217];[.$J217];[.$M217];[.$P217];[.$S217];[.$V217])" office:value-type="float"/>
        </table:table-row>
        <table:table-row table:style-name="ro1">
          <table:table-cell office:value-type="string">
            <text:p>room/room_s1_a12_w4_h0.lp</text:p>
          </table:table-cell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table:formula="of:=MIN([.$B218];[.$E218];[.$H218];[.$K218];[.$N218];[.$Q218];[.$T218])" office:value-type="float"/>
          <table:table-cell table:formula="of:=MIN([.$C218];[.$F218];[.$I218];[.$L218];[.$O218];[.$R218];[.$U218])" office:value-type="float"/>
          <table:table-cell table:formula="of:=MIN([.$D218];[.$G218];[.$J218];[.$M218];[.$P218];[.$S218];[.$V218])" office:value-type="float"/>
          <table:table-cell table:formula="of:=MEDIAN([.$B218];[.$E218];[.$H218];[.$K218];[.$N218];[.$Q218];[.$T218])" office:value-type="float"/>
          <table:table-cell table:formula="of:=MEDIAN([.$C218];[.$F218];[.$I218];[.$L218];[.$O218];[.$R218];[.$U218])" office:value-type="float"/>
          <table:table-cell table:formula="of:=MEDIAN([.$D218];[.$G218];[.$J218];[.$M218];[.$P218];[.$S218];[.$V218])" office:value-type="float"/>
          <table:table-cell table:formula="of:=MAX([.$B218];[.$E218];[.$H218];[.$K218];[.$N218];[.$Q218];[.$T218])" office:value-type="float"/>
          <table:table-cell table:formula="of:=MAX([.$C218];[.$F218];[.$I218];[.$L218];[.$O218];[.$R218];[.$U218])" office:value-type="float"/>
          <table:table-cell table:formula="of:=MAX([.$D218];[.$G218];[.$J218];[.$M218];[.$P218];[.$S218];[.$V218])" office:value-type="float"/>
        </table:table-row>
        <table:table-row table:style-name="ro1">
          <table:table-cell office:value-type="string">
            <text:p>room/room_s20_a1_w5_h25.lp</text:p>
          </table:table-cell>
          <table:table-cell office:value-type="float" office:value="0.0"/>
          <table:table-cell office:value-type="float" office:value="49.0"/>
          <table:table-cell table:style-name="cellWorst" office:value-type="float" office:value="21.0"/>
          <table:table-cell office:value-type="float" office:value="0.01"/>
          <table:table-cell table:style-name="cellBest" office:value-type="float" office:value="22.0"/>
          <table:table-cell table:style-name="cellBest" office:value-type="float" office:value="4.0"/>
          <table:table-cell office:value-type="float" office:value="0.08"/>
          <table:table-cell table:style-name="cellWorst" office:value-type="float" office:value="4694.0"/>
          <table:table-cell office:value-type="float" office:value="17.0"/>
          <table:table-cell office:value-type="float" office:value="0.01"/>
          <table:table-cell table:style-name="cellBest" office:value-type="float" office:value="22.0"/>
          <table:table-cell office:value-type="float" office:value="10.0"/>
          <table:table-cell office:value-type="float" office:value="0.01"/>
          <table:table-cell office:value-type="float" office:value="54.0"/>
          <table:table-cell table:style-name="cellWorst" office:value-type="float" office:value="21.0"/>
          <table:table-cell office:value-type="float" office:value="0.01"/>
          <table:table-cell table:style-name="cellBest" office:value-type="float" office:value="22.0"/>
          <table:table-cell table:style-name="cellBest" office:value-type="float" office:value="4.0"/>
          <table:table-cell office:value-type="float" office:value="0.0"/>
          <table:table-cell office:value-type="float" office:value="181.0"/>
          <table:table-cell office:value-type="float" office:value="9.0"/>
          <table:table-cell table:formula="of:=MIN([.$B219];[.$E219];[.$H219];[.$K219];[.$N219];[.$Q219];[.$T219])" office:value-type="float"/>
          <table:table-cell table:formula="of:=MIN([.$C219];[.$F219];[.$I219];[.$L219];[.$O219];[.$R219];[.$U219])" office:value-type="float"/>
          <table:table-cell table:formula="of:=MIN([.$D219];[.$G219];[.$J219];[.$M219];[.$P219];[.$S219];[.$V219])" office:value-type="float"/>
          <table:table-cell table:formula="of:=MEDIAN([.$B219];[.$E219];[.$H219];[.$K219];[.$N219];[.$Q219];[.$T219])" office:value-type="float"/>
          <table:table-cell table:formula="of:=MEDIAN([.$C219];[.$F219];[.$I219];[.$L219];[.$O219];[.$R219];[.$U219])" office:value-type="float"/>
          <table:table-cell table:formula="of:=MEDIAN([.$D219];[.$G219];[.$J219];[.$M219];[.$P219];[.$S219];[.$V219])" office:value-type="float"/>
          <table:table-cell table:formula="of:=MAX([.$B219];[.$E219];[.$H219];[.$K219];[.$N219];[.$Q219];[.$T219])" office:value-type="float"/>
          <table:table-cell table:formula="of:=MAX([.$C219];[.$F219];[.$I219];[.$L219];[.$O219];[.$R219];[.$U219])" office:value-type="float"/>
          <table:table-cell table:formula="of:=MAX([.$D219];[.$G219];[.$J219];[.$M219];[.$P219];[.$S219];[.$V219])" office:value-type="float"/>
        </table:table-row>
        <table:table-row table:style-name="ro1">
          <table:table-cell office:value-type="string">
            <text:p>room/room_s20_a2_w5_h35.lp</text:p>
          </table:table-cell>
          <table:table-cell office:value-type="float" office:value="0.07"/>
          <table:table-cell office:value-type="float" office:value="244.0"/>
          <table:table-cell office:value-type="float" office:value="12.0"/>
          <table:table-cell office:value-type="float" office:value="0.02"/>
          <table:table-cell table:style-name="cellBest" office:value-type="float" office:value="41.0"/>
          <table:table-cell table:style-name="cellBest" office:value-type="float" office:value="7.0"/>
          <table:table-cell office:value-type="float" office:value="0.47"/>
          <table:table-cell table:style-name="cellWorst" office:value-type="float" office:value="13919.0"/>
          <table:table-cell table:style-name="cellWorst" office:value-type="float" office:value="21.0"/>
          <table:table-cell office:value-type="float" office:value="0.03"/>
          <table:table-cell office:value-type="float" office:value="591.0"/>
          <table:table-cell office:value-type="float" office:value="10.0"/>
          <table:table-cell office:value-type="float" office:value="0.05"/>
          <table:table-cell office:value-type="float" office:value="221.0"/>
          <table:table-cell office:value-type="float" office:value="15.0"/>
          <table:table-cell office:value-type="float" office:value="0.02"/>
          <table:table-cell table:style-name="cellBest" office:value-type="float" office:value="41.0"/>
          <table:table-cell table:style-name="cellBest" office:value-type="float" office:value="7.0"/>
          <table:table-cell office:value-type="float" office:value="0.02"/>
          <table:table-cell office:value-type="float" office:value="590.0"/>
          <table:table-cell office:value-type="float" office:value="10.0"/>
          <table:table-cell table:formula="of:=MIN([.$B220];[.$E220];[.$H220];[.$K220];[.$N220];[.$Q220];[.$T220])" office:value-type="float"/>
          <table:table-cell table:formula="of:=MIN([.$C220];[.$F220];[.$I220];[.$L220];[.$O220];[.$R220];[.$U220])" office:value-type="float"/>
          <table:table-cell table:formula="of:=MIN([.$D220];[.$G220];[.$J220];[.$M220];[.$P220];[.$S220];[.$V220])" office:value-type="float"/>
          <table:table-cell table:formula="of:=MEDIAN([.$B220];[.$E220];[.$H220];[.$K220];[.$N220];[.$Q220];[.$T220])" office:value-type="float"/>
          <table:table-cell table:formula="of:=MEDIAN([.$C220];[.$F220];[.$I220];[.$L220];[.$O220];[.$R220];[.$U220])" office:value-type="float"/>
          <table:table-cell table:formula="of:=MEDIAN([.$D220];[.$G220];[.$J220];[.$M220];[.$P220];[.$S220];[.$V220])" office:value-type="float"/>
          <table:table-cell table:formula="of:=MAX([.$B220];[.$E220];[.$H220];[.$K220];[.$N220];[.$Q220];[.$T220])" office:value-type="float"/>
          <table:table-cell table:formula="of:=MAX([.$C220];[.$F220];[.$I220];[.$L220];[.$O220];[.$R220];[.$U220])" office:value-type="float"/>
          <table:table-cell table:formula="of:=MAX([.$D220];[.$G220];[.$J220];[.$M220];[.$P220];[.$S220];[.$V220])" office:value-type="float"/>
        </table:table-row>
        <table:table-row table:style-name="ro1">
          <table:table-cell office:value-type="string">
            <text:p>room/room_s20_a3_w5_h19.lp</text:p>
          </table:table-cell>
          <table:table-cell office:value-type="float" office:value="0.01"/>
          <table:table-cell office:value-type="float" office:value="55.0"/>
          <table:table-cell table:style-name="cellBest" office:value-type="float" office:value="4.0"/>
          <table:table-cell office:value-type="float" office:value="0.01"/>
          <table:table-cell office:value-type="float" office:value="76.0"/>
          <table:table-cell office:value-type="float" office:value="11.0"/>
          <table:table-cell office:value-type="float" office:value="0.43"/>
          <table:table-cell table:style-name="cellWorst" office:value-type="float" office:value="16584.0"/>
          <table:table-cell table:style-name="cellWorst" office:value-type="float" office:value="19.0"/>
          <table:table-cell office:value-type="float" office:value="0.01"/>
          <table:table-cell office:value-type="float" office:value="199.0"/>
          <table:table-cell office:value-type="float" office:value="9.0"/>
          <table:table-cell office:value-type="float" office:value="0.01"/>
          <table:table-cell table:style-name="cellBest" office:value-type="float" office:value="51.0"/>
          <table:table-cell office:value-type="float" office:value="7.0"/>
          <table:table-cell office:value-type="float" office:value="0.01"/>
          <table:table-cell office:value-type="float" office:value="76.0"/>
          <table:table-cell office:value-type="float" office:value="11.0"/>
          <table:table-cell office:value-type="float" office:value="0.01"/>
          <table:table-cell office:value-type="float" office:value="199.0"/>
          <table:table-cell office:value-type="float" office:value="10.0"/>
          <table:table-cell table:formula="of:=MIN([.$B221];[.$E221];[.$H221];[.$K221];[.$N221];[.$Q221];[.$T221])" office:value-type="float"/>
          <table:table-cell table:formula="of:=MIN([.$C221];[.$F221];[.$I221];[.$L221];[.$O221];[.$R221];[.$U221])" office:value-type="float"/>
          <table:table-cell table:formula="of:=MIN([.$D221];[.$G221];[.$J221];[.$M221];[.$P221];[.$S221];[.$V221])" office:value-type="float"/>
          <table:table-cell table:formula="of:=MEDIAN([.$B221];[.$E221];[.$H221];[.$K221];[.$N221];[.$Q221];[.$T221])" office:value-type="float"/>
          <table:table-cell table:formula="of:=MEDIAN([.$C221];[.$F221];[.$I221];[.$L221];[.$O221];[.$R221];[.$U221])" office:value-type="float"/>
          <table:table-cell table:formula="of:=MEDIAN([.$D221];[.$G221];[.$J221];[.$M221];[.$P221];[.$S221];[.$V221])" office:value-type="float"/>
          <table:table-cell table:formula="of:=MAX([.$B221];[.$E221];[.$H221];[.$K221];[.$N221];[.$Q221];[.$T221])" office:value-type="float"/>
          <table:table-cell table:formula="of:=MAX([.$C221];[.$F221];[.$I221];[.$L221];[.$O221];[.$R221];[.$U221])" office:value-type="float"/>
          <table:table-cell table:formula="of:=MAX([.$D221];[.$G221];[.$J221];[.$M221];[.$P221];[.$S221];[.$V221])" office:value-type="float"/>
        </table:table-row>
        <table:table-row table:style-name="ro1">
          <table:table-cell office:value-type="string">
            <text:p>room/room_s21_a12_w4_h27.lp</text:p>
          </table:table-cell>
          <table:table-cell table:style-name="cellBest" office:value-type="float" office:value="0.1"/>
          <table:table-cell table:style-name="cellBest" office:value-type="float" office:value="529.0"/>
          <table:table-cell table:style-name="cellBest" office:value-type="float" office:value="9.0"/>
          <table:table-cell office:value-type="float" office:value="0.31"/>
          <table:table-cell office:value-type="float" office:value="2308.0"/>
          <table:table-cell office:value-type="float" office:value="118.0"/>
          <table:table-cell table:style-name="cellWorst" office:value-type="float" office:value="6.19"/>
          <table:table-cell table:style-name="cellWorst" office:value-type="float" office:value="520945.0"/>
          <table:table-cell table:style-name="cellWorst" office:value-type="float" office:value="517.0"/>
          <table:table-cell office:value-type="float" office:value="0.17"/>
          <table:table-cell office:value-type="float" office:value="2357.0"/>
          <table:table-cell office:value-type="float" office:value="82.0"/>
          <table:table-cell office:value-type="float" office:value="0.17"/>
          <table:table-cell office:value-type="float" office:value="1233.0"/>
          <table:table-cell office:value-type="float" office:value="67.0"/>
          <table:table-cell office:value-type="float" office:value="0.31"/>
          <table:table-cell office:value-type="float" office:value="2308.0"/>
          <table:table-cell office:value-type="float" office:value="118.0"/>
          <table:table-cell office:value-type="float" office:value="0.14"/>
          <table:table-cell office:value-type="float" office:value="1866.0"/>
          <table:table-cell office:value-type="float" office:value="64.0"/>
          <table:table-cell table:formula="of:=MIN([.$B222];[.$E222];[.$H222];[.$K222];[.$N222];[.$Q222];[.$T222])" office:value-type="float"/>
          <table:table-cell table:formula="of:=MIN([.$C222];[.$F222];[.$I222];[.$L222];[.$O222];[.$R222];[.$U222])" office:value-type="float"/>
          <table:table-cell table:formula="of:=MIN([.$D222];[.$G222];[.$J222];[.$M222];[.$P222];[.$S222];[.$V222])" office:value-type="float"/>
          <table:table-cell table:formula="of:=MEDIAN([.$B222];[.$E222];[.$H222];[.$K222];[.$N222];[.$Q222];[.$T222])" office:value-type="float"/>
          <table:table-cell table:formula="of:=MEDIAN([.$C222];[.$F222];[.$I222];[.$L222];[.$O222];[.$R222];[.$U222])" office:value-type="float"/>
          <table:table-cell table:formula="of:=MEDIAN([.$D222];[.$G222];[.$J222];[.$M222];[.$P222];[.$S222];[.$V222])" office:value-type="float"/>
          <table:table-cell table:formula="of:=MAX([.$B222];[.$E222];[.$H222];[.$K222];[.$N222];[.$Q222];[.$T222])" office:value-type="float"/>
          <table:table-cell table:formula="of:=MAX([.$C222];[.$F222];[.$I222];[.$L222];[.$O222];[.$R222];[.$U222])" office:value-type="float"/>
          <table:table-cell table:formula="of:=MAX([.$D222];[.$G222];[.$J222];[.$M222];[.$P222];[.$S222];[.$V222])" office:value-type="float"/>
        </table:table-row>
        <table:table-row table:style-name="ro1">
          <table:table-cell office:value-type="string">
            <text:p>room/room_s21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3];[.$E223];[.$H223];[.$K223];[.$N223];[.$Q223];[.$T223])" office:value-type="float"/>
          <table:table-cell table:formula="of:=MIN([.$C223];[.$F223];[.$I223];[.$L223];[.$O223];[.$R223];[.$U223])" office:value-type="float"/>
          <table:table-cell table:formula="of:=MIN([.$D223];[.$G223];[.$J223];[.$M223];[.$P223];[.$S223];[.$V223])" office:value-type="float"/>
          <table:table-cell table:formula="of:=MEDIAN([.$B223];[.$E223];[.$H223];[.$K223];[.$N223];[.$Q223];[.$T223])" office:value-type="float"/>
          <table:table-cell table:formula="of:=MEDIAN([.$C223];[.$F223];[.$I223];[.$L223];[.$O223];[.$R223];[.$U223])" office:value-type="float"/>
          <table:table-cell table:formula="of:=MEDIAN([.$D223];[.$G223];[.$J223];[.$M223];[.$P223];[.$S223];[.$V223])" office:value-type="float"/>
          <table:table-cell table:formula="of:=MAX([.$B223];[.$E223];[.$H223];[.$K223];[.$N223];[.$Q223];[.$T223])" office:value-type="float"/>
          <table:table-cell table:formula="of:=MAX([.$C223];[.$F223];[.$I223];[.$L223];[.$O223];[.$R223];[.$U223])" office:value-type="float"/>
          <table:table-cell table:formula="of:=MAX([.$D223];[.$G223];[.$J223];[.$M223];[.$P223];[.$S223];[.$V223])" office:value-type="float"/>
        </table:table-row>
        <table:table-row table:style-name="ro1">
          <table:table-cell office:value-type="string">
            <text:p>room/room_s21_a2_w5_h25.lp</text:p>
          </table:table-cell>
          <table:table-cell table:style-name="cellBest" office:value-type="float" office:value="0.01"/>
          <table:table-cell table:style-name="cellBest" office:value-type="float" office:value="37.0"/>
          <table:table-cell office:value-type="float" office:value="7.0"/>
          <table:table-cell table:style-name="cellBest" office:value-type="float" office:value="0.01"/>
          <table:table-cell office:value-type="float" office:value="47.0"/>
          <table:table-cell office:value-type="float" office:value="7.0"/>
          <table:table-cell table:style-name="cellWorst" office:value-type="float" office:value="2.91"/>
          <table:table-cell table:style-name="cellWorst" office:value-type="float" office:value="124286.0"/>
          <table:table-cell table:style-name="cellWorst" office:value-type="float" office:value="1090.0"/>
          <table:table-cell office:value-type="float" office:value="0.02"/>
          <table:table-cell office:value-type="float" office:value="370.0"/>
          <table:table-cell office:value-type="float" office:value="14.0"/>
          <table:table-cell office:value-type="float" office:value="0.02"/>
          <table:table-cell office:value-type="float" office:value="101.0"/>
          <table:table-cell table:style-name="cellBest" office:value-type="float" office:value="5.0"/>
          <table:table-cell table:style-name="cellBest" office:value-type="float" office:value="0.01"/>
          <table:table-cell office:value-type="float" office:value="47.0"/>
          <table:table-cell office:value-type="float" office:value="7.0"/>
          <table:table-cell office:value-type="float" office:value="0.02"/>
          <table:table-cell office:value-type="float" office:value="369.0"/>
          <table:table-cell office:value-type="float" office:value="14.0"/>
          <table:table-cell table:formula="of:=MIN([.$B224];[.$E224];[.$H224];[.$K224];[.$N224];[.$Q224];[.$T224])" office:value-type="float"/>
          <table:table-cell table:formula="of:=MIN([.$C224];[.$F224];[.$I224];[.$L224];[.$O224];[.$R224];[.$U224])" office:value-type="float"/>
          <table:table-cell table:formula="of:=MIN([.$D224];[.$G224];[.$J224];[.$M224];[.$P224];[.$S224];[.$V224])" office:value-type="float"/>
          <table:table-cell table:formula="of:=MEDIAN([.$B224];[.$E224];[.$H224];[.$K224];[.$N224];[.$Q224];[.$T224])" office:value-type="float"/>
          <table:table-cell table:formula="of:=MEDIAN([.$C224];[.$F224];[.$I224];[.$L224];[.$O224];[.$R224];[.$U224])" office:value-type="float"/>
          <table:table-cell table:formula="of:=MEDIAN([.$D224];[.$G224];[.$J224];[.$M224];[.$P224];[.$S224];[.$V224])" office:value-type="float"/>
          <table:table-cell table:formula="of:=MAX([.$B224];[.$E224];[.$H224];[.$K224];[.$N224];[.$Q224];[.$T224])" office:value-type="float"/>
          <table:table-cell table:formula="of:=MAX([.$C224];[.$F224];[.$I224];[.$L224];[.$O224];[.$R224];[.$U224])" office:value-type="float"/>
          <table:table-cell table:formula="of:=MAX([.$D224];[.$G224];[.$J224];[.$M224];[.$P224];[.$S224];[.$V224])" office:value-type="float"/>
        </table:table-row>
        <table:table-row table:style-name="ro1">
          <table:table-cell office:value-type="string">
            <text:p>room/room_s21_a3_w5_h14.lp</text:p>
          </table:table-cell>
          <table:table-cell office:value-type="float" office:value="0.01"/>
          <table:table-cell table:style-name="cellBest" office:value-type="float" office:value="28.0"/>
          <table:table-cell table:style-name="cellBest" office:value-type="float" office:value="4.0"/>
          <table:table-cell office:value-type="float" office:value="0.01"/>
          <table:table-cell office:value-type="float" office:value="33.0"/>
          <table:table-cell office:value-type="float" office:value="6.0"/>
          <table:table-cell office:value-type="float" office:value="0.3"/>
          <table:table-cell table:style-name="cellWorst" office:value-type="float" office:value="9199.0"/>
          <table:table-cell office:value-type="float" office:value="14.0"/>
          <table:table-cell office:value-type="float" office:value="0.01"/>
          <table:table-cell office:value-type="float" office:value="312.0"/>
          <table:table-cell table:style-name="cellWorst" office:value-type="float" office:value="15.0"/>
          <table:table-cell office:value-type="float" office:value="0.01"/>
          <table:table-cell office:value-type="float" office:value="81.0"/>
          <table:table-cell office:value-type="float" office:value="5.0"/>
          <table:table-cell office:value-type="float" office:value="0.01"/>
          <table:table-cell office:value-type="float" office:value="33.0"/>
          <table:table-cell office:value-type="float" office:value="6.0"/>
          <table:table-cell office:value-type="float" office:value="0.01"/>
          <table:table-cell office:value-type="float" office:value="308.0"/>
          <table:table-cell table:style-name="cellWorst" office:value-type="float" office:value="15.0"/>
          <table:table-cell table:formula="of:=MIN([.$B225];[.$E225];[.$H225];[.$K225];[.$N225];[.$Q225];[.$T225])" office:value-type="float"/>
          <table:table-cell table:formula="of:=MIN([.$C225];[.$F225];[.$I225];[.$L225];[.$O225];[.$R225];[.$U225])" office:value-type="float"/>
          <table:table-cell table:formula="of:=MIN([.$D225];[.$G225];[.$J225];[.$M225];[.$P225];[.$S225];[.$V225])" office:value-type="float"/>
          <table:table-cell table:formula="of:=MEDIAN([.$B225];[.$E225];[.$H225];[.$K225];[.$N225];[.$Q225];[.$T225])" office:value-type="float"/>
          <table:table-cell table:formula="of:=MEDIAN([.$C225];[.$F225];[.$I225];[.$L225];[.$O225];[.$R225];[.$U225])" office:value-type="float"/>
          <table:table-cell table:formula="of:=MEDIAN([.$D225];[.$G225];[.$J225];[.$M225];[.$P225];[.$S225];[.$V225])" office:value-type="float"/>
          <table:table-cell table:formula="of:=MAX([.$B225];[.$E225];[.$H225];[.$K225];[.$N225];[.$Q225];[.$T225])" office:value-type="float"/>
          <table:table-cell table:formula="of:=MAX([.$C225];[.$F225];[.$I225];[.$L225];[.$O225];[.$R225];[.$U225])" office:value-type="float"/>
          <table:table-cell table:formula="of:=MAX([.$D225];[.$G225];[.$J225];[.$M225];[.$P225];[.$S225];[.$V225])" office:value-type="float"/>
        </table:table-row>
        <table:table-row table:style-name="ro1">
          <table:table-cell office:value-type="string">
            <text:p>room/room_s22_a14_w4_h39.lp</text:p>
          </table:table-cell>
          <table:table-cell office:value-type="float" office:value="1.29"/>
          <table:table-cell table:style-name="cellBest" office:value-type="float" office:value="6981.0"/>
          <table:table-cell office:value-type="float" office:value="92.0"/>
          <table:table-cell office:value-type="float" office:value="1.53"/>
          <table:table-cell office:value-type="float" office:value="7632.0"/>
          <table:table-cell table:style-name="cellWorst" office:value-type="float" office:value="259.0"/>
          <table:table-cell table:style-name="cellWorst" office:value-type="float" office:value="16.17"/>
          <table:table-cell table:style-name="cellWorst" office:value-type="float" office:value="1041123.0"/>
          <table:table-cell office:value-type="float" office:value="253.0"/>
          <table:table-cell table:style-name="cellBest" office:value-type="float" office:value="0.72"/>
          <table:table-cell office:value-type="float" office:value="8376.0"/>
          <table:table-cell office:value-type="float" office:value="84.0"/>
          <table:table-cell office:value-type="float" office:value="1.6"/>
          <table:table-cell office:value-type="float" office:value="7653.0"/>
          <table:table-cell office:value-type="float" office:value="254.0"/>
          <table:table-cell office:value-type="float" office:value="1.4"/>
          <table:table-cell office:value-type="float" office:value="7632.0"/>
          <table:table-cell table:style-name="cellWorst" office:value-type="float" office:value="259.0"/>
          <table:table-cell office:value-type="float" office:value="0.74"/>
          <table:table-cell office:value-type="float" office:value="8408.0"/>
          <table:table-cell table:style-name="cellBest" office:value-type="float" office:value="79.0"/>
          <table:table-cell table:formula="of:=MIN([.$B226];[.$E226];[.$H226];[.$K226];[.$N226];[.$Q226];[.$T226])" office:value-type="float"/>
          <table:table-cell table:formula="of:=MIN([.$C226];[.$F226];[.$I226];[.$L226];[.$O226];[.$R226];[.$U226])" office:value-type="float"/>
          <table:table-cell table:formula="of:=MIN([.$D226];[.$G226];[.$J226];[.$M226];[.$P226];[.$S226];[.$V226])" office:value-type="float"/>
          <table:table-cell table:formula="of:=MEDIAN([.$B226];[.$E226];[.$H226];[.$K226];[.$N226];[.$Q226];[.$T226])" office:value-type="float"/>
          <table:table-cell table:formula="of:=MEDIAN([.$C226];[.$F226];[.$I226];[.$L226];[.$O226];[.$R226];[.$U226])" office:value-type="float"/>
          <table:table-cell table:formula="of:=MEDIAN([.$D226];[.$G226];[.$J226];[.$M226];[.$P226];[.$S226];[.$V226])" office:value-type="float"/>
          <table:table-cell table:formula="of:=MAX([.$B226];[.$E226];[.$H226];[.$K226];[.$N226];[.$Q226];[.$T226])" office:value-type="float"/>
          <table:table-cell table:formula="of:=MAX([.$C226];[.$F226];[.$I226];[.$L226];[.$O226];[.$R226];[.$U226])" office:value-type="float"/>
          <table:table-cell table:formula="of:=MAX([.$D226];[.$G226];[.$J226];[.$M226];[.$P226];[.$S226];[.$V226])" office:value-type="float"/>
        </table:table-row>
        <table:table-row table:style-name="ro1">
          <table:table-cell office:value-type="string">
            <text:p>room/room_s22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7];[.$E227];[.$H227];[.$K227];[.$N227];[.$Q227];[.$T227])" office:value-type="float"/>
          <table:table-cell table:formula="of:=MIN([.$C227];[.$F227];[.$I227];[.$L227];[.$O227];[.$R227];[.$U227])" office:value-type="float"/>
          <table:table-cell table:formula="of:=MIN([.$D227];[.$G227];[.$J227];[.$M227];[.$P227];[.$S227];[.$V227])" office:value-type="float"/>
          <table:table-cell table:formula="of:=MEDIAN([.$B227];[.$E227];[.$H227];[.$K227];[.$N227];[.$Q227];[.$T227])" office:value-type="float"/>
          <table:table-cell table:formula="of:=MEDIAN([.$C227];[.$F227];[.$I227];[.$L227];[.$O227];[.$R227];[.$U227])" office:value-type="float"/>
          <table:table-cell table:formula="of:=MEDIAN([.$D227];[.$G227];[.$J227];[.$M227];[.$P227];[.$S227];[.$V227])" office:value-type="float"/>
          <table:table-cell table:formula="of:=MAX([.$B227];[.$E227];[.$H227];[.$K227];[.$N227];[.$Q227];[.$T227])" office:value-type="float"/>
          <table:table-cell table:formula="of:=MAX([.$C227];[.$F227];[.$I227];[.$L227];[.$O227];[.$R227];[.$U227])" office:value-type="float"/>
          <table:table-cell table:formula="of:=MAX([.$D227];[.$G227];[.$J227];[.$M227];[.$P227];[.$S227];[.$V227])" office:value-type="float"/>
        </table:table-row>
        <table:table-row table:style-name="ro1">
          <table:table-cell office:value-type="string">
            <text:p>room/room_s22_a2_w5_h8.lp</text:p>
          </table:table-cell>
          <table:table-cell office:value-type="float" office:value="0.0"/>
          <table:table-cell table:style-name="cellBest" office:value-type="float" office:value="3.0"/>
          <table:table-cell table:style-name="cellBest" office:value-type="float" office:value="0.0"/>
          <table:table-cell office:value-type="float" office:value="0.0"/>
          <table:table-cell office:value-type="float" office:value="8.0"/>
          <table:table-cell office:value-type="float" office:value="3.0"/>
          <table:table-cell office:value-type="float" office:value="0.05"/>
          <table:table-cell table:style-name="cellWorst" office:value-type="float" office:value="5123.0"/>
          <table:table-cell office:value-type="float" office:value="2.0"/>
          <table:table-cell office:value-type="float" office:value="0.0"/>
          <table:table-cell office:value-type="float" office:value="20.0"/>
          <table:table-cell office:value-type="float" office:value="2.0"/>
          <table:table-cell office:value-type="float" office:value="0.0"/>
          <table:table-cell office:value-type="float" office:value="7.0"/>
          <table:table-cell office:value-type="float" office:value="2.0"/>
          <table:table-cell office:value-type="float" office:value="0.0"/>
          <table:table-cell office:value-type="float" office:value="8.0"/>
          <table:table-cell office:value-type="float" office:value="3.0"/>
          <table:table-cell office:value-type="float" office:value="0.0"/>
          <table:table-cell office:value-type="float" office:value="19.0"/>
          <table:table-cell office:value-type="float" office:value="2.0"/>
          <table:table-cell table:formula="of:=MIN([.$B228];[.$E228];[.$H228];[.$K228];[.$N228];[.$Q228];[.$T228])" office:value-type="float"/>
          <table:table-cell table:formula="of:=MIN([.$C228];[.$F228];[.$I228];[.$L228];[.$O228];[.$R228];[.$U228])" office:value-type="float"/>
          <table:table-cell table:formula="of:=MIN([.$D228];[.$G228];[.$J228];[.$M228];[.$P228];[.$S228];[.$V228])" office:value-type="float"/>
          <table:table-cell table:formula="of:=MEDIAN([.$B228];[.$E228];[.$H228];[.$K228];[.$N228];[.$Q228];[.$T228])" office:value-type="float"/>
          <table:table-cell table:formula="of:=MEDIAN([.$C228];[.$F228];[.$I228];[.$L228];[.$O228];[.$R228];[.$U228])" office:value-type="float"/>
          <table:table-cell table:formula="of:=MEDIAN([.$D228];[.$G228];[.$J228];[.$M228];[.$P228];[.$S228];[.$V228])" office:value-type="float"/>
          <table:table-cell table:formula="of:=MAX([.$B228];[.$E228];[.$H228];[.$K228];[.$N228];[.$Q228];[.$T228])" office:value-type="float"/>
          <table:table-cell table:formula="of:=MAX([.$C228];[.$F228];[.$I228];[.$L228];[.$O228];[.$R228];[.$U228])" office:value-type="float"/>
          <table:table-cell table:formula="of:=MAX([.$D228];[.$G228];[.$J228];[.$M228];[.$P228];[.$S228];[.$V228])" office:value-type="float"/>
        </table:table-row>
        <table:table-row table:style-name="ro1">
          <table:table-cell office:value-type="string">
            <text:p>room/room_s22_a3_w5_h22.lp</text:p>
          </table:table-cell>
          <table:table-cell table:style-name="cellBest" office:value-type="float" office:value="0.01"/>
          <table:table-cell table:style-name="cellBest" office:value-type="float" office:value="47.0"/>
          <table:table-cell table:style-name="cellBest" office:value-type="float" office:value="2.0"/>
          <table:table-cell office:value-type="float" office:value="0.03"/>
          <table:table-cell office:value-type="float" office:value="185.0"/>
          <table:table-cell office:value-type="float" office:value="13.0"/>
          <table:table-cell table:style-name="cellWorst" office:value-type="float" office:value="137.92"/>
          <table:table-cell table:style-name="cellWorst" office:value-type="float" office:value="10646795.0"/>
          <table:table-cell table:style-name="cellWorst" office:value-type="float" office:value="330801.0"/>
          <table:table-cell table:style-name="cellBest" office:value-type="float" office:value="0.01"/>
          <table:table-cell office:value-type="float" office:value="224.0"/>
          <table:table-cell office:value-type="float" office:value="6.0"/>
          <table:table-cell office:value-type="float" office:value="0.02"/>
          <table:table-cell office:value-type="float" office:value="162.0"/>
          <table:table-cell office:value-type="float" office:value="9.0"/>
          <table:table-cell office:value-type="float" office:value="0.03"/>
          <table:table-cell office:value-type="float" office:value="185.0"/>
          <table:table-cell office:value-type="float" office:value="13.0"/>
          <table:table-cell table:style-name="cellBest" office:value-type="float" office:value="0.01"/>
          <table:table-cell office:value-type="float" office:value="222.0"/>
          <table:table-cell office:value-type="float" office:value="6.0"/>
          <table:table-cell table:formula="of:=MIN([.$B229];[.$E229];[.$H229];[.$K229];[.$N229];[.$Q229];[.$T229])" office:value-type="float"/>
          <table:table-cell table:formula="of:=MIN([.$C229];[.$F229];[.$I229];[.$L229];[.$O229];[.$R229];[.$U229])" office:value-type="float"/>
          <table:table-cell table:formula="of:=MIN([.$D229];[.$G229];[.$J229];[.$M229];[.$P229];[.$S229];[.$V229])" office:value-type="float"/>
          <table:table-cell table:formula="of:=MEDIAN([.$B229];[.$E229];[.$H229];[.$K229];[.$N229];[.$Q229];[.$T229])" office:value-type="float"/>
          <table:table-cell table:formula="of:=MEDIAN([.$C229];[.$F229];[.$I229];[.$L229];[.$O229];[.$R229];[.$U229])" office:value-type="float"/>
          <table:table-cell table:formula="of:=MEDIAN([.$D229];[.$G229];[.$J229];[.$M229];[.$P229];[.$S229];[.$V229])" office:value-type="float"/>
          <table:table-cell table:formula="of:=MAX([.$B229];[.$E229];[.$H229];[.$K229];[.$N229];[.$Q229];[.$T229])" office:value-type="float"/>
          <table:table-cell table:formula="of:=MAX([.$C229];[.$F229];[.$I229];[.$L229];[.$O229];[.$R229];[.$U229])" office:value-type="float"/>
          <table:table-cell table:formula="of:=MAX([.$D229];[.$G229];[.$J229];[.$M229];[.$P229];[.$S229];[.$V229])" office:value-type="float"/>
        </table:table-row>
        <table:table-row table:style-name="ro1">
          <table:table-cell office:value-type="string">
            <text:p>room/room_s23_a16_w4_h40.lp</text:p>
          </table:table-cell>
          <table:table-cell office:value-type="float" office:value="1.9"/>
          <table:table-cell office:value-type="float" office:value="9807.0"/>
          <table:table-cell table:style-name="cellBest" office:value-type="float" office:value="60.0"/>
          <table:table-cell office:value-type="float" office:value="2.79"/>
          <table:table-cell office:value-type="float" office:value="14462.0"/>
          <table:table-cell office:value-type="float" office:value="285.0"/>
          <table:table-cell table:style-name="cellWorst" office:value-type="float" office:value="21.21"/>
          <table:table-cell table:style-name="cellWorst" office:value-type="float" office:value="1509507.0"/>
          <table:table-cell table:style-name="cellWorst" office:value-type="float" office:value="368.0"/>
          <table:table-cell office:value-type="float" office:value="1.37"/>
          <table:table-cell office:value-type="float" office:value="13364.0"/>
          <table:table-cell office:value-type="float" office:value="103.0"/>
          <table:table-cell office:value-type="float" office:value="1.76"/>
          <table:table-cell table:style-name="cellBest" office:value-type="float" office:value="9207.0"/>
          <table:table-cell office:value-type="float" office:value="240.0"/>
          <table:table-cell office:value-type="float" office:value="2.92"/>
          <table:table-cell office:value-type="float" office:value="14462.0"/>
          <table:table-cell office:value-type="float" office:value="285.0"/>
          <table:table-cell table:style-name="cellBest" office:value-type="float" office:value="1.24"/>
          <table:table-cell office:value-type="float" office:value="11345.0"/>
          <table:table-cell office:value-type="float" office:value="99.0"/>
          <table:table-cell table:formula="of:=MIN([.$B230];[.$E230];[.$H230];[.$K230];[.$N230];[.$Q230];[.$T230])" office:value-type="float"/>
          <table:table-cell table:formula="of:=MIN([.$C230];[.$F230];[.$I230];[.$L230];[.$O230];[.$R230];[.$U230])" office:value-type="float"/>
          <table:table-cell table:formula="of:=MIN([.$D230];[.$G230];[.$J230];[.$M230];[.$P230];[.$S230];[.$V230])" office:value-type="float"/>
          <table:table-cell table:formula="of:=MEDIAN([.$B230];[.$E230];[.$H230];[.$K230];[.$N230];[.$Q230];[.$T230])" office:value-type="float"/>
          <table:table-cell table:formula="of:=MEDIAN([.$C230];[.$F230];[.$I230];[.$L230];[.$O230];[.$R230];[.$U230])" office:value-type="float"/>
          <table:table-cell table:formula="of:=MEDIAN([.$D230];[.$G230];[.$J230];[.$M230];[.$P230];[.$S230];[.$V230])" office:value-type="float"/>
          <table:table-cell table:formula="of:=MAX([.$B230];[.$E230];[.$H230];[.$K230];[.$N230];[.$Q230];[.$T230])" office:value-type="float"/>
          <table:table-cell table:formula="of:=MAX([.$C230];[.$F230];[.$I230];[.$L230];[.$O230];[.$R230];[.$U230])" office:value-type="float"/>
          <table:table-cell table:formula="of:=MAX([.$D230];[.$G230];[.$J230];[.$M230];[.$P230];[.$S230];[.$V230])" office:value-type="float"/>
        </table:table-row>
        <table:table-row table:style-name="ro1">
          <table:table-cell office:value-type="string">
            <text:p>room/room_s23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1];[.$E231];[.$H231];[.$K231];[.$N231];[.$Q231];[.$T231])" office:value-type="float"/>
          <table:table-cell table:formula="of:=MIN([.$C231];[.$F231];[.$I231];[.$L231];[.$O231];[.$R231];[.$U231])" office:value-type="float"/>
          <table:table-cell table:formula="of:=MIN([.$D231];[.$G231];[.$J231];[.$M231];[.$P231];[.$S231];[.$V231])" office:value-type="float"/>
          <table:table-cell table:formula="of:=MEDIAN([.$B231];[.$E231];[.$H231];[.$K231];[.$N231];[.$Q231];[.$T231])" office:value-type="float"/>
          <table:table-cell table:formula="of:=MEDIAN([.$C231];[.$F231];[.$I231];[.$L231];[.$O231];[.$R231];[.$U231])" office:value-type="float"/>
          <table:table-cell table:formula="of:=MEDIAN([.$D231];[.$G231];[.$J231];[.$M231];[.$P231];[.$S231];[.$V231])" office:value-type="float"/>
          <table:table-cell table:formula="of:=MAX([.$B231];[.$E231];[.$H231];[.$K231];[.$N231];[.$Q231];[.$T231])" office:value-type="float"/>
          <table:table-cell table:formula="of:=MAX([.$C231];[.$F231];[.$I231];[.$L231];[.$O231];[.$R231];[.$U231])" office:value-type="float"/>
          <table:table-cell table:formula="of:=MAX([.$D231];[.$G231];[.$J231];[.$M231];[.$P231];[.$S231];[.$V231])" office:value-type="float"/>
        </table:table-row>
        <table:table-row table:style-name="ro1">
          <table:table-cell office:value-type="string">
            <text:p>room/room_s23_a2_w5_h19.lp</text:p>
          </table:table-cell>
          <table:table-cell office:value-type="float" office:value="0.01"/>
          <table:table-cell office:value-type="float" office:value="28.0"/>
          <table:table-cell office:value-type="float" office:value="7.0"/>
          <table:table-cell office:value-type="float" office:value="0.01"/>
          <table:table-cell office:value-type="float" office:value="21.0"/>
          <table:table-cell table:style-name="cellBest" office:value-type="float" office:value="4.0"/>
          <table:table-cell office:value-type="float" office:value="0.27"/>
          <table:table-cell table:style-name="cellWorst" office:value-type="float" office:value="12303.0"/>
          <table:table-cell table:style-name="cellWorst" office:value-type="float" office:value="13.0"/>
          <table:table-cell office:value-type="float" office:value="0.01"/>
          <table:table-cell office:value-type="float" office:value="134.0"/>
          <table:table-cell office:value-type="float" office:value="10.0"/>
          <table:table-cell office:value-type="float" office:value="0.01"/>
          <table:table-cell table:style-name="cellBest" office:value-type="float" office:value="20.0"/>
          <table:table-cell office:value-type="float" office:value="5.0"/>
          <table:table-cell office:value-type="float" office:value="0.01"/>
          <table:table-cell office:value-type="float" office:value="21.0"/>
          <table:table-cell table:style-name="cellBest" office:value-type="float" office:value="4.0"/>
          <table:table-cell office:value-type="float" office:value="0.0"/>
          <table:table-cell office:value-type="float" office:value="132.0"/>
          <table:table-cell office:value-type="float" office:value="10.0"/>
          <table:table-cell table:formula="of:=MIN([.$B232];[.$E232];[.$H232];[.$K232];[.$N232];[.$Q232];[.$T232])" office:value-type="float"/>
          <table:table-cell table:formula="of:=MIN([.$C232];[.$F232];[.$I232];[.$L232];[.$O232];[.$R232];[.$U232])" office:value-type="float"/>
          <table:table-cell table:formula="of:=MIN([.$D232];[.$G232];[.$J232];[.$M232];[.$P232];[.$S232];[.$V232])" office:value-type="float"/>
          <table:table-cell table:formula="of:=MEDIAN([.$B232];[.$E232];[.$H232];[.$K232];[.$N232];[.$Q232];[.$T232])" office:value-type="float"/>
          <table:table-cell table:formula="of:=MEDIAN([.$C232];[.$F232];[.$I232];[.$L232];[.$O232];[.$R232];[.$U232])" office:value-type="float"/>
          <table:table-cell table:formula="of:=MEDIAN([.$D232];[.$G232];[.$J232];[.$M232];[.$P232];[.$S232];[.$V232])" office:value-type="float"/>
          <table:table-cell table:formula="of:=MAX([.$B232];[.$E232];[.$H232];[.$K232];[.$N232];[.$Q232];[.$T232])" office:value-type="float"/>
          <table:table-cell table:formula="of:=MAX([.$C232];[.$F232];[.$I232];[.$L232];[.$O232];[.$R232];[.$U232])" office:value-type="float"/>
          <table:table-cell table:formula="of:=MAX([.$D232];[.$G232];[.$J232];[.$M232];[.$P232];[.$S232];[.$V232])" office:value-type="float"/>
        </table:table-row>
        <table:table-row table:style-name="ro1">
          <table:table-cell office:value-type="string">
            <text:p>room/room_s23_a3_w5_h9.lp</text:p>
          </table:table-cell>
          <table:table-cell office:value-type="float" office:value="0.0"/>
          <table:table-cell table:style-name="cellBest" office:value-type="float" office:value="16.0"/>
          <table:table-cell table:style-name="cellBest" office:value-type="float" office:value="0.0"/>
          <table:table-cell office:value-type="float" office:value="0.01"/>
          <table:table-cell office:value-type="float" office:value="60.0"/>
          <table:table-cell table:style-name="cellWorst" office:value-type="float" office:value="11.0"/>
          <table:table-cell office:value-type="float" office:value="0.09"/>
          <table:table-cell table:style-name="cellWorst" office:value-type="float" office:value="8461.0"/>
          <table:table-cell office:value-type="float" office:value="2.0"/>
          <table:table-cell office:value-type="float" office:value="0.0"/>
          <table:table-cell office:value-type="float" office:value="36.0"/>
          <table:table-cell office:value-type="float" office:value="1.0"/>
          <table:table-cell office:value-type="float" office:value="0.01"/>
          <table:table-cell office:value-type="float" office:value="36.0"/>
          <table:table-cell office:value-type="float" office:value="3.0"/>
          <table:table-cell office:value-type="float" office:value="0.01"/>
          <table:table-cell office:value-type="float" office:value="60.0"/>
          <table:table-cell table:style-name="cellWorst" office:value-type="float" office:value="11.0"/>
          <table:table-cell office:value-type="float" office:value="0.0"/>
          <table:table-cell office:value-type="float" office:value="34.0"/>
          <table:table-cell office:value-type="float" office:value="1.0"/>
          <table:table-cell table:formula="of:=MIN([.$B233];[.$E233];[.$H233];[.$K233];[.$N233];[.$Q233];[.$T233])" office:value-type="float"/>
          <table:table-cell table:formula="of:=MIN([.$C233];[.$F233];[.$I233];[.$L233];[.$O233];[.$R233];[.$U233])" office:value-type="float"/>
          <table:table-cell table:formula="of:=MIN([.$D233];[.$G233];[.$J233];[.$M233];[.$P233];[.$S233];[.$V233])" office:value-type="float"/>
          <table:table-cell table:formula="of:=MEDIAN([.$B233];[.$E233];[.$H233];[.$K233];[.$N233];[.$Q233];[.$T233])" office:value-type="float"/>
          <table:table-cell table:formula="of:=MEDIAN([.$C233];[.$F233];[.$I233];[.$L233];[.$O233];[.$R233];[.$U233])" office:value-type="float"/>
          <table:table-cell table:formula="of:=MEDIAN([.$D233];[.$G233];[.$J233];[.$M233];[.$P233];[.$S233];[.$V233])" office:value-type="float"/>
          <table:table-cell table:formula="of:=MAX([.$B233];[.$E233];[.$H233];[.$K233];[.$N233];[.$Q233];[.$T233])" office:value-type="float"/>
          <table:table-cell table:formula="of:=MAX([.$C233];[.$F233];[.$I233];[.$L233];[.$O233];[.$R233];[.$U233])" office:value-type="float"/>
          <table:table-cell table:formula="of:=MAX([.$D233];[.$G233];[.$J233];[.$M233];[.$P233];[.$S233];[.$V233])" office:value-type="float"/>
        </table:table-row>
        <table:table-row table:style-name="ro1">
          <table:table-cell office:value-type="string">
            <text:p>room/room_s24_a18_w4_h31.lp</text:p>
          </table:table-cell>
          <table:table-cell table:style-name="cellBest" office:value-type="float" office:value="0.34"/>
          <table:table-cell table:style-name="cellBest" office:value-type="float" office:value="2211.0"/>
          <table:table-cell table:style-name="cellBest" office:value-type="float" office:value="18.0"/>
          <table:table-cell office:value-type="float" office:value="2.31"/>
          <table:table-cell office:value-type="float" office:value="14345.0"/>
          <table:table-cell office:value-type="float" office:value="302.0"/>
          <table:table-cell table:style-name="cellWorst" office:value-type="float" office:value="26.58"/>
          <table:table-cell table:style-name="cellWorst" office:value-type="float" office:value="1446641.0"/>
          <table:table-cell table:style-name="cellWorst" office:value-type="float" office:value="547.0"/>
          <table:table-cell office:value-type="float" office:value="0.68"/>
          <table:table-cell office:value-type="float" office:value="6903.0"/>
          <table:table-cell office:value-type="float" office:value="69.0"/>
          <table:table-cell office:value-type="float" office:value="1.38"/>
          <table:table-cell office:value-type="float" office:value="9906.0"/>
          <table:table-cell office:value-type="float" office:value="238.0"/>
          <table:table-cell office:value-type="float" office:value="2.58"/>
          <table:table-cell office:value-type="float" office:value="14345.0"/>
          <table:table-cell office:value-type="float" office:value="302.0"/>
          <table:table-cell office:value-type="float" office:value="0.77"/>
          <table:table-cell office:value-type="float" office:value="7640.0"/>
          <table:table-cell office:value-type="float" office:value="79.0"/>
          <table:table-cell table:formula="of:=MIN([.$B234];[.$E234];[.$H234];[.$K234];[.$N234];[.$Q234];[.$T234])" office:value-type="float"/>
          <table:table-cell table:formula="of:=MIN([.$C234];[.$F234];[.$I234];[.$L234];[.$O234];[.$R234];[.$U234])" office:value-type="float"/>
          <table:table-cell table:formula="of:=MIN([.$D234];[.$G234];[.$J234];[.$M234];[.$P234];[.$S234];[.$V234])" office:value-type="float"/>
          <table:table-cell table:formula="of:=MEDIAN([.$B234];[.$E234];[.$H234];[.$K234];[.$N234];[.$Q234];[.$T234])" office:value-type="float"/>
          <table:table-cell table:formula="of:=MEDIAN([.$C234];[.$F234];[.$I234];[.$L234];[.$O234];[.$R234];[.$U234])" office:value-type="float"/>
          <table:table-cell table:formula="of:=MEDIAN([.$D234];[.$G234];[.$J234];[.$M234];[.$P234];[.$S234];[.$V234])" office:value-type="float"/>
          <table:table-cell table:formula="of:=MAX([.$B234];[.$E234];[.$H234];[.$K234];[.$N234];[.$Q234];[.$T234])" office:value-type="float"/>
          <table:table-cell table:formula="of:=MAX([.$C234];[.$F234];[.$I234];[.$L234];[.$O234];[.$R234];[.$U234])" office:value-type="float"/>
          <table:table-cell table:formula="of:=MAX([.$D234];[.$G234];[.$J234];[.$M234];[.$P234];[.$S234];[.$V234])" office:value-type="float"/>
        </table:table-row>
        <table:table-row table:style-name="ro1">
          <table:table-cell office:value-type="string">
            <text:p>room/room_s24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5];[.$E235];[.$H235];[.$K235];[.$N235];[.$Q235];[.$T235])" office:value-type="float"/>
          <table:table-cell table:formula="of:=MIN([.$C235];[.$F235];[.$I235];[.$L235];[.$O235];[.$R235];[.$U235])" office:value-type="float"/>
          <table:table-cell table:formula="of:=MIN([.$D235];[.$G235];[.$J235];[.$M235];[.$P235];[.$S235];[.$V235])" office:value-type="float"/>
          <table:table-cell table:formula="of:=MEDIAN([.$B235];[.$E235];[.$H235];[.$K235];[.$N235];[.$Q235];[.$T235])" office:value-type="float"/>
          <table:table-cell table:formula="of:=MEDIAN([.$C235];[.$F235];[.$I235];[.$L235];[.$O235];[.$R235];[.$U235])" office:value-type="float"/>
          <table:table-cell table:formula="of:=MEDIAN([.$D235];[.$G235];[.$J235];[.$M235];[.$P235];[.$S235];[.$V235])" office:value-type="float"/>
          <table:table-cell table:formula="of:=MAX([.$B235];[.$E235];[.$H235];[.$K235];[.$N235];[.$Q235];[.$T235])" office:value-type="float"/>
          <table:table-cell table:formula="of:=MAX([.$C235];[.$F235];[.$I235];[.$L235];[.$O235];[.$R235];[.$U235])" office:value-type="float"/>
          <table:table-cell table:formula="of:=MAX([.$D235];[.$G235];[.$J235];[.$M235];[.$P235];[.$S235];[.$V235])" office:value-type="float"/>
        </table:table-row>
        <table:table-row table:style-name="ro1">
          <table:table-cell office:value-type="string">
            <text:p>room/room_s24_a2_w5_h29.lp</text:p>
          </table:table-cell>
          <table:table-cell office:value-type="float" office:value="0.03"/>
          <table:table-cell office:value-type="float" office:value="77.0"/>
          <table:table-cell office:value-type="float" office:value="11.0"/>
          <table:table-cell office:value-type="float" office:value="0.02"/>
          <table:table-cell table:style-name="cellBest" office:value-type="float" office:value="32.0"/>
          <table:table-cell table:style-name="cellBest" office:value-type="float" office:value="6.0"/>
          <table:table-cell office:value-type="float" office:value="0.42"/>
          <table:table-cell table:style-name="cellWorst" office:value-type="float" office:value="20018.0"/>
          <table:table-cell office:value-type="float" office:value="19.0"/>
          <table:table-cell office:value-type="float" office:value="0.03"/>
          <table:table-cell office:value-type="float" office:value="662.0"/>
          <table:table-cell office:value-type="float" office:value="10.0"/>
          <table:table-cell office:value-type="float" office:value="0.03"/>
          <table:table-cell office:value-type="float" office:value="138.0"/>
          <table:table-cell table:style-name="cellWorst" office:value-type="float" office:value="21.0"/>
          <table:table-cell office:value-type="float" office:value="0.02"/>
          <table:table-cell table:style-name="cellBest" office:value-type="float" office:value="32.0"/>
          <table:table-cell table:style-name="cellBest" office:value-type="float" office:value="6.0"/>
          <table:table-cell office:value-type="float" office:value="0.02"/>
          <table:table-cell office:value-type="float" office:value="661.0"/>
          <table:table-cell office:value-type="float" office:value="10.0"/>
          <table:table-cell table:formula="of:=MIN([.$B236];[.$E236];[.$H236];[.$K236];[.$N236];[.$Q236];[.$T236])" office:value-type="float"/>
          <table:table-cell table:formula="of:=MIN([.$C236];[.$F236];[.$I236];[.$L236];[.$O236];[.$R236];[.$U236])" office:value-type="float"/>
          <table:table-cell table:formula="of:=MIN([.$D236];[.$G236];[.$J236];[.$M236];[.$P236];[.$S236];[.$V236])" office:value-type="float"/>
          <table:table-cell table:formula="of:=MEDIAN([.$B236];[.$E236];[.$H236];[.$K236];[.$N236];[.$Q236];[.$T236])" office:value-type="float"/>
          <table:table-cell table:formula="of:=MEDIAN([.$C236];[.$F236];[.$I236];[.$L236];[.$O236];[.$R236];[.$U236])" office:value-type="float"/>
          <table:table-cell table:formula="of:=MEDIAN([.$D236];[.$G236];[.$J236];[.$M236];[.$P236];[.$S236];[.$V236])" office:value-type="float"/>
          <table:table-cell table:formula="of:=MAX([.$B236];[.$E236];[.$H236];[.$K236];[.$N236];[.$Q236];[.$T236])" office:value-type="float"/>
          <table:table-cell table:formula="of:=MAX([.$C236];[.$F236];[.$I236];[.$L236];[.$O236];[.$R236];[.$U236])" office:value-type="float"/>
          <table:table-cell table:formula="of:=MAX([.$D236];[.$G236];[.$J236];[.$M236];[.$P236];[.$S236];[.$V236])" office:value-type="float"/>
        </table:table-row>
        <table:table-row table:style-name="ro1">
          <table:table-cell office:value-type="string">
            <text:p>room/room_s24_a3_w5_h8.lp</text:p>
          </table:table-cell>
          <table:table-cell office:value-type="float" office:value="0.0"/>
          <table:table-cell table:style-name="cellBest" office:value-type="float" office:value="16.0"/>
          <table:table-cell office:value-type="float" office:value="3.0"/>
          <table:table-cell office:value-type="float" office:value="0.0"/>
          <table:table-cell office:value-type="float" office:value="24.0"/>
          <table:table-cell office:value-type="float" office:value="5.0"/>
          <table:table-cell office:value-type="float" office:value="0.12"/>
          <table:table-cell table:style-name="cellWorst" office:value-type="float" office:value="8008.0"/>
          <table:table-cell table:style-name="cellWorst" office:value-type="float" office:value="8.0"/>
          <table:table-cell office:value-type="float" office:value="0.01"/>
          <table:table-cell office:value-type="float" office:value="46.0"/>
          <table:table-cell office:value-type="float" office:value="6.0"/>
          <table:table-cell office:value-type="float" office:value="0.0"/>
          <table:table-cell office:value-type="float" office:value="30.0"/>
          <table:table-cell table:style-name="cellBest" office:value-type="float" office:value="2.0"/>
          <table:table-cell office:value-type="float" office:value="0.0"/>
          <table:table-cell office:value-type="float" office:value="24.0"/>
          <table:table-cell office:value-type="float" office:value="5.0"/>
          <table:table-cell office:value-type="float" office:value="0.01"/>
          <table:table-cell office:value-type="float" office:value="55.0"/>
          <table:table-cell table:style-name="cellWorst" office:value-type="float" office:value="8.0"/>
          <table:table-cell table:formula="of:=MIN([.$B237];[.$E237];[.$H237];[.$K237];[.$N237];[.$Q237];[.$T237])" office:value-type="float"/>
          <table:table-cell table:formula="of:=MIN([.$C237];[.$F237];[.$I237];[.$L237];[.$O237];[.$R237];[.$U237])" office:value-type="float"/>
          <table:table-cell table:formula="of:=MIN([.$D237];[.$G237];[.$J237];[.$M237];[.$P237];[.$S237];[.$V237])" office:value-type="float"/>
          <table:table-cell table:formula="of:=MEDIAN([.$B237];[.$E237];[.$H237];[.$K237];[.$N237];[.$Q237];[.$T237])" office:value-type="float"/>
          <table:table-cell table:formula="of:=MEDIAN([.$C237];[.$F237];[.$I237];[.$L237];[.$O237];[.$R237];[.$U237])" office:value-type="float"/>
          <table:table-cell table:formula="of:=MEDIAN([.$D237];[.$G237];[.$J237];[.$M237];[.$P237];[.$S237];[.$V237])" office:value-type="float"/>
          <table:table-cell table:formula="of:=MAX([.$B237];[.$E237];[.$H237];[.$K237];[.$N237];[.$Q237];[.$T237])" office:value-type="float"/>
          <table:table-cell table:formula="of:=MAX([.$C237];[.$F237];[.$I237];[.$L237];[.$O237];[.$R237];[.$U237])" office:value-type="float"/>
          <table:table-cell table:formula="of:=MAX([.$D237];[.$G237];[.$J237];[.$M237];[.$P237];[.$S237];[.$V237])" office:value-type="float"/>
        </table:table-row>
        <table:table-row table:style-name="ro1">
          <table:table-cell office:value-type="string">
            <text:p>room/room_s25_a1_w5_h1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11"/>
          <table:table-cell table:style-name="cellWorst" office:value-type="float" office:value="407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8];[.$E238];[.$H238];[.$K238];[.$N238];[.$Q238];[.$T238])" office:value-type="float"/>
          <table:table-cell table:formula="of:=MIN([.$C238];[.$F238];[.$I238];[.$L238];[.$O238];[.$R238];[.$U238])" office:value-type="float"/>
          <table:table-cell table:formula="of:=MIN([.$D238];[.$G238];[.$J238];[.$M238];[.$P238];[.$S238];[.$V238])" office:value-type="float"/>
          <table:table-cell table:formula="of:=MEDIAN([.$B238];[.$E238];[.$H238];[.$K238];[.$N238];[.$Q238];[.$T238])" office:value-type="float"/>
          <table:table-cell table:formula="of:=MEDIAN([.$C238];[.$F238];[.$I238];[.$L238];[.$O238];[.$R238];[.$U238])" office:value-type="float"/>
          <table:table-cell table:formula="of:=MEDIAN([.$D238];[.$G238];[.$J238];[.$M238];[.$P238];[.$S238];[.$V238])" office:value-type="float"/>
          <table:table-cell table:formula="of:=MAX([.$B238];[.$E238];[.$H238];[.$K238];[.$N238];[.$Q238];[.$T238])" office:value-type="float"/>
          <table:table-cell table:formula="of:=MAX([.$C238];[.$F238];[.$I238];[.$L238];[.$O238];[.$R238];[.$U238])" office:value-type="float"/>
          <table:table-cell table:formula="of:=MAX([.$D238];[.$G238];[.$J238];[.$M238];[.$P238];[.$S238];[.$V238])" office:value-type="float"/>
        </table:table-row>
        <table:table-row table:style-name="ro1">
          <table:table-cell office:value-type="string">
            <text:p>room/room_s25_a2_w5_h37.lp</text:p>
          </table:table-cell>
          <table:table-cell office:value-type="float" office:value="0.02"/>
          <table:table-cell table:style-name="cellBest" office:value-type="float" office:value="99.0"/>
          <table:table-cell office:value-type="float" office:value="11.0"/>
          <table:table-cell office:value-type="float" office:value="0.03"/>
          <table:table-cell table:style-name="cellBest" office:value-type="float" office:value="99.0"/>
          <table:table-cell table:style-name="cellBest" office:value-type="float" office:value="10.0"/>
          <table:table-cell office:value-type="float" office:value="1.18"/>
          <table:table-cell table:style-name="cellWorst" office:value-type="float" office:value="41279.0"/>
          <table:table-cell table:style-name="cellWorst" office:value-type="float" office:value="25.0"/>
          <table:table-cell office:value-type="float" office:value="0.05"/>
          <table:table-cell office:value-type="float" office:value="695.0"/>
          <table:table-cell office:value-type="float" office:value="21.0"/>
          <table:table-cell office:value-type="float" office:value="0.11"/>
          <table:table-cell office:value-type="float" office:value="475.0"/>
          <table:table-cell office:value-type="float" office:value="23.0"/>
          <table:table-cell office:value-type="float" office:value="0.03"/>
          <table:table-cell table:style-name="cellBest" office:value-type="float" office:value="99.0"/>
          <table:table-cell table:style-name="cellBest" office:value-type="float" office:value="10.0"/>
          <table:table-cell office:value-type="float" office:value="0.03"/>
          <table:table-cell office:value-type="float" office:value="714.0"/>
          <table:table-cell table:style-name="cellWorst" office:value-type="float" office:value="25.0"/>
          <table:table-cell table:formula="of:=MIN([.$B239];[.$E239];[.$H239];[.$K239];[.$N239];[.$Q239];[.$T239])" office:value-type="float"/>
          <table:table-cell table:formula="of:=MIN([.$C239];[.$F239];[.$I239];[.$L239];[.$O239];[.$R239];[.$U239])" office:value-type="float"/>
          <table:table-cell table:formula="of:=MIN([.$D239];[.$G239];[.$J239];[.$M239];[.$P239];[.$S239];[.$V239])" office:value-type="float"/>
          <table:table-cell table:formula="of:=MEDIAN([.$B239];[.$E239];[.$H239];[.$K239];[.$N239];[.$Q239];[.$T239])" office:value-type="float"/>
          <table:table-cell table:formula="of:=MEDIAN([.$C239];[.$F239];[.$I239];[.$L239];[.$O239];[.$R239];[.$U239])" office:value-type="float"/>
          <table:table-cell table:formula="of:=MEDIAN([.$D239];[.$G239];[.$J239];[.$M239];[.$P239];[.$S239];[.$V239])" office:value-type="float"/>
          <table:table-cell table:formula="of:=MAX([.$B239];[.$E239];[.$H239];[.$K239];[.$N239];[.$Q239];[.$T239])" office:value-type="float"/>
          <table:table-cell table:formula="of:=MAX([.$C239];[.$F239];[.$I239];[.$L239];[.$O239];[.$R239];[.$U239])" office:value-type="float"/>
          <table:table-cell table:formula="of:=MAX([.$D239];[.$G239];[.$J239];[.$M239];[.$P239];[.$S239];[.$V239])" office:value-type="float"/>
        </table:table-row>
        <table:table-row table:style-name="ro1">
          <table:table-cell office:value-type="string">
            <text:p>room/room_s25_a3_w5_h8.lp</text:p>
          </table:table-cell>
          <table:table-cell office:value-type="float" office:value="0.0"/>
          <table:table-cell table:style-name="cellBest" office:value-type="float" office:value="11.0"/>
          <table:table-cell table:style-name="cellBest" office:value-type="float" office:value="0.0"/>
          <table:table-cell office:value-type="float" office:value="0.01"/>
          <table:table-cell office:value-type="float" office:value="35.0"/>
          <table:table-cell table:style-name="cellWorst" office:value-type="float" office:value="6.0"/>
          <table:table-cell office:value-type="float" office:value="0.15"/>
          <table:table-cell table:style-name="cellWorst" office:value-type="float" office:value="8127.0"/>
          <table:table-cell office:value-type="float" office:value="3.0"/>
          <table:table-cell office:value-type="float" office:value="0.01"/>
          <table:table-cell office:value-type="float" office:value="27.0"/>
          <table:table-cell office:value-type="float" office:value="3.0"/>
          <table:table-cell office:value-type="float" office:value="0.01"/>
          <table:table-cell office:value-type="float" office:value="21.0"/>
          <table:table-cell office:value-type="float" office:value="1.0"/>
          <table:table-cell office:value-type="float" office:value="0.01"/>
          <table:table-cell office:value-type="float" office:value="35.0"/>
          <table:table-cell table:style-name="cellWorst" office:value-type="float" office:value="6.0"/>
          <table:table-cell office:value-type="float" office:value="0.01"/>
          <table:table-cell office:value-type="float" office:value="25.0"/>
          <table:table-cell office:value-type="float" office:value="3.0"/>
          <table:table-cell table:formula="of:=MIN([.$B240];[.$E240];[.$H240];[.$K240];[.$N240];[.$Q240];[.$T240])" office:value-type="float"/>
          <table:table-cell table:formula="of:=MIN([.$C240];[.$F240];[.$I240];[.$L240];[.$O240];[.$R240];[.$U240])" office:value-type="float"/>
          <table:table-cell table:formula="of:=MIN([.$D240];[.$G240];[.$J240];[.$M240];[.$P240];[.$S240];[.$V240])" office:value-type="float"/>
          <table:table-cell table:formula="of:=MEDIAN([.$B240];[.$E240];[.$H240];[.$K240];[.$N240];[.$Q240];[.$T240])" office:value-type="float"/>
          <table:table-cell table:formula="of:=MEDIAN([.$C240];[.$F240];[.$I240];[.$L240];[.$O240];[.$R240];[.$U240])" office:value-type="float"/>
          <table:table-cell table:formula="of:=MEDIAN([.$D240];[.$G240];[.$J240];[.$M240];[.$P240];[.$S240];[.$V240])" office:value-type="float"/>
          <table:table-cell table:formula="of:=MAX([.$B240];[.$E240];[.$H240];[.$K240];[.$N240];[.$Q240];[.$T240])" office:value-type="float"/>
          <table:table-cell table:formula="of:=MAX([.$C240];[.$F240];[.$I240];[.$L240];[.$O240];[.$R240];[.$U240])" office:value-type="float"/>
          <table:table-cell table:formula="of:=MAX([.$D240];[.$G240];[.$J240];[.$M240];[.$P240];[.$S240];[.$V240])" office:value-type="float"/>
        </table:table-row>
        <table:table-row table:style-name="ro1">
          <table:table-cell office:value-type="string">
            <text:p>room/room_s26_a1_w5_h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1"/>
          <table:table-cell table:style-name="cellWorst" office:value-type="float" office:value="107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1];[.$E241];[.$H241];[.$K241];[.$N241];[.$Q241];[.$T241])" office:value-type="float"/>
          <table:table-cell table:formula="of:=MIN([.$C241];[.$F241];[.$I241];[.$L241];[.$O241];[.$R241];[.$U241])" office:value-type="float"/>
          <table:table-cell table:formula="of:=MIN([.$D241];[.$G241];[.$J241];[.$M241];[.$P241];[.$S241];[.$V241])" office:value-type="float"/>
          <table:table-cell table:formula="of:=MEDIAN([.$B241];[.$E241];[.$H241];[.$K241];[.$N241];[.$Q241];[.$T241])" office:value-type="float"/>
          <table:table-cell table:formula="of:=MEDIAN([.$C241];[.$F241];[.$I241];[.$L241];[.$O241];[.$R241];[.$U241])" office:value-type="float"/>
          <table:table-cell table:formula="of:=MEDIAN([.$D241];[.$G241];[.$J241];[.$M241];[.$P241];[.$S241];[.$V241])" office:value-type="float"/>
          <table:table-cell table:formula="of:=MAX([.$B241];[.$E241];[.$H241];[.$K241];[.$N241];[.$Q241];[.$T241])" office:value-type="float"/>
          <table:table-cell table:formula="of:=MAX([.$C241];[.$F241];[.$I241];[.$L241];[.$O241];[.$R241];[.$U241])" office:value-type="float"/>
          <table:table-cell table:formula="of:=MAX([.$D241];[.$G241];[.$J241];[.$M241];[.$P241];[.$S241];[.$V241])" office:value-type="float"/>
        </table:table-row>
        <table:table-row table:style-name="ro1">
          <table:table-cell office:value-type="string">
            <text:p>room/room_s26_a2_w5_h8.lp</text:p>
          </table:table-cell>
          <table:table-cell office:value-type="float" office:value="0.0"/>
          <table:table-cell table:style-name="cellBest" office:value-type="float" office:value="11.0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.0"/>
          <table:table-cell office:value-type="float" office:value="0.11"/>
          <table:table-cell table:style-name="cellWorst" office:value-type="float" office:value="5737.0"/>
          <table:table-cell office:value-type="float" office:value="2.0"/>
          <table:table-cell office:value-type="float" office:value="0.0"/>
          <table:table-cell office:value-type="float" office:value="27.0"/>
          <table:table-cell office:value-type="float" office:value="2.0"/>
          <table:table-cell office:value-type="float" office:value="0.0"/>
          <table:table-cell office:value-type="float" office:value="18.0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.0"/>
          <table:table-cell office:value-type="float" office:value="0.0"/>
          <table:table-cell office:value-type="float" office:value="26.0"/>
          <table:table-cell office:value-type="float" office:value="2.0"/>
          <table:table-cell table:formula="of:=MIN([.$B242];[.$E242];[.$H242];[.$K242];[.$N242];[.$Q242];[.$T242])" office:value-type="float"/>
          <table:table-cell table:formula="of:=MIN([.$C242];[.$F242];[.$I242];[.$L242];[.$O242];[.$R242];[.$U242])" office:value-type="float"/>
          <table:table-cell table:formula="of:=MIN([.$D242];[.$G242];[.$J242];[.$M242];[.$P242];[.$S242];[.$V242])" office:value-type="float"/>
          <table:table-cell table:formula="of:=MEDIAN([.$B242];[.$E242];[.$H242];[.$K242];[.$N242];[.$Q242];[.$T242])" office:value-type="float"/>
          <table:table-cell table:formula="of:=MEDIAN([.$C242];[.$F242];[.$I242];[.$L242];[.$O242];[.$R242];[.$U242])" office:value-type="float"/>
          <table:table-cell table:formula="of:=MEDIAN([.$D242];[.$G242];[.$J242];[.$M242];[.$P242];[.$S242];[.$V242])" office:value-type="float"/>
          <table:table-cell table:formula="of:=MAX([.$B242];[.$E242];[.$H242];[.$K242];[.$N242];[.$Q242];[.$T242])" office:value-type="float"/>
          <table:table-cell table:formula="of:=MAX([.$C242];[.$F242];[.$I242];[.$L242];[.$O242];[.$R242];[.$U242])" office:value-type="float"/>
          <table:table-cell table:formula="of:=MAX([.$D242];[.$G242];[.$J242];[.$M242];[.$P242];[.$S242];[.$V242])" office:value-type="float"/>
        </table:table-row>
        <table:table-row table:style-name="ro1">
          <table:table-cell office:value-type="string">
            <text:p>room/room_s26_a3_w5_h32.lp</text:p>
          </table:table-cell>
          <table:table-cell table:style-name="cellBest" office:value-type="float" office:value="0.02"/>
          <table:table-cell table:style-name="cellBest" office:value-type="float" office:value="45.0"/>
          <table:table-cell table:style-name="cellBest" office:value-type="float" office:value="1.0"/>
          <table:table-cell office:value-type="float" office:value="0.05"/>
          <table:table-cell office:value-type="float" office:value="104.0"/>
          <table:table-cell office:value-type="float" office:value="18.0"/>
          <table:table-cell table:style-name="cellWorst" office:value-type="float" office:value="169.55"/>
          <table:table-cell table:style-name="cellWorst" office:value-type="float" office:value="6668558.0"/>
          <table:table-cell table:style-name="cellWorst" office:value-type="float" office:value="61726.0"/>
          <table:table-cell office:value-type="float" office:value="0.11"/>
          <table:table-cell office:value-type="float" office:value="895.0"/>
          <table:table-cell office:value-type="float" office:value="24.0"/>
          <table:table-cell office:value-type="float" office:value="0.07"/>
          <table:table-cell office:value-type="float" office:value="162.0"/>
          <table:table-cell office:value-type="float" office:value="9.0"/>
          <table:table-cell office:value-type="float" office:value="0.05"/>
          <table:table-cell office:value-type="float" office:value="104.0"/>
          <table:table-cell office:value-type="float" office:value="18.0"/>
          <table:table-cell office:value-type="float" office:value="0.08"/>
          <table:table-cell office:value-type="float" office:value="888.0"/>
          <table:table-cell office:value-type="float" office:value="23.0"/>
          <table:table-cell table:formula="of:=MIN([.$B243];[.$E243];[.$H243];[.$K243];[.$N243];[.$Q243];[.$T243])" office:value-type="float"/>
          <table:table-cell table:formula="of:=MIN([.$C243];[.$F243];[.$I243];[.$L243];[.$O243];[.$R243];[.$U243])" office:value-type="float"/>
          <table:table-cell table:formula="of:=MIN([.$D243];[.$G243];[.$J243];[.$M243];[.$P243];[.$S243];[.$V243])" office:value-type="float"/>
          <table:table-cell table:formula="of:=MEDIAN([.$B243];[.$E243];[.$H243];[.$K243];[.$N243];[.$Q243];[.$T243])" office:value-type="float"/>
          <table:table-cell table:formula="of:=MEDIAN([.$C243];[.$F243];[.$I243];[.$L243];[.$O243];[.$R243];[.$U243])" office:value-type="float"/>
          <table:table-cell table:formula="of:=MEDIAN([.$D243];[.$G243];[.$J243];[.$M243];[.$P243];[.$S243];[.$V243])" office:value-type="float"/>
          <table:table-cell table:formula="of:=MAX([.$B243];[.$E243];[.$H243];[.$K243];[.$N243];[.$Q243];[.$T243])" office:value-type="float"/>
          <table:table-cell table:formula="of:=MAX([.$C243];[.$F243];[.$I243];[.$L243];[.$O243];[.$R243];[.$U243])" office:value-type="float"/>
          <table:table-cell table:formula="of:=MAX([.$D243];[.$G243];[.$J243];[.$M243];[.$P243];[.$S243];[.$V243])" office:value-type="float"/>
        </table:table-row>
        <table:table-row table:style-name="ro1">
          <table:table-cell office:value-type="string">
            <text:p>room/room_s27_a1_w5_h19.lp</text:p>
          </table:table-cell>
          <table:table-cell office:value-type="float" office:value="0.0"/>
          <table:table-cell table:style-name="cellBest" office:value-type="float" office:value="3.0"/>
          <table:table-cell table:style-name="cellBest" office:value-type="float" office:value="1.0"/>
          <table:table-cell office:value-type="float" office:value="0.0"/>
          <table:table-cell office:value-type="float" office:value="9.0"/>
          <table:table-cell office:value-type="float" office:value="2.0"/>
          <table:table-cell office:value-type="float" office:value="0.14"/>
          <table:table-cell table:style-name="cellWorst" office:value-type="float" office:value="7122.0"/>
          <table:table-cell office:value-type="float" office:value="4.0"/>
          <table:table-cell office:value-type="float" office:value="0.0"/>
          <table:table-cell office:value-type="float" office:value="11.0"/>
          <table:table-cell table:style-name="cellBest" office:value-type="float" office:value="1.0"/>
          <table:table-cell office:value-type="float" office:value="0.01"/>
          <table:table-cell office:value-type="float" office:value="46.0"/>
          <table:table-cell table:style-name="cellWorst" office:value-type="float" office:value="12.0"/>
          <table:table-cell office:value-type="float" office:value="0.0"/>
          <table:table-cell office:value-type="float" office:value="9.0"/>
          <table:table-cell office:value-type="float" office:value="2.0"/>
          <table:table-cell office:value-type="float" office:value="0.0"/>
          <table:table-cell office:value-type="float" office:value="65.0"/>
          <table:table-cell office:value-type="float" office:value="4.0"/>
          <table:table-cell table:formula="of:=MIN([.$B244];[.$E244];[.$H244];[.$K244];[.$N244];[.$Q244];[.$T244])" office:value-type="float"/>
          <table:table-cell table:formula="of:=MIN([.$C244];[.$F244];[.$I244];[.$L244];[.$O244];[.$R244];[.$U244])" office:value-type="float"/>
          <table:table-cell table:formula="of:=MIN([.$D244];[.$G244];[.$J244];[.$M244];[.$P244];[.$S244];[.$V244])" office:value-type="float"/>
          <table:table-cell table:formula="of:=MEDIAN([.$B244];[.$E244];[.$H244];[.$K244];[.$N244];[.$Q244];[.$T244])" office:value-type="float"/>
          <table:table-cell table:formula="of:=MEDIAN([.$C244];[.$F244];[.$I244];[.$L244];[.$O244];[.$R244];[.$U244])" office:value-type="float"/>
          <table:table-cell table:formula="of:=MEDIAN([.$D244];[.$G244];[.$J244];[.$M244];[.$P244];[.$S244];[.$V244])" office:value-type="float"/>
          <table:table-cell table:formula="of:=MAX([.$B244];[.$E244];[.$H244];[.$K244];[.$N244];[.$Q244];[.$T244])" office:value-type="float"/>
          <table:table-cell table:formula="of:=MAX([.$C244];[.$F244];[.$I244];[.$L244];[.$O244];[.$R244];[.$U244])" office:value-type="float"/>
          <table:table-cell table:formula="of:=MAX([.$D244];[.$G244];[.$J244];[.$M244];[.$P244];[.$S244];[.$V244])" office:value-type="float"/>
        </table:table-row>
        <table:table-row table:style-name="ro1">
          <table:table-cell office:value-type="string">
            <text:p>room/room_s27_a2_w5_h28.lp</text:p>
          </table:table-cell>
          <table:table-cell office:value-type="float" office:value="0.01"/>
          <table:table-cell office:value-type="float" office:value="39.0"/>
          <table:table-cell office:value-type="float" office:value="7.0"/>
          <table:table-cell office:value-type="float" office:value="0.01"/>
          <table:table-cell table:style-name="cellBest" office:value-type="float" office:value="27.0"/>
          <table:table-cell table:style-name="cellBest" office:value-type="float" office:value="6.0"/>
          <table:table-cell office:value-type="float" office:value="0.96"/>
          <table:table-cell table:style-name="cellWorst" office:value-type="float" office:value="24596.0"/>
          <table:table-cell table:style-name="cellWorst" office:value-type="float" office:value="29.0"/>
          <table:table-cell office:value-type="float" office:value="0.03"/>
          <table:table-cell office:value-type="float" office:value="323.0"/>
          <table:table-cell office:value-type="float" office:value="17.0"/>
          <table:table-cell office:value-type="float" office:value="0.02"/>
          <table:table-cell office:value-type="float" office:value="89.0"/>
          <table:table-cell office:value-type="float" office:value="23.0"/>
          <table:table-cell office:value-type="float" office:value="0.01"/>
          <table:table-cell table:style-name="cellBest" office:value-type="float" office:value="27.0"/>
          <table:table-cell table:style-name="cellBest" office:value-type="float" office:value="6.0"/>
          <table:table-cell office:value-type="float" office:value="0.02"/>
          <table:table-cell office:value-type="float" office:value="321.0"/>
          <table:table-cell office:value-type="float" office:value="17.0"/>
          <table:table-cell table:formula="of:=MIN([.$B245];[.$E245];[.$H245];[.$K245];[.$N245];[.$Q245];[.$T245])" office:value-type="float"/>
          <table:table-cell table:formula="of:=MIN([.$C245];[.$F245];[.$I245];[.$L245];[.$O245];[.$R245];[.$U245])" office:value-type="float"/>
          <table:table-cell table:formula="of:=MIN([.$D245];[.$G245];[.$J245];[.$M245];[.$P245];[.$S245];[.$V245])" office:value-type="float"/>
          <table:table-cell table:formula="of:=MEDIAN([.$B245];[.$E245];[.$H245];[.$K245];[.$N245];[.$Q245];[.$T245])" office:value-type="float"/>
          <table:table-cell table:formula="of:=MEDIAN([.$C245];[.$F245];[.$I245];[.$L245];[.$O245];[.$R245];[.$U245])" office:value-type="float"/>
          <table:table-cell table:formula="of:=MEDIAN([.$D245];[.$G245];[.$J245];[.$M245];[.$P245];[.$S245];[.$V245])" office:value-type="float"/>
          <table:table-cell table:formula="of:=MAX([.$B245];[.$E245];[.$H245];[.$K245];[.$N245];[.$Q245];[.$T245])" office:value-type="float"/>
          <table:table-cell table:formula="of:=MAX([.$C245];[.$F245];[.$I245];[.$L245];[.$O245];[.$R245];[.$U245])" office:value-type="float"/>
          <table:table-cell table:formula="of:=MAX([.$D245];[.$G245];[.$J245];[.$M245];[.$P245];[.$S245];[.$V245])" office:value-type="float"/>
        </table:table-row>
        <table:table-row table:style-name="ro1">
          <table:table-cell office:value-type="string">
            <text:p>room/room_s27_a3_w5_h32.lp</text:p>
          </table:table-cell>
          <table:table-cell table:style-name="cellBest" office:value-type="float" office:value="0.03"/>
          <table:table-cell table:style-name="cellBest" office:value-type="float" office:value="72.0"/>
          <table:table-cell table:style-name="cellBest" office:value-type="float" office:value="5.0"/>
          <table:table-cell office:value-type="float" office:value="0.04"/>
          <table:table-cell office:value-type="float" office:value="110.0"/>
          <table:table-cell office:value-type="float" office:value="16.0"/>
          <table:table-cell table:style-name="cellWorst" office:value-type="float" office:value="35.01"/>
          <table:table-cell table:style-name="cellWorst" office:value-type="float" office:value="987011.0"/>
          <table:table-cell table:style-name="cellWorst" office:value-type="float" office:value="4796.0"/>
          <table:table-cell office:value-type="float" office:value="0.09"/>
          <table:table-cell office:value-type="float" office:value="629.0"/>
          <table:table-cell office:value-type="float" office:value="23.0"/>
          <table:table-cell office:value-type="float" office:value="0.05"/>
          <table:table-cell office:value-type="float" office:value="174.0"/>
          <table:table-cell office:value-type="float" office:value="23.0"/>
          <table:table-cell office:value-type="float" office:value="0.04"/>
          <table:table-cell office:value-type="float" office:value="110.0"/>
          <table:table-cell office:value-type="float" office:value="16.0"/>
          <table:table-cell office:value-type="float" office:value="0.09"/>
          <table:table-cell office:value-type="float" office:value="627.0"/>
          <table:table-cell office:value-type="float" office:value="23.0"/>
          <table:table-cell table:formula="of:=MIN([.$B246];[.$E246];[.$H246];[.$K246];[.$N246];[.$Q246];[.$T246])" office:value-type="float"/>
          <table:table-cell table:formula="of:=MIN([.$C246];[.$F246];[.$I246];[.$L246];[.$O246];[.$R246];[.$U246])" office:value-type="float"/>
          <table:table-cell table:formula="of:=MIN([.$D246];[.$G246];[.$J246];[.$M246];[.$P246];[.$S246];[.$V246])" office:value-type="float"/>
          <table:table-cell table:formula="of:=MEDIAN([.$B246];[.$E246];[.$H246];[.$K246];[.$N246];[.$Q246];[.$T246])" office:value-type="float"/>
          <table:table-cell table:formula="of:=MEDIAN([.$C246];[.$F246];[.$I246];[.$L246];[.$O246];[.$R246];[.$U246])" office:value-type="float"/>
          <table:table-cell table:formula="of:=MEDIAN([.$D246];[.$G246];[.$J246];[.$M246];[.$P246];[.$S246];[.$V246])" office:value-type="float"/>
          <table:table-cell table:formula="of:=MAX([.$B246];[.$E246];[.$H246];[.$K246];[.$N246];[.$Q246];[.$T246])" office:value-type="float"/>
          <table:table-cell table:formula="of:=MAX([.$C246];[.$F246];[.$I246];[.$L246];[.$O246];[.$R246];[.$U246])" office:value-type="float"/>
          <table:table-cell table:formula="of:=MAX([.$D246];[.$G246];[.$J246];[.$M246];[.$P246];[.$S246];[.$V246])" office:value-type="float"/>
        </table:table-row>
        <table:table-row table:style-name="ro1">
          <table:table-cell office:value-type="string">
            <text:p>room/room_s28_a1_w5_h37.lp</text:p>
          </table:table-cell>
          <table:table-cell office:value-type="float" office:value="0.01"/>
          <table:table-cell office:value-type="float" office:value="29.0"/>
          <table:table-cell table:style-name="cellWorst" office:value-type="float" office:value="21.0"/>
          <table:table-cell office:value-type="float" office:value="0.03"/>
          <table:table-cell table:style-name="cellBest" office:value-type="float" office:value="18.0"/>
          <table:table-cell table:style-name="cellBest" office:value-type="float" office:value="4.0"/>
          <table:table-cell office:value-type="float" office:value="0.58"/>
          <table:table-cell table:style-name="cellWorst" office:value-type="float" office:value="16587.0"/>
          <table:table-cell office:value-type="float" office:value="14.0"/>
          <table:table-cell office:value-type="float" office:value="0.03"/>
          <table:table-cell office:value-type="float" office:value="25.0"/>
          <table:table-cell table:style-name="cellBest" office:value-type="float" office:value="4.0"/>
          <table:table-cell office:value-type="float" office:value="0.03"/>
          <table:table-cell office:value-type="float" office:value="66.0"/>
          <table:table-cell office:value-type="float" office:value="15.0"/>
          <table:table-cell office:value-type="float" office:value="0.03"/>
          <table:table-cell table:style-name="cellBest" office:value-type="float" office:value="18.0"/>
          <table:table-cell table:style-name="cellBest" office:value-type="float" office:value="4.0"/>
          <table:table-cell office:value-type="float" office:value="0.01"/>
          <table:table-cell office:value-type="float" office:value="251.0"/>
          <table:table-cell office:value-type="float" office:value="15.0"/>
          <table:table-cell table:formula="of:=MIN([.$B247];[.$E247];[.$H247];[.$K247];[.$N247];[.$Q247];[.$T247])" office:value-type="float"/>
          <table:table-cell table:formula="of:=MIN([.$C247];[.$F247];[.$I247];[.$L247];[.$O247];[.$R247];[.$U247])" office:value-type="float"/>
          <table:table-cell table:formula="of:=MIN([.$D247];[.$G247];[.$J247];[.$M247];[.$P247];[.$S247];[.$V247])" office:value-type="float"/>
          <table:table-cell table:formula="of:=MEDIAN([.$B247];[.$E247];[.$H247];[.$K247];[.$N247];[.$Q247];[.$T247])" office:value-type="float"/>
          <table:table-cell table:formula="of:=MEDIAN([.$C247];[.$F247];[.$I247];[.$L247];[.$O247];[.$R247];[.$U247])" office:value-type="float"/>
          <table:table-cell table:formula="of:=MEDIAN([.$D247];[.$G247];[.$J247];[.$M247];[.$P247];[.$S247];[.$V247])" office:value-type="float"/>
          <table:table-cell table:formula="of:=MAX([.$B247];[.$E247];[.$H247];[.$K247];[.$N247];[.$Q247];[.$T247])" office:value-type="float"/>
          <table:table-cell table:formula="of:=MAX([.$C247];[.$F247];[.$I247];[.$L247];[.$O247];[.$R247];[.$U247])" office:value-type="float"/>
          <table:table-cell table:formula="of:=MAX([.$D247];[.$G247];[.$J247];[.$M247];[.$P247];[.$S247];[.$V247])" office:value-type="float"/>
        </table:table-row>
        <table:table-row table:style-name="ro1">
          <table:table-cell office:value-type="string">
            <text:p>room/room_s28_a2_w5_h20.lp</text:p>
          </table:table-cell>
          <table:table-cell office:value-type="float" office:value="0.01"/>
          <table:table-cell office:value-type="float" office:value="27.0"/>
          <table:table-cell office:value-type="float" office:value="3.0"/>
          <table:table-cell office:value-type="float" office:value="0.01"/>
          <table:table-cell table:style-name="cellBest" office:value-type="float" office:value="24.0"/>
          <table:table-cell office:value-type="float" office:value="3.0"/>
          <table:table-cell office:value-type="float" office:value="0.41"/>
          <table:table-cell table:style-name="cellWorst" office:value-type="float" office:value="18619.0"/>
          <table:table-cell office:value-type="float" office:value="4.0"/>
          <table:table-cell office:value-type="float" office:value="0.01"/>
          <table:table-cell office:value-type="float" office:value="209.0"/>
          <table:table-cell office:value-type="float" office:value="4.0"/>
          <table:table-cell office:value-type="float" office:value="0.02"/>
          <table:table-cell office:value-type="float" office:value="64.0"/>
          <table:table-cell office:value-type="float" office:value="2.0"/>
          <table:table-cell office:value-type="float" office:value="0.01"/>
          <table:table-cell table:style-name="cellBest" office:value-type="float" office:value="24.0"/>
          <table:table-cell office:value-type="float" office:value="3.0"/>
          <table:table-cell office:value-type="float" office:value="0.01"/>
          <table:table-cell office:value-type="float" office:value="208.0"/>
          <table:table-cell office:value-type="float" office:value="4.0"/>
          <table:table-cell table:formula="of:=MIN([.$B248];[.$E248];[.$H248];[.$K248];[.$N248];[.$Q248];[.$T248])" office:value-type="float"/>
          <table:table-cell table:formula="of:=MIN([.$C248];[.$F248];[.$I248];[.$L248];[.$O248];[.$R248];[.$U248])" office:value-type="float"/>
          <table:table-cell table:formula="of:=MIN([.$D248];[.$G248];[.$J248];[.$M248];[.$P248];[.$S248];[.$V248])" office:value-type="float"/>
          <table:table-cell table:formula="of:=MEDIAN([.$B248];[.$E248];[.$H248];[.$K248];[.$N248];[.$Q248];[.$T248])" office:value-type="float"/>
          <table:table-cell table:formula="of:=MEDIAN([.$C248];[.$F248];[.$I248];[.$L248];[.$O248];[.$R248];[.$U248])" office:value-type="float"/>
          <table:table-cell table:formula="of:=MEDIAN([.$D248];[.$G248];[.$J248];[.$M248];[.$P248];[.$S248];[.$V248])" office:value-type="float"/>
          <table:table-cell table:formula="of:=MAX([.$B248];[.$E248];[.$H248];[.$K248];[.$N248];[.$Q248];[.$T248])" office:value-type="float"/>
          <table:table-cell table:formula="of:=MAX([.$C248];[.$F248];[.$I248];[.$L248];[.$O248];[.$R248];[.$U248])" office:value-type="float"/>
          <table:table-cell table:formula="of:=MAX([.$D248];[.$G248];[.$J248];[.$M248];[.$P248];[.$S248];[.$V248])" office:value-type="float"/>
        </table:table-row>
        <table:table-row table:style-name="ro1">
          <table:table-cell office:value-type="string">
            <text:p>room/room_s28_a3_w5_h31.lp</text:p>
          </table:table-cell>
          <table:table-cell table:style-name="cellBest" office:value-type="float" office:value="0.03"/>
          <table:table-cell table:style-name="cellBest" office:value-type="float" office:value="78.0"/>
          <table:table-cell office:value-type="float" office:value="13.0"/>
          <table:table-cell office:value-type="float" office:value="0.09"/>
          <table:table-cell office:value-type="float" office:value="196.0"/>
          <table:table-cell office:value-type="float" office:value="16.0"/>
          <table:table-cell table:style-name="cellWorst" office:value-type="float" office:value="3.98"/>
          <table:table-cell table:style-name="cellWorst" office:value-type="float" office:value="140184.0"/>
          <table:table-cell table:style-name="cellWorst" office:value-type="float" office:value="43.0"/>
          <table:table-cell office:value-type="float" office:value="0.04"/>
          <table:table-cell office:value-type="float" office:value="631.0"/>
          <table:table-cell office:value-type="float" office:value="12.0"/>
          <table:table-cell office:value-type="float" office:value="0.19"/>
          <table:table-cell office:value-type="float" office:value="787.0"/>
          <table:table-cell table:style-name="cellBest" office:value-type="float" office:value="11.0"/>
          <table:table-cell office:value-type="float" office:value="0.06"/>
          <table:table-cell office:value-type="float" office:value="196.0"/>
          <table:table-cell office:value-type="float" office:value="16.0"/>
          <table:table-cell office:value-type="float" office:value="0.04"/>
          <table:table-cell office:value-type="float" office:value="630.0"/>
          <table:table-cell office:value-type="float" office:value="12.0"/>
          <table:table-cell table:formula="of:=MIN([.$B249];[.$E249];[.$H249];[.$K249];[.$N249];[.$Q249];[.$T249])" office:value-type="float"/>
          <table:table-cell table:formula="of:=MIN([.$C249];[.$F249];[.$I249];[.$L249];[.$O249];[.$R249];[.$U249])" office:value-type="float"/>
          <table:table-cell table:formula="of:=MIN([.$D249];[.$G249];[.$J249];[.$M249];[.$P249];[.$S249];[.$V249])" office:value-type="float"/>
          <table:table-cell table:formula="of:=MEDIAN([.$B249];[.$E249];[.$H249];[.$K249];[.$N249];[.$Q249];[.$T249])" office:value-type="float"/>
          <table:table-cell table:formula="of:=MEDIAN([.$C249];[.$F249];[.$I249];[.$L249];[.$O249];[.$R249];[.$U249])" office:value-type="float"/>
          <table:table-cell table:formula="of:=MEDIAN([.$D249];[.$G249];[.$J249];[.$M249];[.$P249];[.$S249];[.$V249])" office:value-type="float"/>
          <table:table-cell table:formula="of:=MAX([.$B249];[.$E249];[.$H249];[.$K249];[.$N249];[.$Q249];[.$T249])" office:value-type="float"/>
          <table:table-cell table:formula="of:=MAX([.$C249];[.$F249];[.$I249];[.$L249];[.$O249];[.$R249];[.$U249])" office:value-type="float"/>
          <table:table-cell table:formula="of:=MAX([.$D249];[.$G249];[.$J249];[.$M249];[.$P249];[.$S249];[.$V249])" office:value-type="float"/>
        </table:table-row>
        <table:table-row table:style-name="ro1">
          <table:table-cell office:value-type="string">
            <text:p>room/room_s29_a1_w5_h11.lp</text:p>
          </table:table-cell>
          <table:table-cell office:value-type="float" office:value="0.0"/>
          <table:table-cell table:style-name="cellBest" office:value-type="float" office:value="2.0"/>
          <table:table-cell table:style-name="cellBest" office:value-type="float" office:value="0.0"/>
          <table:table-cell office:value-type="float" office:value="0.0"/>
          <table:table-cell office:value-type="float" office:value="7.0"/>
          <table:table-cell office:value-type="float" office:value="2.0"/>
          <table:table-cell office:value-type="float" office:value="0.07"/>
          <table:table-cell table:style-name="cellWorst" office:value-type="float" office:value="4888.0"/>
          <table:table-cell office:value-type="float" office:value="4.0"/>
          <table:table-cell office:value-type="float" office:value="0.0"/>
          <table:table-cell office:value-type="float" office:value="10.0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0"/>
          <table:table-cell office:value-type="float" office:value="7.0"/>
          <table:table-cell office:value-type="float" office:value="2.0"/>
          <table:table-cell office:value-type="float" office:value="0.0"/>
          <table:table-cell office:value-type="float" office:value="48.0"/>
          <table:table-cell office:value-type="float" office:value="4.0"/>
          <table:table-cell table:formula="of:=MIN([.$B250];[.$E250];[.$H250];[.$K250];[.$N250];[.$Q250];[.$T250])" office:value-type="float"/>
          <table:table-cell table:formula="of:=MIN([.$C250];[.$F250];[.$I250];[.$L250];[.$O250];[.$R250];[.$U250])" office:value-type="float"/>
          <table:table-cell table:formula="of:=MIN([.$D250];[.$G250];[.$J250];[.$M250];[.$P250];[.$S250];[.$V250])" office:value-type="float"/>
          <table:table-cell table:formula="of:=MEDIAN([.$B250];[.$E250];[.$H250];[.$K250];[.$N250];[.$Q250];[.$T250])" office:value-type="float"/>
          <table:table-cell table:formula="of:=MEDIAN([.$C250];[.$F250];[.$I250];[.$L250];[.$O250];[.$R250];[.$U250])" office:value-type="float"/>
          <table:table-cell table:formula="of:=MEDIAN([.$D250];[.$G250];[.$J250];[.$M250];[.$P250];[.$S250];[.$V250])" office:value-type="float"/>
          <table:table-cell table:formula="of:=MAX([.$B250];[.$E250];[.$H250];[.$K250];[.$N250];[.$Q250];[.$T250])" office:value-type="float"/>
          <table:table-cell table:formula="of:=MAX([.$C250];[.$F250];[.$I250];[.$L250];[.$O250];[.$R250];[.$U250])" office:value-type="float"/>
          <table:table-cell table:formula="of:=MAX([.$D250];[.$G250];[.$J250];[.$M250];[.$P250];[.$S250];[.$V250])" office:value-type="float"/>
        </table:table-row>
        <table:table-row table:style-name="ro1">
          <table:table-cell office:value-type="string">
            <text:p>room/room_s29_a2_w5_h32.lp</text:p>
          </table:table-cell>
          <table:table-cell office:value-type="float" office:value="0.04"/>
          <table:table-cell office:value-type="float" office:value="210.0"/>
          <table:table-cell table:style-name="cellWorst" office:value-type="float" office:value="64.0"/>
          <table:table-cell office:value-type="float" office:value="0.04"/>
          <table:table-cell table:style-name="cellBest" office:value-type="float" office:value="115.0"/>
          <table:table-cell table:style-name="cellBest" office:value-type="float" office:value="18.0"/>
          <table:table-cell office:value-type="float" office:value="1.12"/>
          <table:table-cell table:style-name="cellWorst" office:value-type="float" office:value="30178.0"/>
          <table:table-cell office:value-type="float" office:value="28.0"/>
          <table:table-cell office:value-type="float" office:value="0.09"/>
          <table:table-cell office:value-type="float" office:value="262.0"/>
          <table:table-cell office:value-type="float" office:value="20.0"/>
          <table:table-cell office:value-type="float" office:value="0.23"/>
          <table:table-cell office:value-type="float" office:value="892.0"/>
          <table:table-cell office:value-type="float" office:value="29.0"/>
          <table:table-cell office:value-type="float" office:value="0.04"/>
          <table:table-cell table:style-name="cellBest" office:value-type="float" office:value="115.0"/>
          <table:table-cell table:style-name="cellBest" office:value-type="float" office:value="18.0"/>
          <table:table-cell office:value-type="float" office:value="0.07"/>
          <table:table-cell office:value-type="float" office:value="261.0"/>
          <table:table-cell office:value-type="float" office:value="20.0"/>
          <table:table-cell table:formula="of:=MIN([.$B251];[.$E251];[.$H251];[.$K251];[.$N251];[.$Q251];[.$T251])" office:value-type="float"/>
          <table:table-cell table:formula="of:=MIN([.$C251];[.$F251];[.$I251];[.$L251];[.$O251];[.$R251];[.$U251])" office:value-type="float"/>
          <table:table-cell table:formula="of:=MIN([.$D251];[.$G251];[.$J251];[.$M251];[.$P251];[.$S251];[.$V251])" office:value-type="float"/>
          <table:table-cell table:formula="of:=MEDIAN([.$B251];[.$E251];[.$H251];[.$K251];[.$N251];[.$Q251];[.$T251])" office:value-type="float"/>
          <table:table-cell table:formula="of:=MEDIAN([.$C251];[.$F251];[.$I251];[.$L251];[.$O251];[.$R251];[.$U251])" office:value-type="float"/>
          <table:table-cell table:formula="of:=MEDIAN([.$D251];[.$G251];[.$J251];[.$M251];[.$P251];[.$S251];[.$V251])" office:value-type="float"/>
          <table:table-cell table:formula="of:=MAX([.$B251];[.$E251];[.$H251];[.$K251];[.$N251];[.$Q251];[.$T251])" office:value-type="float"/>
          <table:table-cell table:formula="of:=MAX([.$C251];[.$F251];[.$I251];[.$L251];[.$O251];[.$R251];[.$U251])" office:value-type="float"/>
          <table:table-cell table:formula="of:=MAX([.$D251];[.$G251];[.$J251];[.$M251];[.$P251];[.$S251];[.$V251])" office:value-type="float"/>
        </table:table-row>
        <table:table-row table:style-name="ro1">
          <table:table-cell office:value-type="string">
            <text:p>room/room_s29_a3_w5_h26.lp</text:p>
          </table:table-cell>
          <table:table-cell table:style-name="cellBest" office:value-type="float" office:value="0.02"/>
          <table:table-cell table:style-name="cellBest" office:value-type="float" office:value="55.0"/>
          <table:table-cell table:style-name="cellBest" office:value-type="float" office:value="2.0"/>
          <table:table-cell office:value-type="float" office:value="0.06"/>
          <table:table-cell office:value-type="float" office:value="233.0"/>
          <table:table-cell office:value-type="float" office:value="29.0"/>
          <table:table-cell table:style-name="cellWorst" office:value-type="float" office:value="1422.21"/>
          <table:table-cell table:style-name="cellWorst" office:value-type="float" office:value="59952490.0"/>
          <table:table-cell table:style-name="cellWorst" office:value-type="float" office:value="1259774.0"/>
          <table:table-cell office:value-type="float" office:value="0.04"/>
          <table:table-cell office:value-type="float" office:value="255.0"/>
          <table:table-cell office:value-type="float" office:value="9.0"/>
          <table:table-cell office:value-type="float" office:value="0.26"/>
          <table:table-cell office:value-type="float" office:value="1199.0"/>
          <table:table-cell office:value-type="float" office:value="23.0"/>
          <table:table-cell office:value-type="float" office:value="0.05"/>
          <table:table-cell office:value-type="float" office:value="233.0"/>
          <table:table-cell office:value-type="float" office:value="29.0"/>
          <table:table-cell office:value-type="float" office:value="0.03"/>
          <table:table-cell office:value-type="float" office:value="254.0"/>
          <table:table-cell office:value-type="float" office:value="9.0"/>
          <table:table-cell table:formula="of:=MIN([.$B252];[.$E252];[.$H252];[.$K252];[.$N252];[.$Q252];[.$T252])" office:value-type="float"/>
          <table:table-cell table:formula="of:=MIN([.$C252];[.$F252];[.$I252];[.$L252];[.$O252];[.$R252];[.$U252])" office:value-type="float"/>
          <table:table-cell table:formula="of:=MIN([.$D252];[.$G252];[.$J252];[.$M252];[.$P252];[.$S252];[.$V252])" office:value-type="float"/>
          <table:table-cell table:formula="of:=MEDIAN([.$B252];[.$E252];[.$H252];[.$K252];[.$N252];[.$Q252];[.$T252])" office:value-type="float"/>
          <table:table-cell table:formula="of:=MEDIAN([.$C252];[.$F252];[.$I252];[.$L252];[.$O252];[.$R252];[.$U252])" office:value-type="float"/>
          <table:table-cell table:formula="of:=MEDIAN([.$D252];[.$G252];[.$J252];[.$M252];[.$P252];[.$S252];[.$V252])" office:value-type="float"/>
          <table:table-cell table:formula="of:=MAX([.$B252];[.$E252];[.$H252];[.$K252];[.$N252];[.$Q252];[.$T252])" office:value-type="float"/>
          <table:table-cell table:formula="of:=MAX([.$C252];[.$F252];[.$I252];[.$L252];[.$O252];[.$R252];[.$U252])" office:value-type="float"/>
          <table:table-cell table:formula="of:=MAX([.$D252];[.$G252];[.$J252];[.$M252];[.$P252];[.$S252];[.$V252])" office:value-type="float"/>
        </table:table-row>
        <table:table-row table:style-name="ro1">
          <table:table-cell office:value-type="string">
            <text:p>room/room_s2_a14_w4_h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3];[.$E253];[.$H253];[.$K253];[.$N253];[.$Q253];[.$T253])" office:value-type="float"/>
          <table:table-cell table:formula="of:=MIN([.$C253];[.$F253];[.$I253];[.$L253];[.$O253];[.$R253];[.$U253])" office:value-type="float"/>
          <table:table-cell table:formula="of:=MIN([.$D253];[.$G253];[.$J253];[.$M253];[.$P253];[.$S253];[.$V253])" office:value-type="float"/>
          <table:table-cell table:formula="of:=MEDIAN([.$B253];[.$E253];[.$H253];[.$K253];[.$N253];[.$Q253];[.$T253])" office:value-type="float"/>
          <table:table-cell table:formula="of:=MEDIAN([.$C253];[.$F253];[.$I253];[.$L253];[.$O253];[.$R253];[.$U253])" office:value-type="float"/>
          <table:table-cell table:formula="of:=MEDIAN([.$D253];[.$G253];[.$J253];[.$M253];[.$P253];[.$S253];[.$V253])" office:value-type="float"/>
          <table:table-cell table:formula="of:=MAX([.$B253];[.$E253];[.$H253];[.$K253];[.$N253];[.$Q253];[.$T253])" office:value-type="float"/>
          <table:table-cell table:formula="of:=MAX([.$C253];[.$F253];[.$I253];[.$L253];[.$O253];[.$R253];[.$U253])" office:value-type="float"/>
          <table:table-cell table:formula="of:=MAX([.$D253];[.$G253];[.$J253];[.$M253];[.$P253];[.$S253];[.$V253])" office:value-type="float"/>
        </table:table-row>
        <table:table-row table:style-name="ro1">
          <table:table-cell office:value-type="string">
            <text:p>room/room_s30_a1_w5_h16.lp</text:p>
          </table:table-cell>
          <table:table-cell office:value-type="float" office:value="0.0"/>
          <table:table-cell office:value-type="float" office:value="10.0"/>
          <table:table-cell office:value-type="float" office:value="4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18"/>
          <table:table-cell table:style-name="cellWorst" office:value-type="float" office:value="7362.0"/>
          <table:table-cell office:value-type="float" office:value="6.0"/>
          <table:table-cell office:value-type="float" office:value="0.01"/>
          <table:table-cell office:value-type="float" office:value="10.0"/>
          <table:table-cell table:style-name="cellBest" office:value-type="float" office:value="1.0"/>
          <table:table-cell office:value-type="float" office:value="0.0"/>
          <table:table-cell table:style-name="cellBest" office:value-type="float" office:value="7.0"/>
          <table:table-cell office:value-type="float" office:value="2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"/>
          <table:table-cell office:value-type="float" office:value="140.0"/>
          <table:table-cell table:style-name="cellWorst" office:value-type="float" office:value="8.0"/>
          <table:table-cell table:formula="of:=MIN([.$B254];[.$E254];[.$H254];[.$K254];[.$N254];[.$Q254];[.$T254])" office:value-type="float"/>
          <table:table-cell table:formula="of:=MIN([.$C254];[.$F254];[.$I254];[.$L254];[.$O254];[.$R254];[.$U254])" office:value-type="float"/>
          <table:table-cell table:formula="of:=MIN([.$D254];[.$G254];[.$J254];[.$M254];[.$P254];[.$S254];[.$V254])" office:value-type="float"/>
          <table:table-cell table:formula="of:=MEDIAN([.$B254];[.$E254];[.$H254];[.$K254];[.$N254];[.$Q254];[.$T254])" office:value-type="float"/>
          <table:table-cell table:formula="of:=MEDIAN([.$C254];[.$F254];[.$I254];[.$L254];[.$O254];[.$R254];[.$U254])" office:value-type="float"/>
          <table:table-cell table:formula="of:=MEDIAN([.$D254];[.$G254];[.$J254];[.$M254];[.$P254];[.$S254];[.$V254])" office:value-type="float"/>
          <table:table-cell table:formula="of:=MAX([.$B254];[.$E254];[.$H254];[.$K254];[.$N254];[.$Q254];[.$T254])" office:value-type="float"/>
          <table:table-cell table:formula="of:=MAX([.$C254];[.$F254];[.$I254];[.$L254];[.$O254];[.$R254];[.$U254])" office:value-type="float"/>
          <table:table-cell table:formula="of:=MAX([.$D254];[.$G254];[.$J254];[.$M254];[.$P254];[.$S254];[.$V254])" office:value-type="float"/>
        </table:table-row>
        <table:table-row table:style-name="ro1">
          <table:table-cell office:value-type="string">
            <text:p>room/room_s30_a2_w5_h35.lp</text:p>
          </table:table-cell>
          <table:table-cell office:value-type="float" office:value="0.06"/>
          <table:table-cell office:value-type="float" office:value="214.0"/>
          <table:table-cell office:value-type="float" office:value="26.0"/>
          <table:table-cell table:style-name="cellBest" office:value-type="float" office:value="0.03"/>
          <table:table-cell table:style-name="cellBest" office:value-type="float" office:value="63.0"/>
          <table:table-cell table:style-name="cellBest" office:value-type="float" office:value="14.0"/>
          <table:table-cell table:style-name="cellWorst" office:value-type="float" office:value="78.25"/>
          <table:table-cell table:style-name="cellWorst" office:value-type="float" office:value="1192840.0"/>
          <table:table-cell table:style-name="cellWorst" office:value-type="float" office:value="16805.0"/>
          <table:table-cell office:value-type="float" office:value="0.07"/>
          <table:table-cell office:value-type="float" office:value="2753.0"/>
          <table:table-cell office:value-type="float" office:value="23.0"/>
          <table:table-cell office:value-type="float" office:value="0.12"/>
          <table:table-cell office:value-type="float" office:value="390.0"/>
          <table:table-cell office:value-type="float" office:value="15.0"/>
          <table:table-cell office:value-type="float" office:value="0.04"/>
          <table:table-cell table:style-name="cellBest" office:value-type="float" office:value="63.0"/>
          <table:table-cell table:style-name="cellBest" office:value-type="float" office:value="14.0"/>
          <table:table-cell office:value-type="float" office:value="0.08"/>
          <table:table-cell office:value-type="float" office:value="2745.0"/>
          <table:table-cell office:value-type="float" office:value="23.0"/>
          <table:table-cell table:formula="of:=MIN([.$B255];[.$E255];[.$H255];[.$K255];[.$N255];[.$Q255];[.$T255])" office:value-type="float"/>
          <table:table-cell table:formula="of:=MIN([.$C255];[.$F255];[.$I255];[.$L255];[.$O255];[.$R255];[.$U255])" office:value-type="float"/>
          <table:table-cell table:formula="of:=MIN([.$D255];[.$G255];[.$J255];[.$M255];[.$P255];[.$S255];[.$V255])" office:value-type="float"/>
          <table:table-cell table:formula="of:=MEDIAN([.$B255];[.$E255];[.$H255];[.$K255];[.$N255];[.$Q255];[.$T255])" office:value-type="float"/>
          <table:table-cell table:formula="of:=MEDIAN([.$C255];[.$F255];[.$I255];[.$L255];[.$O255];[.$R255];[.$U255])" office:value-type="float"/>
          <table:table-cell table:formula="of:=MEDIAN([.$D255];[.$G255];[.$J255];[.$M255];[.$P255];[.$S255];[.$V255])" office:value-type="float"/>
          <table:table-cell table:formula="of:=MAX([.$B255];[.$E255];[.$H255];[.$K255];[.$N255];[.$Q255];[.$T255])" office:value-type="float"/>
          <table:table-cell table:formula="of:=MAX([.$C255];[.$F255];[.$I255];[.$L255];[.$O255];[.$R255];[.$U255])" office:value-type="float"/>
          <table:table-cell table:formula="of:=MAX([.$D255];[.$G255];[.$J255];[.$M255];[.$P255];[.$S255];[.$V255])" office:value-type="float"/>
        </table:table-row>
        <table:table-row table:style-name="ro1">
          <table:table-cell office:value-type="string">
            <text:p>room/room_s30_a3_w5_h39.lp</text:p>
          </table:table-cell>
          <table:table-cell office:value-type="float" office:value="0.08"/>
          <table:table-cell table:style-name="cellBest" office:value-type="float" office:value="167.0"/>
          <table:table-cell office:value-type="float" office:value="12.0"/>
          <table:table-cell office:value-type="float" office:value="0.09"/>
          <table:table-cell office:value-type="float" office:value="227.0"/>
          <table:table-cell office:value-type="float" office:value="25.0"/>
          <table:table-cell table:style-name="cellWorst" office:value-type="float" office:value="5.42"/>
          <table:table-cell table:style-name="cellWorst" office:value-type="float" office:value="98216.0"/>
          <table:table-cell table:style-name="cellWorst" office:value-type="float" office:value="38.0"/>
          <table:table-cell office:value-type="float" office:value="0.17"/>
          <table:table-cell office:value-type="float" office:value="1942.0"/>
          <table:table-cell office:value-type="float" office:value="34.0"/>
          <table:table-cell table:style-name="cellBest" office:value-type="float" office:value="0.07"/>
          <table:table-cell office:value-type="float" office:value="173.0"/>
          <table:table-cell table:style-name="cellBest" office:value-type="float" office:value="7.0"/>
          <table:table-cell office:value-type="float" office:value="0.09"/>
          <table:table-cell office:value-type="float" office:value="227.0"/>
          <table:table-cell office:value-type="float" office:value="25.0"/>
          <table:table-cell office:value-type="float" office:value="0.16"/>
          <table:table-cell office:value-type="float" office:value="1949.0"/>
          <table:table-cell office:value-type="float" office:value="36.0"/>
          <table:table-cell table:formula="of:=MIN([.$B256];[.$E256];[.$H256];[.$K256];[.$N256];[.$Q256];[.$T256])" office:value-type="float"/>
          <table:table-cell table:formula="of:=MIN([.$C256];[.$F256];[.$I256];[.$L256];[.$O256];[.$R256];[.$U256])" office:value-type="float"/>
          <table:table-cell table:formula="of:=MIN([.$D256];[.$G256];[.$J256];[.$M256];[.$P256];[.$S256];[.$V256])" office:value-type="float"/>
          <table:table-cell table:formula="of:=MEDIAN([.$B256];[.$E256];[.$H256];[.$K256];[.$N256];[.$Q256];[.$T256])" office:value-type="float"/>
          <table:table-cell table:formula="of:=MEDIAN([.$C256];[.$F256];[.$I256];[.$L256];[.$O256];[.$R256];[.$U256])" office:value-type="float"/>
          <table:table-cell table:formula="of:=MEDIAN([.$D256];[.$G256];[.$J256];[.$M256];[.$P256];[.$S256];[.$V256])" office:value-type="float"/>
          <table:table-cell table:formula="of:=MAX([.$B256];[.$E256];[.$H256];[.$K256];[.$N256];[.$Q256];[.$T256])" office:value-type="float"/>
          <table:table-cell table:formula="of:=MAX([.$C256];[.$F256];[.$I256];[.$L256];[.$O256];[.$R256];[.$U256])" office:value-type="float"/>
          <table:table-cell table:formula="of:=MAX([.$D256];[.$G256];[.$J256];[.$M256];[.$P256];[.$S256];[.$V256])" office:value-type="float"/>
        </table:table-row>
        <table:table-row table:style-name="ro1">
          <table:table-cell office:value-type="string">
            <text:p>room/room_s3_a16_w4_h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7];[.$E257];[.$H257];[.$K257];[.$N257];[.$Q257];[.$T257])" office:value-type="float"/>
          <table:table-cell table:formula="of:=MIN([.$C257];[.$F257];[.$I257];[.$L257];[.$O257];[.$R257];[.$U257])" office:value-type="float"/>
          <table:table-cell table:formula="of:=MIN([.$D257];[.$G257];[.$J257];[.$M257];[.$P257];[.$S257];[.$V257])" office:value-type="float"/>
          <table:table-cell table:formula="of:=MEDIAN([.$B257];[.$E257];[.$H257];[.$K257];[.$N257];[.$Q257];[.$T257])" office:value-type="float"/>
          <table:table-cell table:formula="of:=MEDIAN([.$C257];[.$F257];[.$I257];[.$L257];[.$O257];[.$R257];[.$U257])" office:value-type="float"/>
          <table:table-cell table:formula="of:=MEDIAN([.$D257];[.$G257];[.$J257];[.$M257];[.$P257];[.$S257];[.$V257])" office:value-type="float"/>
          <table:table-cell table:formula="of:=MAX([.$B257];[.$E257];[.$H257];[.$K257];[.$N257];[.$Q257];[.$T257])" office:value-type="float"/>
          <table:table-cell table:formula="of:=MAX([.$C257];[.$F257];[.$I257];[.$L257];[.$O257];[.$R257];[.$U257])" office:value-type="float"/>
          <table:table-cell table:formula="of:=MAX([.$D257];[.$G257];[.$J257];[.$M257];[.$P257];[.$S257];[.$V257])" office:value-type="float"/>
        </table:table-row>
        <table:table-row table:style-name="ro1">
          <table:table-cell office:value-type="string">
            <text:p>room/room_s6_a10_w5_h7.lp</text:p>
          </table:table-cell>
          <table:table-cell office:value-type="float" office:value="0.0"/>
          <table:table-cell office:value-type="float" office:value="49.0"/>
          <table:table-cell table:style-name="cellBest" office:value-type="float" office:value="2.0"/>
          <table:table-cell office:value-type="float" office:value="0.0"/>
          <table:table-cell office:value-type="float" office:value="180.0"/>
          <table:table-cell table:style-name="cellWorst" office:value-type="float" office:value="21.0"/>
          <table:table-cell office:value-type="float" office:value="0.04"/>
          <table:table-cell table:style-name="cellWorst" office:value-type="float" office:value="5376.0"/>
          <table:table-cell office:value-type="float" office:value="13.0"/>
          <table:table-cell office:value-type="float" office:value="0.0"/>
          <table:table-cell office:value-type="float" office:value="76.0"/>
          <table:table-cell office:value-type="float" office:value="7.0"/>
          <table:table-cell office:value-type="float" office:value="0.0"/>
          <table:table-cell table:style-name="cellBest" office:value-type="float" office:value="38.0"/>
          <table:table-cell office:value-type="float" office:value="4.0"/>
          <table:table-cell office:value-type="float" office:value="0.0"/>
          <table:table-cell office:value-type="float" office:value="180.0"/>
          <table:table-cell table:style-name="cellWorst" office:value-type="float" office:value="21.0"/>
          <table:table-cell office:value-type="float" office:value="0.0"/>
          <table:table-cell office:value-type="float" office:value="71.0"/>
          <table:table-cell office:value-type="float" office:value="8.0"/>
          <table:table-cell table:formula="of:=MIN([.$B258];[.$E258];[.$H258];[.$K258];[.$N258];[.$Q258];[.$T258])" office:value-type="float"/>
          <table:table-cell table:formula="of:=MIN([.$C258];[.$F258];[.$I258];[.$L258];[.$O258];[.$R258];[.$U258])" office:value-type="float"/>
          <table:table-cell table:formula="of:=MIN([.$D258];[.$G258];[.$J258];[.$M258];[.$P258];[.$S258];[.$V258])" office:value-type="float"/>
          <table:table-cell table:formula="of:=MEDIAN([.$B258];[.$E258];[.$H258];[.$K258];[.$N258];[.$Q258];[.$T258])" office:value-type="float"/>
          <table:table-cell table:formula="of:=MEDIAN([.$C258];[.$F258];[.$I258];[.$L258];[.$O258];[.$R258];[.$U258])" office:value-type="float"/>
          <table:table-cell table:formula="of:=MEDIAN([.$D258];[.$G258];[.$J258];[.$M258];[.$P258];[.$S258];[.$V258])" office:value-type="float"/>
          <table:table-cell table:formula="of:=MAX([.$B258];[.$E258];[.$H258];[.$K258];[.$N258];[.$Q258];[.$T258])" office:value-type="float"/>
          <table:table-cell table:formula="of:=MAX([.$C258];[.$F258];[.$I258];[.$L258];[.$O258];[.$R258];[.$U258])" office:value-type="float"/>
          <table:table-cell table:formula="of:=MAX([.$D258];[.$G258];[.$J258];[.$M258];[.$P258];[.$S258];[.$V258])" office:value-type="float"/>
        </table:table-row>
        <table:table-row table:style-name="ro1">
          <table:table-cell office:value-type="string">
            <text:p>room/room_s6_a15_w5_h7.lp</text:p>
          </table:table-cell>
          <table:table-cell office:value-type="float" office:value="0.0"/>
          <table:table-cell office:value-type="float" office:value="121.0"/>
          <table:table-cell office:value-type="float" office:value="11.0"/>
          <table:table-cell office:value-type="float" office:value="0.0"/>
          <table:table-cell office:value-type="float" office:value="133.0"/>
          <table:table-cell office:value-type="float" office:value="20.0"/>
          <table:table-cell office:value-type="float" office:value="0.02"/>
          <table:table-cell table:style-name="cellWorst" office:value-type="float" office:value="2991.0"/>
          <table:table-cell office:value-type="float" office:value="30.0"/>
          <table:table-cell office:value-type="float" office:value="0.0"/>
          <table:table-cell office:value-type="float" office:value="201.0"/>
          <table:table-cell office:value-type="float" office:value="27.0"/>
          <table:table-cell office:value-type="float" office:value="0.0"/>
          <table:table-cell table:style-name="cellBest" office:value-type="float" office:value="108.0"/>
          <table:table-cell table:style-name="cellBest" office:value-type="float" office:value="7.0"/>
          <table:table-cell office:value-type="float" office:value="0.0"/>
          <table:table-cell office:value-type="float" office:value="133.0"/>
          <table:table-cell office:value-type="float" office:value="20.0"/>
          <table:table-cell office:value-type="float" office:value="0.0"/>
          <table:table-cell office:value-type="float" office:value="277.0"/>
          <table:table-cell table:style-name="cellWorst" office:value-type="float" office:value="51.0"/>
          <table:table-cell table:formula="of:=MIN([.$B259];[.$E259];[.$H259];[.$K259];[.$N259];[.$Q259];[.$T259])" office:value-type="float"/>
          <table:table-cell table:formula="of:=MIN([.$C259];[.$F259];[.$I259];[.$L259];[.$O259];[.$R259];[.$U259])" office:value-type="float"/>
          <table:table-cell table:formula="of:=MIN([.$D259];[.$G259];[.$J259];[.$M259];[.$P259];[.$S259];[.$V259])" office:value-type="float"/>
          <table:table-cell table:formula="of:=MEDIAN([.$B259];[.$E259];[.$H259];[.$K259];[.$N259];[.$Q259];[.$T259])" office:value-type="float"/>
          <table:table-cell table:formula="of:=MEDIAN([.$C259];[.$F259];[.$I259];[.$L259];[.$O259];[.$R259];[.$U259])" office:value-type="float"/>
          <table:table-cell table:formula="of:=MEDIAN([.$D259];[.$G259];[.$J259];[.$M259];[.$P259];[.$S259];[.$V259])" office:value-type="float"/>
          <table:table-cell table:formula="of:=MAX([.$B259];[.$E259];[.$H259];[.$K259];[.$N259];[.$Q259];[.$T259])" office:value-type="float"/>
          <table:table-cell table:formula="of:=MAX([.$C259];[.$F259];[.$I259];[.$L259];[.$O259];[.$R259];[.$U259])" office:value-type="float"/>
          <table:table-cell table:formula="of:=MAX([.$D259];[.$G259];[.$J259];[.$M259];[.$P259];[.$S259];[.$V259])" office:value-type="float"/>
        </table:table-row>
        <table:table-row table:style-name="ro1">
          <table:table-cell office:value-type="string">
            <text:p>room/room_s6_a5_w5_h2.lp</text:p>
          </table:table-cell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1"/>
          <table:table-cell table:style-name="cellWorst" office:value-type="float" office:value="1686.0"/>
          <table:table-cell table:style-name="cellWorst" office:value-type="float" office:value="266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table:formula="of:=MIN([.$B260];[.$E260];[.$H260];[.$K260];[.$N260];[.$Q260];[.$T260])" office:value-type="float"/>
          <table:table-cell table:formula="of:=MIN([.$C260];[.$F260];[.$I260];[.$L260];[.$O260];[.$R260];[.$U260])" office:value-type="float"/>
          <table:table-cell table:formula="of:=MIN([.$D260];[.$G260];[.$J260];[.$M260];[.$P260];[.$S260];[.$V260])" office:value-type="float"/>
          <table:table-cell table:formula="of:=MEDIAN([.$B260];[.$E260];[.$H260];[.$K260];[.$N260];[.$Q260];[.$T260])" office:value-type="float"/>
          <table:table-cell table:formula="of:=MEDIAN([.$C260];[.$F260];[.$I260];[.$L260];[.$O260];[.$R260];[.$U260])" office:value-type="float"/>
          <table:table-cell table:formula="of:=MEDIAN([.$D260];[.$G260];[.$J260];[.$M260];[.$P260];[.$S260];[.$V260])" office:value-type="float"/>
          <table:table-cell table:formula="of:=MAX([.$B260];[.$E260];[.$H260];[.$K260];[.$N260];[.$Q260];[.$T260])" office:value-type="float"/>
          <table:table-cell table:formula="of:=MAX([.$C260];[.$F260];[.$I260];[.$L260];[.$O260];[.$R260];[.$U260])" office:value-type="float"/>
          <table:table-cell table:formula="of:=MAX([.$D260];[.$G260];[.$J260];[.$M260];[.$P260];[.$S260];[.$V260])" office:value-type="float"/>
        </table:table-row>
        <table:table-row table:style-name="ro1">
          <table:table-cell office:value-type="string">
            <text:p>room/room_s7_a10_w5_h13.lp</text:p>
          </table:table-cell>
          <table:table-cell office:value-type="float" office:value="0.0"/>
          <table:table-cell office:value-type="float" office:value="154.0"/>
          <table:table-cell office:value-type="float" office:value="16.0"/>
          <table:table-cell office:value-type="float" office:value="0.0"/>
          <table:table-cell office:value-type="float" office:value="133.0"/>
          <table:table-cell office:value-type="float" office:value="13.0"/>
          <table:table-cell office:value-type="float" office:value="0.03"/>
          <table:table-cell table:style-name="cellWorst" office:value-type="float" office:value="3776.0"/>
          <table:table-cell table:style-name="cellWorst" office:value-type="float" office:value="44.0"/>
          <table:table-cell office:value-type="float" office:value="0.0"/>
          <table:table-cell office:value-type="float" office:value="293.0"/>
          <table:table-cell office:value-type="float" office:value="23.0"/>
          <table:table-cell office:value-type="float" office:value="0.0"/>
          <table:table-cell table:style-name="cellBest" office:value-type="float" office:value="94.0"/>
          <table:table-cell table:style-name="cellBest" office:value-type="float" office:value="5.0"/>
          <table:table-cell office:value-type="float" office:value="0.0"/>
          <table:table-cell office:value-type="float" office:value="133.0"/>
          <table:table-cell office:value-type="float" office:value="13.0"/>
          <table:table-cell office:value-type="float" office:value="0.01"/>
          <table:table-cell office:value-type="float" office:value="433.0"/>
          <table:table-cell office:value-type="float" office:value="36.0"/>
          <table:table-cell table:formula="of:=MIN([.$B261];[.$E261];[.$H261];[.$K261];[.$N261];[.$Q261];[.$T261])" office:value-type="float"/>
          <table:table-cell table:formula="of:=MIN([.$C261];[.$F261];[.$I261];[.$L261];[.$O261];[.$R261];[.$U261])" office:value-type="float"/>
          <table:table-cell table:formula="of:=MIN([.$D261];[.$G261];[.$J261];[.$M261];[.$P261];[.$S261];[.$V261])" office:value-type="float"/>
          <table:table-cell table:formula="of:=MEDIAN([.$B261];[.$E261];[.$H261];[.$K261];[.$N261];[.$Q261];[.$T261])" office:value-type="float"/>
          <table:table-cell table:formula="of:=MEDIAN([.$C261];[.$F261];[.$I261];[.$L261];[.$O261];[.$R261];[.$U261])" office:value-type="float"/>
          <table:table-cell table:formula="of:=MEDIAN([.$D261];[.$G261];[.$J261];[.$M261];[.$P261];[.$S261];[.$V261])" office:value-type="float"/>
          <table:table-cell table:formula="of:=MAX([.$B261];[.$E261];[.$H261];[.$K261];[.$N261];[.$Q261];[.$T261])" office:value-type="float"/>
          <table:table-cell table:formula="of:=MAX([.$C261];[.$F261];[.$I261];[.$L261];[.$O261];[.$R261];[.$U261])" office:value-type="float"/>
          <table:table-cell table:formula="of:=MAX([.$D261];[.$G261];[.$J261];[.$M261];[.$P261];[.$S261];[.$V261])" office:value-type="float"/>
        </table:table-row>
        <table:table-row table:style-name="ro1">
          <table:table-cell office:value-type="string">
            <text:p>room/room_s7_a15_w5_h12.lp</text:p>
          </table:table-cell>
          <table:table-cell office:value-type="float" office:value="0.01"/>
          <table:table-cell table:style-name="cellBest" office:value-type="float" office:value="262.0"/>
          <table:table-cell table:style-name="cellBest" office:value-type="float" office:value="21.0"/>
          <table:table-cell office:value-type="float" office:value="0.01"/>
          <table:table-cell office:value-type="float" office:value="487.0"/>
          <table:table-cell office:value-type="float" office:value="58.0"/>
          <table:table-cell office:value-type="float" office:value="0.09"/>
          <table:table-cell table:style-name="cellWorst" office:value-type="float" office:value="21133.0"/>
          <table:table-cell office:value-type="float" office:value="89.0"/>
          <table:table-cell office:value-type="float" office:value="0.01"/>
          <table:table-cell office:value-type="float" office:value="270.0"/>
          <table:table-cell office:value-type="float" office:value="26.0"/>
          <table:table-cell office:value-type="float" office:value="0.14"/>
          <table:table-cell office:value-type="float" office:value="3478.0"/>
          <table:table-cell table:style-name="cellWorst" office:value-type="float" office:value="897.0"/>
          <table:table-cell office:value-type="float" office:value="0.02"/>
          <table:table-cell office:value-type="float" office:value="487.0"/>
          <table:table-cell office:value-type="float" office:value="58.0"/>
          <table:table-cell office:value-type="float" office:value="0.01"/>
          <table:table-cell office:value-type="float" office:value="838.0"/>
          <table:table-cell office:value-type="float" office:value="146.0"/>
          <table:table-cell table:formula="of:=MIN([.$B262];[.$E262];[.$H262];[.$K262];[.$N262];[.$Q262];[.$T262])" office:value-type="float"/>
          <table:table-cell table:formula="of:=MIN([.$C262];[.$F262];[.$I262];[.$L262];[.$O262];[.$R262];[.$U262])" office:value-type="float"/>
          <table:table-cell table:formula="of:=MIN([.$D262];[.$G262];[.$J262];[.$M262];[.$P262];[.$S262];[.$V262])" office:value-type="float"/>
          <table:table-cell table:formula="of:=MEDIAN([.$B262];[.$E262];[.$H262];[.$K262];[.$N262];[.$Q262];[.$T262])" office:value-type="float"/>
          <table:table-cell table:formula="of:=MEDIAN([.$C262];[.$F262];[.$I262];[.$L262];[.$O262];[.$R262];[.$U262])" office:value-type="float"/>
          <table:table-cell table:formula="of:=MEDIAN([.$D262];[.$G262];[.$J262];[.$M262];[.$P262];[.$S262];[.$V262])" office:value-type="float"/>
          <table:table-cell table:formula="of:=MAX([.$B262];[.$E262];[.$H262];[.$K262];[.$N262];[.$Q262];[.$T262])" office:value-type="float"/>
          <table:table-cell table:formula="of:=MAX([.$C262];[.$F262];[.$I262];[.$L262];[.$O262];[.$R262];[.$U262])" office:value-type="float"/>
          <table:table-cell table:formula="of:=MAX([.$D262];[.$G262];[.$J262];[.$M262];[.$P262];[.$S262];[.$V262])" office:value-type="float"/>
        </table:table-row>
        <table:table-row table:style-name="ro1">
          <table:table-cell office:value-type="string">
            <text:p>room/room_s7_a5_w5_h13.lp</text:p>
          </table:table-cell>
          <table:table-cell office:value-type="float" office:value="0.0"/>
          <table:table-cell table:style-name="cellBest" office:value-type="float" office:value="73.0"/>
          <table:table-cell office:value-type="float" office:value="7.0"/>
          <table:table-cell office:value-type="float" office:value="0.0"/>
          <table:table-cell office:value-type="float" office:value="83.0"/>
          <table:table-cell office:value-type="float" office:value="18.0"/>
          <table:table-cell office:value-type="float" office:value="0.03"/>
          <table:table-cell table:style-name="cellWorst" office:value-type="float" office:value="4298.0"/>
          <table:table-cell office:value-type="float" office:value="13.0"/>
          <table:table-cell office:value-type="float" office:value="0.0"/>
          <table:table-cell office:value-type="float" office:value="199.0"/>
          <table:table-cell office:value-type="float" office:value="10.0"/>
          <table:table-cell office:value-type="float" office:value="0.02"/>
          <table:table-cell office:value-type="float" office:value="328.0"/>
          <table:table-cell table:style-name="cellWorst" office:value-type="float" office:value="137.0"/>
          <table:table-cell office:value-type="float" office:value="0.0"/>
          <table:table-cell office:value-type="float" office:value="83.0"/>
          <table:table-cell office:value-type="float" office:value="18.0"/>
          <table:table-cell office:value-type="float" office:value="0.0"/>
          <table:table-cell office:value-type="float" office:value="98.0"/>
          <table:table-cell table:style-name="cellBest" office:value-type="float" office:value="6.0"/>
          <table:table-cell table:formula="of:=MIN([.$B263];[.$E263];[.$H263];[.$K263];[.$N263];[.$Q263];[.$T263])" office:value-type="float"/>
          <table:table-cell table:formula="of:=MIN([.$C263];[.$F263];[.$I263];[.$L263];[.$O263];[.$R263];[.$U263])" office:value-type="float"/>
          <table:table-cell table:formula="of:=MIN([.$D263];[.$G263];[.$J263];[.$M263];[.$P263];[.$S263];[.$V263])" office:value-type="float"/>
          <table:table-cell table:formula="of:=MEDIAN([.$B263];[.$E263];[.$H263];[.$K263];[.$N263];[.$Q263];[.$T263])" office:value-type="float"/>
          <table:table-cell table:formula="of:=MEDIAN([.$C263];[.$F263];[.$I263];[.$L263];[.$O263];[.$R263];[.$U263])" office:value-type="float"/>
          <table:table-cell table:formula="of:=MEDIAN([.$D263];[.$G263];[.$J263];[.$M263];[.$P263];[.$S263];[.$V263])" office:value-type="float"/>
          <table:table-cell table:formula="of:=MAX([.$B263];[.$E263];[.$H263];[.$K263];[.$N263];[.$Q263];[.$T263])" office:value-type="float"/>
          <table:table-cell table:formula="of:=MAX([.$C263];[.$F263];[.$I263];[.$L263];[.$O263];[.$R263];[.$U263])" office:value-type="float"/>
          <table:table-cell table:formula="of:=MAX([.$D263];[.$G263];[.$J263];[.$M263];[.$P263];[.$S263];[.$V263])" office:value-type="float"/>
        </table:table-row>
        <table:table-row table:style-name="ro1">
          <table:table-cell office:value-type="string">
            <text:p>room/room_s8_a10_w5_h8.lp</text:p>
          </table:table-cell>
          <table:table-cell office:value-type="float" office:value="0.0"/>
          <table:table-cell table:style-name="cellBest" office:value-type="float" office:value="69.0"/>
          <table:table-cell table:style-name="cellBest" office:value-type="float" office:value="1.0"/>
          <table:table-cell office:value-type="float" office:value="0.0"/>
          <table:table-cell office:value-type="float" office:value="267.0"/>
          <table:table-cell table:style-name="cellWorst" office:value-type="float" office:value="28.0"/>
          <table:table-cell office:value-type="float" office:value="0.04"/>
          <table:table-cell table:style-name="cellWorst" office:value-type="float" office:value="2747.0"/>
          <table:table-cell office:value-type="float" office:value="8.0"/>
          <table:table-cell office:value-type="float" office:value="0.0"/>
          <table:table-cell office:value-type="float" office:value="128.0"/>
          <table:table-cell office:value-type="float" office:value="7.0"/>
          <table:table-cell office:value-type="float" office:value="0.0"/>
          <table:table-cell office:value-type="float" office:value="125.0"/>
          <table:table-cell office:value-type="float" office:value="4.0"/>
          <table:table-cell office:value-type="float" office:value="0.0"/>
          <table:table-cell office:value-type="float" office:value="267.0"/>
          <table:table-cell table:style-name="cellWorst" office:value-type="float" office:value="28.0"/>
          <table:table-cell office:value-type="float" office:value="0.0"/>
          <table:table-cell office:value-type="float" office:value="127.0"/>
          <table:table-cell office:value-type="float" office:value="8.0"/>
          <table:table-cell table:formula="of:=MIN([.$B264];[.$E264];[.$H264];[.$K264];[.$N264];[.$Q264];[.$T264])" office:value-type="float"/>
          <table:table-cell table:formula="of:=MIN([.$C264];[.$F264];[.$I264];[.$L264];[.$O264];[.$R264];[.$U264])" office:value-type="float"/>
          <table:table-cell table:formula="of:=MIN([.$D264];[.$G264];[.$J264];[.$M264];[.$P264];[.$S264];[.$V264])" office:value-type="float"/>
          <table:table-cell table:formula="of:=MEDIAN([.$B264];[.$E264];[.$H264];[.$K264];[.$N264];[.$Q264];[.$T264])" office:value-type="float"/>
          <table:table-cell table:formula="of:=MEDIAN([.$C264];[.$F264];[.$I264];[.$L264];[.$O264];[.$R264];[.$U264])" office:value-type="float"/>
          <table:table-cell table:formula="of:=MEDIAN([.$D264];[.$G264];[.$J264];[.$M264];[.$P264];[.$S264];[.$V264])" office:value-type="float"/>
          <table:table-cell table:formula="of:=MAX([.$B264];[.$E264];[.$H264];[.$K264];[.$N264];[.$Q264];[.$T264])" office:value-type="float"/>
          <table:table-cell table:formula="of:=MAX([.$C264];[.$F264];[.$I264];[.$L264];[.$O264];[.$R264];[.$U264])" office:value-type="float"/>
          <table:table-cell table:formula="of:=MAX([.$D264];[.$G264];[.$J264];[.$M264];[.$P264];[.$S264];[.$V264])" office:value-type="float"/>
        </table:table-row>
        <table:table-row table:style-name="ro1">
          <table:table-cell office:value-type="string">
            <text:p>room/room_s8_a15_w5_h11.lp</text:p>
          </table:table-cell>
          <table:table-cell office:value-type="float" office:value="0.01"/>
          <table:table-cell table:style-name="cellBest" office:value-type="float" office:value="241.0"/>
          <table:table-cell table:style-name="cellBest" office:value-type="float" office:value="11.0"/>
          <table:table-cell office:value-type="float" office:value="0.01"/>
          <table:table-cell office:value-type="float" office:value="658.0"/>
          <table:table-cell office:value-type="float" office:value="57.0"/>
          <table:table-cell office:value-type="float" office:value="0.12"/>
          <table:table-cell table:style-name="cellWorst" office:value-type="float" office:value="16327.0"/>
          <table:table-cell table:style-name="cellWorst" office:value-type="float" office:value="79.0"/>
          <table:table-cell office:value-type="float" office:value="0.01"/>
          <table:table-cell office:value-type="float" office:value="343.0"/>
          <table:table-cell office:value-type="float" office:value="23.0"/>
          <table:table-cell office:value-type="float" office:value="0.01"/>
          <table:table-cell office:value-type="float" office:value="469.0"/>
          <table:table-cell office:value-type="float" office:value="31.0"/>
          <table:table-cell office:value-type="float" office:value="0.01"/>
          <table:table-cell office:value-type="float" office:value="658.0"/>
          <table:table-cell office:value-type="float" office:value="57.0"/>
          <table:table-cell office:value-type="float" office:value="0.01"/>
          <table:table-cell office:value-type="float" office:value="331.0"/>
          <table:table-cell office:value-type="float" office:value="23.0"/>
          <table:table-cell table:formula="of:=MIN([.$B265];[.$E265];[.$H265];[.$K265];[.$N265];[.$Q265];[.$T265])" office:value-type="float"/>
          <table:table-cell table:formula="of:=MIN([.$C265];[.$F265];[.$I265];[.$L265];[.$O265];[.$R265];[.$U265])" office:value-type="float"/>
          <table:table-cell table:formula="of:=MIN([.$D265];[.$G265];[.$J265];[.$M265];[.$P265];[.$S265];[.$V265])" office:value-type="float"/>
          <table:table-cell table:formula="of:=MEDIAN([.$B265];[.$E265];[.$H265];[.$K265];[.$N265];[.$Q265];[.$T265])" office:value-type="float"/>
          <table:table-cell table:formula="of:=MEDIAN([.$C265];[.$F265];[.$I265];[.$L265];[.$O265];[.$R265];[.$U265])" office:value-type="float"/>
          <table:table-cell table:formula="of:=MEDIAN([.$D265];[.$G265];[.$J265];[.$M265];[.$P265];[.$S265];[.$V265])" office:value-type="float"/>
          <table:table-cell table:formula="of:=MAX([.$B265];[.$E265];[.$H265];[.$K265];[.$N265];[.$Q265];[.$T265])" office:value-type="float"/>
          <table:table-cell table:formula="of:=MAX([.$C265];[.$F265];[.$I265];[.$L265];[.$O265];[.$R265];[.$U265])" office:value-type="float"/>
          <table:table-cell table:formula="of:=MAX([.$D265];[.$G265];[.$J265];[.$M265];[.$P265];[.$S265];[.$V265])" office:value-type="float"/>
        </table:table-row>
        <table:table-row table:style-name="ro1">
          <table:table-cell office:value-type="string">
            <text:p>room/room_s8_a5_w5_h4.lp</text:p>
          </table:table-cell>
          <table:table-cell office:value-type="float" office:value="0.0"/>
          <table:table-cell table:style-name="cellBest" office:value-type="float" office:value="11.0"/>
          <table:table-cell table:style-name="cellBest" office:value-type="float" office:value="0.0"/>
          <table:table-cell office:value-type="float" office:value="0.0"/>
          <table:table-cell office:value-type="float" office:value="45.0"/>
          <table:table-cell table:style-name="cellWorst" office:value-type="float" office:value="8.0"/>
          <table:table-cell office:value-type="float" office:value="0.01"/>
          <table:table-cell table:style-name="cellWorst" office:value-type="float" office:value="836.0"/>
          <table:table-cell office:value-type="float" office:value="5.0"/>
          <table:table-cell office:value-type="float" office:value="0.0"/>
          <table:table-cell office:value-type="float" office:value="20.0"/>
          <table:table-cell office:value-type="float" office:value="3.0"/>
          <table:table-cell office:value-type="float" office:value="0.0"/>
          <table:table-cell office:value-type="float" office:value="26.0"/>
          <table:table-cell office:value-type="float" office:value="2.0"/>
          <table:table-cell office:value-type="float" office:value="0.0"/>
          <table:table-cell office:value-type="float" office:value="45.0"/>
          <table:table-cell table:style-name="cellWorst" office:value-type="float" office:value="8.0"/>
          <table:table-cell office:value-type="float" office:value="0.0"/>
          <table:table-cell office:value-type="float" office:value="19.0"/>
          <table:table-cell office:value-type="float" office:value="3.0"/>
          <table:table-cell table:formula="of:=MIN([.$B266];[.$E266];[.$H266];[.$K266];[.$N266];[.$Q266];[.$T266])" office:value-type="float"/>
          <table:table-cell table:formula="of:=MIN([.$C266];[.$F266];[.$I266];[.$L266];[.$O266];[.$R266];[.$U266])" office:value-type="float"/>
          <table:table-cell table:formula="of:=MIN([.$D266];[.$G266];[.$J266];[.$M266];[.$P266];[.$S266];[.$V266])" office:value-type="float"/>
          <table:table-cell table:formula="of:=MEDIAN([.$B266];[.$E266];[.$H266];[.$K266];[.$N266];[.$Q266];[.$T266])" office:value-type="float"/>
          <table:table-cell table:formula="of:=MEDIAN([.$C266];[.$F266];[.$I266];[.$L266];[.$O266];[.$R266];[.$U266])" office:value-type="float"/>
          <table:table-cell table:formula="of:=MEDIAN([.$D266];[.$G266];[.$J266];[.$M266];[.$P266];[.$S266];[.$V266])" office:value-type="float"/>
          <table:table-cell table:formula="of:=MAX([.$B266];[.$E266];[.$H266];[.$K266];[.$N266];[.$Q266];[.$T266])" office:value-type="float"/>
          <table:table-cell table:formula="of:=MAX([.$C266];[.$F266];[.$I266];[.$L266];[.$O266];[.$R266];[.$U266])" office:value-type="float"/>
          <table:table-cell table:formula="of:=MAX([.$D266];[.$G266];[.$J266];[.$M266];[.$P266];[.$S266];[.$V266])" office:value-type="float"/>
        </table:table-row>
        <table:table-row table:style-name="ro1">
          <table:table-cell office:value-type="string">
            <text:p>room/room_s9_a10_w5_h12.lp</text:p>
          </table:table-cell>
          <table:table-cell office:value-type="float" office:value="0.01"/>
          <table:table-cell office:value-type="float" office:value="213.0"/>
          <table:table-cell table:style-name="cellBest" office:value-type="float" office:value="6.0"/>
          <table:table-cell office:value-type="float" office:value="0.01"/>
          <table:table-cell office:value-type="float" office:value="419.0"/>
          <table:table-cell office:value-type="float" office:value="36.0"/>
          <table:table-cell table:style-name="cellWorst" office:value-type="float" office:value="6.06"/>
          <table:table-cell table:style-name="cellWorst" office:value-type="float" office:value="665386.0"/>
          <table:table-cell table:style-name="cellWorst" office:value-type="float" office:value="70103.0"/>
          <table:table-cell office:value-type="float" office:value="0.01"/>
          <table:table-cell office:value-type="float" office:value="287.0"/>
          <table:table-cell office:value-type="float" office:value="17.0"/>
          <table:table-cell table:style-name="cellBest" office:value-type="float" office:value="0.0"/>
          <table:table-cell table:style-name="cellBest" office:value-type="float" office:value="101.0"/>
          <table:table-cell office:value-type="float" office:value="9.0"/>
          <table:table-cell office:value-type="float" office:value="0.01"/>
          <table:table-cell office:value-type="float" office:value="419.0"/>
          <table:table-cell office:value-type="float" office:value="36.0"/>
          <table:table-cell office:value-type="float" office:value="0.01"/>
          <table:table-cell office:value-type="float" office:value="272.0"/>
          <table:table-cell office:value-type="float" office:value="17.0"/>
          <table:table-cell table:formula="of:=MIN([.$B267];[.$E267];[.$H267];[.$K267];[.$N267];[.$Q267];[.$T267])" office:value-type="float"/>
          <table:table-cell table:formula="of:=MIN([.$C267];[.$F267];[.$I267];[.$L267];[.$O267];[.$R267];[.$U267])" office:value-type="float"/>
          <table:table-cell table:formula="of:=MIN([.$D267];[.$G267];[.$J267];[.$M267];[.$P267];[.$S267];[.$V267])" office:value-type="float"/>
          <table:table-cell table:formula="of:=MEDIAN([.$B267];[.$E267];[.$H267];[.$K267];[.$N267];[.$Q267];[.$T267])" office:value-type="float"/>
          <table:table-cell table:formula="of:=MEDIAN([.$C267];[.$F267];[.$I267];[.$L267];[.$O267];[.$R267];[.$U267])" office:value-type="float"/>
          <table:table-cell table:formula="of:=MEDIAN([.$D267];[.$G267];[.$J267];[.$M267];[.$P267];[.$S267];[.$V267])" office:value-type="float"/>
          <table:table-cell table:formula="of:=MAX([.$B267];[.$E267];[.$H267];[.$K267];[.$N267];[.$Q267];[.$T267])" office:value-type="float"/>
          <table:table-cell table:formula="of:=MAX([.$C267];[.$F267];[.$I267];[.$L267];[.$O267];[.$R267];[.$U267])" office:value-type="float"/>
          <table:table-cell table:formula="of:=MAX([.$D267];[.$G267];[.$J267];[.$M267];[.$P267];[.$S267];[.$V267])" office:value-type="float"/>
        </table:table-row>
        <table:table-row table:style-name="ro1">
          <table:table-cell office:value-type="string">
            <text:p>room/room_s9_a15_w5_h14.lp</text:p>
          </table:table-cell>
          <table:table-cell table:style-name="cellBest" office:value-type="float" office:value="0.03"/>
          <table:table-cell table:style-name="cellBest" office:value-type="float" office:value="780.0"/>
          <table:table-cell table:style-name="cellBest" office:value-type="float" office:value="88.0"/>
          <table:table-cell office:value-type="float" office:value="0.04"/>
          <table:table-cell office:value-type="float" office:value="1118.0"/>
          <table:table-cell office:value-type="float" office:value="134.0"/>
          <table:table-cell office:value-type="float" office:value="0.44"/>
          <table:table-cell office:value-type="float" office:value="52279.0"/>
          <table:table-cell office:value-type="float" office:value="309.0"/>
          <table:table-cell office:value-type="float" office:value="0.04"/>
          <table:table-cell office:value-type="float" office:value="1494.0"/>
          <table:table-cell office:value-type="float" office:value="130.0"/>
          <table:table-cell table:style-name="cellWorst" office:value-type="float" office:value="4.02"/>
          <table:table-cell table:style-name="cellWorst" office:value-type="float" office:value="79481.0"/>
          <table:table-cell table:style-name="cellWorst" office:value-type="float" office:value="14835.0"/>
          <table:table-cell office:value-type="float" office:value="0.04"/>
          <table:table-cell office:value-type="float" office:value="1118.0"/>
          <table:table-cell office:value-type="float" office:value="134.0"/>
          <table:table-cell office:value-type="float" office:value="0.04"/>
          <table:table-cell office:value-type="float" office:value="1259.0"/>
          <table:table-cell office:value-type="float" office:value="153.0"/>
          <table:table-cell table:formula="of:=MIN([.$B268];[.$E268];[.$H268];[.$K268];[.$N268];[.$Q268];[.$T268])" office:value-type="float"/>
          <table:table-cell table:formula="of:=MIN([.$C268];[.$F268];[.$I268];[.$L268];[.$O268];[.$R268];[.$U268])" office:value-type="float"/>
          <table:table-cell table:formula="of:=MIN([.$D268];[.$G268];[.$J268];[.$M268];[.$P268];[.$S268];[.$V268])" office:value-type="float"/>
          <table:table-cell table:formula="of:=MEDIAN([.$B268];[.$E268];[.$H268];[.$K268];[.$N268];[.$Q268];[.$T268])" office:value-type="float"/>
          <table:table-cell table:formula="of:=MEDIAN([.$C268];[.$F268];[.$I268];[.$L268];[.$O268];[.$R268];[.$U268])" office:value-type="float"/>
          <table:table-cell table:formula="of:=MEDIAN([.$D268];[.$G268];[.$J268];[.$M268];[.$P268];[.$S268];[.$V268])" office:value-type="float"/>
          <table:table-cell table:formula="of:=MAX([.$B268];[.$E268];[.$H268];[.$K268];[.$N268];[.$Q268];[.$T268])" office:value-type="float"/>
          <table:table-cell table:formula="of:=MAX([.$C268];[.$F268];[.$I268];[.$L268];[.$O268];[.$R268];[.$U268])" office:value-type="float"/>
          <table:table-cell table:formula="of:=MAX([.$D268];[.$G268];[.$J268];[.$M268];[.$P268];[.$S268];[.$V268])" office:value-type="float"/>
        </table:table-row>
        <table:table-row table:style-name="ro1">
          <table:table-cell office:value-type="string">
            <text:p>room/room_s9_a5_w5_h9.lp</text:p>
          </table:table-cell>
          <table:table-cell office:value-type="float" office:value="0.0"/>
          <table:table-cell table:style-name="cellBest" office:value-type="float" office:value="27.0"/>
          <table:table-cell table:style-name="cellBest" office:value-type="float" office:value="0.0"/>
          <table:table-cell office:value-type="float" office:value="0.0"/>
          <table:table-cell office:value-type="float" office:value="121.0"/>
          <table:table-cell office:value-type="float" office:value="13.0"/>
          <table:table-cell table:style-name="cellWorst" office:value-type="float" office:value="4.18"/>
          <table:table-cell table:style-name="cellWorst" office:value-type="float" office:value="144273.0"/>
          <table:table-cell table:style-name="cellWorst" office:value-type="float" office:value="69015.0"/>
          <table:table-cell office:value-type="float" office:value="0.0"/>
          <table:table-cell office:value-type="float" office:value="84.0"/>
          <table:table-cell office:value-type="float" office:value="5.0"/>
          <table:table-cell office:value-type="float" office:value="0.0"/>
          <table:table-cell office:value-type="float" office:value="50.0"/>
          <table:table-cell office:value-type="float" office:value="3.0"/>
          <table:table-cell office:value-type="float" office:value="0.0"/>
          <table:table-cell office:value-type="float" office:value="121.0"/>
          <table:table-cell office:value-type="float" office:value="13.0"/>
          <table:table-cell office:value-type="float" office:value="0.0"/>
          <table:table-cell office:value-type="float" office:value="68.0"/>
          <table:table-cell office:value-type="float" office:value="6.0"/>
          <table:table-cell table:formula="of:=MIN([.$B269];[.$E269];[.$H269];[.$K269];[.$N269];[.$Q269];[.$T269])" office:value-type="float"/>
          <table:table-cell table:formula="of:=MIN([.$C269];[.$F269];[.$I269];[.$L269];[.$O269];[.$R269];[.$U269])" office:value-type="float"/>
          <table:table-cell table:formula="of:=MIN([.$D269];[.$G269];[.$J269];[.$M269];[.$P269];[.$S269];[.$V269])" office:value-type="float"/>
          <table:table-cell table:formula="of:=MEDIAN([.$B269];[.$E269];[.$H269];[.$K269];[.$N269];[.$Q269];[.$T269])" office:value-type="float"/>
          <table:table-cell table:formula="of:=MEDIAN([.$C269];[.$F269];[.$I269];[.$L269];[.$O269];[.$R269];[.$U269])" office:value-type="float"/>
          <table:table-cell table:formula="of:=MEDIAN([.$D269];[.$G269];[.$J269];[.$M269];[.$P269];[.$S269];[.$V269])" office:value-type="float"/>
          <table:table-cell table:formula="of:=MAX([.$B269];[.$E269];[.$H269];[.$K269];[.$N269];[.$Q269];[.$T269])" office:value-type="float"/>
          <table:table-cell table:formula="of:=MAX([.$C269];[.$F269];[.$I269];[.$L269];[.$O269];[.$R269];[.$U269])" office:value-type="float"/>
          <table:table-cell table:formula="of:=MAX([.$D269];[.$G269];[.$J269];[.$M269];[.$P269];[.$S269];[.$V269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69])" office:value-type="float"/>
          <table:table-cell table:formula="of:=SUM([.C3:.C269])" office:value-type="float"/>
          <table:table-cell table:formula="of:=SUM([.D3:.D269])" office:value-type="float"/>
          <table:table-cell table:formula="of:=SUM([.E3:.E269])" office:value-type="float"/>
          <table:table-cell table:formula="of:=SUM([.F3:.F269])" office:value-type="float"/>
          <table:table-cell table:formula="of:=SUM([.G3:.G269])" office:value-type="float"/>
          <table:table-cell table:formula="of:=SUM([.H3:.H269])" office:value-type="float"/>
          <table:table-cell table:style-name="cellWorst" table:formula="of:=SUM([.I3:.I269])" office:value-type="float"/>
          <table:table-cell table:formula="of:=SUM([.J3:.J269])" office:value-type="float"/>
          <table:table-cell table:style-name="cellBest" table:formula="of:=SUM([.K3:.K269])" office:value-type="float"/>
          <table:table-cell table:style-name="cellBest" table:formula="of:=SUM([.L3:.L269])" office:value-type="float"/>
          <table:table-cell table:style-name="cellBest" table:formula="of:=SUM([.M3:.M269])" office:value-type="float"/>
          <table:table-cell table:style-name="cellWorst" table:formula="of:=SUM([.N3:.N269])" office:value-type="float"/>
          <table:table-cell table:formula="of:=SUM([.O3:.O269])" office:value-type="float"/>
          <table:table-cell table:style-name="cellWorst" table:formula="of:=SUM([.P3:.P269])" office:value-type="float"/>
          <table:table-cell table:formula="of:=SUM([.Q3:.Q269])" office:value-type="float"/>
          <table:table-cell table:formula="of:=SUM([.R3:.R269])" office:value-type="float"/>
          <table:table-cell table:formula="of:=SUM([.S3:.S269])" office:value-type="float"/>
          <table:table-cell table:formula="of:=SUM([.T3:.T269])" office:value-type="float"/>
          <table:table-cell table:formula="of:=SUM([.U3:.U269])" office:value-type="float"/>
          <table:table-cell table:formula="of:=SUM([.V3:.V269])" office:value-type="float"/>
          <table:table-cell table:formula="of:=SUM([.W3:.W269])" office:value-type="float"/>
          <table:table-cell table:formula="of:=SUM([.X3:.X269])" office:value-type="float"/>
          <table:table-cell table:formula="of:=SUM([.Y3:.Y269])" office:value-type="float"/>
          <table:table-cell table:formula="of:=SUM([.Z3:.Z269])" office:value-type="float"/>
          <table:table-cell table:formula="of:=SUM([.AA3:.AA269])" office:value-type="float"/>
          <table:table-cell table:formula="of:=SUM([.AB3:.AB269])" office:value-type="float"/>
          <table:table-cell table:formula="of:=SUM([.AC3:.AC269])" office:value-type="float"/>
          <table:table-cell table:formula="of:=SUM([.AD3:.AD269])" office:value-type="float"/>
          <table:table-cell table:formula="of:=SUM([.AE3:.AE269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69])" office:value-type="float"/>
          <table:table-cell table:formula="of:=AVERAGE([.C3:.C269])" office:value-type="float"/>
          <table:table-cell table:formula="of:=AVERAGE([.D3:.D269])" office:value-type="float"/>
          <table:table-cell table:formula="of:=AVERAGE([.E3:.E269])" office:value-type="float"/>
          <table:table-cell table:formula="of:=AVERAGE([.F3:.F269])" office:value-type="float"/>
          <table:table-cell table:formula="of:=AVERAGE([.G3:.G269])" office:value-type="float"/>
          <table:table-cell table:formula="of:=AVERAGE([.H3:.H269])" office:value-type="float"/>
          <table:table-cell table:style-name="cellWorst" table:formula="of:=AVERAGE([.I3:.I269])" office:value-type="float"/>
          <table:table-cell table:formula="of:=AVERAGE([.J3:.J269])" office:value-type="float"/>
          <table:table-cell table:style-name="cellBest" table:formula="of:=AVERAGE([.K3:.K269])" office:value-type="float"/>
          <table:table-cell table:style-name="cellBest" table:formula="of:=AVERAGE([.L3:.L269])" office:value-type="float"/>
          <table:table-cell table:style-name="cellBest" table:formula="of:=AVERAGE([.M3:.M269])" office:value-type="float"/>
          <table:table-cell table:style-name="cellWorst" table:formula="of:=AVERAGE([.N3:.N269])" office:value-type="float"/>
          <table:table-cell table:formula="of:=AVERAGE([.O3:.O269])" office:value-type="float"/>
          <table:table-cell table:style-name="cellWorst" table:formula="of:=AVERAGE([.P3:.P269])" office:value-type="float"/>
          <table:table-cell table:formula="of:=AVERAGE([.Q3:.Q269])" office:value-type="float"/>
          <table:table-cell table:formula="of:=AVERAGE([.R3:.R269])" office:value-type="float"/>
          <table:table-cell table:formula="of:=AVERAGE([.S3:.S269])" office:value-type="float"/>
          <table:table-cell table:formula="of:=AVERAGE([.T3:.T269])" office:value-type="float"/>
          <table:table-cell table:formula="of:=AVERAGE([.U3:.U269])" office:value-type="float"/>
          <table:table-cell table:formula="of:=AVERAGE([.V3:.V269])" office:value-type="float"/>
          <table:table-cell table:formula="of:=AVERAGE([.W3:.W269])" office:value-type="float"/>
          <table:table-cell table:formula="of:=AVERAGE([.X3:.X269])" office:value-type="float"/>
          <table:table-cell table:formula="of:=AVERAGE([.Y3:.Y269])" office:value-type="float"/>
          <table:table-cell table:formula="of:=AVERAGE([.Z3:.Z269])" office:value-type="float"/>
          <table:table-cell table:formula="of:=AVERAGE([.AA3:.AA269])" office:value-type="float"/>
          <table:table-cell table:formula="of:=AVERAGE([.AB3:.AB269])" office:value-type="float"/>
          <table:table-cell table:formula="of:=AVERAGE([.AC3:.AC269])" office:value-type="float"/>
          <table:table-cell table:formula="of:=AVERAGE([.AD3:.AD269])" office:value-type="float"/>
          <table:table-cell table:formula="of:=AVERAGE([.AE3:.AE269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69])" office:value-type="float"/>
          <table:table-cell table:formula="of:=STDEV([.C3:.C269])" office:value-type="float"/>
          <table:table-cell table:formula="of:=STDEV([.D3:.D269])" office:value-type="float"/>
          <table:table-cell table:style-name="cellBest" table:formula="of:=STDEV([.E3:.E269])" office:value-type="float"/>
          <table:table-cell table:formula="of:=STDEV([.F3:.F269])" office:value-type="float"/>
          <table:table-cell table:formula="of:=STDEV([.G3:.G269])" office:value-type="float"/>
          <table:table-cell table:formula="of:=STDEV([.H3:.H269])" office:value-type="float"/>
          <table:table-cell table:style-name="cellWorst" table:formula="of:=STDEV([.I3:.I269])" office:value-type="float"/>
          <table:table-cell table:formula="of:=STDEV([.J3:.J269])" office:value-type="float"/>
          <table:table-cell table:formula="of:=STDEV([.K3:.K269])" office:value-type="float"/>
          <table:table-cell table:style-name="cellBest" table:formula="of:=STDEV([.L3:.L269])" office:value-type="float"/>
          <table:table-cell table:style-name="cellBest" table:formula="of:=STDEV([.M3:.M269])" office:value-type="float"/>
          <table:table-cell table:style-name="cellWorst" table:formula="of:=STDEV([.N3:.N269])" office:value-type="float"/>
          <table:table-cell table:formula="of:=STDEV([.O3:.O269])" office:value-type="float"/>
          <table:table-cell table:style-name="cellWorst" table:formula="of:=STDEV([.P3:.P269])" office:value-type="float"/>
          <table:table-cell table:formula="of:=STDEV([.Q3:.Q269])" office:value-type="float"/>
          <table:table-cell table:formula="of:=STDEV([.R3:.R269])" office:value-type="float"/>
          <table:table-cell table:formula="of:=STDEV([.S3:.S269])" office:value-type="float"/>
          <table:table-cell table:formula="of:=STDEV([.T3:.T269])" office:value-type="float"/>
          <table:table-cell table:formula="of:=STDEV([.U3:.U269])" office:value-type="float"/>
          <table:table-cell table:formula="of:=STDEV([.V3:.V269])" office:value-type="float"/>
          <table:table-cell table:formula="of:=STDEV([.W3:.W269])" office:value-type="float"/>
          <table:table-cell table:formula="of:=STDEV([.X3:.X269])" office:value-type="float"/>
          <table:table-cell table:formula="of:=STDEV([.Y3:.Y269])" office:value-type="float"/>
          <table:table-cell table:formula="of:=STDEV([.Z3:.Z269])" office:value-type="float"/>
          <table:table-cell table:formula="of:=STDEV([.AA3:.AA269])" office:value-type="float"/>
          <table:table-cell table:formula="of:=STDEV([.AB3:.AB269])" office:value-type="float"/>
          <table:table-cell table:formula="of:=STDEV([.AC3:.AC269])" office:value-type="float"/>
          <table:table-cell table:formula="of:=STDEV([.AD3:.AD269])" office:value-type="float"/>
          <table:table-cell table:formula="of:=STDEV([.AE3:.AE269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69]-[.$W3:.$W269])^2)^0.5" office:value-type="float"/>
          <table:table-cell table:number-matrix-columns-spanned="1" table:number-matrix-rows-spanned="1" table:formula="of:=SUM(([.C3:.C269]-[.$X3:.$X269])^2)^0.5" office:value-type="float"/>
          <table:table-cell table:number-matrix-columns-spanned="1" table:number-matrix-rows-spanned="1" table:formula="of:=SUM(([.D3:.D269]-[.$Y3:.$Y269])^2)^0.5" office:value-type="float"/>
          <table:table-cell table:number-matrix-columns-spanned="1" table:number-matrix-rows-spanned="1" table:formula="of:=SUM(([.E3:.E269]-[.$W3:.$W269])^2)^0.5" office:value-type="float"/>
          <table:table-cell table:number-matrix-columns-spanned="1" table:number-matrix-rows-spanned="1" table:formula="of:=SUM(([.F3:.F269]-[.$X3:.$X269])^2)^0.5" office:value-type="float"/>
          <table:table-cell table:number-matrix-columns-spanned="1" table:number-matrix-rows-spanned="1" table:formula="of:=SUM(([.G3:.G269]-[.$Y3:.$Y269])^2)^0.5" office:value-type="float"/>
          <table:table-cell table:number-matrix-columns-spanned="1" table:number-matrix-rows-spanned="1" table:formula="of:=SUM(([.H3:.H269]-[.$W3:.$W269])^2)^0.5" office:value-type="float"/>
          <table:table-cell table:style-name="cellWorst" table:number-matrix-columns-spanned="1" table:number-matrix-rows-spanned="1" table:formula="of:=SUM(([.I3:.I269]-[.$X3:.$X269])^2)^0.5" office:value-type="float"/>
          <table:table-cell table:number-matrix-columns-spanned="1" table:number-matrix-rows-spanned="1" table:formula="of:=SUM(([.J3:.J269]-[.$Y3:.$Y269])^2)^0.5" office:value-type="float"/>
          <table:table-cell table:style-name="cellBest" table:number-matrix-columns-spanned="1" table:number-matrix-rows-spanned="1" table:formula="of:=SUM(([.K3:.K269]-[.$W3:.$W269])^2)^0.5" office:value-type="float"/>
          <table:table-cell table:style-name="cellBest" table:number-matrix-columns-spanned="1" table:number-matrix-rows-spanned="1" table:formula="of:=SUM(([.L3:.L269]-[.$X3:.$X269])^2)^0.5" office:value-type="float"/>
          <table:table-cell table:number-matrix-columns-spanned="1" table:number-matrix-rows-spanned="1" table:formula="of:=SUM(([.M3:.M269]-[.$Y3:.$Y269])^2)^0.5" office:value-type="float"/>
          <table:table-cell table:style-name="cellWorst" table:number-matrix-columns-spanned="1" table:number-matrix-rows-spanned="1" table:formula="of:=SUM(([.N3:.N269]-[.$W3:.$W269])^2)^0.5" office:value-type="float"/>
          <table:table-cell table:number-matrix-columns-spanned="1" table:number-matrix-rows-spanned="1" table:formula="of:=SUM(([.O3:.O269]-[.$X3:.$X269])^2)^0.5" office:value-type="float"/>
          <table:table-cell table:style-name="cellWorst" table:number-matrix-columns-spanned="1" table:number-matrix-rows-spanned="1" table:formula="of:=SUM(([.P3:.P269]-[.$Y3:.$Y269])^2)^0.5" office:value-type="float"/>
          <table:table-cell table:number-matrix-columns-spanned="1" table:number-matrix-rows-spanned="1" table:formula="of:=SUM(([.Q3:.Q269]-[.$W3:.$W269])^2)^0.5" office:value-type="float"/>
          <table:table-cell table:number-matrix-columns-spanned="1" table:number-matrix-rows-spanned="1" table:formula="of:=SUM(([.R3:.R269]-[.$X3:.$X269])^2)^0.5" office:value-type="float"/>
          <table:table-cell table:number-matrix-columns-spanned="1" table:number-matrix-rows-spanned="1" table:formula="of:=SUM(([.S3:.S269]-[.$Y3:.$Y269])^2)^0.5" office:value-type="float"/>
          <table:table-cell table:number-matrix-columns-spanned="1" table:number-matrix-rows-spanned="1" table:formula="of:=SUM(([.T3:.T269]-[.$W3:.$W269])^2)^0.5" office:value-type="float"/>
          <table:table-cell table:number-matrix-columns-spanned="1" table:number-matrix-rows-spanned="1" table:formula="of:=SUM(([.U3:.U269]-[.$X3:.$X269])^2)^0.5" office:value-type="float"/>
          <table:table-cell table:style-name="cellBest" table:number-matrix-columns-spanned="1" table:number-matrix-rows-spanned="1" table:formula="of:=SUM(([.V3:.V269]-[.$Y3:.$Y269])^2)^0.5" office:value-type="float"/>
        </table:table-row>
        <table:table-row table:style-name="ro1">
          <table:table-cell office:value-type="string">
            <text:p>BEST</text:p>
          </table:table-cell>
          <table:table-cell table:style-name="cellBest" table:number-matrix-columns-spanned="1" table:number-matrix-rows-spanned="1" table:formula="of:=SUM([.B3:.B269]=[.$W3:.$W269])" office:value-type="float"/>
          <table:table-cell table:style-name="cellBest" table:number-matrix-columns-spanned="1" table:number-matrix-rows-spanned="1" table:formula="of:=SUM([.C3:.C269]=[.$X3:.$X269])" office:value-type="float"/>
          <table:table-cell table:style-name="cellBest" table:number-matrix-columns-spanned="1" table:number-matrix-rows-spanned="1" table:formula="of:=SUM([.D3:.D269]=[.$Y3:.$Y269])" office:value-type="float"/>
          <table:table-cell table:number-matrix-columns-spanned="1" table:number-matrix-rows-spanned="1" table:formula="of:=SUM([.E3:.E269]=[.$W3:.$W269])" office:value-type="float"/>
          <table:table-cell table:number-matrix-columns-spanned="1" table:number-matrix-rows-spanned="1" table:formula="of:=SUM([.F3:.F269]=[.$X3:.$X269])" office:value-type="float"/>
          <table:table-cell table:number-matrix-columns-spanned="1" table:number-matrix-rows-spanned="1" table:formula="of:=SUM([.G3:.G269]=[.$Y3:.$Y269])" office:value-type="float"/>
          <table:table-cell table:style-name="cellWorst" table:number-matrix-columns-spanned="1" table:number-matrix-rows-spanned="1" table:formula="of:=SUM([.H3:.H269]=[.$W3:.$W269])" office:value-type="float"/>
          <table:table-cell table:style-name="cellWorst" table:number-matrix-columns-spanned="1" table:number-matrix-rows-spanned="1" table:formula="of:=SUM([.I3:.I269]=[.$X3:.$X269])" office:value-type="float"/>
          <table:table-cell table:style-name="cellWorst" table:number-matrix-columns-spanned="1" table:number-matrix-rows-spanned="1" table:formula="of:=SUM([.J3:.J269]=[.$Y3:.$Y269])" office:value-type="float"/>
          <table:table-cell table:number-matrix-columns-spanned="1" table:number-matrix-rows-spanned="1" table:formula="of:=SUM([.K3:.K269]=[.$W3:.$W269])" office:value-type="float"/>
          <table:table-cell table:number-matrix-columns-spanned="1" table:number-matrix-rows-spanned="1" table:formula="of:=SUM([.L3:.L269]=[.$X3:.$X269])" office:value-type="float"/>
          <table:table-cell table:number-matrix-columns-spanned="1" table:number-matrix-rows-spanned="1" table:formula="of:=SUM([.M3:.M269]=[.$Y3:.$Y269])" office:value-type="float"/>
          <table:table-cell table:number-matrix-columns-spanned="1" table:number-matrix-rows-spanned="1" table:formula="of:=SUM([.N3:.N269]=[.$W3:.$W269])" office:value-type="float"/>
          <table:table-cell table:number-matrix-columns-spanned="1" table:number-matrix-rows-spanned="1" table:formula="of:=SUM([.O3:.O269]=[.$X3:.$X269])" office:value-type="float"/>
          <table:table-cell table:number-matrix-columns-spanned="1" table:number-matrix-rows-spanned="1" table:formula="of:=SUM([.P3:.P269]=[.$Y3:.$Y269])" office:value-type="float"/>
          <table:table-cell table:number-matrix-columns-spanned="1" table:number-matrix-rows-spanned="1" table:formula="of:=SUM([.Q3:.Q269]=[.$W3:.$W269])" office:value-type="float"/>
          <table:table-cell table:number-matrix-columns-spanned="1" table:number-matrix-rows-spanned="1" table:formula="of:=SUM([.R3:.R269]=[.$X3:.$X269])" office:value-type="float"/>
          <table:table-cell table:number-matrix-columns-spanned="1" table:number-matrix-rows-spanned="1" table:formula="of:=SUM([.S3:.S269]=[.$Y3:.$Y269])" office:value-type="float"/>
          <table:table-cell table:style-name="cellBest" table:number-matrix-columns-spanned="1" table:number-matrix-rows-spanned="1" table:formula="of:=SUM([.T3:.T269]=[.$W3:.$W269])" office:value-type="float"/>
          <table:table-cell table:number-matrix-columns-spanned="1" table:number-matrix-rows-spanned="1" table:formula="of:=SUM([.U3:.U269]=[.$X3:.$X269])" office:value-type="float"/>
          <table:table-cell table:number-matrix-columns-spanned="1" table:number-matrix-rows-spanned="1" table:formula="of:=SUM([.V3:.V269]=[.$Y3:.$Y269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69]&lt;[.$Z3:.$Z269])" office:value-type="float"/>
          <table:table-cell table:style-name="cellBest" table:number-matrix-columns-spanned="1" table:number-matrix-rows-spanned="1" table:formula="of:=SUM([.C3:.C269]&lt;[.$AA3:.$AA269])" office:value-type="float"/>
          <table:table-cell table:style-name="cellBest" table:number-matrix-columns-spanned="1" table:number-matrix-rows-spanned="1" table:formula="of:=SUM([.D3:.D269]&lt;[.$AB3:.$AB269])" office:value-type="float"/>
          <table:table-cell table:number-matrix-columns-spanned="1" table:number-matrix-rows-spanned="1" table:formula="of:=SUM([.E3:.E269]&lt;[.$Z3:.$Z269])" office:value-type="float"/>
          <table:table-cell table:number-matrix-columns-spanned="1" table:number-matrix-rows-spanned="1" table:formula="of:=SUM([.F3:.F269]&lt;[.$AA3:.$AA269])" office:value-type="float"/>
          <table:table-cell table:number-matrix-columns-spanned="1" table:number-matrix-rows-spanned="1" table:formula="of:=SUM([.G3:.G269]&lt;[.$AB3:.$AB269])" office:value-type="float"/>
          <table:table-cell table:style-name="cellWorst" table:number-matrix-columns-spanned="1" table:number-matrix-rows-spanned="1" table:formula="of:=SUM([.H3:.H269]&lt;[.$Z3:.$Z269])" office:value-type="float"/>
          <table:table-cell table:style-name="cellWorst" table:number-matrix-columns-spanned="1" table:number-matrix-rows-spanned="1" table:formula="of:=SUM([.I3:.I269]&lt;[.$AA3:.$AA269])" office:value-type="float"/>
          <table:table-cell table:style-name="cellWorst" table:number-matrix-columns-spanned="1" table:number-matrix-rows-spanned="1" table:formula="of:=SUM([.J3:.J269]&lt;[.$AB3:.$AB269])" office:value-type="float"/>
          <table:table-cell table:number-matrix-columns-spanned="1" table:number-matrix-rows-spanned="1" table:formula="of:=SUM([.K3:.K269]&lt;[.$Z3:.$Z269])" office:value-type="float"/>
          <table:table-cell table:number-matrix-columns-spanned="1" table:number-matrix-rows-spanned="1" table:formula="of:=SUM([.L3:.L269]&lt;[.$AA3:.$AA269])" office:value-type="float"/>
          <table:table-cell table:number-matrix-columns-spanned="1" table:number-matrix-rows-spanned="1" table:formula="of:=SUM([.M3:.M269]&lt;[.$AB3:.$AB269])" office:value-type="float"/>
          <table:table-cell table:number-matrix-columns-spanned="1" table:number-matrix-rows-spanned="1" table:formula="of:=SUM([.N3:.N269]&lt;[.$Z3:.$Z269])" office:value-type="float"/>
          <table:table-cell table:number-matrix-columns-spanned="1" table:number-matrix-rows-spanned="1" table:formula="of:=SUM([.O3:.O269]&lt;[.$AA3:.$AA269])" office:value-type="float"/>
          <table:table-cell table:number-matrix-columns-spanned="1" table:number-matrix-rows-spanned="1" table:formula="of:=SUM([.P3:.P269]&lt;[.$AB3:.$AB269])" office:value-type="float"/>
          <table:table-cell table:number-matrix-columns-spanned="1" table:number-matrix-rows-spanned="1" table:formula="of:=SUM([.Q3:.Q269]&lt;[.$Z3:.$Z269])" office:value-type="float"/>
          <table:table-cell table:number-matrix-columns-spanned="1" table:number-matrix-rows-spanned="1" table:formula="of:=SUM([.R3:.R269]&lt;[.$AA3:.$AA269])" office:value-type="float"/>
          <table:table-cell table:number-matrix-columns-spanned="1" table:number-matrix-rows-spanned="1" table:formula="of:=SUM([.S3:.S269]&lt;[.$AB3:.$AB269])" office:value-type="float"/>
          <table:table-cell table:style-name="cellBest" table:number-matrix-columns-spanned="1" table:number-matrix-rows-spanned="1" table:formula="of:=SUM([.T3:.T269]&lt;[.$Z3:.$Z269])" office:value-type="float"/>
          <table:table-cell table:number-matrix-columns-spanned="1" table:number-matrix-rows-spanned="1" table:formula="of:=SUM([.U3:.U269]&lt;[.$AA3:.$AA269])" office:value-type="float"/>
          <table:table-cell table:number-matrix-columns-spanned="1" table:number-matrix-rows-spanned="1" table:formula="of:=SUM([.V3:.V269]&lt;[.$AB3:.$AB269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69]&gt;[.$Z3:.$Z269])" office:value-type="float"/>
          <table:table-cell table:number-matrix-columns-spanned="1" table:number-matrix-rows-spanned="1" table:formula="of:=SUM([.C3:.C269]&gt;[.$AA3:.$AA269])" office:value-type="float"/>
          <table:table-cell table:number-matrix-columns-spanned="1" table:number-matrix-rows-spanned="1" table:formula="of:=SUM([.D3:.D269]&gt;[.$AB3:.$AB269])" office:value-type="float"/>
          <table:table-cell table:number-matrix-columns-spanned="1" table:number-matrix-rows-spanned="1" table:formula="of:=SUM([.E3:.E269]&gt;[.$Z3:.$Z269])" office:value-type="float"/>
          <table:table-cell table:style-name="cellBest" table:number-matrix-columns-spanned="1" table:number-matrix-rows-spanned="1" table:formula="of:=SUM([.F3:.F269]&gt;[.$AA3:.$AA269])" office:value-type="float"/>
          <table:table-cell table:number-matrix-columns-spanned="1" table:number-matrix-rows-spanned="1" table:formula="of:=SUM([.G3:.G269]&gt;[.$AB3:.$AB269])" office:value-type="float"/>
          <table:table-cell table:style-name="cellWorst" table:number-matrix-columns-spanned="1" table:number-matrix-rows-spanned="1" table:formula="of:=SUM([.H3:.H269]&gt;[.$Z3:.$Z269])" office:value-type="float"/>
          <table:table-cell table:style-name="cellWorst" table:number-matrix-columns-spanned="1" table:number-matrix-rows-spanned="1" table:formula="of:=SUM([.I3:.I269]&gt;[.$AA3:.$AA269])" office:value-type="float"/>
          <table:table-cell table:style-name="cellWorst" table:number-matrix-columns-spanned="1" table:number-matrix-rows-spanned="1" table:formula="of:=SUM([.J3:.J269]&gt;[.$AB3:.$AB269])" office:value-type="float"/>
          <table:table-cell table:number-matrix-columns-spanned="1" table:number-matrix-rows-spanned="1" table:formula="of:=SUM([.K3:.K269]&gt;[.$Z3:.$Z269])" office:value-type="float"/>
          <table:table-cell table:number-matrix-columns-spanned="1" table:number-matrix-rows-spanned="1" table:formula="of:=SUM([.L3:.L269]&gt;[.$AA3:.$AA269])" office:value-type="float"/>
          <table:table-cell table:style-name="cellBest" table:number-matrix-columns-spanned="1" table:number-matrix-rows-spanned="1" table:formula="of:=SUM([.M3:.M269]&gt;[.$AB3:.$AB269])" office:value-type="float"/>
          <table:table-cell table:number-matrix-columns-spanned="1" table:number-matrix-rows-spanned="1" table:formula="of:=SUM([.N3:.N269]&gt;[.$Z3:.$Z269])" office:value-type="float"/>
          <table:table-cell table:number-matrix-columns-spanned="1" table:number-matrix-rows-spanned="1" table:formula="of:=SUM([.O3:.O269]&gt;[.$AA3:.$AA269])" office:value-type="float"/>
          <table:table-cell table:number-matrix-columns-spanned="1" table:number-matrix-rows-spanned="1" table:formula="of:=SUM([.P3:.P269]&gt;[.$AB3:.$AB269])" office:value-type="float"/>
          <table:table-cell table:number-matrix-columns-spanned="1" table:number-matrix-rows-spanned="1" table:formula="of:=SUM([.Q3:.Q269]&gt;[.$Z3:.$Z269])" office:value-type="float"/>
          <table:table-cell table:style-name="cellBest" table:number-matrix-columns-spanned="1" table:number-matrix-rows-spanned="1" table:formula="of:=SUM([.R3:.R269]&gt;[.$AA3:.$AA269])" office:value-type="float"/>
          <table:table-cell table:number-matrix-columns-spanned="1" table:number-matrix-rows-spanned="1" table:formula="of:=SUM([.S3:.S269]&gt;[.$AB3:.$AB269])" office:value-type="float"/>
          <table:table-cell table:style-name="cellBest" table:number-matrix-columns-spanned="1" table:number-matrix-rows-spanned="1" table:formula="of:=SUM([.T3:.T269]&gt;[.$Z3:.$Z269])" office:value-type="float"/>
          <table:table-cell table:number-matrix-columns-spanned="1" table:number-matrix-rows-spanned="1" table:formula="of:=SUM([.U3:.U269]&gt;[.$AA3:.$AA269])" office:value-type="float"/>
          <table:table-cell table:number-matrix-columns-spanned="1" table:number-matrix-rows-spanned="1" table:formula="of:=SUM([.V3:.V269]&gt;[.$AB3:.$AB269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69]=[.$AC3:.$AC269])" office:value-type="float"/>
          <table:table-cell table:number-matrix-columns-spanned="1" table:number-matrix-rows-spanned="1" table:formula="of:=SUM([.C3:.C269]=[.$AD3:.$AD269])" office:value-type="float"/>
          <table:table-cell table:number-matrix-columns-spanned="1" table:number-matrix-rows-spanned="1" table:formula="of:=SUM([.D3:.D269]=[.$AE3:.$AE269])" office:value-type="float"/>
          <table:table-cell table:number-matrix-columns-spanned="1" table:number-matrix-rows-spanned="1" table:formula="of:=SUM([.E3:.E269]=[.$AC3:.$AC269])" office:value-type="float"/>
          <table:table-cell table:number-matrix-columns-spanned="1" table:number-matrix-rows-spanned="1" table:formula="of:=SUM([.F3:.F269]=[.$AD3:.$AD269])" office:value-type="float"/>
          <table:table-cell table:number-matrix-columns-spanned="1" table:number-matrix-rows-spanned="1" table:formula="of:=SUM([.G3:.G269]=[.$AE3:.$AE269])" office:value-type="float"/>
          <table:table-cell table:style-name="cellWorst" table:number-matrix-columns-spanned="1" table:number-matrix-rows-spanned="1" table:formula="of:=SUM([.H3:.H269]=[.$AC3:.$AC269])" office:value-type="float"/>
          <table:table-cell table:style-name="cellWorst" table:number-matrix-columns-spanned="1" table:number-matrix-rows-spanned="1" table:formula="of:=SUM([.I3:.I269]=[.$AD3:.$AD269])" office:value-type="float"/>
          <table:table-cell table:style-name="cellWorst" table:number-matrix-columns-spanned="1" table:number-matrix-rows-spanned="1" table:formula="of:=SUM([.J3:.J269]=[.$AE3:.$AE269])" office:value-type="float"/>
          <table:table-cell table:style-name="cellBest" table:number-matrix-columns-spanned="1" table:number-matrix-rows-spanned="1" table:formula="of:=SUM([.K3:.K269]=[.$AC3:.$AC269])" office:value-type="float"/>
          <table:table-cell table:number-matrix-columns-spanned="1" table:number-matrix-rows-spanned="1" table:formula="of:=SUM([.L3:.L269]=[.$AD3:.$AD269])" office:value-type="float"/>
          <table:table-cell table:style-name="cellBest" table:number-matrix-columns-spanned="1" table:number-matrix-rows-spanned="1" table:formula="of:=SUM([.M3:.M269]=[.$AE3:.$AE269])" office:value-type="float"/>
          <table:table-cell table:number-matrix-columns-spanned="1" table:number-matrix-rows-spanned="1" table:formula="of:=SUM([.N3:.N269]=[.$AC3:.$AC269])" office:value-type="float"/>
          <table:table-cell table:number-matrix-columns-spanned="1" table:number-matrix-rows-spanned="1" table:formula="of:=SUM([.O3:.O269]=[.$AD3:.$AD269])" office:value-type="float"/>
          <table:table-cell table:number-matrix-columns-spanned="1" table:number-matrix-rows-spanned="1" table:formula="of:=SUM([.P3:.P269]=[.$AE3:.$AE269])" office:value-type="float"/>
          <table:table-cell table:style-name="cellBest" table:number-matrix-columns-spanned="1" table:number-matrix-rows-spanned="1" table:formula="of:=SUM([.Q3:.Q269]=[.$AC3:.$AC269])" office:value-type="float"/>
          <table:table-cell table:number-matrix-columns-spanned="1" table:number-matrix-rows-spanned="1" table:formula="of:=SUM([.R3:.R269]=[.$AD3:.$AD269])" office:value-type="float"/>
          <table:table-cell table:number-matrix-columns-spanned="1" table:number-matrix-rows-spanned="1" table:formula="of:=SUM([.S3:.S269]=[.$AE3:.$AE269])" office:value-type="float"/>
          <table:table-cell table:style-name="cellBest" table:number-matrix-columns-spanned="1" table:number-matrix-rows-spanned="1" table:formula="of:=SUM([.T3:.T269]=[.$AC3:.$AC269])" office:value-type="float"/>
          <table:table-cell table:number-matrix-columns-spanned="1" table:number-matrix-rows-spanned="1" table:formula="of:=SUM([.U3:.U269]=[.$AD3:.$AD269])" office:value-type="float"/>
          <table:table-cell table:style-name="cellBest" table:number-matrix-columns-spanned="1" table:number-matrix-rows-spanned="1" table:formula="of:=SUM([.V3:.V269]=[.$AE3:.$AE269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1/setting-h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odeCo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Stand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maze</text:p>
          </table:table-cell>
          <table:table-cell table:formula="of:=AVERAGE([Instances.B3:Instances.B91])" office:value-type="float"/>
          <table:table-cell table:formula="of:=AVERAGE([Instances.C3:Instances.C91])" office:value-type="float"/>
          <table:table-cell table:formula="of:=AVERAGE([Instances.D3:Instances.D91])" office:value-type="float"/>
          <table:table-cell table:formula="of:=AVERAGE([Instances.E3:Instances.E91])" office:value-type="float"/>
          <table:table-cell table:formula="of:=AVERAGE([Instances.F3:Instances.F91])" office:value-type="float"/>
          <table:table-cell table:formula="of:=AVERAGE([Instances.G3:Instances.G91])" office:value-type="float"/>
          <table:table-cell table:formula="of:=AVERAGE([Instances.H3:Instances.H91])" office:value-type="float"/>
          <table:table-cell table:style-name="cellWorst" table:formula="of:=AVERAGE([Instances.I3:Instances.I91])" office:value-type="float"/>
          <table:table-cell table:formula="of:=AVERAGE([Instances.J3:Instances.J91])" office:value-type="float"/>
          <table:table-cell table:formula="of:=AVERAGE([Instances.K3:Instances.K91])" office:value-type="float"/>
          <table:table-cell table:style-name="cellBest" table:formula="of:=AVERAGE([Instances.L3:Instances.L91])" office:value-type="float"/>
          <table:table-cell table:formula="of:=AVERAGE([Instances.M3:Instances.M91])" office:value-type="float"/>
          <table:table-cell table:style-name="cellWorst" table:formula="of:=AVERAGE([Instances.N3:Instances.N91])" office:value-type="float"/>
          <table:table-cell table:formula="of:=AVERAGE([Instances.O3:Instances.O91])" office:value-type="float"/>
          <table:table-cell table:style-name="cellWorst" table:formula="of:=AVERAGE([Instances.P3:Instances.P91])" office:value-type="float"/>
          <table:table-cell table:formula="of:=AVERAGE([Instances.Q3:Instances.Q91])" office:value-type="float"/>
          <table:table-cell table:formula="of:=AVERAGE([Instances.R3:Instances.R91])" office:value-type="float"/>
          <table:table-cell table:formula="of:=AVERAGE([Instances.S3:Instances.S91])" office:value-type="float"/>
          <table:table-cell table:style-name="cellBest" table:formula="of:=AVERAGE([Instances.T3:Instances.T91])" office:value-type="float"/>
          <table:table-cell table:formula="of:=AVERAGE([Instances.U3:Instances.U91])" office:value-type="float"/>
          <table:table-cell table:style-name="cellBest" table:formula="of:=AVERAGE([Instances.V3:Instances.V91])" office:value-type="float"/>
          <table:table-cell table:formula="of:=MIN([.$B3];[.$E3];[.$H3];[.$K3];[.$N3];[.$Q3];[.$T3])" office:value-type="float"/>
          <table:table-cell table:formula="of:=MIN([.$C3];[.$F3];[.$I3];[.$L3];[.$O3];[.$R3];[.$U3])" office:value-type="float"/>
          <table:table-cell table:formula="of:=MIN([.$D3];[.$G3];[.$J3];[.$M3];[.$P3];[.$S3];[.$V3])" office:value-type="float"/>
          <table:table-cell table:formula="of:=MEDIAN([.$B3];[.$E3];[.$H3];[.$K3];[.$N3];[.$Q3];[.$T3])" office:value-type="float"/>
          <table:table-cell table:formula="of:=MEDIAN([.$C3];[.$F3];[.$I3];[.$L3];[.$O3];[.$R3];[.$U3])" office:value-type="float"/>
          <table:table-cell table:formula="of:=MEDIAN([.$D3];[.$G3];[.$J3];[.$M3];[.$P3];[.$S3];[.$V3])" office:value-type="float"/>
          <table:table-cell table:formula="of:=MAX([.$B3];[.$E3];[.$H3];[.$K3];[.$N3];[.$Q3];[.$T3])" office:value-type="float"/>
          <table:table-cell table:formula="of:=MAX([.$C3];[.$F3];[.$I3];[.$L3];[.$O3];[.$R3];[.$U3])" office:value-type="float"/>
          <table:table-cell table:formula="of:=MAX([.$D3];[.$G3];[.$J3];[.$M3];[.$P3];[.$S3];[.$V3])" office:value-type="float"/>
        </table:table-row>
        <table:table-row table:style-name="ro1">
          <table:table-cell office:value-type="string">
            <text:p>random</text:p>
          </table:table-cell>
          <table:table-cell table:formula="of:=AVERAGE([Instances.B92:Instances.B169])" office:value-type="float"/>
          <table:table-cell table:formula="of:=AVERAGE([Instances.C92:Instances.C169])" office:value-type="float"/>
          <table:table-cell table:formula="of:=AVERAGE([Instances.D92:Instances.D169])" office:value-type="float"/>
          <table:table-cell table:formula="of:=AVERAGE([Instances.E92:Instances.E169])" office:value-type="float"/>
          <table:table-cell table:style-name="cellBest" table:formula="of:=AVERAGE([Instances.F92:Instances.F169])" office:value-type="float"/>
          <table:table-cell table:formula="of:=AVERAGE([Instances.G92:Instances.G169])" office:value-type="float"/>
          <table:table-cell table:formula="of:=AVERAGE([Instances.H92:Instances.H169])" office:value-type="float"/>
          <table:table-cell table:formula="of:=AVERAGE([Instances.I92:Instances.I169])" office:value-type="float"/>
          <table:table-cell table:formula="of:=AVERAGE([Instances.J92:Instances.J169])" office:value-type="float"/>
          <table:table-cell table:style-name="cellBest" table:formula="of:=AVERAGE([Instances.K92:Instances.K169])" office:value-type="float"/>
          <table:table-cell table:formula="of:=AVERAGE([Instances.L92:Instances.L169])" office:value-type="float"/>
          <table:table-cell table:style-name="cellBest" table:formula="of:=AVERAGE([Instances.M92:Instances.M169])" office:value-type="float"/>
          <table:table-cell table:style-name="cellWorst" table:formula="of:=AVERAGE([Instances.N92:Instances.N169])" office:value-type="float"/>
          <table:table-cell table:style-name="cellWorst" table:formula="of:=AVERAGE([Instances.O92:Instances.O169])" office:value-type="float"/>
          <table:table-cell table:style-name="cellWorst" table:formula="of:=AVERAGE([Instances.P92:Instances.P169])" office:value-type="float"/>
          <table:table-cell table:formula="of:=AVERAGE([Instances.Q92:Instances.Q169])" office:value-type="float"/>
          <table:table-cell table:style-name="cellBest" table:formula="of:=AVERAGE([Instances.R92:Instances.R169])" office:value-type="float"/>
          <table:table-cell table:formula="of:=AVERAGE([Instances.S92:Instances.S169])" office:value-type="float"/>
          <table:table-cell table:formula="of:=AVERAGE([Instances.T92:Instances.T169])" office:value-type="float"/>
          <table:table-cell table:formula="of:=AVERAGE([Instances.U92:Instances.U169])" office:value-type="float"/>
          <table:table-cell table:formula="of:=AVERAGE([Instances.V92:Instances.V169])" office:value-type="float"/>
          <table:table-cell table:formula="of:=MIN([.$B4];[.$E4];[.$H4];[.$K4];[.$N4];[.$Q4];[.$T4])" office:value-type="float"/>
          <table:table-cell table:formula="of:=MIN([.$C4];[.$F4];[.$I4];[.$L4];[.$O4];[.$R4];[.$U4])" office:value-type="float"/>
          <table:table-cell table:formula="of:=MIN([.$D4];[.$G4];[.$J4];[.$M4];[.$P4];[.$S4];[.$V4])" office:value-type="float"/>
          <table:table-cell table:formula="of:=MEDIAN([.$B4];[.$E4];[.$H4];[.$K4];[.$N4];[.$Q4];[.$T4])" office:value-type="float"/>
          <table:table-cell table:formula="of:=MEDIAN([.$C4];[.$F4];[.$I4];[.$L4];[.$O4];[.$R4];[.$U4])" office:value-type="float"/>
          <table:table-cell table:formula="of:=MEDIAN([.$D4];[.$G4];[.$J4];[.$M4];[.$P4];[.$S4];[.$V4])" office:value-type="float"/>
          <table:table-cell table:formula="of:=MAX([.$B4];[.$E4];[.$H4];[.$K4];[.$N4];[.$Q4];[.$T4])" office:value-type="float"/>
          <table:table-cell table:formula="of:=MAX([.$C4];[.$F4];[.$I4];[.$L4];[.$O4];[.$R4];[.$U4])" office:value-type="float"/>
          <table:table-cell table:formula="of:=MAX([.$D4];[.$G4];[.$J4];[.$M4];[.$P4];[.$S4];[.$V4])" office:value-type="float"/>
        </table:table-row>
        <table:table-row table:style-name="ro1">
          <table:table-cell office:value-type="string">
            <text:p>room</text:p>
          </table:table-cell>
          <table:table-cell table:formula="of:=AVERAGE([Instances.B170:Instances.B269])" office:value-type="float"/>
          <table:table-cell table:style-name="cellBest" table:formula="of:=AVERAGE([Instances.C170:Instances.C269])" office:value-type="float"/>
          <table:table-cell table:style-name="cellBest" table:formula="of:=AVERAGE([Instances.D170:Instances.D269])" office:value-type="float"/>
          <table:table-cell table:formula="of:=AVERAGE([Instances.E170:Instances.E269])" office:value-type="float"/>
          <table:table-cell table:formula="of:=AVERAGE([Instances.F170:Instances.F269])" office:value-type="float"/>
          <table:table-cell table:formula="of:=AVERAGE([Instances.G170:Instances.G269])" office:value-type="float"/>
          <table:table-cell table:style-name="cellWorst" table:formula="of:=AVERAGE([Instances.H170:Instances.H269])" office:value-type="float"/>
          <table:table-cell table:style-name="cellWorst" table:formula="of:=AVERAGE([Instances.I170:Instances.I269])" office:value-type="float"/>
          <table:table-cell table:style-name="cellWorst" table:formula="of:=AVERAGE([Instances.J170:Instances.J269])" office:value-type="float"/>
          <table:table-cell table:formula="of:=AVERAGE([Instances.K170:Instances.K269])" office:value-type="float"/>
          <table:table-cell table:formula="of:=AVERAGE([Instances.L170:Instances.L269])" office:value-type="float"/>
          <table:table-cell table:formula="of:=AVERAGE([Instances.M170:Instances.M269])" office:value-type="float"/>
          <table:table-cell table:formula="of:=AVERAGE([Instances.N170:Instances.N269])" office:value-type="float"/>
          <table:table-cell table:formula="of:=AVERAGE([Instances.O170:Instances.O269])" office:value-type="float"/>
          <table:table-cell table:formula="of:=AVERAGE([Instances.P170:Instances.P269])" office:value-type="float"/>
          <table:table-cell table:formula="of:=AVERAGE([Instances.Q170:Instances.Q269])" office:value-type="float"/>
          <table:table-cell table:formula="of:=AVERAGE([Instances.R170:Instances.R269])" office:value-type="float"/>
          <table:table-cell table:formula="of:=AVERAGE([Instances.S170:Instances.S269])" office:value-type="float"/>
          <table:table-cell table:style-name="cellBest" table:formula="of:=AVERAGE([Instances.T170:Instances.T269])" office:value-type="float"/>
          <table:table-cell table:formula="of:=AVERAGE([Instances.U170:Instances.U269])" office:value-type="float"/>
          <table:table-cell table:formula="of:=AVERAGE([Instances.V170:Instances.V269])" office:value-type="float"/>
          <table:table-cell table:formula="of:=MIN([.$B5];[.$E5];[.$H5];[.$K5];[.$N5];[.$Q5];[.$T5])" office:value-type="float"/>
          <table:table-cell table:formula="of:=MIN([.$C5];[.$F5];[.$I5];[.$L5];[.$O5];[.$R5];[.$U5])" office:value-type="float"/>
          <table:table-cell table:formula="of:=MIN([.$D5];[.$G5];[.$J5];[.$M5];[.$P5];[.$S5];[.$V5])" office:value-type="float"/>
          <table:table-cell table:formula="of:=MEDIAN([.$B5];[.$E5];[.$H5];[.$K5];[.$N5];[.$Q5];[.$T5])" office:value-type="float"/>
          <table:table-cell table:formula="of:=MEDIAN([.$C5];[.$F5];[.$I5];[.$L5];[.$O5];[.$R5];[.$U5])" office:value-type="float"/>
          <table:table-cell table:formula="of:=MEDIAN([.$D5];[.$G5];[.$J5];[.$M5];[.$P5];[.$S5];[.$V5])" office:value-type="float"/>
          <table:table-cell table:formula="of:=MAX([.$B5];[.$E5];[.$H5];[.$K5];[.$N5];[.$Q5];[.$T5])" office:value-type="float"/>
          <table:table-cell table:formula="of:=MAX([.$C5];[.$F5];[.$I5];[.$L5];[.$O5];[.$R5];[.$U5])" office:value-type="float"/>
          <table:table-cell table:formula="of:=MAX([.$D5];[.$G5];[.$J5];[.$M5];[.$P5];[.$S5];[.$V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style-name="cellWorst" table:formula="of:=SUM([.I3:.I5])" office:value-type="float"/>
          <table:table-cell table:formula="of:=SUM([.J3:.J5])" office:value-type="float"/>
          <table:table-cell table:style-name="cellBest" table:formula="of:=SUM([.K3:.K5])" office:value-type="float"/>
          <table:table-cell table:style-name="cellBest" table:formula="of:=SUM([.L3:.L5])" office:value-type="float"/>
          <table:table-cell table:style-name="cellBest" table:formula="of:=SUM([.M3:.M5])" office:value-type="float"/>
          <table:table-cell table:style-name="cellWorst" table:formula="of:=SUM([.N3:.N5])" office:value-type="float"/>
          <table:table-cell table:formula="of:=SUM([.O3:.O5])" office:value-type="float"/>
          <table:table-cell table:style-name="cellWorst"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style-name="cellWorst" table:formula="of:=AVERAGE([.I3:.I5])" office:value-type="float"/>
          <table:table-cell table:formula="of:=AVERAGE([.J3:.J5])" office:value-type="float"/>
          <table:table-cell table:style-name="cellBest" table:formula="of:=AVERAGE([.K3:.K5])" office:value-type="float"/>
          <table:table-cell table:style-name="cellBest" table:formula="of:=AVERAGE([.L3:.L5])" office:value-type="float"/>
          <table:table-cell table:style-name="cellBest" table:formula="of:=AVERAGE([.M3:.M5])" office:value-type="float"/>
          <table:table-cell table:style-name="cellWorst" table:formula="of:=AVERAGE([.N3:.N5])" office:value-type="float"/>
          <table:table-cell table:formula="of:=AVERAGE([.O3:.O5])" office:value-type="float"/>
          <table:table-cell table:style-name="cellWorst"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style-name="cellBest" table:formula="of:=STDEV([.H3:.H5])" office:value-type="float"/>
          <table:table-cell table:style-name="cellWorst"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style-name="cellBest" table:formula="of:=STDEV([.L3:.L5])" office:value-type="float"/>
          <table:table-cell table:formula="of:=STDEV([.M3:.M5])" office:value-type="float"/>
          <table:table-cell table:style-name="cellWorst" table:formula="of:=STDEV([.N3:.N5])" office:value-type="float"/>
          <table:table-cell table:formula="of:=STDEV([.O3:.O5])" office:value-type="float"/>
          <table:table-cell table:style-name="cellWorst"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style-name="cellBest"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W3:.$W5])^2)^0.5" office:value-type="float"/>
          <table:table-cell table:number-matrix-columns-spanned="1" table:number-matrix-rows-spanned="1" table:formula="of:=SUM(([.C3:.C5]-[.$X3:.$X5])^2)^0.5" office:value-type="float"/>
          <table:table-cell table:number-matrix-columns-spanned="1" table:number-matrix-rows-spanned="1" table:formula="of:=SUM(([.D3:.D5]-[.$Y3:.$Y5])^2)^0.5" office:value-type="float"/>
          <table:table-cell table:number-matrix-columns-spanned="1" table:number-matrix-rows-spanned="1" table:formula="of:=SUM(([.E3:.E5]-[.$W3:.$W5])^2)^0.5" office:value-type="float"/>
          <table:table-cell table:number-matrix-columns-spanned="1" table:number-matrix-rows-spanned="1" table:formula="of:=SUM(([.F3:.F5]-[.$X3:.$X5])^2)^0.5" office:value-type="float"/>
          <table:table-cell table:number-matrix-columns-spanned="1" table:number-matrix-rows-spanned="1" table:formula="of:=SUM(([.G3:.G5]-[.$Y3:.$Y5])^2)^0.5" office:value-type="float"/>
          <table:table-cell table:number-matrix-columns-spanned="1" table:number-matrix-rows-spanned="1" table:formula="of:=SUM(([.H3:.H5]-[.$W3:.$W5])^2)^0.5" office:value-type="float"/>
          <table:table-cell table:style-name="cellWorst" table:number-matrix-columns-spanned="1" table:number-matrix-rows-spanned="1" table:formula="of:=SUM(([.I3:.I5]-[.$X3:.$X5])^2)^0.5" office:value-type="float"/>
          <table:table-cell table:number-matrix-columns-spanned="1" table:number-matrix-rows-spanned="1" table:formula="of:=SUM(([.J3:.J5]-[.$Y3:.$Y5])^2)^0.5" office:value-type="float"/>
          <table:table-cell table:style-name="cellBest" table:number-matrix-columns-spanned="1" table:number-matrix-rows-spanned="1" table:formula="of:=SUM(([.K3:.K5]-[.$W3:.$W5])^2)^0.5" office:value-type="float"/>
          <table:table-cell table:style-name="cellBest" table:number-matrix-columns-spanned="1" table:number-matrix-rows-spanned="1" table:formula="of:=SUM(([.L3:.L5]-[.$X3:.$X5])^2)^0.5" office:value-type="float"/>
          <table:table-cell table:style-name="cellBest" table:number-matrix-columns-spanned="1" table:number-matrix-rows-spanned="1" table:formula="of:=SUM(([.M3:.M5]-[.$Y3:.$Y5])^2)^0.5" office:value-type="float"/>
          <table:table-cell table:style-name="cellWorst" table:number-matrix-columns-spanned="1" table:number-matrix-rows-spanned="1" table:formula="of:=SUM(([.N3:.N5]-[.$W3:.$W5])^2)^0.5" office:value-type="float"/>
          <table:table-cell table:number-matrix-columns-spanned="1" table:number-matrix-rows-spanned="1" table:formula="of:=SUM(([.O3:.O5]-[.$X3:.$X5])^2)^0.5" office:value-type="float"/>
          <table:table-cell table:style-name="cellWorst" table:number-matrix-columns-spanned="1" table:number-matrix-rows-spanned="1" table:formula="of:=SUM(([.P3:.P5]-[.$Y3:.$Y5])^2)^0.5" office:value-type="float"/>
          <table:table-cell table:number-matrix-columns-spanned="1" table:number-matrix-rows-spanned="1" table:formula="of:=SUM(([.Q3:.Q5]-[.$W3:.$W5])^2)^0.5" office:value-type="float"/>
          <table:table-cell table:number-matrix-columns-spanned="1" table:number-matrix-rows-spanned="1" table:formula="of:=SUM(([.R3:.R5]-[.$X3:.$X5])^2)^0.5" office:value-type="float"/>
          <table:table-cell table:number-matrix-columns-spanned="1" table:number-matrix-rows-spanned="1" table:formula="of:=SUM(([.S3:.S5]-[.$Y3:.$Y5])^2)^0.5" office:value-type="float"/>
          <table:table-cell table:number-matrix-columns-spanned="1" table:number-matrix-rows-spanned="1" table:formula="of:=SUM(([.T3:.T5]-[.$W3:.$W5])^2)^0.5" office:value-type="float"/>
          <table:table-cell table:number-matrix-columns-spanned="1" table:number-matrix-rows-spanned="1" table:formula="of:=SUM(([.U3:.U5]-[.$X3:.$X5])^2)^0.5" office:value-type="float"/>
          <table:table-cell table:number-matrix-columns-spanned="1" table:number-matrix-rows-spanned="1" table:formula="of:=SUM(([.V3:.V5]-[.$Y3:.$Y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W3:.$W5])" office:value-type="float"/>
          <table:table-cell table:number-matrix-columns-spanned="1" table:number-matrix-rows-spanned="1" table:formula="of:=SUM([.C3:.C5]=[.$X3:.$X5])" office:value-type="float"/>
          <table:table-cell table:number-matrix-columns-spanned="1" table:number-matrix-rows-spanned="1" table:formula="of:=SUM([.D3:.D5]=[.$Y3:.$Y5])" office:value-type="float"/>
          <table:table-cell table:number-matrix-columns-spanned="1" table:number-matrix-rows-spanned="1" table:formula="of:=SUM([.E3:.E5]=[.$W3:.$W5])" office:value-type="float"/>
          <table:table-cell table:number-matrix-columns-spanned="1" table:number-matrix-rows-spanned="1" table:formula="of:=SUM([.F3:.F5]=[.$X3:.$X5])" office:value-type="float"/>
          <table:table-cell table:number-matrix-columns-spanned="1" table:number-matrix-rows-spanned="1" table:formula="of:=SUM([.G3:.G5]=[.$Y3:.$Y5])" office:value-type="float"/>
          <table:table-cell table:number-matrix-columns-spanned="1" table:number-matrix-rows-spanned="1" table:formula="of:=SUM([.H3:.H5]=[.$W3:.$W5])" office:value-type="float"/>
          <table:table-cell table:number-matrix-columns-spanned="1" table:number-matrix-rows-spanned="1" table:formula="of:=SUM([.I3:.I5]=[.$X3:.$X5])" office:value-type="float"/>
          <table:table-cell table:number-matrix-columns-spanned="1" table:number-matrix-rows-spanned="1" table:formula="of:=SUM([.J3:.J5]=[.$Y3:.$Y5])" office:value-type="float"/>
          <table:table-cell table:number-matrix-columns-spanned="1" table:number-matrix-rows-spanned="1" table:formula="of:=SUM([.K3:.K5]=[.$W3:.$W5])" office:value-type="float"/>
          <table:table-cell table:number-matrix-columns-spanned="1" table:number-matrix-rows-spanned="1" table:formula="of:=SUM([.L3:.L5]=[.$X3:.$X5])" office:value-type="float"/>
          <table:table-cell table:number-matrix-columns-spanned="1" table:number-matrix-rows-spanned="1" table:formula="of:=SUM([.M3:.M5]=[.$Y3:.$Y5])" office:value-type="float"/>
          <table:table-cell table:number-matrix-columns-spanned="1" table:number-matrix-rows-spanned="1" table:formula="of:=SUM([.N3:.N5]=[.$W3:.$W5])" office:value-type="float"/>
          <table:table-cell table:number-matrix-columns-spanned="1" table:number-matrix-rows-spanned="1" table:formula="of:=SUM([.O3:.O5]=[.$X3:.$X5])" office:value-type="float"/>
          <table:table-cell table:number-matrix-columns-spanned="1" table:number-matrix-rows-spanned="1" table:formula="of:=SUM([.P3:.P5]=[.$Y3:.$Y5])" office:value-type="float"/>
          <table:table-cell table:number-matrix-columns-spanned="1" table:number-matrix-rows-spanned="1" table:formula="of:=SUM([.Q3:.Q5]=[.$W3:.$W5])" office:value-type="float"/>
          <table:table-cell table:number-matrix-columns-spanned="1" table:number-matrix-rows-spanned="1" table:formula="of:=SUM([.R3:.R5]=[.$X3:.$X5])" office:value-type="float"/>
          <table:table-cell table:number-matrix-columns-spanned="1" table:number-matrix-rows-spanned="1" table:formula="of:=SUM([.S3:.S5]=[.$Y3:.$Y5])" office:value-type="float"/>
          <table:table-cell table:number-matrix-columns-spanned="1" table:number-matrix-rows-spanned="1" table:formula="of:=SUM([.T3:.T5]=[.$W3:.$W5])" office:value-type="float"/>
          <table:table-cell table:number-matrix-columns-spanned="1" table:number-matrix-rows-spanned="1" table:formula="of:=SUM([.U3:.U5]=[.$X3:.$X5])" office:value-type="float"/>
          <table:table-cell table:number-matrix-columns-spanned="1" table:number-matrix-rows-spanned="1" table:formula="of:=SUM([.V3:.V5]=[.$Y3:.$Y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Z3:.$Z5])" office:value-type="float"/>
          <table:table-cell table:number-matrix-columns-spanned="1" table:number-matrix-rows-spanned="1" table:formula="of:=SUM([.C3:.C5]&lt;[.$AA3:.$AA5])" office:value-type="float"/>
          <table:table-cell table:number-matrix-columns-spanned="1" table:number-matrix-rows-spanned="1" table:formula="of:=SUM([.D3:.D5]&lt;[.$AB3:.$AB5])" office:value-type="float"/>
          <table:table-cell table:number-matrix-columns-spanned="1" table:number-matrix-rows-spanned="1" table:formula="of:=SUM([.E3:.E5]&lt;[.$Z3:.$Z5])" office:value-type="float"/>
          <table:table-cell table:number-matrix-columns-spanned="1" table:number-matrix-rows-spanned="1" table:formula="of:=SUM([.F3:.F5]&lt;[.$AA3:.$AA5])" office:value-type="float"/>
          <table:table-cell table:number-matrix-columns-spanned="1" table:number-matrix-rows-spanned="1" table:formula="of:=SUM([.G3:.G5]&lt;[.$AB3:.$AB5])" office:value-type="float"/>
          <table:table-cell table:number-matrix-columns-spanned="1" table:number-matrix-rows-spanned="1" table:formula="of:=SUM([.H3:.H5]&lt;[.$Z3:.$Z5])" office:value-type="float"/>
          <table:table-cell table:number-matrix-columns-spanned="1" table:number-matrix-rows-spanned="1" table:formula="of:=SUM([.I3:.I5]&lt;[.$AA3:.$AA5])" office:value-type="float"/>
          <table:table-cell table:number-matrix-columns-spanned="1" table:number-matrix-rows-spanned="1" table:formula="of:=SUM([.J3:.J5]&lt;[.$AB3:.$AB5])" office:value-type="float"/>
          <table:table-cell table:style-name="cellBest" table:number-matrix-columns-spanned="1" table:number-matrix-rows-spanned="1" table:formula="of:=SUM([.K3:.K5]&lt;[.$Z3:.$Z5])" office:value-type="float"/>
          <table:table-cell table:number-matrix-columns-spanned="1" table:number-matrix-rows-spanned="1" table:formula="of:=SUM([.L3:.L5]&lt;[.$AA3:.$AA5])" office:value-type="float"/>
          <table:table-cell table:style-name="cellBest" table:number-matrix-columns-spanned="1" table:number-matrix-rows-spanned="1" table:formula="of:=SUM([.M3:.M5]&lt;[.$AB3:.$AB5])" office:value-type="float"/>
          <table:table-cell table:number-matrix-columns-spanned="1" table:number-matrix-rows-spanned="1" table:formula="of:=SUM([.N3:.N5]&lt;[.$Z3:.$Z5])" office:value-type="float"/>
          <table:table-cell table:number-matrix-columns-spanned="1" table:number-matrix-rows-spanned="1" table:formula="of:=SUM([.O3:.O5]&lt;[.$AA3:.$AA5])" office:value-type="float"/>
          <table:table-cell table:number-matrix-columns-spanned="1" table:number-matrix-rows-spanned="1" table:formula="of:=SUM([.P3:.P5]&lt;[.$AB3:.$AB5])" office:value-type="float"/>
          <table:table-cell table:number-matrix-columns-spanned="1" table:number-matrix-rows-spanned="1" table:formula="of:=SUM([.Q3:.Q5]&lt;[.$Z3:.$Z5])" office:value-type="float"/>
          <table:table-cell table:number-matrix-columns-spanned="1" table:number-matrix-rows-spanned="1" table:formula="of:=SUM([.R3:.R5]&lt;[.$AA3:.$AA5])" office:value-type="float"/>
          <table:table-cell table:number-matrix-columns-spanned="1" table:number-matrix-rows-spanned="1" table:formula="of:=SUM([.S3:.S5]&lt;[.$AB3:.$AB5])" office:value-type="float"/>
          <table:table-cell table:number-matrix-columns-spanned="1" table:number-matrix-rows-spanned="1" table:formula="of:=SUM([.T3:.T5]&lt;[.$Z3:.$Z5])" office:value-type="float"/>
          <table:table-cell table:number-matrix-columns-spanned="1" table:number-matrix-rows-spanned="1" table:formula="of:=SUM([.U3:.U5]&lt;[.$AA3:.$AA5])" office:value-type="float"/>
          <table:table-cell table:number-matrix-columns-spanned="1" table:number-matrix-rows-spanned="1" table:formula="of:=SUM([.V3:.V5]&lt;[.$AB3:.$AB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Z3:.$Z5])" office:value-type="float"/>
          <table:table-cell table:number-matrix-columns-spanned="1" table:number-matrix-rows-spanned="1" table:formula="of:=SUM([.C3:.C5]&gt;[.$AA3:.$AA5])" office:value-type="float"/>
          <table:table-cell table:number-matrix-columns-spanned="1" table:number-matrix-rows-spanned="1" table:formula="of:=SUM([.D3:.D5]&gt;[.$AB3:.$AB5])" office:value-type="float"/>
          <table:table-cell table:style-name="cellBest" table:number-matrix-columns-spanned="1" table:number-matrix-rows-spanned="1" table:formula="of:=SUM([.E3:.E5]&gt;[.$Z3:.$Z5])" office:value-type="float"/>
          <table:table-cell table:style-name="cellBest" table:number-matrix-columns-spanned="1" table:number-matrix-rows-spanned="1" table:formula="of:=SUM([.F3:.F5]&gt;[.$AA3:.$AA5])" office:value-type="float"/>
          <table:table-cell table:style-name="cellBest" table:number-matrix-columns-spanned="1" table:number-matrix-rows-spanned="1" table:formula="of:=SUM([.G3:.G5]&gt;[.$AB3:.$AB5])" office:value-type="float"/>
          <table:table-cell table:number-matrix-columns-spanned="1" table:number-matrix-rows-spanned="1" table:formula="of:=SUM([.H3:.H5]&gt;[.$Z3:.$Z5])" office:value-type="float"/>
          <table:table-cell table:number-matrix-columns-spanned="1" table:number-matrix-rows-spanned="1" table:formula="of:=SUM([.I3:.I5]&gt;[.$AA3:.$AA5])" office:value-type="float"/>
          <table:table-cell table:number-matrix-columns-spanned="1" table:number-matrix-rows-spanned="1" table:formula="of:=SUM([.J3:.J5]&gt;[.$AB3:.$AB5])" office:value-type="float"/>
          <table:table-cell table:style-name="cellBest" table:number-matrix-columns-spanned="1" table:number-matrix-rows-spanned="1" table:formula="of:=SUM([.K3:.K5]&gt;[.$Z3:.$Z5])" office:value-type="float"/>
          <table:table-cell table:number-matrix-columns-spanned="1" table:number-matrix-rows-spanned="1" table:formula="of:=SUM([.L3:.L5]&gt;[.$AA3:.$AA5])" office:value-type="float"/>
          <table:table-cell table:style-name="cellBest" table:number-matrix-columns-spanned="1" table:number-matrix-rows-spanned="1" table:formula="of:=SUM([.M3:.M5]&gt;[.$AB3:.$AB5])" office:value-type="float"/>
          <table:table-cell table:number-matrix-columns-spanned="1" table:number-matrix-rows-spanned="1" table:formula="of:=SUM([.N3:.N5]&gt;[.$Z3:.$Z5])" office:value-type="float"/>
          <table:table-cell table:number-matrix-columns-spanned="1" table:number-matrix-rows-spanned="1" table:formula="of:=SUM([.O3:.O5]&gt;[.$AA3:.$AA5])" office:value-type="float"/>
          <table:table-cell table:number-matrix-columns-spanned="1" table:number-matrix-rows-spanned="1" table:formula="of:=SUM([.P3:.P5]&gt;[.$AB3:.$AB5])" office:value-type="float"/>
          <table:table-cell table:number-matrix-columns-spanned="1" table:number-matrix-rows-spanned="1" table:formula="of:=SUM([.Q3:.Q5]&gt;[.$Z3:.$Z5])" office:value-type="float"/>
          <table:table-cell table:style-name="cellBest" table:number-matrix-columns-spanned="1" table:number-matrix-rows-spanned="1" table:formula="of:=SUM([.R3:.R5]&gt;[.$AA3:.$AA5])" office:value-type="float"/>
          <table:table-cell table:style-name="cellBest" table:number-matrix-columns-spanned="1" table:number-matrix-rows-spanned="1" table:formula="of:=SUM([.S3:.S5]&gt;[.$AB3:.$AB5])" office:value-type="float"/>
          <table:table-cell table:style-name="cellBest" table:number-matrix-columns-spanned="1" table:number-matrix-rows-spanned="1" table:formula="of:=SUM([.T3:.T5]&gt;[.$Z3:.$Z5])" office:value-type="float"/>
          <table:table-cell table:style-name="cellBest" table:number-matrix-columns-spanned="1" table:number-matrix-rows-spanned="1" table:formula="of:=SUM([.U3:.U5]&gt;[.$AA3:.$AA5])" office:value-type="float"/>
          <table:table-cell table:number-matrix-columns-spanned="1" table:number-matrix-rows-spanned="1" table:formula="of:=SUM([.V3:.V5]&gt;[.$AB3:.$AB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AC3:.$AC5])" office:value-type="float"/>
          <table:table-cell table:number-matrix-columns-spanned="1" table:number-matrix-rows-spanned="1" table:formula="of:=SUM([.C3:.C5]=[.$AD3:.$AD5])" office:value-type="float"/>
          <table:table-cell table:number-matrix-columns-spanned="1" table:number-matrix-rows-spanned="1" table:formula="of:=SUM([.D3:.D5]=[.$AE3:.$AE5])" office:value-type="float"/>
          <table:table-cell table:number-matrix-columns-spanned="1" table:number-matrix-rows-spanned="1" table:formula="of:=SUM([.E3:.E5]=[.$AC3:.$AC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C3:.$AC5])" office:value-type="float"/>
          <table:table-cell table:number-matrix-columns-spanned="1" table:number-matrix-rows-spanned="1" table:formula="of:=SUM([.I3:.I5]=[.$AD3:.$AD5])" office:value-type="float"/>
          <table:table-cell table:number-matrix-columns-spanned="1" table:number-matrix-rows-spanned="1" table:formula="of:=SUM([.J3:.J5]=[.$AE3:.$AE5])" office:value-type="float"/>
          <table:table-cell table:number-matrix-columns-spanned="1" table:number-matrix-rows-spanned="1" table:formula="of:=SUM([.K3:.K5]=[.$AC3:.$AC5])" office:value-type="float"/>
          <table:table-cell table:number-matrix-columns-spanned="1" table:number-matrix-rows-spanned="1" table:formula="of:=SUM([.L3:.L5]=[.$AD3:.$AD5])" office:value-type="float"/>
          <table:table-cell table:number-matrix-columns-spanned="1" table:number-matrix-rows-spanned="1" table:formula="of:=SUM([.M3:.M5]=[.$AE3:.$AE5])" office:value-type="float"/>
          <table:table-cell table:number-matrix-columns-spanned="1" table:number-matrix-rows-spanned="1" table:formula="of:=SUM([.N3:.N5]=[.$AC3:.$AC5])" office:value-type="float"/>
          <table:table-cell table:number-matrix-columns-spanned="1" table:number-matrix-rows-spanned="1" table:formula="of:=SUM([.O3:.O5]=[.$AD3:.$AD5])" office:value-type="float"/>
          <table:table-cell table:number-matrix-columns-spanned="1" table:number-matrix-rows-spanned="1" table:formula="of:=SUM([.P3:.P5]=[.$AE3:.$AE5])" office:value-type="float"/>
          <table:table-cell table:number-matrix-columns-spanned="1" table:number-matrix-rows-spanned="1" table:formula="of:=SUM([.Q3:.Q5]=[.$AC3:.$AC5])" office:value-type="float"/>
          <table:table-cell table:number-matrix-columns-spanned="1" table:number-matrix-rows-spanned="1" table:formula="of:=SUM([.R3:.R5]=[.$AD3:.$AD5])" office:value-type="float"/>
          <table:table-cell table:number-matrix-columns-spanned="1" table:number-matrix-rows-spanned="1" table:formula="of:=SUM([.S3:.S5]=[.$AE3:.$AE5])" office:value-type="float"/>
          <table:table-cell table:number-matrix-columns-spanned="1" table:number-matrix-rows-spanned="1" table:formula="of:=SUM([.T3:.T5]=[.$AC3:.$AC5])" office:value-type="float"/>
          <table:table-cell table:number-matrix-columns-spanned="1" table:number-matrix-rows-spanned="1" table:formula="of:=SUM([.U3:.U5]=[.$AD3:.$AD5])" office:value-type="float"/>
          <table:table-cell table:number-matrix-columns-spanned="1" table:number-matrix-rows-spanned="1" table:formula="of:=SUM([.V3:.V5]=[.$AE3:.$AE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